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14.8mm" svg:height="170.53mm" svg:x="331.8mm" svg:y="0mm">
            <draw:object draw:notify-on-update-of-ranges="Foglio1.B1:Foglio1.B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45mm" svg:height="175.67mm" svg:x="329.61mm" svg:y="175.2mm">
            <draw:object draw:notify-on-update-of-ranges="Foglio1.X1:Foglio1.X400 Foglio1.C1:Foglio1.C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35mm" svg:height="175.12mm" svg:x="329.73mm" svg:y="358.32mm">
            <draw:object draw:notify-on-update-of-ranges="Foglio1.X1:Foglio1.X400 Foglio1.D1:Foglio1.D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7.05mm" svg:height="172.71mm" svg:x="327.78mm" svg:y="543.63mm">
            <draw:object draw:notify-on-update-of-ranges="Foglio1.X1:Foglio1.X400 Foglio1.E1:Foglio1.E4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6.52mm" svg:height="172.41mm" svg:x="325.88mm" svg:y="725.97mm">
            <draw:object draw:notify-on-update-of-ranges="Foglio1.X1:Foglio1.X400 Foglio1.F1:Foglio1.F4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1.69mm" svg:height="169.69mm" svg:x="325.27mm" svg:y="907.04mm">
            <draw:object draw:notify-on-update-of-ranges="Foglio1.X1:Foglio1.X400 Foglio1.G1:Foglio1.G4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98.83mm" svg:height="168.08mm" svg:x="327.32mm" svg:y="1087.74mm">
            <draw:object draw:notify-on-update-of-ranges="Foglio1.X1:Foglio1.X400 Foglio1.H1:Foglio1.H5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5" table:number-columns-repeated="1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.214527979493141" calcext:value-type="float">
            <text:p>0,214527979493141</text:p>
          </table:table-cell>
          <table:table-cell office:value-type="float" office:value="0.578363358974457" calcext:value-type="float">
            <text:p>0,578363358974457</text:p>
          </table:table-cell>
          <table:table-cell office:value-type="float" office:value="0.242861434817314" calcext:value-type="float">
            <text:p>0,242861434817314</text:p>
          </table:table-cell>
          <table:table-cell office:value-type="float" office:value="0.449738562107086" calcext:value-type="float">
            <text:p>0,449738562107086</text:p>
          </table:table-cell>
          <table:table-cell office:value-type="float" office:value="0.222085624933243" calcext:value-type="float">
            <text:p>0,222085624933243</text:p>
          </table:table-cell>
          <table:table-cell office:value-type="float" office:value="0.234898716211319" calcext:value-type="float">
            <text:p>0,234898716211319</text:p>
          </table:table-cell>
          <table:table-cell office:value-type="float" office:value="0.242089718580246" calcext:value-type="float">
            <text:p>0,242089718580246</text:p>
          </table:table-cell>
          <table:table-cell office:value-type="float" office:value="0.234779760241508" calcext:value-type="float">
            <text:p>0,2347797602415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.24054133892059" calcext:value-type="float">
            <text:p>1,24054133892059</text:p>
          </table:table-cell>
          <table:table-cell office:value-type="float" office:value="0.576224565505981" calcext:value-type="float">
            <text:p>0,576224565505981</text:p>
          </table:table-cell>
          <table:table-cell office:value-type="float" office:value="0.265308111906052" calcext:value-type="float">
            <text:p>0,265308111906052</text:p>
          </table:table-cell>
          <table:table-cell office:value-type="float" office:value="0.436292767524719" calcext:value-type="float">
            <text:p>0,436292767524719</text:p>
          </table:table-cell>
          <table:table-cell office:value-type="float" office:value="0.400036126375198" calcext:value-type="float">
            <text:p>0,400036126375198</text:p>
          </table:table-cell>
          <table:table-cell office:value-type="float" office:value="11.7507762908936" calcext:value-type="float">
            <text:p>11,7507762908936</text:p>
          </table:table-cell>
          <table:table-cell office:value-type="float" office:value="11.7339286804199" calcext:value-type="float">
            <text:p>11,7339286804199</text:p>
          </table:table-cell>
          <table:table-cell office:value-type="float" office:value="11.7446489334106" calcext:value-type="float">
            <text:p>11,74464893341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.20566534996033" calcext:value-type="float">
            <text:p>1,20566534996033</text:p>
          </table:table-cell>
          <table:table-cell office:value-type="float" office:value="0.559428632259369" calcext:value-type="float">
            <text:p>0,559428632259369</text:p>
          </table:table-cell>
          <table:table-cell office:value-type="float" office:value="0.272704929113388" calcext:value-type="float">
            <text:p>0,272704929113388</text:p>
          </table:table-cell>
          <table:table-cell office:value-type="float" office:value="0.444909900426865" calcext:value-type="float">
            <text:p>0,444909900426865</text:p>
          </table:table-cell>
          <table:table-cell office:value-type="float" office:value="0.422372311353684" calcext:value-type="float">
            <text:p>0,422372311353684</text:p>
          </table:table-cell>
          <table:table-cell office:value-type="float" office:value="11.748007774353" calcext:value-type="float">
            <text:p>11,748007774353</text:p>
          </table:table-cell>
          <table:table-cell office:value-type="float" office:value="11.7574253082275" calcext:value-type="float">
            <text:p>11,7574253082275</text:p>
          </table:table-cell>
          <table:table-cell office:value-type="float" office:value="11.7454214096069" calcext:value-type="float">
            <text:p>11,74542140960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.1901068687439" calcext:value-type="float">
            <text:p>1,1901068687439</text:p>
          </table:table-cell>
          <table:table-cell office:value-type="float" office:value="0.565454542636871" calcext:value-type="float">
            <text:p>0,565454542636871</text:p>
          </table:table-cell>
          <table:table-cell office:value-type="float" office:value="0.274525433778763" calcext:value-type="float">
            <text:p>0,274525433778763</text:p>
          </table:table-cell>
          <table:table-cell office:value-type="float" office:value="0.467215836048126" calcext:value-type="float">
            <text:p>0,467215836048126</text:p>
          </table:table-cell>
          <table:table-cell office:value-type="float" office:value="0.404386758804321" calcext:value-type="float">
            <text:p>0,404386758804321</text:p>
          </table:table-cell>
          <table:table-cell office:value-type="float" office:value="11.7653837203979" calcext:value-type="float">
            <text:p>11,7653837203979</text:p>
          </table:table-cell>
          <table:table-cell office:value-type="float" office:value="11.7626123428345" calcext:value-type="float">
            <text:p>11,7626123428345</text:p>
          </table:table-cell>
          <table:table-cell office:value-type="float" office:value="11.7417869567871" calcext:value-type="float">
            <text:p>11,74178695678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20196986198425" calcext:value-type="float">
            <text:p>1,20196986198425</text:p>
          </table:table-cell>
          <table:table-cell office:value-type="float" office:value="0.563776135444641" calcext:value-type="float">
            <text:p>0,563776135444641</text:p>
          </table:table-cell>
          <table:table-cell office:value-type="float" office:value="0.2654889523983" calcext:value-type="float">
            <text:p>0,2654889523983</text:p>
          </table:table-cell>
          <table:table-cell office:value-type="float" office:value="0.433258563280106" calcext:value-type="float">
            <text:p>0,433258563280106</text:p>
          </table:table-cell>
          <table:table-cell office:value-type="float" office:value="0.399135410785675" calcext:value-type="float">
            <text:p>0,399135410785675</text:p>
          </table:table-cell>
          <table:table-cell office:value-type="float" office:value="11.7731790542603" calcext:value-type="float">
            <text:p>11,7731790542603</text:p>
          </table:table-cell>
          <table:table-cell office:value-type="float" office:value="11.7508544921875" calcext:value-type="float">
            <text:p>11,7508544921875</text:p>
          </table:table-cell>
          <table:table-cell office:value-type="float" office:value="11.7737216949463" calcext:value-type="float">
            <text:p>11,77372169494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.18353652954102" calcext:value-type="float">
            <text:p>1,18353652954102</text:p>
          </table:table-cell>
          <table:table-cell office:value-type="float" office:value="0.560959279537201" calcext:value-type="float">
            <text:p>0,560959279537201</text:p>
          </table:table-cell>
          <table:table-cell office:value-type="float" office:value="0.253740429878235" calcext:value-type="float">
            <text:p>0,253740429878235</text:p>
          </table:table-cell>
          <table:table-cell office:value-type="float" office:value="0.428085505962372" calcext:value-type="float">
            <text:p>0,428085505962372</text:p>
          </table:table-cell>
          <table:table-cell office:value-type="float" office:value="0.402703613042831" calcext:value-type="float">
            <text:p>0,402703613042831</text:p>
          </table:table-cell>
          <table:table-cell office:value-type="float" office:value="11.7932014465332" calcext:value-type="float">
            <text:p>11,7932014465332</text:p>
          </table:table-cell>
          <table:table-cell office:value-type="float" office:value="11.7781162261963" calcext:value-type="float">
            <text:p>11,7781162261963</text:p>
          </table:table-cell>
          <table:table-cell office:value-type="float" office:value="11.7858057022095" calcext:value-type="float">
            <text:p>11,78580570220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19581520557404" calcext:value-type="float">
            <text:p>1,19581520557404</text:p>
          </table:table-cell>
          <table:table-cell office:value-type="float" office:value="0.545015275478363" calcext:value-type="float">
            <text:p>0,545015275478363</text:p>
          </table:table-cell>
          <table:table-cell office:value-type="float" office:value="0.277058750391007" calcext:value-type="float">
            <text:p>0,277058750391007</text:p>
          </table:table-cell>
          <table:table-cell office:value-type="float" office:value="0.426627397537231" calcext:value-type="float">
            <text:p>0,426627397537231</text:p>
          </table:table-cell>
          <table:table-cell office:value-type="float" office:value="0.407367140054703" calcext:value-type="float">
            <text:p>0,407367140054703</text:p>
          </table:table-cell>
          <table:table-cell office:value-type="float" office:value="11.8083467483521" calcext:value-type="float">
            <text:p>11,8083467483521</text:p>
          </table:table-cell>
          <table:table-cell office:value-type="float" office:value="11.8023309707642" calcext:value-type="float">
            <text:p>11,8023309707642</text:p>
          </table:table-cell>
          <table:table-cell office:value-type="float" office:value="11.800989151001" calcext:value-type="float">
            <text:p>11,8009891510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1967146396637" calcext:value-type="float">
            <text:p>1,1967146396637</text:p>
          </table:table-cell>
          <table:table-cell office:value-type="float" office:value="0.548519670963287" calcext:value-type="float">
            <text:p>0,548519670963287</text:p>
          </table:table-cell>
          <table:table-cell office:value-type="float" office:value="0.260277599096298" calcext:value-type="float">
            <text:p>0,260277599096298</text:p>
          </table:table-cell>
          <table:table-cell office:value-type="float" office:value="0.446218192577362" calcext:value-type="float">
            <text:p>0,446218192577362</text:p>
          </table:table-cell>
          <table:table-cell office:value-type="float" office:value="0.422930389642715" calcext:value-type="float">
            <text:p>0,422930389642715</text:p>
          </table:table-cell>
          <table:table-cell office:value-type="float" office:value="11.819803237915" calcext:value-type="float">
            <text:p>11,819803237915</text:p>
          </table:table-cell>
          <table:table-cell office:value-type="float" office:value="11.8098936080933" calcext:value-type="float">
            <text:p>11,8098936080933</text:p>
          </table:table-cell>
          <table:table-cell office:value-type="float" office:value="11.8169479370117" calcext:value-type="float">
            <text:p>11,81694793701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.20914900302887" calcext:value-type="float">
            <text:p>1,20914900302887</text:p>
          </table:table-cell>
          <table:table-cell office:value-type="float" office:value="0.55574768781662" calcext:value-type="float">
            <text:p>0,55574768781662</text:p>
          </table:table-cell>
          <table:table-cell office:value-type="float" office:value="0.250065296888351" calcext:value-type="float">
            <text:p>0,250065296888351</text:p>
          </table:table-cell>
          <table:table-cell office:value-type="float" office:value="0.444523245096207" calcext:value-type="float">
            <text:p>0,444523245096207</text:p>
          </table:table-cell>
          <table:table-cell office:value-type="float" office:value="0.410974055528641" calcext:value-type="float">
            <text:p>0,410974055528641</text:p>
          </table:table-cell>
          <table:table-cell office:value-type="float" office:value="11.830454826355" calcext:value-type="float">
            <text:p>11,830454826355</text:p>
          </table:table-cell>
          <table:table-cell office:value-type="float" office:value="11.845157623291" calcext:value-type="float">
            <text:p>11,845157623291</text:p>
          </table:table-cell>
          <table:table-cell office:value-type="float" office:value="11.8299684524536" calcext:value-type="float">
            <text:p>11,8299684524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.2401921749115" calcext:value-type="float">
            <text:p>1,2401921749115</text:p>
          </table:table-cell>
          <table:table-cell office:value-type="float" office:value="0.576307237148285" calcext:value-type="float">
            <text:p>0,576307237148285</text:p>
          </table:table-cell>
          <table:table-cell office:value-type="float" office:value="0.266553997993469" calcext:value-type="float">
            <text:p>0,266553997993469</text:p>
          </table:table-cell>
          <table:table-cell office:value-type="float" office:value="0.437385559082031" calcext:value-type="float">
            <text:p>0,437385559082031</text:p>
          </table:table-cell>
          <table:table-cell office:value-type="float" office:value="0.455826759338379" calcext:value-type="float">
            <text:p>0,455826759338379</text:p>
          </table:table-cell>
          <table:table-cell office:value-type="float" office:value="11.8591575622559" calcext:value-type="float">
            <text:p>11,8591575622559</text:p>
          </table:table-cell>
          <table:table-cell office:value-type="float" office:value="11.8468647003174" calcext:value-type="float">
            <text:p>11,8468647003174</text:p>
          </table:table-cell>
          <table:table-cell office:value-type="float" office:value="11.8534736633301" calcext:value-type="float">
            <text:p>11,85347366333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.25553667545319" calcext:value-type="float">
            <text:p>1,25553667545319</text:p>
          </table:table-cell>
          <table:table-cell office:value-type="float" office:value="0.562657952308655" calcext:value-type="float">
            <text:p>0,562657952308655</text:p>
          </table:table-cell>
          <table:table-cell office:value-type="float" office:value="0.253085762262344" calcext:value-type="float">
            <text:p>0,253085762262344</text:p>
          </table:table-cell>
          <table:table-cell office:value-type="float" office:value="0.427957028150559" calcext:value-type="float">
            <text:p>0,427957028150559</text:p>
          </table:table-cell>
          <table:table-cell office:value-type="float" office:value="0.469480782747269" calcext:value-type="float">
            <text:p>0,469480782747269</text:p>
          </table:table-cell>
          <table:table-cell office:value-type="float" office:value="11.8782043457031" calcext:value-type="float">
            <text:p>11,8782043457031</text:p>
          </table:table-cell>
          <table:table-cell office:value-type="float" office:value="11.8889379501343" calcext:value-type="float">
            <text:p>11,8889379501343</text:p>
          </table:table-cell>
          <table:table-cell office:value-type="float" office:value="11.8842525482178" calcext:value-type="float">
            <text:p>11,88425254821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.65159928798676" calcext:value-type="float">
            <text:p>1,65159928798676</text:p>
          </table:table-cell>
          <table:table-cell office:value-type="float" office:value="0.564184844493866" calcext:value-type="float">
            <text:p>0,564184844493866</text:p>
          </table:table-cell>
          <table:table-cell office:value-type="float" office:value="0.27097687125206" calcext:value-type="float">
            <text:p>0,27097687125206</text:p>
          </table:table-cell>
          <table:table-cell office:value-type="float" office:value="0.444033324718475" calcext:value-type="float">
            <text:p>0,444033324718475</text:p>
          </table:table-cell>
          <table:table-cell office:value-type="float" office:value="11.9169397354126" calcext:value-type="float">
            <text:p>11,9169397354126</text:p>
          </table:table-cell>
          <table:table-cell office:value-type="float" office:value="11.9042072296143" calcext:value-type="float">
            <text:p>11,9042072296143</text:p>
          </table:table-cell>
          <table:table-cell office:value-type="float" office:value="11.9185056686401" calcext:value-type="float">
            <text:p>11,9185056686401</text:p>
          </table:table-cell>
          <table:table-cell office:value-type="float" office:value="11.9160223007202" calcext:value-type="float">
            <text:p>11,91602230072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.60684096813202" calcext:value-type="float">
            <text:p>1,60684096813202</text:p>
          </table:table-cell>
          <table:table-cell office:value-type="float" office:value="0.582925200462341" calcext:value-type="float">
            <text:p>0,582925200462341</text:p>
          </table:table-cell>
          <table:table-cell office:value-type="float" office:value="0.282661408185959" calcext:value-type="float">
            <text:p>0,282661408185959</text:p>
          </table:table-cell>
          <table:table-cell office:value-type="float" office:value="0.452729552984238" calcext:value-type="float">
            <text:p>0,452729552984238</text:p>
          </table:table-cell>
          <table:table-cell office:value-type="float" office:value="11.9505176544189" calcext:value-type="float">
            <text:p>11,9505176544189</text:p>
          </table:table-cell>
          <table:table-cell office:value-type="float" office:value="11.9438714981079" calcext:value-type="float">
            <text:p>11,9438714981079</text:p>
          </table:table-cell>
          <table:table-cell office:value-type="float" office:value="11.9529113769531" calcext:value-type="float">
            <text:p>11,9529113769531</text:p>
          </table:table-cell>
          <table:table-cell office:value-type="float" office:value="11.9459991455078" calcext:value-type="float">
            <text:p>11,94599914550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.57714140415192" calcext:value-type="float">
            <text:p>1,57714140415192</text:p>
          </table:table-cell>
          <table:table-cell office:value-type="float" office:value="0.559718072414398" calcext:value-type="float">
            <text:p>0,559718072414398</text:p>
          </table:table-cell>
          <table:table-cell office:value-type="float" office:value="0.268512606620789" calcext:value-type="float">
            <text:p>0,268512606620789</text:p>
          </table:table-cell>
          <table:table-cell office:value-type="float" office:value="0.445705652236939" calcext:value-type="float">
            <text:p>0,4457056522369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11.9923505783081" calcext:value-type="float">
            <text:p>11,9923505783081</text:p>
          </table:table-cell>
          <table:table-cell office:value-type="float" office:value="11.9984483718872" calcext:value-type="float">
            <text:p>11,9984483718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.55415618419647" calcext:value-type="float">
            <text:p>1,55415618419647</text:p>
          </table:table-cell>
          <table:table-cell office:value-type="float" office:value="0.555593073368073" calcext:value-type="float">
            <text:p>0,555593073368073</text:p>
          </table:table-cell>
          <table:table-cell office:value-type="float" office:value="0.262565106153488" calcext:value-type="float">
            <text:p>0,262565106153488</text:p>
          </table:table-cell>
          <table:table-cell office:value-type="float" office:value="0.437656253576279" calcext:value-type="float">
            <text:p>0,4376562535762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.53166663646698" calcext:value-type="float">
            <text:p>1,53166663646698</text:p>
          </table:table-cell>
          <table:table-cell office:value-type="float" office:value="0.56151682138443" calcext:value-type="float">
            <text:p>0,56151682138443</text:p>
          </table:table-cell>
          <table:table-cell office:value-type="float" office:value="0.292432755231857" calcext:value-type="float">
            <text:p>0,292432755231857</text:p>
          </table:table-cell>
          <table:table-cell office:value-type="float" office:value="0.449510395526886" calcext:value-type="float">
            <text:p>0,4495103955268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" calcext:value-type="float">
            <text:p>16</text:p>
          </table:table-cell>
          <table:table-cell office:value-type="float" office:value="11.99999" calcext:value-type="float">
            <text:p>11,99999</text:p>
          </table:table-cell>
        </table:table-row>
        <table:table-row table:style-name="ro1">
          <table:table-cell/>
          <table:table-cell office:value-type="float" office:value="1.54330766201019" calcext:value-type="float">
            <text:p>1,54330766201019</text:p>
          </table:table-cell>
          <table:table-cell office:value-type="float" office:value="0.55488395690918" calcext:value-type="float">
            <text:p>0,55488395690918</text:p>
          </table:table-cell>
          <table:table-cell office:value-type="float" office:value="0.259095847606659" calcext:value-type="float">
            <text:p>0,259095847606659</text:p>
          </table:table-cell>
          <table:table-cell office:value-type="float" office:value="0.434062153100967" calcext:value-type="float">
            <text:p>0,4340621531009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.47847735881805" calcext:value-type="float">
            <text:p>1,47847735881805</text:p>
          </table:table-cell>
          <table:table-cell office:value-type="float" office:value="0.564518511295319" calcext:value-type="float">
            <text:p>0,564518511295319</text:p>
          </table:table-cell>
          <table:table-cell office:value-type="float" office:value="0.268129289150238" calcext:value-type="float">
            <text:p>0,268129289150238</text:p>
          </table:table-cell>
          <table:table-cell office:value-type="float" office:value="0.420498549938202" calcext:value-type="float">
            <text:p>0,4204985499382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.47425496578217" calcext:value-type="float">
            <text:p>1,47425496578217</text:p>
          </table:table-cell>
          <table:table-cell office:value-type="float" office:value="0.57684850692749" calcext:value-type="float">
            <text:p>0,57684850692749</text:p>
          </table:table-cell>
          <table:table-cell office:value-type="float" office:value="0.272742480039597" calcext:value-type="float">
            <text:p>0,272742480039597</text:p>
          </table:table-cell>
          <table:table-cell office:value-type="float" office:value="0.445685535669327" calcext:value-type="float">
            <text:p>0,445685535669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.46438646316528" calcext:value-type="float">
            <text:p>1,46438646316528</text:p>
          </table:table-cell>
          <table:table-cell office:value-type="float" office:value="0.557826519012451" calcext:value-type="float">
            <text:p>0,557826519012451</text:p>
          </table:table-cell>
          <table:table-cell office:value-type="float" office:value="0.275507748126984" calcext:value-type="float">
            <text:p>0,275507748126984</text:p>
          </table:table-cell>
          <table:table-cell office:value-type="float" office:value="0.45089665055275" calcext:value-type="float">
            <text:p>0,450896650552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.43093430995941" calcext:value-type="float">
            <text:p>1,43093430995941</text:p>
          </table:table-cell>
          <table:table-cell office:value-type="float" office:value="0.557727098464966" calcext:value-type="float">
            <text:p>0,557727098464966</text:p>
          </table:table-cell>
          <table:table-cell office:value-type="float" office:value="0.273923993110657" calcext:value-type="float">
            <text:p>0,273923993110657</text:p>
          </table:table-cell>
          <table:table-cell office:value-type="float" office:value="0.468195199966431" calcext:value-type="float">
            <text:p>0,4681951999664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.40412449836731" calcext:value-type="float">
            <text:p>1,40412449836731</text:p>
          </table:table-cell>
          <table:table-cell office:value-type="float" office:value="0.561700820922852" calcext:value-type="float">
            <text:p>0,561700820922852</text:p>
          </table:table-cell>
          <table:table-cell office:value-type="float" office:value="0.279113799333572" calcext:value-type="float">
            <text:p>0,279113799333572</text:p>
          </table:table-cell>
          <table:table-cell office:value-type="float" office:value="0.458660155534744" calcext:value-type="float">
            <text:p>0,4586601555347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.39787614345551" calcext:value-type="float">
            <text:p>1,39787614345551</text:p>
          </table:table-cell>
          <table:table-cell office:value-type="float" office:value="0.573920786380768" calcext:value-type="float">
            <text:p>0,573920786380768</text:p>
          </table:table-cell>
          <table:table-cell office:value-type="float" office:value="0.299592733383179" calcext:value-type="float">
            <text:p>0,299592733383179</text:p>
          </table:table-cell>
          <table:table-cell office:value-type="float" office:value="0.464977234601975" calcext:value-type="float">
            <text:p>0,464977234601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.36077845096588" calcext:value-type="float">
            <text:p>1,36077845096588</text:p>
          </table:table-cell>
          <table:table-cell office:value-type="float" office:value="0.567420780658722" calcext:value-type="float">
            <text:p>0,567420780658722</text:p>
          </table:table-cell>
          <table:table-cell office:value-type="float" office:value="0.291132718324661" calcext:value-type="float">
            <text:p>0,291132718324661</text:p>
          </table:table-cell>
          <table:table-cell office:value-type="float" office:value="0.458359748125076" calcext:value-type="float">
            <text:p>0,45835974812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.35267198085785" calcext:value-type="float">
            <text:p>1,35267198085785</text:p>
          </table:table-cell>
          <table:table-cell office:value-type="float" office:value="0.574315965175629" calcext:value-type="float">
            <text:p>0,574315965175629</text:p>
          </table:table-cell>
          <table:table-cell office:value-type="float" office:value="0.290203511714935" calcext:value-type="float">
            <text:p>0,290203511714935</text:p>
          </table:table-cell>
          <table:table-cell office:value-type="float" office:value="0.459230542182922" calcext:value-type="float">
            <text:p>0,459230542182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.32957816123962" calcext:value-type="float">
            <text:p>1,32957816123962</text:p>
          </table:table-cell>
          <table:table-cell office:value-type="float" office:value="0.555193722248077" calcext:value-type="float">
            <text:p>0,555193722248077</text:p>
          </table:table-cell>
          <table:table-cell office:value-type="float" office:value="0.274258762598038" calcext:value-type="float">
            <text:p>0,274258762598038</text:p>
          </table:table-cell>
          <table:table-cell office:value-type="float" office:value="0.471518129110336" calcext:value-type="float">
            <text:p>0,47151812911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.3171591758728" calcext:value-type="float">
            <text:p>1,3171591758728</text:p>
          </table:table-cell>
          <table:table-cell office:value-type="float" office:value="0.572288572788239" calcext:value-type="float">
            <text:p>0,572288572788239</text:p>
          </table:table-cell>
          <table:table-cell office:value-type="float" office:value="0.301173120737076" calcext:value-type="float">
            <text:p>0,301173120737076</text:p>
          </table:table-cell>
          <table:table-cell office:value-type="float" office:value="0.475585490465164" calcext:value-type="float">
            <text:p>0,475585490465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.28814339637756" calcext:value-type="float">
            <text:p>1,28814339637756</text:p>
          </table:table-cell>
          <table:table-cell office:value-type="float" office:value="0.268868982791901" calcext:value-type="float">
            <text:p>0,268868982791901</text:p>
          </table:table-cell>
          <table:table-cell office:value-type="float" office:value="0.287398517131805" calcext:value-type="float">
            <text:p>0,287398517131805</text:p>
          </table:table-cell>
          <table:table-cell office:value-type="float" office:value="0.484084278345108" calcext:value-type="float">
            <text:p>0,4840842783451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.30248880386353" calcext:value-type="float">
            <text:p>1,30248880386353</text:p>
          </table:table-cell>
          <table:table-cell office:value-type="float" office:value="0.584796965122223" calcext:value-type="float">
            <text:p>0,584796965122223</text:p>
          </table:table-cell>
          <table:table-cell office:value-type="float" office:value="0.306158363819122" calcext:value-type="float">
            <text:p>0,306158363819122</text:p>
          </table:table-cell>
          <table:table-cell office:value-type="float" office:value="0.461588859558106" calcext:value-type="float">
            <text:p>0,4615888595581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.27867650985718" calcext:value-type="float">
            <text:p>1,27867650985718</text:p>
          </table:table-cell>
          <table:table-cell office:value-type="float" office:value="0.581612050533295" calcext:value-type="float">
            <text:p>0,581612050533295</text:p>
          </table:table-cell>
          <table:table-cell office:value-type="float" office:value="0.304357647895813" calcext:value-type="float">
            <text:p>0,304357647895813</text:p>
          </table:table-cell>
          <table:table-cell office:value-type="float" office:value="0.423700779676437" calcext:value-type="float">
            <text:p>0,4237007796764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.28233850002289" calcext:value-type="float">
            <text:p>1,28233850002289</text:p>
          </table:table-cell>
          <table:table-cell office:value-type="float" office:value="0.583202719688416" calcext:value-type="float">
            <text:p>0,583202719688416</text:p>
          </table:table-cell>
          <table:table-cell office:value-type="float" office:value="0.296502381563187" calcext:value-type="float">
            <text:p>0,296502381563187</text:p>
          </table:table-cell>
          <table:table-cell office:value-type="float" office:value="0.425685495138168" calcext:value-type="float">
            <text:p>0,4256854951381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.24681460857391" calcext:value-type="float">
            <text:p>1,24681460857391</text:p>
          </table:table-cell>
          <table:table-cell office:value-type="float" office:value="0.58248907327652" calcext:value-type="float">
            <text:p>0,58248907327652</text:p>
          </table:table-cell>
          <table:table-cell office:value-type="float" office:value="0.30632945895195" calcext:value-type="float">
            <text:p>0,30632945895195</text:p>
          </table:table-cell>
          <table:table-cell office:value-type="float" office:value="0.419647127389908" calcext:value-type="float">
            <text:p>0,4196471273899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1.22230052947998" calcext:value-type="float">
            <text:p>1,22230052947998</text:p>
          </table:table-cell>
          <table:table-cell office:value-type="float" office:value="0.598536133766174" calcext:value-type="float">
            <text:p>0,598536133766174</text:p>
          </table:table-cell>
          <table:table-cell office:value-type="float" office:value="0.319152265787125" calcext:value-type="float">
            <text:p>0,319152265787125</text:p>
          </table:table-cell>
          <table:table-cell office:value-type="float" office:value="0.421973556280136" calcext:value-type="float">
            <text:p>0,4219735562801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.21991062164307" calcext:value-type="float">
            <text:p>1,21991062164307</text:p>
          </table:table-cell>
          <table:table-cell office:value-type="float" office:value="0.610410094261169" calcext:value-type="float">
            <text:p>0,610410094261169</text:p>
          </table:table-cell>
          <table:table-cell office:value-type="float" office:value="0.293523788452148" calcext:value-type="float">
            <text:p>0,293523788452148</text:p>
          </table:table-cell>
          <table:table-cell office:value-type="float" office:value="0.404630213975906" calcext:value-type="float">
            <text:p>0,4046302139759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.22234427928925" calcext:value-type="float">
            <text:p>1,22234427928925</text:p>
          </table:table-cell>
          <table:table-cell office:value-type="float" office:value="0.611851215362549" calcext:value-type="float">
            <text:p>0,611851215362549</text:p>
          </table:table-cell>
          <table:table-cell office:value-type="float" office:value="0.319896072149277" calcext:value-type="float">
            <text:p>0,319896072149277</text:p>
          </table:table-cell>
          <table:table-cell office:value-type="float" office:value="0.38218691945076" calcext:value-type="float">
            <text:p>0,3821869194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.20778667926788" calcext:value-type="float">
            <text:p>1,20778667926788</text:p>
          </table:table-cell>
          <table:table-cell office:value-type="float" office:value="0.620677709579468" calcext:value-type="float">
            <text:p>0,620677709579468</text:p>
          </table:table-cell>
          <table:table-cell office:value-type="float" office:value="0.313667833805084" calcext:value-type="float">
            <text:p>0,313667833805084</text:p>
          </table:table-cell>
          <table:table-cell office:value-type="float" office:value="0.386794030666351" calcext:value-type="float">
            <text:p>0,3867940306663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.19632923603058" calcext:value-type="float">
            <text:p>1,19632923603058</text:p>
          </table:table-cell>
          <table:table-cell office:value-type="float" office:value="0.616597473621368" calcext:value-type="float">
            <text:p>0,616597473621368</text:p>
          </table:table-cell>
          <table:table-cell office:value-type="float" office:value="0.310283541679382" calcext:value-type="float">
            <text:p>0,310283541679382</text:p>
          </table:table-cell>
          <table:table-cell office:value-type="float" office:value="0.380278557538986" calcext:value-type="float">
            <text:p>0,3802785575389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1.17792546749115" calcext:value-type="float">
            <text:p>1,17792546749115</text:p>
          </table:table-cell>
          <table:table-cell office:value-type="float" office:value="0.616867125034332" calcext:value-type="float">
            <text:p>0,616867125034332</text:p>
          </table:table-cell>
          <table:table-cell office:value-type="float" office:value="0.32229083776474" calcext:value-type="float">
            <text:p>0,32229083776474</text:p>
          </table:table-cell>
          <table:table-cell office:value-type="float" office:value="0.367281287908554" calcext:value-type="float">
            <text:p>0,3672812879085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1.1652809381485" calcext:value-type="float">
            <text:p>1,1652809381485</text:p>
          </table:table-cell>
          <table:table-cell office:value-type="float" office:value="0.608845293521881" calcext:value-type="float">
            <text:p>0,608845293521881</text:p>
          </table:table-cell>
          <table:table-cell office:value-type="float" office:value="0.331203371286392" calcext:value-type="float">
            <text:p>0,331203371286392</text:p>
          </table:table-cell>
          <table:table-cell office:value-type="float" office:value="0.370481878519058" calcext:value-type="float">
            <text:p>0,370481878519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1.17446851730347" calcext:value-type="float">
            <text:p>1,17446851730347</text:p>
          </table:table-cell>
          <table:table-cell office:value-type="float" office:value="0.622048437595367" calcext:value-type="float">
            <text:p>0,622048437595367</text:p>
          </table:table-cell>
          <table:table-cell office:value-type="float" office:value="0.320691138505936" calcext:value-type="float">
            <text:p>0,320691138505936</text:p>
          </table:table-cell>
          <table:table-cell office:value-type="float" office:value="0.365030020475388" calcext:value-type="float">
            <text:p>0,3650300204753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18517363071442" calcext:value-type="float">
            <text:p>1,18517363071442</text:p>
          </table:table-cell>
          <table:table-cell office:value-type="float" office:value="0.626977264881134" calcext:value-type="float">
            <text:p>0,626977264881134</text:p>
          </table:table-cell>
          <table:table-cell office:value-type="float" office:value="0.343646585941315" calcext:value-type="float">
            <text:p>0,343646585941315</text:p>
          </table:table-cell>
          <table:table-cell office:value-type="float" office:value="0.334964364767075" calcext:value-type="float">
            <text:p>0,3349643647670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0.274152189493179" calcext:value-type="float">
            <text:p>0,274152189493179</text:p>
          </table:table-cell>
          <table:table-cell office:value-type="float" office:value="0.277906388044357" calcext:value-type="float">
            <text:p>0,277906388044357</text:p>
          </table:table-cell>
          <table:table-cell office:value-type="float" office:value="0.287392497062683" calcext:value-type="float">
            <text:p>0,287392497062683</text:p>
          </table:table-cell>
          <table:table-cell office:value-type="float" office:value="0.287436485290527" calcext:value-type="float">
            <text:p>0,287436485290527</text:p>
          </table:table-cell>
          <table:table-cell office:value-type="float" office:value="0.281146973371506" calcext:value-type="float">
            <text:p>0,281146973371506</text:p>
          </table:table-cell>
          <table:table-cell office:value-type="float" office:value="0.294285356998444" calcext:value-type="float">
            <text:p>0,294285356998444</text:p>
          </table:table-cell>
          <table:table-cell office:value-type="float" office:value="0.28615739941597" calcext:value-type="float">
            <text:p>0,28615739941597</text:p>
          </table:table-cell>
          <table:table-cell office:value-type="float" office:value="0.298988550901413" calcext:value-type="float">
            <text:p>0,2989885509014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0.298786610364914" calcext:value-type="float">
            <text:p>0,298786610364914</text:p>
          </table:table-cell>
          <table:table-cell office:value-type="float" office:value="0.30141282081604" calcext:value-type="float">
            <text:p>0,30141282081604</text:p>
          </table:table-cell>
          <table:table-cell office:value-type="float" office:value="0.289553433656693" calcext:value-type="float">
            <text:p>0,289553433656693</text:p>
          </table:table-cell>
          <table:table-cell office:value-type="float" office:value="0.276274740695953" calcext:value-type="float">
            <text:p>0,276274740695953</text:p>
          </table:table-cell>
          <table:table-cell office:value-type="float" office:value="0.304691910743713" calcext:value-type="float">
            <text:p>0,304691910743713</text:p>
          </table:table-cell>
          <table:table-cell office:value-type="float" office:value="0.295256942510605" calcext:value-type="float">
            <text:p>0,295256942510605</text:p>
          </table:table-cell>
          <table:table-cell office:value-type="float" office:value="0.292407006025314" calcext:value-type="float">
            <text:p>0,292407006025314</text:p>
          </table:table-cell>
          <table:table-cell office:value-type="float" office:value="0.301244348287582" calcext:value-type="float">
            <text:p>0,3012443482875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0.298029541969299" calcext:value-type="float">
            <text:p>0,298029541969299</text:p>
          </table:table-cell>
          <table:table-cell office:value-type="float" office:value="0.281600505113602" calcext:value-type="float">
            <text:p>0,281600505113602</text:p>
          </table:table-cell>
          <table:table-cell office:value-type="float" office:value="0.29761129617691" calcext:value-type="float">
            <text:p>0,29761129617691</text:p>
          </table:table-cell>
          <table:table-cell office:value-type="float" office:value="0.297138184309006" calcext:value-type="float">
            <text:p>0,297138184309006</text:p>
          </table:table-cell>
          <table:table-cell office:value-type="float" office:value="0.294272273778915" calcext:value-type="float">
            <text:p>0,294272273778915</text:p>
          </table:table-cell>
          <table:table-cell office:value-type="float" office:value="0.30321004986763" calcext:value-type="float">
            <text:p>0,30321004986763</text:p>
          </table:table-cell>
          <table:table-cell office:value-type="float" office:value="0.292667478322983" calcext:value-type="float">
            <text:p>0,292667478322983</text:p>
          </table:table-cell>
          <table:table-cell office:value-type="float" office:value="0.310522437095642" calcext:value-type="float">
            <text:p>0,3105224370956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.14537858963013" calcext:value-type="float">
            <text:p>1,14537858963013</text:p>
          </table:table-cell>
          <table:table-cell office:value-type="float" office:value="0.648333489894867" calcext:value-type="float">
            <text:p>0,648333489894867</text:p>
          </table:table-cell>
          <table:table-cell office:value-type="float" office:value="0.35843351483345" calcext:value-type="float">
            <text:p>0,35843351483345</text:p>
          </table:table-cell>
          <table:table-cell office:value-type="float" office:value="0.318028002977371" calcext:value-type="float">
            <text:p>0,3180280029773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1.13298666477203" calcext:value-type="float">
            <text:p>1,13298666477203</text:p>
          </table:table-cell>
          <table:table-cell office:value-type="float" office:value="0.663168013095856" calcext:value-type="float">
            <text:p>0,663168013095856</text:p>
          </table:table-cell>
          <table:table-cell office:value-type="float" office:value="0.362680554389954" calcext:value-type="float">
            <text:p>0,362680554389954</text:p>
          </table:table-cell>
          <table:table-cell office:value-type="float" office:value="0.288466930389404" calcext:value-type="float">
            <text:p>0,2884669303894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1.1549985408783" calcext:value-type="float">
            <text:p>1,1549985408783</text:p>
          </table:table-cell>
          <table:table-cell office:value-type="float" office:value="0.658270001411438" calcext:value-type="float">
            <text:p>0,658270001411438</text:p>
          </table:table-cell>
          <table:table-cell office:value-type="float" office:value="0.350404530763626" calcext:value-type="float">
            <text:p>0,350404530763626</text:p>
          </table:table-cell>
          <table:table-cell office:value-type="float" office:value="0.30862745642662" calcext:value-type="float">
            <text:p>0,308627456426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1.10225355625153" calcext:value-type="float">
            <text:p>1,10225355625153</text:p>
          </table:table-cell>
          <table:table-cell office:value-type="float" office:value="0.657853126525879" calcext:value-type="float">
            <text:p>0,657853126525879</text:p>
          </table:table-cell>
          <table:table-cell office:value-type="float" office:value="0.350172907114029" calcext:value-type="float">
            <text:p>0,350172907114029</text:p>
          </table:table-cell>
          <table:table-cell office:value-type="float" office:value="0.308126449584961" calcext:value-type="float">
            <text:p>0,3081264495849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1.1354752779007" calcext:value-type="float">
            <text:p>1,1354752779007</text:p>
          </table:table-cell>
          <table:table-cell office:value-type="float" office:value="0.676565587520599" calcext:value-type="float">
            <text:p>0,676565587520599</text:p>
          </table:table-cell>
          <table:table-cell office:value-type="float" office:value="0.367645412683487" calcext:value-type="float">
            <text:p>0,367645412683487</text:p>
          </table:table-cell>
          <table:table-cell office:value-type="float" office:value="0.304684698581696" calcext:value-type="float">
            <text:p>0,3046846985816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1.09243762493134" calcext:value-type="float">
            <text:p>1,09243762493134</text:p>
          </table:table-cell>
          <table:table-cell office:value-type="float" office:value="0.691521763801575" calcext:value-type="float">
            <text:p>0,691521763801575</text:p>
          </table:table-cell>
          <table:table-cell office:value-type="float" office:value="0.372873395681381" calcext:value-type="float">
            <text:p>0,372873395681381</text:p>
          </table:table-cell>
          <table:table-cell office:value-type="float" office:value="0.292630344629288" calcext:value-type="float">
            <text:p>0,2926303446292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.10393834114075" calcext:value-type="float">
            <text:p>1,10393834114075</text:p>
          </table:table-cell>
          <table:table-cell office:value-type="float" office:value="0.67396491765976" calcext:value-type="float">
            <text:p>0,67396491765976</text:p>
          </table:table-cell>
          <table:table-cell office:value-type="float" office:value="0.389664202928543" calcext:value-type="float">
            <text:p>0,389664202928543</text:p>
          </table:table-cell>
          <table:table-cell office:value-type="float" office:value="0.293072551488876" calcext:value-type="float">
            <text:p>0,2930725514888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1.08729267120361" calcext:value-type="float">
            <text:p>1,08729267120361</text:p>
          </table:table-cell>
          <table:table-cell office:value-type="float" office:value="0.697026312351227" calcext:value-type="float">
            <text:p>0,697026312351227</text:p>
          </table:table-cell>
          <table:table-cell office:value-type="float" office:value="0.380095839500427" calcext:value-type="float">
            <text:p>0,380095839500427</text:p>
          </table:table-cell>
          <table:table-cell office:value-type="float" office:value="0.28632441163063" calcext:value-type="float">
            <text:p>0,286324411630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1.08824527263641" calcext:value-type="float">
            <text:p>1,08824527263641</text:p>
          </table:table-cell>
          <table:table-cell office:value-type="float" office:value="0.703568279743195" calcext:value-type="float">
            <text:p>0,703568279743195</text:p>
          </table:table-cell>
          <table:table-cell office:value-type="float" office:value="0.395885169506073" calcext:value-type="float">
            <text:p>0,395885169506073</text:p>
          </table:table-cell>
          <table:table-cell office:value-type="float" office:value="0.283703118562698" calcext:value-type="float">
            <text:p>0,2837031185626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1.09807026386261" calcext:value-type="float">
            <text:p>1,09807026386261</text:p>
          </table:table-cell>
          <table:table-cell office:value-type="float" office:value="0.697068274021149" calcext:value-type="float">
            <text:p>0,697068274021149</text:p>
          </table:table-cell>
          <table:table-cell office:value-type="float" office:value="0.424031376838684" calcext:value-type="float">
            <text:p>0,424031376838684</text:p>
          </table:table-cell>
          <table:table-cell office:value-type="float" office:value="0.281427979469299" calcext:value-type="float">
            <text:p>0,2814279794692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1.0977931022644" calcext:value-type="float">
            <text:p>1,0977931022644</text:p>
          </table:table-cell>
          <table:table-cell office:value-type="float" office:value="0.720079183578491" calcext:value-type="float">
            <text:p>0,720079183578491</text:p>
          </table:table-cell>
          <table:table-cell office:value-type="float" office:value="0.403987228870392" calcext:value-type="float">
            <text:p>0,403987228870392</text:p>
          </table:table-cell>
          <table:table-cell office:value-type="float" office:value="0.260323464870453" calcext:value-type="float">
            <text:p>0,260323464870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1.09292221069336" calcext:value-type="float">
            <text:p>1,09292221069336</text:p>
          </table:table-cell>
          <table:table-cell office:value-type="float" office:value="0.714653372764587" calcext:value-type="float">
            <text:p>0,714653372764587</text:p>
          </table:table-cell>
          <table:table-cell office:value-type="float" office:value="0.425680220127106" calcext:value-type="float">
            <text:p>0,425680220127106</text:p>
          </table:table-cell>
          <table:table-cell office:value-type="float" office:value="0.269203305244446" calcext:value-type="float">
            <text:p>0,2692033052444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1.07628059387207" calcext:value-type="float">
            <text:p>1,07628059387207</text:p>
          </table:table-cell>
          <table:table-cell office:value-type="float" office:value="0.719436347484589" calcext:value-type="float">
            <text:p>0,719436347484589</text:p>
          </table:table-cell>
          <table:table-cell office:value-type="float" office:value="0.423545897006988" calcext:value-type="float">
            <text:p>0,423545897006988</text:p>
          </table:table-cell>
          <table:table-cell office:value-type="float" office:value="0.272396951913834" calcext:value-type="float">
            <text:p>0,2723969519138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0.958192408084869" calcext:value-type="float">
            <text:p>0,958192408084869</text:p>
          </table:table-cell>
          <table:table-cell office:value-type="float" office:value="0.707964420318604" calcext:value-type="float">
            <text:p>0,707964420318604</text:p>
          </table:table-cell>
          <table:table-cell office:value-type="float" office:value="0.424197494983673" calcext:value-type="float">
            <text:p>0,424197494983673</text:p>
          </table:table-cell>
          <table:table-cell office:value-type="float" office:value="0.2623310983181" calcext:value-type="float">
            <text:p>0,2623310983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0.938451409339905" calcext:value-type="float">
            <text:p>0,938451409339905</text:p>
          </table:table-cell>
          <table:table-cell office:value-type="float" office:value="0.680187344551086" calcext:value-type="float">
            <text:p>0,680187344551086</text:p>
          </table:table-cell>
          <table:table-cell office:value-type="float" office:value="0.45106565952301" calcext:value-type="float">
            <text:p>0,45106565952301</text:p>
          </table:table-cell>
          <table:table-cell office:value-type="float" office:value="0.258559852838516" calcext:value-type="float">
            <text:p>0,2585598528385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1.08679819107056" calcext:value-type="float">
            <text:p>1,08679819107056</text:p>
          </table:table-cell>
          <table:table-cell office:value-type="float" office:value="0.668291568756104" calcext:value-type="float">
            <text:p>0,668291568756104</text:p>
          </table:table-cell>
          <table:table-cell office:value-type="float" office:value="0.451113641262054" calcext:value-type="float">
            <text:p>0,451113641262054</text:p>
          </table:table-cell>
          <table:table-cell office:value-type="float" office:value="0.25501212477684" calcext:value-type="float">
            <text:p>0,255012124776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.24478471279144" calcext:value-type="float">
            <text:p>1,24478471279144</text:p>
          </table:table-cell>
          <table:table-cell office:value-type="float" office:value="0.670343518257141" calcext:value-type="float">
            <text:p>0,670343518257141</text:p>
          </table:table-cell>
          <table:table-cell office:value-type="float" office:value="0.465107262134552" calcext:value-type="float">
            <text:p>0,465107262134552</text:p>
          </table:table-cell>
          <table:table-cell office:value-type="float" office:value="0.249667540192604" calcext:value-type="float">
            <text:p>0,2496675401926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.49607408046722" calcext:value-type="float">
            <text:p>1,49607408046722</text:p>
          </table:table-cell>
          <table:table-cell office:value-type="float" office:value="0.653187394142151" calcext:value-type="float">
            <text:p>0,653187394142151</text:p>
          </table:table-cell>
          <table:table-cell office:value-type="float" office:value="0.471837133169174" calcext:value-type="float">
            <text:p>0,471837133169174</text:p>
          </table:table-cell>
          <table:table-cell office:value-type="float" office:value="0.243672057986259" calcext:value-type="float">
            <text:p>0,2436720579862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1.59473478794098" calcext:value-type="float">
            <text:p>1,59473478794098</text:p>
          </table:table-cell>
          <table:table-cell office:value-type="float" office:value="0.627485513687134" calcext:value-type="float">
            <text:p>0,627485513687134</text:p>
          </table:table-cell>
          <table:table-cell office:value-type="float" office:value="0.472814500331879" calcext:value-type="float">
            <text:p>0,472814500331879</text:p>
          </table:table-cell>
          <table:table-cell office:value-type="float" office:value="0.260119140148163" calcext:value-type="float">
            <text:p>0,2601191401481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1.60468208789825" calcext:value-type="float">
            <text:p>1,60468208789825</text:p>
          </table:table-cell>
          <table:table-cell office:value-type="float" office:value="0.631847023963928" calcext:value-type="float">
            <text:p>0,631847023963928</text:p>
          </table:table-cell>
          <table:table-cell office:value-type="float" office:value="0.507704079151154" calcext:value-type="float">
            <text:p>0,507704079151154</text:p>
          </table:table-cell>
          <table:table-cell office:value-type="float" office:value="0.250087052583694" calcext:value-type="float">
            <text:p>0,2500870525836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.61291015148163" calcext:value-type="float">
            <text:p>1,61291015148163</text:p>
          </table:table-cell>
          <table:table-cell office:value-type="float" office:value="0.615218043327331" calcext:value-type="float">
            <text:p>0,615218043327331</text:p>
          </table:table-cell>
          <table:table-cell office:value-type="float" office:value="0.496710807085037" calcext:value-type="float">
            <text:p>0,496710807085037</text:p>
          </table:table-cell>
          <table:table-cell office:value-type="float" office:value="0.227475970983505" calcext:value-type="float">
            <text:p>0,2274759709835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1.60333847999573" calcext:value-type="float">
            <text:p>1,60333847999573</text:p>
          </table:table-cell>
          <table:table-cell office:value-type="float" office:value="0.624518513679504" calcext:value-type="float">
            <text:p>0,624518513679504</text:p>
          </table:table-cell>
          <table:table-cell office:value-type="float" office:value="0.523084223270416" calcext:value-type="float">
            <text:p>0,523084223270416</text:p>
          </table:table-cell>
          <table:table-cell office:value-type="float" office:value="0.235004067420959" calcext:value-type="float">
            <text:p>0,2350040674209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1.6058429479599" calcext:value-type="float">
            <text:p>1,6058429479599</text:p>
          </table:table-cell>
          <table:table-cell office:value-type="float" office:value="0.610442042350769" calcext:value-type="float">
            <text:p>0,610442042350769</text:p>
          </table:table-cell>
          <table:table-cell office:value-type="float" office:value="0.52569979429245" calcext:value-type="float">
            <text:p>0,52569979429245</text:p>
          </table:table-cell>
          <table:table-cell office:value-type="float" office:value="0.260334342718124" calcext:value-type="float">
            <text:p>0,2603343427181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1.59578466415405" calcext:value-type="float">
            <text:p>1,59578466415405</text:p>
          </table:table-cell>
          <table:table-cell office:value-type="float" office:value="0.590458571910858" calcext:value-type="float">
            <text:p>0,590458571910858</text:p>
          </table:table-cell>
          <table:table-cell office:value-type="float" office:value="0.52258574962616" calcext:value-type="float">
            <text:p>0,52258574962616</text:p>
          </table:table-cell>
          <table:table-cell office:value-type="float" office:value="0.222105890512466" calcext:value-type="float">
            <text:p>0,222105890512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1.62518763542175" calcext:value-type="float">
            <text:p>1,62518763542175</text:p>
          </table:table-cell>
          <table:table-cell office:value-type="float" office:value="0.569571018218994" calcext:value-type="float">
            <text:p>0,569571018218994</text:p>
          </table:table-cell>
          <table:table-cell office:value-type="float" office:value="0.509866118431091" calcext:value-type="float">
            <text:p>0,509866118431091</text:p>
          </table:table-cell>
          <table:table-cell office:value-type="float" office:value="0.219505071640015" calcext:value-type="float">
            <text:p>0,2195050716400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1.59490370750427" calcext:value-type="float">
            <text:p>1,59490370750427</text:p>
          </table:table-cell>
          <table:table-cell office:value-type="float" office:value="0.555498719215393" calcext:value-type="float">
            <text:p>0,555498719215393</text:p>
          </table:table-cell>
          <table:table-cell office:value-type="float" office:value="0.510871469974518" calcext:value-type="float">
            <text:p>0,510871469974518</text:p>
          </table:table-cell>
          <table:table-cell office:value-type="float" office:value="0.233656361699104" calcext:value-type="float">
            <text:p>0,2336563616991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1.59773242473602" calcext:value-type="float">
            <text:p>1,59773242473602</text:p>
          </table:table-cell>
          <table:table-cell office:value-type="float" office:value="0.57608550786972" calcext:value-type="float">
            <text:p>0,57608550786972</text:p>
          </table:table-cell>
          <table:table-cell office:value-type="float" office:value="0.512059211730957" calcext:value-type="float">
            <text:p>0,512059211730957</text:p>
          </table:table-cell>
          <table:table-cell office:value-type="float" office:value="0.220763504505157" calcext:value-type="float">
            <text:p>0,2207635045051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1.61548638343811" calcext:value-type="float">
            <text:p>1,61548638343811</text:p>
          </table:table-cell>
          <table:table-cell office:value-type="float" office:value="0.563985466957092" calcext:value-type="float">
            <text:p>0,563985466957092</text:p>
          </table:table-cell>
          <table:table-cell office:value-type="float" office:value="0.489565223455429" calcext:value-type="float">
            <text:p>0,489565223455429</text:p>
          </table:table-cell>
          <table:table-cell office:value-type="float" office:value="0.232467651367187" calcext:value-type="float">
            <text:p>0,2324676513671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1.61816430091858" calcext:value-type="float">
            <text:p>1,61816430091858</text:p>
          </table:table-cell>
          <table:table-cell office:value-type="float" office:value="0.573047339916229" calcext:value-type="float">
            <text:p>0,573047339916229</text:p>
          </table:table-cell>
          <table:table-cell office:value-type="float" office:value="0.51920074224472" calcext:value-type="float">
            <text:p>0,51920074224472</text:p>
          </table:table-cell>
          <table:table-cell office:value-type="float" office:value="0.217958554625511" calcext:value-type="float">
            <text:p>0,2179585546255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1.62456142902374" calcext:value-type="float">
            <text:p>1,62456142902374</text:p>
          </table:table-cell>
          <table:table-cell office:value-type="float" office:value="0.543706238269806" calcext:value-type="float">
            <text:p>0,543706238269806</text:p>
          </table:table-cell>
          <table:table-cell office:value-type="float" office:value="0.504936397075653" calcext:value-type="float">
            <text:p>0,504936397075653</text:p>
          </table:table-cell>
          <table:table-cell office:value-type="float" office:value="0.23269185423851" calcext:value-type="float">
            <text:p>0,232691854238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.63087129592896" calcext:value-type="float">
            <text:p>1,63087129592896</text:p>
          </table:table-cell>
          <table:table-cell office:value-type="float" office:value="0.567741692066193" calcext:value-type="float">
            <text:p>0,567741692066193</text:p>
          </table:table-cell>
          <table:table-cell office:value-type="float" office:value="0.495902866125107" calcext:value-type="float">
            <text:p>0,495902866125107</text:p>
          </table:table-cell>
          <table:table-cell office:value-type="float" office:value="0.203085407614708" calcext:value-type="float">
            <text:p>0,203085407614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1.63920104503632" calcext:value-type="float">
            <text:p>1,63920104503632</text:p>
          </table:table-cell>
          <table:table-cell office:value-type="float" office:value="0.549159049987793" calcext:value-type="float">
            <text:p>0,549159049987793</text:p>
          </table:table-cell>
          <table:table-cell office:value-type="float" office:value="0.491237699985504" calcext:value-type="float">
            <text:p>0,491237699985504</text:p>
          </table:table-cell>
          <table:table-cell office:value-type="float" office:value="0.223855510354042" calcext:value-type="float">
            <text:p>0,223855510354042</text:p>
          </table:table-cell>
          <table:table-cell office:value-type="float" office:value="6.66671562194824" calcext:value-type="float">
            <text:p>6,66671562194824</text:p>
          </table:table-cell>
          <table:table-cell office:value-type="float" office:value="6.6904411315918" calcext:value-type="float">
            <text:p>6,690441131591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1.6293853521347" calcext:value-type="float">
            <text:p>1,6293853521347</text:p>
          </table:table-cell>
          <table:table-cell office:value-type="float" office:value="0.554121434688568" calcext:value-type="float">
            <text:p>0,554121434688568</text:p>
          </table:table-cell>
          <table:table-cell office:value-type="float" office:value="0.491461992263794" calcext:value-type="float">
            <text:p>0,491461992263794</text:p>
          </table:table-cell>
          <table:table-cell office:value-type="float" office:value="0.22778856754303" calcext:value-type="float">
            <text:p>0,22778856754303</text:p>
          </table:table-cell>
          <table:table-cell office:value-type="float" office:value="6.76592254638672" calcext:value-type="float">
            <text:p>6,76592254638672</text:p>
          </table:table-cell>
          <table:table-cell office:value-type="float" office:value="6.75714063644409" calcext:value-type="float">
            <text:p>6,7571406364440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1.63284265995026" calcext:value-type="float">
            <text:p>1,63284265995026</text:p>
          </table:table-cell>
          <table:table-cell office:value-type="float" office:value="0.526574671268463" calcext:value-type="float">
            <text:p>0,526574671268463</text:p>
          </table:table-cell>
          <table:table-cell office:value-type="float" office:value="0.481513738632202" calcext:value-type="float">
            <text:p>0,481513738632202</text:p>
          </table:table-cell>
          <table:table-cell office:value-type="float" office:value="0.214144870638847" calcext:value-type="float">
            <text:p>0,214144870638847</text:p>
          </table:table-cell>
          <table:table-cell office:value-type="float" office:value="7.04053497314453" calcext:value-type="float">
            <text:p>7,04053497314453</text:p>
          </table:table-cell>
          <table:table-cell office:value-type="float" office:value="7.04616546630859" calcext:value-type="float">
            <text:p>7,046165466308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1.62834048271179" calcext:value-type="float">
            <text:p>1,62834048271179</text:p>
          </table:table-cell>
          <table:table-cell office:value-type="float" office:value="0.524158179759979" calcext:value-type="float">
            <text:p>0,524158179759979</text:p>
          </table:table-cell>
          <table:table-cell office:value-type="float" office:value="0.469251811504364" calcext:value-type="float">
            <text:p>0,469251811504364</text:p>
          </table:table-cell>
          <table:table-cell office:value-type="float" office:value="0.202682986855507" calcext:value-type="float">
            <text:p>0,202682986855507</text:p>
          </table:table-cell>
          <table:table-cell office:value-type="float" office:value="7.35252094268799" calcext:value-type="float">
            <text:p>7,35252094268799</text:p>
          </table:table-cell>
          <table:table-cell office:value-type="float" office:value="7.33981609344482" calcext:value-type="float">
            <text:p>7,3398160934448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1.63980615139008" calcext:value-type="float">
            <text:p>1,63980615139008</text:p>
          </table:table-cell>
          <table:table-cell office:value-type="float" office:value="0.519609749317169" calcext:value-type="float">
            <text:p>0,519609749317169</text:p>
          </table:table-cell>
          <table:table-cell office:value-type="float" office:value="0.485812455415726" calcext:value-type="float">
            <text:p>0,485812455415726</text:p>
          </table:table-cell>
          <table:table-cell office:value-type="float" office:value="0.21143938601017" calcext:value-type="float">
            <text:p>0,21143938601017</text:p>
          </table:table-cell>
          <table:table-cell office:value-type="float" office:value="7.69809627532959" calcext:value-type="float">
            <text:p>7,69809627532959</text:p>
          </table:table-cell>
          <table:table-cell office:value-type="float" office:value="7.68087291717529" calcext:value-type="float">
            <text:p>7,6808729171752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.63882052898407" calcext:value-type="float">
            <text:p>1,63882052898407</text:p>
          </table:table-cell>
          <table:table-cell office:value-type="float" office:value="0.522435307502747" calcext:value-type="float">
            <text:p>0,522435307502747</text:p>
          </table:table-cell>
          <table:table-cell office:value-type="float" office:value="0.48550745844841" calcext:value-type="float">
            <text:p>0,48550745844841</text:p>
          </table:table-cell>
          <table:table-cell office:value-type="float" office:value="0.234523087739944" calcext:value-type="float">
            <text:p>0,234523087739944</text:p>
          </table:table-cell>
          <table:table-cell office:value-type="float" office:value="8.07129192352295" calcext:value-type="float">
            <text:p>8,07129192352295</text:p>
          </table:table-cell>
          <table:table-cell office:value-type="float" office:value="8.06040096282959" calcext:value-type="float">
            <text:p>8,060400962829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1.64502739906311" calcext:value-type="float">
            <text:p>1,64502739906311</text:p>
          </table:table-cell>
          <table:table-cell office:value-type="float" office:value="0.515361189842224" calcext:value-type="float">
            <text:p>0,515361189842224</text:p>
          </table:table-cell>
          <table:table-cell office:value-type="float" office:value="0.467045992612839" calcext:value-type="float">
            <text:p>0,467045992612839</text:p>
          </table:table-cell>
          <table:table-cell office:value-type="float" office:value="0.222827032208443" calcext:value-type="float">
            <text:p>0,222827032208443</text:p>
          </table:table-cell>
          <table:table-cell office:value-type="float" office:value="8.47997856140137" calcext:value-type="float">
            <text:p>8,47997856140137</text:p>
          </table:table-cell>
          <table:table-cell office:value-type="float" office:value="8.47888660430908" calcext:value-type="float">
            <text:p>8,4788866043090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1.6520277261734" calcext:value-type="float">
            <text:p>1,6520277261734</text:p>
          </table:table-cell>
          <table:table-cell office:value-type="float" office:value="0.518263697624207" calcext:value-type="float">
            <text:p>0,518263697624207</text:p>
          </table:table-cell>
          <table:table-cell office:value-type="float" office:value="0.473509877920151" calcext:value-type="float">
            <text:p>0,473509877920151</text:p>
          </table:table-cell>
          <table:table-cell office:value-type="float" office:value="0.232822999358177" calcext:value-type="float">
            <text:p>0,232822999358177</text:p>
          </table:table-cell>
          <table:table-cell office:value-type="float" office:value="8.95731163024902" calcext:value-type="float">
            <text:p>8,95731163024902</text:p>
          </table:table-cell>
          <table:table-cell office:value-type="float" office:value="8.94290351867676" calcext:value-type="float">
            <text:p>8,9429035186767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1.66140305995941" calcext:value-type="float">
            <text:p>1,66140305995941</text:p>
          </table:table-cell>
          <table:table-cell office:value-type="float" office:value="0.507958233356476" calcext:value-type="float">
            <text:p>0,507958233356476</text:p>
          </table:table-cell>
          <table:table-cell office:value-type="float" office:value="0.442604720592499" calcext:value-type="float">
            <text:p>0,442604720592499</text:p>
          </table:table-cell>
          <table:table-cell office:value-type="float" office:value="0.218001618981361" calcext:value-type="float">
            <text:p>0,218001618981361</text:p>
          </table:table-cell>
          <table:table-cell office:value-type="float" office:value="9.46708583831787" calcext:value-type="float">
            <text:p>9,46708583831787</text:p>
          </table:table-cell>
          <table:table-cell office:value-type="float" office:value="9.46919918060303" calcext:value-type="float">
            <text:p>9,4691991806030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1.67017948627472" calcext:value-type="float">
            <text:p>1,67017948627472</text:p>
          </table:table-cell>
          <table:table-cell office:value-type="float" office:value="0.50326418876648" calcext:value-type="float">
            <text:p>0,50326418876648</text:p>
          </table:table-cell>
          <table:table-cell office:value-type="float" office:value="0.498421221971512" calcext:value-type="float">
            <text:p>0,498421221971512</text:p>
          </table:table-cell>
          <table:table-cell office:value-type="float" office:value="0.211243748664856" calcext:value-type="float">
            <text:p>0,211243748664856</text:p>
          </table:table-cell>
          <table:table-cell office:value-type="float" office:value="6.74620914459229" calcext:value-type="float">
            <text:p>6,74620914459229</text:p>
          </table:table-cell>
          <table:table-cell office:value-type="float" office:value="6.76848888397217" calcext:value-type="float">
            <text:p>6,7684888839721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.67696511745453" calcext:value-type="float">
            <text:p>1,67696511745453</text:p>
          </table:table-cell>
          <table:table-cell office:value-type="float" office:value="0.494225829839706" calcext:value-type="float">
            <text:p>0,494225829839706</text:p>
          </table:table-cell>
          <table:table-cell office:value-type="float" office:value="0.47539833188057" calcext:value-type="float">
            <text:p>0,47539833188057</text:p>
          </table:table-cell>
          <table:table-cell office:value-type="float" office:value="0.199397996068001" calcext:value-type="float">
            <text:p>0,199397996068001</text:p>
          </table:table-cell>
          <table:table-cell office:value-type="float" office:value="6.71585083007813" calcext:value-type="float">
            <text:p>6,71585083007813</text:p>
          </table:table-cell>
          <table:table-cell office:value-type="float" office:value="6.71966409683228" calcext:value-type="float">
            <text:p>6,7196640968322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.69957423210144" calcext:value-type="float">
            <text:p>1,69957423210144</text:p>
          </table:table-cell>
          <table:table-cell office:value-type="float" office:value="0.509516656398773" calcext:value-type="float">
            <text:p>0,509516656398773</text:p>
          </table:table-cell>
          <table:table-cell office:value-type="float" office:value="0.470694124698639" calcext:value-type="float">
            <text:p>0,470694124698639</text:p>
          </table:table-cell>
          <table:table-cell office:value-type="float" office:value="0.222271233797073" calcext:value-type="float">
            <text:p>0,222271233797073</text:p>
          </table:table-cell>
          <table:table-cell office:value-type="float" office:value="6.72480869293213" calcext:value-type="float">
            <text:p>6,72480869293213</text:p>
          </table:table-cell>
          <table:table-cell office:value-type="float" office:value="6.70197725296021" calcext:value-type="float">
            <text:p>6,7019772529602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1.69284081459045" calcext:value-type="float">
            <text:p>1,69284081459045</text:p>
          </table:table-cell>
          <table:table-cell office:value-type="float" office:value="0.494703054428101" calcext:value-type="float">
            <text:p>0,494703054428101</text:p>
          </table:table-cell>
          <table:table-cell office:value-type="float" office:value="0.457354933023453" calcext:value-type="float">
            <text:p>0,457354933023453</text:p>
          </table:table-cell>
          <table:table-cell office:value-type="float" office:value="0.213769033551216" calcext:value-type="float">
            <text:p>0,213769033551216</text:p>
          </table:table-cell>
          <table:table-cell office:value-type="float" office:value="6.68110704421997" calcext:value-type="float">
            <text:p>6,68110704421997</text:p>
          </table:table-cell>
          <table:table-cell office:value-type="float" office:value="6.67015504837036" calcext:value-type="float">
            <text:p>6,6701550483703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.71119666099548" calcext:value-type="float">
            <text:p>1,71119666099548</text:p>
          </table:table-cell>
          <table:table-cell office:value-type="float" office:value="0.472460001707077" calcext:value-type="float">
            <text:p>0,472460001707077</text:p>
          </table:table-cell>
          <table:table-cell office:value-type="float" office:value="0.452256232500076" calcext:value-type="float">
            <text:p>0,452256232500076</text:p>
          </table:table-cell>
          <table:table-cell office:value-type="float" office:value="0.216925352811813" calcext:value-type="float">
            <text:p>0,216925352811813</text:p>
          </table:table-cell>
          <table:table-cell office:value-type="float" office:value="6.65117311477661" calcext:value-type="float">
            <text:p>6,65117311477661</text:p>
          </table:table-cell>
          <table:table-cell office:value-type="float" office:value="6.66702842712402" calcext:value-type="float">
            <text:p>6,6670284271240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1.72375094890594" calcext:value-type="float">
            <text:p>1,72375094890594</text:p>
          </table:table-cell>
          <table:table-cell office:value-type="float" office:value="0.44155016541481" calcext:value-type="float">
            <text:p>0,44155016541481</text:p>
          </table:table-cell>
          <table:table-cell office:value-type="float" office:value="0.454729974269867" calcext:value-type="float">
            <text:p>0,454729974269867</text:p>
          </table:table-cell>
          <table:table-cell office:value-type="float" office:value="0.204912275075912" calcext:value-type="float">
            <text:p>0,204912275075912</text:p>
          </table:table-cell>
          <table:table-cell office:value-type="float" office:value="6.64394187927246" calcext:value-type="float">
            <text:p>6,64394187927246</text:p>
          </table:table-cell>
          <table:table-cell office:value-type="float" office:value="6.63755178451538" calcext:value-type="float">
            <text:p>6,637551784515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.72279846668243" calcext:value-type="float">
            <text:p>1,72279846668243</text:p>
          </table:table-cell>
          <table:table-cell office:value-type="float" office:value="0.402565091848373" calcext:value-type="float">
            <text:p>0,402565091848373</text:p>
          </table:table-cell>
          <table:table-cell office:value-type="float" office:value="0.448471784591675" calcext:value-type="float">
            <text:p>0,448471784591675</text:p>
          </table:table-cell>
          <table:table-cell office:value-type="float" office:value="0.230572327971458" calcext:value-type="float">
            <text:p>0,230572327971458</text:p>
          </table:table-cell>
          <table:table-cell office:value-type="float" office:value="6.61774063110352" calcext:value-type="float">
            <text:p>6,61774063110352</text:p>
          </table:table-cell>
          <table:table-cell office:value-type="float" office:value="6.62289953231812" calcext:value-type="float">
            <text:p>6,6228995323181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.74962723255157" calcext:value-type="float">
            <text:p>1,74962723255157</text:p>
          </table:table-cell>
          <table:table-cell office:value-type="float" office:value="0.379636406898499" calcext:value-type="float">
            <text:p>0,379636406898499</text:p>
          </table:table-cell>
          <table:table-cell office:value-type="float" office:value="0.448798477649689" calcext:value-type="float">
            <text:p>0,448798477649689</text:p>
          </table:table-cell>
          <table:table-cell office:value-type="float" office:value="0.206295624375343" calcext:value-type="float">
            <text:p>0,206295624375343</text:p>
          </table:table-cell>
          <table:table-cell office:value-type="float" office:value="6.60304021835327" calcext:value-type="float">
            <text:p>6,60304021835327</text:p>
          </table:table-cell>
          <table:table-cell office:value-type="float" office:value="6.5973334312439" calcext:value-type="float">
            <text:p>6,597333431243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1.75074863433838" calcext:value-type="float">
            <text:p>1,75074863433838</text:p>
          </table:table-cell>
          <table:table-cell office:value-type="float" office:value="0.345111876726151" calcext:value-type="float">
            <text:p>0,345111876726151</text:p>
          </table:table-cell>
          <table:table-cell office:value-type="float" office:value="0.452542573213577" calcext:value-type="float">
            <text:p>0,452542573213577</text:p>
          </table:table-cell>
          <table:table-cell office:value-type="float" office:value="0.213329091668129" calcext:value-type="float">
            <text:p>0,213329091668129</text:p>
          </table:table-cell>
          <table:table-cell office:value-type="float" office:value="6.58990287780762" calcext:value-type="float">
            <text:p>6,58990287780762</text:p>
          </table:table-cell>
          <table:table-cell office:value-type="float" office:value="6.59955024719238" calcext:value-type="float">
            <text:p>6,599550247192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1.75447559356689" calcext:value-type="float">
            <text:p>1,75447559356689</text:p>
          </table:table-cell>
          <table:table-cell office:value-type="float" office:value="0.320352584123611" calcext:value-type="float">
            <text:p>0,320352584123611</text:p>
          </table:table-cell>
          <table:table-cell office:value-type="float" office:value="0.446362853050232" calcext:value-type="float">
            <text:p>0,446362853050232</text:p>
          </table:table-cell>
          <table:table-cell office:value-type="float" office:value="0.217303350567818" calcext:value-type="float">
            <text:p>0,217303350567818</text:p>
          </table:table-cell>
          <table:table-cell office:value-type="float" office:value="6.58267831802368" calcext:value-type="float">
            <text:p>6,58267831802368</text:p>
          </table:table-cell>
          <table:table-cell office:value-type="float" office:value="6.57866334915161" calcext:value-type="float">
            <text:p>6,5786633491516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1.7850638628006" calcext:value-type="float">
            <text:p>1,7850638628006</text:p>
          </table:table-cell>
          <table:table-cell office:value-type="float" office:value="0.309553503990173" calcext:value-type="float">
            <text:p>0,309553503990173</text:p>
          </table:table-cell>
          <table:table-cell office:value-type="float" office:value="0.45950847864151" calcext:value-type="float">
            <text:p>0,45950847864151</text:p>
          </table:table-cell>
          <table:table-cell office:value-type="float" office:value="0.206174269318581" calcext:value-type="float">
            <text:p>0,206174269318581</text:p>
          </table:table-cell>
          <table:table-cell office:value-type="float" office:value="6.57764768600464" calcext:value-type="float">
            <text:p>6,57764768600464</text:p>
          </table:table-cell>
          <table:table-cell office:value-type="float" office:value="6.56856870651245" calcext:value-type="float">
            <text:p>6,5685687065124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.78641784191132" calcext:value-type="float">
            <text:p>1,78641784191132</text:p>
          </table:table-cell>
          <table:table-cell office:value-type="float" office:value="0.276167631149292" calcext:value-type="float">
            <text:p>0,276167631149292</text:p>
          </table:table-cell>
          <table:table-cell office:value-type="float" office:value="0.448551833629608" calcext:value-type="float">
            <text:p>0,448551833629608</text:p>
          </table:table-cell>
          <table:table-cell office:value-type="float" office:value="0.223442241549492" calcext:value-type="float">
            <text:p>0,223442241549492</text:p>
          </table:table-cell>
          <table:table-cell office:value-type="float" office:value="6.5864462852478" calcext:value-type="float">
            <text:p>6,5864462852478</text:p>
          </table:table-cell>
          <table:table-cell office:value-type="float" office:value="6.56134462356567" calcext:value-type="float">
            <text:p>6,5613446235656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1.8222541809082" calcext:value-type="float">
            <text:p>1,8222541809082</text:p>
          </table:table-cell>
          <table:table-cell office:value-type="float" office:value="0.282526761293411" calcext:value-type="float">
            <text:p>0,282526761293411</text:p>
          </table:table-cell>
          <table:table-cell office:value-type="float" office:value="0.449597150087357" calcext:value-type="float">
            <text:p>0,449597150087357</text:p>
          </table:table-cell>
          <table:table-cell office:value-type="float" office:value="0.202048197388649" calcext:value-type="float">
            <text:p>0,202048197388649</text:p>
          </table:table-cell>
          <table:table-cell office:value-type="float" office:value="6.56274747848511" calcext:value-type="float">
            <text:p>6,56274747848511</text:p>
          </table:table-cell>
          <table:table-cell office:value-type="float" office:value="6.56224155426025" calcext:value-type="float">
            <text:p>6,562241554260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1.8179030418396" calcext:value-type="float">
            <text:p>1,8179030418396</text:p>
          </table:table-cell>
          <table:table-cell office:value-type="float" office:value="0.293764233589172" calcext:value-type="float">
            <text:p>0,293764233589172</text:p>
          </table:table-cell>
          <table:table-cell office:value-type="float" office:value="0.443202048540115" calcext:value-type="float">
            <text:p>0,443202048540115</text:p>
          </table:table-cell>
          <table:table-cell office:value-type="float" office:value="0.227253064513206" calcext:value-type="float">
            <text:p>0,227253064513206</text:p>
          </table:table-cell>
          <table:table-cell office:value-type="float" office:value="6.54929351806641" calcext:value-type="float">
            <text:p>6,54929351806641</text:p>
          </table:table-cell>
          <table:table-cell office:value-type="float" office:value="6.56067800521851" calcext:value-type="float">
            <text:p>6,560678005218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1.83236050605774" calcext:value-type="float">
            <text:p>1,83236050605774</text:p>
          </table:table-cell>
          <table:table-cell office:value-type="float" office:value="0.290590584278107" calcext:value-type="float">
            <text:p>0,290590584278107</text:p>
          </table:table-cell>
          <table:table-cell office:value-type="float" office:value="0.461143285036087" calcext:value-type="float">
            <text:p>0,461143285036087</text:p>
          </table:table-cell>
          <table:table-cell office:value-type="float" office:value="0.212190508842468" calcext:value-type="float">
            <text:p>0,212190508842468</text:p>
          </table:table-cell>
          <table:table-cell office:value-type="float" office:value="6.55163526535034" calcext:value-type="float">
            <text:p>6,55163526535034</text:p>
          </table:table-cell>
          <table:table-cell office:value-type="float" office:value="6.54154586791992" calcext:value-type="float">
            <text:p>6,5415458679199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1.84674513339996" calcext:value-type="float">
            <text:p>1,84674513339996</text:p>
          </table:table-cell>
          <table:table-cell office:value-type="float" office:value="0.276544719934463" calcext:value-type="float">
            <text:p>0,276544719934463</text:p>
          </table:table-cell>
          <table:table-cell office:value-type="float" office:value="0.446694493293762" calcext:value-type="float">
            <text:p>0,446694493293762</text:p>
          </table:table-cell>
          <table:table-cell office:value-type="float" office:value="0.202620163559914" calcext:value-type="float">
            <text:p>0,202620163559914</text:p>
          </table:table-cell>
          <table:table-cell office:value-type="float" office:value="6.54195261001587" calcext:value-type="float">
            <text:p>6,54195261001587</text:p>
          </table:table-cell>
          <table:table-cell office:value-type="float" office:value="6.55803346633911" calcext:value-type="float">
            <text:p>6,558033466339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.80546319484711" calcext:value-type="float">
            <text:p>1,80546319484711</text:p>
          </table:table-cell>
          <table:table-cell office:value-type="float" office:value="0.284731596708298" calcext:value-type="float">
            <text:p>0,284731596708298</text:p>
          </table:table-cell>
          <table:table-cell office:value-type="float" office:value="0.474401921033859" calcext:value-type="float">
            <text:p>0,474401921033859</text:p>
          </table:table-cell>
          <table:table-cell office:value-type="float" office:value="0.190281197428703" calcext:value-type="float">
            <text:p>0,190281197428703</text:p>
          </table:table-cell>
          <table:table-cell office:value-type="float" office:value="6.55944490432739" calcext:value-type="float">
            <text:p>6,55944490432739</text:p>
          </table:table-cell>
          <table:table-cell office:value-type="float" office:value="6.54339075088501" calcext:value-type="float">
            <text:p>6,5433907508850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1.76391756534576" calcext:value-type="float">
            <text:p>1,76391756534576</text:p>
          </table:table-cell>
          <table:table-cell office:value-type="float" office:value="0.282457202672958" calcext:value-type="float">
            <text:p>0,282457202672958</text:p>
          </table:table-cell>
          <table:table-cell office:value-type="float" office:value="0.460635155439377" calcext:value-type="float">
            <text:p>0,460635155439377</text:p>
          </table:table-cell>
          <table:table-cell office:value-type="float" office:value="0.191380858421326" calcext:value-type="float">
            <text:p>0,191380858421326</text:p>
          </table:table-cell>
          <table:table-cell office:value-type="float" office:value="6.55518627166748" calcext:value-type="float">
            <text:p>6,55518627166748</text:p>
          </table:table-cell>
          <table:table-cell office:value-type="float" office:value="6.55213308334351" calcext:value-type="float">
            <text:p>6,552133083343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1.71485137939453" calcext:value-type="float">
            <text:p>1,71485137939453</text:p>
          </table:table-cell>
          <table:table-cell office:value-type="float" office:value="0.286158472299576" calcext:value-type="float">
            <text:p>0,286158472299576</text:p>
          </table:table-cell>
          <table:table-cell office:value-type="float" office:value="0.448558151721954" calcext:value-type="float">
            <text:p>0,448558151721954</text:p>
          </table:table-cell>
          <table:table-cell office:value-type="float" office:value="0.195477932691574" calcext:value-type="float">
            <text:p>0,195477932691574</text:p>
          </table:table-cell>
          <table:table-cell office:value-type="float" office:value="6.55871820449829" calcext:value-type="float">
            <text:p>6,55871820449829</text:p>
          </table:table-cell>
          <table:table-cell office:value-type="float" office:value="6.55137348175049" calcext:value-type="float">
            <text:p>6,5513734817504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1.67406702041626" calcext:value-type="float">
            <text:p>1,67406702041626</text:p>
          </table:table-cell>
          <table:table-cell office:value-type="float" office:value="0.28755795955658" calcext:value-type="float">
            <text:p>0,28755795955658</text:p>
          </table:table-cell>
          <table:table-cell office:value-type="float" office:value="0.467724084854126" calcext:value-type="float">
            <text:p>0,467724084854126</text:p>
          </table:table-cell>
          <table:table-cell office:value-type="float" office:value="0.185214757919312" calcext:value-type="float">
            <text:p>0,185214757919312</text:p>
          </table:table-cell>
          <table:table-cell office:value-type="float" office:value="6.57333087921143" calcext:value-type="float">
            <text:p>6,57333087921143</text:p>
          </table:table-cell>
          <table:table-cell office:value-type="float" office:value="6.54465293884277" calcext:value-type="float">
            <text:p>6,5446529388427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1.62991738319397" calcext:value-type="float">
            <text:p>1,62991738319397</text:p>
          </table:table-cell>
          <table:table-cell office:value-type="float" office:value="0.284102231264114" calcext:value-type="float">
            <text:p>0,284102231264114</text:p>
          </table:table-cell>
          <table:table-cell office:value-type="float" office:value="0.46089431643486" calcext:value-type="float">
            <text:p>0,46089431643486</text:p>
          </table:table-cell>
          <table:table-cell office:value-type="float" office:value="0.210216403007507" calcext:value-type="float">
            <text:p>0,210216403007507</text:p>
          </table:table-cell>
          <table:table-cell office:value-type="float" office:value="6.54607057571411" calcext:value-type="float">
            <text:p>6,54607057571411</text:p>
          </table:table-cell>
          <table:table-cell office:value-type="float" office:value="6.57574510574341" calcext:value-type="float">
            <text:p>6,575745105743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1.59758877754211" calcext:value-type="float">
            <text:p>1,59758877754211</text:p>
          </table:table-cell>
          <table:table-cell office:value-type="float" office:value="0.290988922119141" calcext:value-type="float">
            <text:p>0,290988922119141</text:p>
          </table:table-cell>
          <table:table-cell office:value-type="float" office:value="0.48992845416069" calcext:value-type="float">
            <text:p>0,48992845416069</text:p>
          </table:table-cell>
          <table:table-cell office:value-type="float" office:value="0.218001797795296" calcext:value-type="float">
            <text:p>0,218001797795296</text:p>
          </table:table-cell>
          <table:table-cell office:value-type="float" office:value="6.57647943496704" calcext:value-type="float">
            <text:p>6,57647943496704</text:p>
          </table:table-cell>
          <table:table-cell office:value-type="float" office:value="6.59227848052979" calcext:value-type="float">
            <text:p>6,592278480529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1.564861536026" calcext:value-type="float">
            <text:p>1,564861536026</text:p>
          </table:table-cell>
          <table:table-cell office:value-type="float" office:value="0.28480389714241" calcext:value-type="float">
            <text:p>0,28480389714241</text:p>
          </table:table-cell>
          <table:table-cell office:value-type="float" office:value="0.462375521659851" calcext:value-type="float">
            <text:p>0,462375521659851</text:p>
          </table:table-cell>
          <table:table-cell office:value-type="float" office:value="0.216791346669197" calcext:value-type="float">
            <text:p>0,216791346669197</text:p>
          </table:table-cell>
          <table:table-cell office:value-type="float" office:value="6.58295965194702" calcext:value-type="float">
            <text:p>6,58295965194702</text:p>
          </table:table-cell>
          <table:table-cell office:value-type="float" office:value="6.58367300033569" calcext:value-type="float">
            <text:p>6,5836730003356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.52450263500214" calcext:value-type="float">
            <text:p>1,52450263500214</text:p>
          </table:table-cell>
          <table:table-cell office:value-type="float" office:value="0.27874219417572" calcext:value-type="float">
            <text:p>0,27874219417572</text:p>
          </table:table-cell>
          <table:table-cell office:value-type="float" office:value="0.450271457433701" calcext:value-type="float">
            <text:p>0,450271457433701</text:p>
          </table:table-cell>
          <table:table-cell office:value-type="float" office:value="0.213738784193993" calcext:value-type="float">
            <text:p>0,213738784193993</text:p>
          </table:table-cell>
          <table:table-cell office:value-type="float" office:value="6.58338117599487" calcext:value-type="float">
            <text:p>6,58338117599487</text:p>
          </table:table-cell>
          <table:table-cell office:value-type="float" office:value="6.60548114776611" calcext:value-type="float">
            <text:p>6,605481147766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1.51805138587952" calcext:value-type="float">
            <text:p>1,51805138587952</text:p>
          </table:table-cell>
          <table:table-cell office:value-type="float" office:value="0.277667135000229" calcext:value-type="float">
            <text:p>0,277667135000229</text:p>
          </table:table-cell>
          <table:table-cell office:value-type="float" office:value="0.439353555440903" calcext:value-type="float">
            <text:p>0,439353555440903</text:p>
          </table:table-cell>
          <table:table-cell office:value-type="float" office:value="0.187736764550209" calcext:value-type="float">
            <text:p>0,187736764550209</text:p>
          </table:table-cell>
          <table:table-cell office:value-type="float" office:value="6.6061577796936" calcext:value-type="float">
            <text:p>6,6061577796936</text:p>
          </table:table-cell>
          <table:table-cell office:value-type="float" office:value="6.58080768585205" calcext:value-type="float">
            <text:p>6,5808076858520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1.4772629737854" calcext:value-type="float">
            <text:p>1,4772629737854</text:p>
          </table:table-cell>
          <table:table-cell office:value-type="float" office:value="0.279640793800354" calcext:value-type="float">
            <text:p>0,279640793800354</text:p>
          </table:table-cell>
          <table:table-cell office:value-type="float" office:value="0.45458397269249" calcext:value-type="float">
            <text:p>0,45458397269249</text:p>
          </table:table-cell>
          <table:table-cell office:value-type="float" office:value="0.213396593928337" calcext:value-type="float">
            <text:p>0,213396593928337</text:p>
          </table:table-cell>
          <table:table-cell office:value-type="float" office:value="6.60519647598267" calcext:value-type="float">
            <text:p>6,60519647598267</text:p>
          </table:table-cell>
          <table:table-cell office:value-type="float" office:value="6.60537719726563" calcext:value-type="float">
            <text:p>6,6053771972656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0.183575615286827" calcext:value-type="float">
            <text:p>0,183575615286827</text:p>
          </table:table-cell>
          <table:table-cell office:value-type="float" office:value="0.19001916050911" calcext:value-type="float">
            <text:p>0,19001916050911</text:p>
          </table:table-cell>
          <table:table-cell office:value-type="float" office:value="0.183395132422447" calcext:value-type="float">
            <text:p>0,183395132422447</text:p>
          </table:table-cell>
          <table:table-cell office:value-type="float" office:value="0.181316390633583" calcext:value-type="float">
            <text:p>0,181316390633583</text:p>
          </table:table-cell>
          <table:table-cell office:value-type="float" office:value="0.179492354393005" calcext:value-type="float">
            <text:p>0,179492354393005</text:p>
          </table:table-cell>
          <table:table-cell office:value-type="float" office:value="0.187490701675415" calcext:value-type="float">
            <text:p>0,187490701675415</text:p>
          </table:table-cell>
          <table:table-cell office:value-type="float" office:value="0.198668956756592" calcext:value-type="float">
            <text:p>0,198668956756592</text:p>
          </table:table-cell>
          <table:table-cell office:value-type="float" office:value="0.182749941945076" calcext:value-type="float">
            <text:p>0,182749941945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float" office:value="0.168843269348145" calcext:value-type="float">
            <text:p>0,168843269348145</text:p>
          </table:table-cell>
          <table:table-cell office:value-type="float" office:value="0.17118427157402" calcext:value-type="float">
            <text:p>0,17118427157402</text:p>
          </table:table-cell>
          <table:table-cell office:value-type="float" office:value="0.175621032714844" calcext:value-type="float">
            <text:p>0,175621032714844</text:p>
          </table:table-cell>
          <table:table-cell office:value-type="float" office:value="0.192945674061775" calcext:value-type="float">
            <text:p>0,192945674061775</text:p>
          </table:table-cell>
          <table:table-cell office:value-type="float" office:value="0.177931949496269" calcext:value-type="float">
            <text:p>0,177931949496269</text:p>
          </table:table-cell>
          <table:table-cell office:value-type="float" office:value="0.190135359764099" calcext:value-type="float">
            <text:p>0,190135359764099</text:p>
          </table:table-cell>
          <table:table-cell office:value-type="float" office:value="0.18079075217247" calcext:value-type="float">
            <text:p>0,18079075217247</text:p>
          </table:table-cell>
          <table:table-cell office:value-type="float" office:value="0.168119415640831" calcext:value-type="float">
            <text:p>0,1681194156408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0.178782194852829" calcext:value-type="float">
            <text:p>0,178782194852829</text:p>
          </table:table-cell>
          <table:table-cell office:value-type="float" office:value="0.186824262142181" calcext:value-type="float">
            <text:p>0,186824262142181</text:p>
          </table:table-cell>
          <table:table-cell office:value-type="float" office:value="0.181978553533554" calcext:value-type="float">
            <text:p>0,181978553533554</text:p>
          </table:table-cell>
          <table:table-cell office:value-type="float" office:value="0.170889645814896" calcext:value-type="float">
            <text:p>0,170889645814896</text:p>
          </table:table-cell>
          <table:table-cell office:value-type="float" office:value="0.179683104157448" calcext:value-type="float">
            <text:p>0,179683104157448</text:p>
          </table:table-cell>
          <table:table-cell office:value-type="float" office:value="0.191121384501457" calcext:value-type="float">
            <text:p>0,191121384501457</text:p>
          </table:table-cell>
          <table:table-cell office:value-type="float" office:value="0.17441999912262" calcext:value-type="float">
            <text:p>0,17441999912262</text:p>
          </table:table-cell>
          <table:table-cell office:value-type="float" office:value="0.183265790343285" calcext:value-type="float">
            <text:p>0,1832657903432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0.179501861333847" calcext:value-type="float">
            <text:p>0,179501861333847</text:p>
          </table:table-cell>
          <table:table-cell office:value-type="float" office:value="0.179147839546204" calcext:value-type="float">
            <text:p>0,179147839546204</text:p>
          </table:table-cell>
          <table:table-cell office:value-type="float" office:value="0.18949268758297" calcext:value-type="float">
            <text:p>0,18949268758297</text:p>
          </table:table-cell>
          <table:table-cell office:value-type="float" office:value="0.179006993770599" calcext:value-type="float">
            <text:p>0,179006993770599</text:p>
          </table:table-cell>
          <table:table-cell office:value-type="float" office:value="0.183343172073364" calcext:value-type="float">
            <text:p>0,183343172073364</text:p>
          </table:table-cell>
          <table:table-cell office:value-type="float" office:value="0.18123260140419" calcext:value-type="float">
            <text:p>0,18123260140419</text:p>
          </table:table-cell>
          <table:table-cell office:value-type="float" office:value="0.171807914972305" calcext:value-type="float">
            <text:p>0,171807914972305</text:p>
          </table:table-cell>
          <table:table-cell office:value-type="float" office:value="0.19225138425827" calcext:value-type="float">
            <text:p>0,192251384258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0.18767474591732" calcext:value-type="float">
            <text:p>0,18767474591732</text:p>
          </table:table-cell>
          <table:table-cell office:value-type="float" office:value="0.185601487755775" calcext:value-type="float">
            <text:p>0,185601487755775</text:p>
          </table:table-cell>
          <table:table-cell office:value-type="float" office:value="0.183374017477036" calcext:value-type="float">
            <text:p>0,183374017477036</text:p>
          </table:table-cell>
          <table:table-cell office:value-type="float" office:value="0.18631187081337" calcext:value-type="float">
            <text:p>0,18631187081337</text:p>
          </table:table-cell>
          <table:table-cell office:value-type="float" office:value="0.178640723228455" calcext:value-type="float">
            <text:p>0,178640723228455</text:p>
          </table:table-cell>
          <table:table-cell office:value-type="float" office:value="0.187041416764259" calcext:value-type="float">
            <text:p>0,187041416764259</text:p>
          </table:table-cell>
          <table:table-cell office:value-type="float" office:value="0.182805791497231" calcext:value-type="float">
            <text:p>0,182805791497231</text:p>
          </table:table-cell>
          <table:table-cell office:value-type="float" office:value="0.172672137618065" calcext:value-type="float">
            <text:p>0,1726721376180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float" office:value="1.32953631877899" calcext:value-type="float">
            <text:p>1,32953631877899</text:p>
          </table:table-cell>
          <table:table-cell office:value-type="float" office:value="0.251632839441299" calcext:value-type="float">
            <text:p>0,251632839441299</text:p>
          </table:table-cell>
          <table:table-cell office:value-type="float" office:value="0.472455888986587" calcext:value-type="float">
            <text:p>0,472455888986587</text:p>
          </table:table-cell>
          <table:table-cell office:value-type="float" office:value="0.208987921476364" calcext:value-type="float">
            <text:p>0,208987921476364</text:p>
          </table:table-cell>
          <table:table-cell office:value-type="float" office:value="6.73910140991211" calcext:value-type="float">
            <text:p>6,73910140991211</text:p>
          </table:table-cell>
          <table:table-cell office:value-type="float" office:value="6.73953580856323" calcext:value-type="float">
            <text:p>6,7395358085632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.29348862171173" calcext:value-type="float">
            <text:p>1,29348862171173</text:p>
          </table:table-cell>
          <table:table-cell office:value-type="float" office:value="0.267953932285309" calcext:value-type="float">
            <text:p>0,267953932285309</text:p>
          </table:table-cell>
          <table:table-cell office:value-type="float" office:value="0.479440897703171" calcext:value-type="float">
            <text:p>0,479440897703171</text:p>
          </table:table-cell>
          <table:table-cell office:value-type="float" office:value="0.222320109605789" calcext:value-type="float">
            <text:p>0,222320109605789</text:p>
          </table:table-cell>
          <table:table-cell office:value-type="float" office:value="6.76436281204224" calcext:value-type="float">
            <text:p>6,76436281204224</text:p>
          </table:table-cell>
          <table:table-cell office:value-type="float" office:value="6.75874948501587" calcext:value-type="float">
            <text:p>6,7587494850158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1.3064923286438" calcext:value-type="float">
            <text:p>1,3064923286438</text:p>
          </table:table-cell>
          <table:table-cell office:value-type="float" office:value="0.262216359376907" calcext:value-type="float">
            <text:p>0,262216359376907</text:p>
          </table:table-cell>
          <table:table-cell office:value-type="float" office:value="0.450849324464798" calcext:value-type="float">
            <text:p>0,450849324464798</text:p>
          </table:table-cell>
          <table:table-cell office:value-type="float" office:value="0.22337195277214" calcext:value-type="float">
            <text:p>0,22337195277214</text:p>
          </table:table-cell>
          <table:table-cell office:value-type="float" office:value="6.79711294174194" calcext:value-type="float">
            <text:p>6,79711294174194</text:p>
          </table:table-cell>
          <table:table-cell office:value-type="float" office:value="6.80588531494141" calcext:value-type="float">
            <text:p>6,805885314941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1.26496374607086" calcext:value-type="float">
            <text:p>1,26496374607086</text:p>
          </table:table-cell>
          <table:table-cell office:value-type="float" office:value="0.262063205242157" calcext:value-type="float">
            <text:p>0,262063205242157</text:p>
          </table:table-cell>
          <table:table-cell office:value-type="float" office:value="0.457886755466461" calcext:value-type="float">
            <text:p>0,457886755466461</text:p>
          </table:table-cell>
          <table:table-cell office:value-type="float" office:value="0.224094584584236" calcext:value-type="float">
            <text:p>0,224094584584236</text:p>
          </table:table-cell>
          <table:table-cell office:value-type="float" office:value="6.82252979278564" calcext:value-type="float">
            <text:p>6,82252979278564</text:p>
          </table:table-cell>
          <table:table-cell office:value-type="float" office:value="6.83307456970215" calcext:value-type="float">
            <text:p>6,8330745697021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1.23523962497711" calcext:value-type="float">
            <text:p>1,23523962497711</text:p>
          </table:table-cell>
          <table:table-cell office:value-type="float" office:value="0.289620697498322" calcext:value-type="float">
            <text:p>0,289620697498322</text:p>
          </table:table-cell>
          <table:table-cell office:value-type="float" office:value="0.438661694526672" calcext:value-type="float">
            <text:p>0,438661694526672</text:p>
          </table:table-cell>
          <table:table-cell office:value-type="float" office:value="0.229979380965233" calcext:value-type="float">
            <text:p>0,229979380965233</text:p>
          </table:table-cell>
          <table:table-cell office:value-type="float" office:value="6.85570192337036" calcext:value-type="float">
            <text:p>6,85570192337036</text:p>
          </table:table-cell>
          <table:table-cell office:value-type="float" office:value="6.86380815505981" calcext:value-type="float">
            <text:p>6,8638081550598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.20413196086884" calcext:value-type="float">
            <text:p>1,20413196086884</text:p>
          </table:table-cell>
          <table:table-cell office:value-type="float" office:value="0.285005807876587" calcext:value-type="float">
            <text:p>0,285005807876587</text:p>
          </table:table-cell>
          <table:table-cell office:value-type="float" office:value="0.433767437934876" calcext:value-type="float">
            <text:p>0,433767437934876</text:p>
          </table:table-cell>
          <table:table-cell office:value-type="float" office:value="0.247696727514267" calcext:value-type="float">
            <text:p>0,247696727514267</text:p>
          </table:table-cell>
          <table:table-cell office:value-type="float" office:value="6.89809799194336" calcext:value-type="float">
            <text:p>6,89809799194336</text:p>
          </table:table-cell>
          <table:table-cell office:value-type="float" office:value="6.89120006561279" calcext:value-type="float">
            <text:p>6,891200065612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1.20234870910645" calcext:value-type="float">
            <text:p>1,20234870910645</text:p>
          </table:table-cell>
          <table:table-cell office:value-type="float" office:value="0.278808623552322" calcext:value-type="float">
            <text:p>0,278808623552322</text:p>
          </table:table-cell>
          <table:table-cell office:value-type="float" office:value="0.422879904508591" calcext:value-type="float">
            <text:p>0,422879904508591</text:p>
          </table:table-cell>
          <table:table-cell office:value-type="float" office:value="0.222949653863907" calcext:value-type="float">
            <text:p>0,222949653863907</text:p>
          </table:table-cell>
          <table:table-cell office:value-type="float" office:value="6.9257493019104" calcext:value-type="float">
            <text:p>6,9257493019104</text:p>
          </table:table-cell>
          <table:table-cell office:value-type="float" office:value="6.91294193267822" calcext:value-type="float">
            <text:p>6,9129419326782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1.19242942333221" calcext:value-type="float">
            <text:p>1,19242942333221</text:p>
          </table:table-cell>
          <table:table-cell office:value-type="float" office:value="0.27215763926506" calcext:value-type="float">
            <text:p>0,27215763926506</text:p>
          </table:table-cell>
          <table:table-cell office:value-type="float" office:value="0.444859683513641" calcext:value-type="float">
            <text:p>0,444859683513641</text:p>
          </table:table-cell>
          <table:table-cell office:value-type="float" office:value="0.227430626749992" calcext:value-type="float">
            <text:p>0,227430626749992</text:p>
          </table:table-cell>
          <table:table-cell office:value-type="float" office:value="6.96346235275269" calcext:value-type="float">
            <text:p>6,96346235275269</text:p>
          </table:table-cell>
          <table:table-cell office:value-type="float" office:value="6.96455335617065" calcext:value-type="float">
            <text:p>6,9645533561706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.20522606372833" calcext:value-type="float">
            <text:p>1,20522606372833</text:p>
          </table:table-cell>
          <table:table-cell office:value-type="float" office:value="0.302719116210937" calcext:value-type="float">
            <text:p>0,302719116210937</text:p>
          </table:table-cell>
          <table:table-cell office:value-type="float" office:value="0.41759529709816" calcext:value-type="float">
            <text:p>0,41759529709816</text:p>
          </table:table-cell>
          <table:table-cell office:value-type="float" office:value="0.218418329954147" calcext:value-type="float">
            <text:p>0,218418329954147</text:p>
          </table:table-cell>
          <table:table-cell office:value-type="float" office:value="7.01522493362427" calcext:value-type="float">
            <text:p>7,01522493362427</text:p>
          </table:table-cell>
          <table:table-cell office:value-type="float" office:value="7.02121686935425" calcext:value-type="float">
            <text:p>7,021216869354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1.17891681194305" calcext:value-type="float">
            <text:p>1,17891681194305</text:p>
          </table:table-cell>
          <table:table-cell office:value-type="float" office:value="0.276019752025604" calcext:value-type="float">
            <text:p>0,276019752025604</text:p>
          </table:table-cell>
          <table:table-cell office:value-type="float" office:value="0.426326900720596" calcext:value-type="float">
            <text:p>0,426326900720596</text:p>
          </table:table-cell>
          <table:table-cell office:value-type="float" office:value="0.214906617999077" calcext:value-type="float">
            <text:p>0,2149066179990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1.14891254901886" calcext:value-type="float">
            <text:p>1,14891254901886</text:p>
          </table:table-cell>
          <table:table-cell office:value-type="float" office:value="0.283925622701645" calcext:value-type="float">
            <text:p>0,283925622701645</text:p>
          </table:table-cell>
          <table:table-cell office:value-type="float" office:value="0.41798534989357" calcext:value-type="float">
            <text:p>0,41798534989357</text:p>
          </table:table-cell>
          <table:table-cell office:value-type="float" office:value="0.232094377279282" calcext:value-type="float">
            <text:p>0,2320943772792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1.15167939662933" calcext:value-type="float">
            <text:p>1,15167939662933</text:p>
          </table:table-cell>
          <table:table-cell office:value-type="float" office:value="0.291264235973358" calcext:value-type="float">
            <text:p>0,291264235973358</text:p>
          </table:table-cell>
          <table:table-cell office:value-type="float" office:value="0.418098598718643" calcext:value-type="float">
            <text:p>0,418098598718643</text:p>
          </table:table-cell>
          <table:table-cell office:value-type="float" office:value="0.227412611246109" calcext:value-type="float">
            <text:p>0,2274126112461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1.12757682800293" calcext:value-type="float">
            <text:p>1,12757682800293</text:p>
          </table:table-cell>
          <table:table-cell office:value-type="float" office:value="0.286108762025833" calcext:value-type="float">
            <text:p>0,286108762025833</text:p>
          </table:table-cell>
          <table:table-cell office:value-type="float" office:value="0.400212943553925" calcext:value-type="float">
            <text:p>0,400212943553925</text:p>
          </table:table-cell>
          <table:table-cell office:value-type="float" office:value="0.229348570108414" calcext:value-type="float">
            <text:p>0,2293485701084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.12284541130066" calcext:value-type="float">
            <text:p>1,12284541130066</text:p>
          </table:table-cell>
          <table:table-cell office:value-type="float" office:value="0.28140914440155" calcext:value-type="float">
            <text:p>0,28140914440155</text:p>
          </table:table-cell>
          <table:table-cell office:value-type="float" office:value="0.410939663648605" calcext:value-type="float">
            <text:p>0,410939663648605</text:p>
          </table:table-cell>
          <table:table-cell office:value-type="float" office:value="0.255652695894241" calcext:value-type="float">
            <text:p>0,2556526958942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1.08977377414703" calcext:value-type="float">
            <text:p>1,08977377414703</text:p>
          </table:table-cell>
          <table:table-cell office:value-type="float" office:value="0.274733752012253" calcext:value-type="float">
            <text:p>0,274733752012253</text:p>
          </table:table-cell>
          <table:table-cell office:value-type="float" office:value="0.390478312969208" calcext:value-type="float">
            <text:p>0,390478312969208</text:p>
          </table:table-cell>
          <table:table-cell office:value-type="float" office:value="0.242784664034843" calcext:value-type="float">
            <text:p>0,2427846640348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.09048187732697" calcext:value-type="float">
            <text:p>1,09048187732697</text:p>
          </table:table-cell>
          <table:table-cell office:value-type="float" office:value="0.282025009393692" calcext:value-type="float">
            <text:p>0,282025009393692</text:p>
          </table:table-cell>
          <table:table-cell office:value-type="float" office:value="0.391246378421783" calcext:value-type="float">
            <text:p>0,391246378421783</text:p>
          </table:table-cell>
          <table:table-cell office:value-type="float" office:value="0.232909247279167" calcext:value-type="float">
            <text:p>0,232909247279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1.08175659179688" calcext:value-type="float">
            <text:p>1,08175659179688</text:p>
          </table:table-cell>
          <table:table-cell office:value-type="float" office:value="0.291665077209473" calcext:value-type="float">
            <text:p>0,291665077209473</text:p>
          </table:table-cell>
          <table:table-cell office:value-type="float" office:value="0.387990027666092" calcext:value-type="float">
            <text:p>0,387990027666092</text:p>
          </table:table-cell>
          <table:table-cell office:value-type="float" office:value="0.236796110868454" calcext:value-type="float">
            <text:p>0,2367961108684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1.06342136859894" calcext:value-type="float">
            <text:p>1,06342136859894</text:p>
          </table:table-cell>
          <table:table-cell office:value-type="float" office:value="0.29946556687355" calcext:value-type="float">
            <text:p>0,29946556687355</text:p>
          </table:table-cell>
          <table:table-cell office:value-type="float" office:value="0.39619579911232" calcext:value-type="float">
            <text:p>0,39619579911232</text:p>
          </table:table-cell>
          <table:table-cell office:value-type="float" office:value="0.240983352065086" calcext:value-type="float">
            <text:p>0,240983352065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.0529717206955" calcext:value-type="float">
            <text:p>1,0529717206955</text:p>
          </table:table-cell>
          <table:table-cell office:value-type="float" office:value="0.295029044151306" calcext:value-type="float">
            <text:p>0,295029044151306</text:p>
          </table:table-cell>
          <table:table-cell office:value-type="float" office:value="0.383198082447052" calcext:value-type="float">
            <text:p>0,383198082447052</text:p>
          </table:table-cell>
          <table:table-cell office:value-type="float" office:value="0.264827728271484" calcext:value-type="float">
            <text:p>0,264827728271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.0385810136795" calcext:value-type="float">
            <text:p>1,0385810136795</text:p>
          </table:table-cell>
          <table:table-cell office:value-type="float" office:value="0.278824180364609" calcext:value-type="float">
            <text:p>0,278824180364609</text:p>
          </table:table-cell>
          <table:table-cell office:value-type="float" office:value="0.367605954408646" calcext:value-type="float">
            <text:p>0,367605954408646</text:p>
          </table:table-cell>
          <table:table-cell office:value-type="float" office:value="0.250693112611771" calcext:value-type="float">
            <text:p>0,2506931126117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1.03613805770874" calcext:value-type="float">
            <text:p>1,03613805770874</text:p>
          </table:table-cell>
          <table:table-cell office:value-type="float" office:value="0.305035471916199" calcext:value-type="float">
            <text:p>0,305035471916199</text:p>
          </table:table-cell>
          <table:table-cell office:value-type="float" office:value="0.360681265592575" calcext:value-type="float">
            <text:p>0,360681265592575</text:p>
          </table:table-cell>
          <table:table-cell office:value-type="float" office:value="0.241918385028839" calcext:value-type="float">
            <text:p>0,2419183850288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1.0279974937439" calcext:value-type="float">
            <text:p>1,0279974937439</text:p>
          </table:table-cell>
          <table:table-cell office:value-type="float" office:value="0.28655070066452" calcext:value-type="float">
            <text:p>0,28655070066452</text:p>
          </table:table-cell>
          <table:table-cell office:value-type="float" office:value="0.358262896537781" calcext:value-type="float">
            <text:p>0,358262896537781</text:p>
          </table:table-cell>
          <table:table-cell office:value-type="float" office:value="0.266499102115631" calcext:value-type="float">
            <text:p>0,2664991021156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1.03461647033691" calcext:value-type="float">
            <text:p>1,03461647033691</text:p>
          </table:table-cell>
          <table:table-cell office:value-type="float" office:value="0.302258014678955" calcext:value-type="float">
            <text:p>0,302258014678955</text:p>
          </table:table-cell>
          <table:table-cell office:value-type="float" office:value="0.352587878704071" calcext:value-type="float">
            <text:p>0,352587878704071</text:p>
          </table:table-cell>
          <table:table-cell office:value-type="float" office:value="0.250057935714722" calcext:value-type="float">
            <text:p>0,2500579357147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1.01184439659119" calcext:value-type="float">
            <text:p>1,01184439659119</text:p>
          </table:table-cell>
          <table:table-cell office:value-type="float" office:value="0.323515623807907" calcext:value-type="float">
            <text:p>0,323515623807907</text:p>
          </table:table-cell>
          <table:table-cell office:value-type="float" office:value="0.36176598072052" calcext:value-type="float">
            <text:p>0,36176598072052</text:p>
          </table:table-cell>
          <table:table-cell office:value-type="float" office:value="0.272647321224213" calcext:value-type="float">
            <text:p>0,2726473212242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1.01597237586975" calcext:value-type="float">
            <text:p>1,01597237586975</text:p>
          </table:table-cell>
          <table:table-cell office:value-type="float" office:value="0.3042873442173" calcext:value-type="float">
            <text:p>0,3042873442173</text:p>
          </table:table-cell>
          <table:table-cell office:value-type="float" office:value="0.371549278497696" calcext:value-type="float">
            <text:p>0,371549278497696</text:p>
          </table:table-cell>
          <table:table-cell office:value-type="float" office:value="0.266121804714203" calcext:value-type="float">
            <text:p>0,2661218047142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1.0011579990387" calcext:value-type="float">
            <text:p>1,0011579990387</text:p>
          </table:table-cell>
          <table:table-cell office:value-type="float" office:value="0.311335533857346" calcext:value-type="float">
            <text:p>0,311335533857346</text:p>
          </table:table-cell>
          <table:table-cell office:value-type="float" office:value="0.367087334394455" calcext:value-type="float">
            <text:p>0,367087334394455</text:p>
          </table:table-cell>
          <table:table-cell office:value-type="float" office:value="0.282689243555069" calcext:value-type="float">
            <text:p>0,2826892435550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0.9977086186409" calcext:value-type="float">
            <text:p>0,9977086186409</text:p>
          </table:table-cell>
          <table:table-cell office:value-type="float" office:value="0.316024094820023" calcext:value-type="float">
            <text:p>0,316024094820023</text:p>
          </table:table-cell>
          <table:table-cell office:value-type="float" office:value="0.354019105434418" calcext:value-type="float">
            <text:p>0,354019105434418</text:p>
          </table:table-cell>
          <table:table-cell office:value-type="float" office:value="0.27981573343277" calcext:value-type="float">
            <text:p>0,279815733432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0.992470622062683" calcext:value-type="float">
            <text:p>0,992470622062683</text:p>
          </table:table-cell>
          <table:table-cell office:value-type="float" office:value="0.328549355268478" calcext:value-type="float">
            <text:p>0,328549355268478</text:p>
          </table:table-cell>
          <table:table-cell office:value-type="float" office:value="0.353202939033508" calcext:value-type="float">
            <text:p>0,353202939033508</text:p>
          </table:table-cell>
          <table:table-cell office:value-type="float" office:value="0.281103163957596" calcext:value-type="float">
            <text:p>0,281103163957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0.983101308345795" calcext:value-type="float">
            <text:p>0,983101308345795</text:p>
          </table:table-cell>
          <table:table-cell office:value-type="float" office:value="0.313698917627335" calcext:value-type="float">
            <text:p>0,313698917627335</text:p>
          </table:table-cell>
          <table:table-cell office:value-type="float" office:value="0.368424654006958" calcext:value-type="float">
            <text:p>0,368424654006958</text:p>
          </table:table-cell>
          <table:table-cell office:value-type="float" office:value="0.269924342632294" calcext:value-type="float">
            <text:p>0,2699243426322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0.980059266090393" calcext:value-type="float">
            <text:p>0,980059266090393</text:p>
          </table:table-cell>
          <table:table-cell office:value-type="float" office:value="0.300826102495193" calcext:value-type="float">
            <text:p>0,300826102495193</text:p>
          </table:table-cell>
          <table:table-cell office:value-type="float" office:value="0.368878155946732" calcext:value-type="float">
            <text:p>0,368878155946732</text:p>
          </table:table-cell>
          <table:table-cell office:value-type="float" office:value="0.282662510871887" calcext:value-type="float">
            <text:p>0,2826625108718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0.975050508975983" calcext:value-type="float">
            <text:p>0,975050508975983</text:p>
          </table:table-cell>
          <table:table-cell office:value-type="float" office:value="0.316976487636566" calcext:value-type="float">
            <text:p>0,316976487636566</text:p>
          </table:table-cell>
          <table:table-cell office:value-type="float" office:value="0.366963028907776" calcext:value-type="float">
            <text:p>0,366963028907776</text:p>
          </table:table-cell>
          <table:table-cell office:value-type="float" office:value="0.285698682069778" calcext:value-type="float">
            <text:p>0,285698682069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0.965661346912384" calcext:value-type="float">
            <text:p>0,965661346912384</text:p>
          </table:table-cell>
          <table:table-cell office:value-type="float" office:value="0.306383728981018" calcext:value-type="float">
            <text:p>0,306383728981018</text:p>
          </table:table-cell>
          <table:table-cell office:value-type="float" office:value="0.379970580339432" calcext:value-type="float">
            <text:p>0,379970580339432</text:p>
          </table:table-cell>
          <table:table-cell office:value-type="float" office:value="0.287497639656067" calcext:value-type="float">
            <text:p>0,2874976396560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0.953634440898895" calcext:value-type="float">
            <text:p>0,953634440898895</text:p>
          </table:table-cell>
          <table:table-cell office:value-type="float" office:value="0.317231446504593" calcext:value-type="float">
            <text:p>0,317231446504593</text:p>
          </table:table-cell>
          <table:table-cell office:value-type="float" office:value="0.409535020589829" calcext:value-type="float">
            <text:p>0,409535020589829</text:p>
          </table:table-cell>
          <table:table-cell office:value-type="float" office:value="0.295306980609894" calcext:value-type="float">
            <text:p>0,2953069806098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0.943163692951202" calcext:value-type="float">
            <text:p>0,943163692951202</text:p>
          </table:table-cell>
          <table:table-cell office:value-type="float" office:value="0.337280690670013" calcext:value-type="float">
            <text:p>0,337280690670013</text:p>
          </table:table-cell>
          <table:table-cell office:value-type="float" office:value="0.394060730934143" calcext:value-type="float">
            <text:p>0,394060730934143</text:p>
          </table:table-cell>
          <table:table-cell office:value-type="float" office:value="0.288873195648193" calcext:value-type="float">
            <text:p>0,2888731956481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0.956807672977448" calcext:value-type="float">
            <text:p>0,956807672977448</text:p>
          </table:table-cell>
          <table:table-cell office:value-type="float" office:value="0.327860742807388" calcext:value-type="float">
            <text:p>0,327860742807388</text:p>
          </table:table-cell>
          <table:table-cell office:value-type="float" office:value="0.383022397756576" calcext:value-type="float">
            <text:p>0,383022397756576</text:p>
          </table:table-cell>
          <table:table-cell office:value-type="float" office:value="0.312363028526306" calcext:value-type="float">
            <text:p>0,3123630285263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0.947638511657715" calcext:value-type="float">
            <text:p>0,947638511657715</text:p>
          </table:table-cell>
          <table:table-cell office:value-type="float" office:value="0.356576412916184" calcext:value-type="float">
            <text:p>0,356576412916184</text:p>
          </table:table-cell>
          <table:table-cell office:value-type="float" office:value="0.40380534529686" calcext:value-type="float">
            <text:p>0,40380534529686</text:p>
          </table:table-cell>
          <table:table-cell office:value-type="float" office:value="0.298500120639801" calcext:value-type="float">
            <text:p>0,2985001206398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0.941950500011444" calcext:value-type="float">
            <text:p>0,941950500011444</text:p>
          </table:table-cell>
          <table:table-cell office:value-type="float" office:value="0.331975072622299" calcext:value-type="float">
            <text:p>0,331975072622299</text:p>
          </table:table-cell>
          <table:table-cell office:value-type="float" office:value="0.3965884745121" calcext:value-type="float">
            <text:p>0,3965884745121</text:p>
          </table:table-cell>
          <table:table-cell office:value-type="float" office:value="0.317711412906647" calcext:value-type="float">
            <text:p>0,3177114129066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0.934763550758362" calcext:value-type="float">
            <text:p>0,934763550758362</text:p>
          </table:table-cell>
          <table:table-cell office:value-type="float" office:value="0.334050387144089" calcext:value-type="float">
            <text:p>0,334050387144089</text:p>
          </table:table-cell>
          <table:table-cell office:value-type="float" office:value="0.421018600463867" calcext:value-type="float">
            <text:p>0,421018600463867</text:p>
          </table:table-cell>
          <table:table-cell office:value-type="float" office:value="0.308492809534073" calcext:value-type="float">
            <text:p>0,3084928095340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0.949665129184723" calcext:value-type="float">
            <text:p>0,949665129184723</text:p>
          </table:table-cell>
          <table:table-cell office:value-type="float" office:value="0.345320582389832" calcext:value-type="float">
            <text:p>0,345320582389832</text:p>
          </table:table-cell>
          <table:table-cell office:value-type="float" office:value="0.411027431488037" calcext:value-type="float">
            <text:p>0,411027431488037</text:p>
          </table:table-cell>
          <table:table-cell office:value-type="float" office:value="0.326481342315674" calcext:value-type="float">
            <text:p>0,3264813423156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float" office:value="0.941838920116425" calcext:value-type="float">
            <text:p>0,941838920116425</text:p>
          </table:table-cell>
          <table:table-cell office:value-type="float" office:value="0.35336035490036" calcext:value-type="float">
            <text:p>0,35336035490036</text:p>
          </table:table-cell>
          <table:table-cell office:value-type="float" office:value="0.429156988859177" calcext:value-type="float">
            <text:p>0,429156988859177</text:p>
          </table:table-cell>
          <table:table-cell office:value-type="float" office:value="0.313859581947327" calcext:value-type="float">
            <text:p>0,313859581947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0.938593626022339" calcext:value-type="float">
            <text:p>0,938593626022339</text:p>
          </table:table-cell>
          <table:table-cell office:value-type="float" office:value="0.348798245191574" calcext:value-type="float">
            <text:p>0,348798245191574</text:p>
          </table:table-cell>
          <table:table-cell office:value-type="float" office:value="0.435427844524384" calcext:value-type="float">
            <text:p>0,435427844524384</text:p>
          </table:table-cell>
          <table:table-cell office:value-type="float" office:value="0.336044609546661" calcext:value-type="float">
            <text:p>0,3360446095466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0.942333877086639" calcext:value-type="float">
            <text:p>0,942333877086639</text:p>
          </table:table-cell>
          <table:table-cell office:value-type="float" office:value="0.365815281867981" calcext:value-type="float">
            <text:p>0,365815281867981</text:p>
          </table:table-cell>
          <table:table-cell office:value-type="float" office:value="0.452287614345551" calcext:value-type="float">
            <text:p>0,452287614345551</text:p>
          </table:table-cell>
          <table:table-cell office:value-type="float" office:value="0.355167269706726" calcext:value-type="float">
            <text:p>0,3551672697067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float" office:value="0.9206383228302" calcext:value-type="float">
            <text:p>0,9206383228302</text:p>
          </table:table-cell>
          <table:table-cell office:value-type="float" office:value="0.358184337615967" calcext:value-type="float">
            <text:p>0,358184337615967</text:p>
          </table:table-cell>
          <table:table-cell office:value-type="float" office:value="0.455247014760971" calcext:value-type="float">
            <text:p>0,455247014760971</text:p>
          </table:table-cell>
          <table:table-cell office:value-type="float" office:value="0.35426139831543" calcext:value-type="float">
            <text:p>0,354261398315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float" office:value="0.936840295791626" calcext:value-type="float">
            <text:p>0,936840295791626</text:p>
          </table:table-cell>
          <table:table-cell office:value-type="float" office:value="0.386609435081482" calcext:value-type="float">
            <text:p>0,386609435081482</text:p>
          </table:table-cell>
          <table:table-cell office:value-type="float" office:value="0.458111524581909" calcext:value-type="float">
            <text:p>0,458111524581909</text:p>
          </table:table-cell>
          <table:table-cell office:value-type="float" office:value="0.357967704534531" calcext:value-type="float">
            <text:p>0,3579677045345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0.929582118988037" calcext:value-type="float">
            <text:p>0,929582118988037</text:p>
          </table:table-cell>
          <table:table-cell office:value-type="float" office:value="0.370748966932297" calcext:value-type="float">
            <text:p>0,370748966932297</text:p>
          </table:table-cell>
          <table:table-cell office:value-type="float" office:value="0.497031807899475" calcext:value-type="float">
            <text:p>0,497031807899475</text:p>
          </table:table-cell>
          <table:table-cell office:value-type="float" office:value="0.367792725563049" calcext:value-type="float">
            <text:p>0,367792725563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0.91508287191391" calcext:value-type="float">
            <text:p>0,91508287191391</text:p>
          </table:table-cell>
          <table:table-cell office:value-type="float" office:value="0.37431788444519" calcext:value-type="float">
            <text:p>0,37431788444519</text:p>
          </table:table-cell>
          <table:table-cell office:value-type="float" office:value="0.480215162038803" calcext:value-type="float">
            <text:p>0,480215162038803</text:p>
          </table:table-cell>
          <table:table-cell office:value-type="float" office:value="0.371819972991943" calcext:value-type="float">
            <text:p>0,3718199729919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0.921851933002472" calcext:value-type="float">
            <text:p>0,921851933002472</text:p>
          </table:table-cell>
          <table:table-cell office:value-type="float" office:value="0.388261675834656" calcext:value-type="float">
            <text:p>0,388261675834656</text:p>
          </table:table-cell>
          <table:table-cell office:value-type="float" office:value="0.485051721334457" calcext:value-type="float">
            <text:p>0,485051721334457</text:p>
          </table:table-cell>
          <table:table-cell office:value-type="float" office:value="0.377032369375229" calcext:value-type="float">
            <text:p>0,37703236937522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0.931147933006287" calcext:value-type="float">
            <text:p>0,931147933006287</text:p>
          </table:table-cell>
          <table:table-cell office:value-type="float" office:value="0.408618927001953" calcext:value-type="float">
            <text:p>0,408618927001953</text:p>
          </table:table-cell>
          <table:table-cell office:value-type="float" office:value="0.512027502059937" calcext:value-type="float">
            <text:p>0,512027502059937</text:p>
          </table:table-cell>
          <table:table-cell office:value-type="float" office:value="0.376279443502426" calcext:value-type="float">
            <text:p>0,376279443502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float" office:value="0.924587905406952" calcext:value-type="float">
            <text:p>0,924587905406952</text:p>
          </table:table-cell>
          <table:table-cell office:value-type="float" office:value="0.401918083429337" calcext:value-type="float">
            <text:p>0,401918083429337</text:p>
          </table:table-cell>
          <table:table-cell office:value-type="float" office:value="0.52019989490509" calcext:value-type="float">
            <text:p>0,52019989490509</text:p>
          </table:table-cell>
          <table:table-cell office:value-type="float" office:value="0.364966064691544" calcext:value-type="float">
            <text:p>0,3649660646915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0.912464678287506" calcext:value-type="float">
            <text:p>0,912464678287506</text:p>
          </table:table-cell>
          <table:table-cell office:value-type="float" office:value="0.401582837104797" calcext:value-type="float">
            <text:p>0,401582837104797</text:p>
          </table:table-cell>
          <table:table-cell office:value-type="float" office:value="0.548076987266541" calcext:value-type="float">
            <text:p>0,548076987266541</text:p>
          </table:table-cell>
          <table:table-cell office:value-type="float" office:value="0.359635353088379" calcext:value-type="float">
            <text:p>0,3596353530883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0.933789372444153" calcext:value-type="float">
            <text:p>0,933789372444153</text:p>
          </table:table-cell>
          <table:table-cell office:value-type="float" office:value="0.444939881563187" calcext:value-type="float">
            <text:p>0,444939881563187</text:p>
          </table:table-cell>
          <table:table-cell office:value-type="float" office:value="0.564492583274841" calcext:value-type="float">
            <text:p>0,564492583274841</text:p>
          </table:table-cell>
          <table:table-cell office:value-type="float" office:value="0.35121351480484" calcext:value-type="float">
            <text:p>0,35121351480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0.927547991275787" calcext:value-type="float">
            <text:p>0,927547991275787</text:p>
          </table:table-cell>
          <table:table-cell office:value-type="float" office:value="0.429744154214859" calcext:value-type="float">
            <text:p>0,429744154214859</text:p>
          </table:table-cell>
          <table:table-cell office:value-type="float" office:value="0.573578059673309" calcext:value-type="float">
            <text:p>0,573578059673309</text:p>
          </table:table-cell>
          <table:table-cell office:value-type="float" office:value="0.372387379407883" calcext:value-type="float">
            <text:p>0,3723873794078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0.901444554328918" calcext:value-type="float">
            <text:p>0,901444554328918</text:p>
          </table:table-cell>
          <table:table-cell office:value-type="float" office:value="0.446253418922424" calcext:value-type="float">
            <text:p>0,446253418922424</text:p>
          </table:table-cell>
          <table:table-cell office:value-type="float" office:value="0.595649540424347" calcext:value-type="float">
            <text:p>0,595649540424347</text:p>
          </table:table-cell>
          <table:table-cell office:value-type="float" office:value="0.360092639923096" calcext:value-type="float">
            <text:p>0,3600926399230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0.911975562572479" calcext:value-type="float">
            <text:p>0,911975562572479</text:p>
          </table:table-cell>
          <table:table-cell office:value-type="float" office:value="0.447511583566666" calcext:value-type="float">
            <text:p>0,447511583566666</text:p>
          </table:table-cell>
          <table:table-cell office:value-type="float" office:value="0.595575213432312" calcext:value-type="float">
            <text:p>0,595575213432312</text:p>
          </table:table-cell>
          <table:table-cell office:value-type="float" office:value="0.348036795854568" calcext:value-type="float">
            <text:p>0,3480367958545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float" office:value="0.919389486312866" calcext:value-type="float">
            <text:p>0,919389486312866</text:p>
          </table:table-cell>
          <table:table-cell office:value-type="float" office:value="0.467122197151184" calcext:value-type="float">
            <text:p>0,467122197151184</text:p>
          </table:table-cell>
          <table:table-cell office:value-type="float" office:value="0.632901906967163" calcext:value-type="float">
            <text:p>0,632901906967163</text:p>
          </table:table-cell>
          <table:table-cell office:value-type="float" office:value="0.356755554676056" calcext:value-type="float">
            <text:p>0,356755554676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0.91778427362442" calcext:value-type="float">
            <text:p>0,91778427362442</text:p>
          </table:table-cell>
          <table:table-cell office:value-type="float" office:value="0.462636888027191" calcext:value-type="float">
            <text:p>0,462636888027191</text:p>
          </table:table-cell>
          <table:table-cell office:value-type="float" office:value="0.629386007785797" calcext:value-type="float">
            <text:p>0,629386007785797</text:p>
          </table:table-cell>
          <table:table-cell office:value-type="float" office:value="0.340589821338654" calcext:value-type="float">
            <text:p>0,340589821338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0.930000901222229" calcext:value-type="float">
            <text:p>0,930000901222229</text:p>
          </table:table-cell>
          <table:table-cell office:value-type="float" office:value="0.479212671518326" calcext:value-type="float">
            <text:p>0,479212671518326</text:p>
          </table:table-cell>
          <table:table-cell office:value-type="float" office:value="0.655481815338135" calcext:value-type="float">
            <text:p>0,655481815338135</text:p>
          </table:table-cell>
          <table:table-cell office:value-type="float" office:value="0.33252677321434" calcext:value-type="float">
            <text:p>0,33252677321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0.922428667545319" calcext:value-type="float">
            <text:p>0,922428667545319</text:p>
          </table:table-cell>
          <table:table-cell office:value-type="float" office:value="0.481196790933609" calcext:value-type="float">
            <text:p>0,481196790933609</text:p>
          </table:table-cell>
          <table:table-cell office:value-type="float" office:value="0.688874781131744" calcext:value-type="float">
            <text:p>0,688874781131744</text:p>
          </table:table-cell>
          <table:table-cell office:value-type="float" office:value="0.350026190280914" calcext:value-type="float">
            <text:p>0,3500261902809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0.922162413597107" calcext:value-type="float">
            <text:p>0,922162413597107</text:p>
          </table:table-cell>
          <table:table-cell office:value-type="float" office:value="0.487314254045486" calcext:value-type="float">
            <text:p>0,487314254045486</text:p>
          </table:table-cell>
          <table:table-cell office:value-type="float" office:value="0.73225861787796" calcext:value-type="float">
            <text:p>0,73225861787796</text:p>
          </table:table-cell>
          <table:table-cell office:value-type="float" office:value="0.341291815042496" calcext:value-type="float">
            <text:p>0,3412918150424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0.931280970573425" calcext:value-type="float">
            <text:p>0,931280970573425</text:p>
          </table:table-cell>
          <table:table-cell office:value-type="float" office:value="0.499293595552444" calcext:value-type="float">
            <text:p>0,499293595552444</text:p>
          </table:table-cell>
          <table:table-cell office:value-type="float" office:value="0.749554753303528" calcext:value-type="float">
            <text:p>0,749554753303528</text:p>
          </table:table-cell>
          <table:table-cell office:value-type="float" office:value="0.338612854480743" calcext:value-type="float">
            <text:p>0,338612854480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float" office:value="0.933918416500092" calcext:value-type="float">
            <text:p>0,933918416500092</text:p>
          </table:table-cell>
          <table:table-cell office:value-type="float" office:value="0.537040174007416" calcext:value-type="float">
            <text:p>0,537040174007416</text:p>
          </table:table-cell>
          <table:table-cell office:value-type="float" office:value="0.754202544689178" calcext:value-type="float">
            <text:p>0,754202544689178</text:p>
          </table:table-cell>
          <table:table-cell office:value-type="float" office:value="0.321350872516632" calcext:value-type="float">
            <text:p>0,321350872516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0.938672780990601" calcext:value-type="float">
            <text:p>0,938672780990601</text:p>
          </table:table-cell>
          <table:table-cell office:value-type="float" office:value="0.53465074300766" calcext:value-type="float">
            <text:p>0,53465074300766</text:p>
          </table:table-cell>
          <table:table-cell office:value-type="float" office:value="0.801705658435822" calcext:value-type="float">
            <text:p>0,801705658435822</text:p>
          </table:table-cell>
          <table:table-cell office:value-type="float" office:value="0.326104342937469" calcext:value-type="float">
            <text:p>0,3261043429374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float" office:value="0.934832990169525" calcext:value-type="float">
            <text:p>0,934832990169525</text:p>
          </table:table-cell>
          <table:table-cell office:value-type="float" office:value="0.556286036968231" calcext:value-type="float">
            <text:p>0,556286036968231</text:p>
          </table:table-cell>
          <table:table-cell office:value-type="float" office:value="0.825055778026581" calcext:value-type="float">
            <text:p>0,825055778026581</text:p>
          </table:table-cell>
          <table:table-cell office:value-type="float" office:value="0.318459749221802" calcext:value-type="float">
            <text:p>0,318459749221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0.946868896484375" calcext:value-type="float">
            <text:p>0,946868896484375</text:p>
          </table:table-cell>
          <table:table-cell office:value-type="float" office:value="0.553489863872528" calcext:value-type="float">
            <text:p>0,553489863872528</text:p>
          </table:table-cell>
          <table:table-cell office:value-type="float" office:value="0.887766122817993" calcext:value-type="float">
            <text:p>0,887766122817993</text:p>
          </table:table-cell>
          <table:table-cell office:value-type="float" office:value="0.338180422782898" calcext:value-type="float">
            <text:p>0,3381804227828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0.936921119689941" calcext:value-type="float">
            <text:p>0,936921119689941</text:p>
          </table:table-cell>
          <table:table-cell office:value-type="float" office:value="0.580962121486664" calcext:value-type="float">
            <text:p>0,580962121486664</text:p>
          </table:table-cell>
          <table:table-cell office:value-type="float" office:value="0.898370921611786" calcext:value-type="float">
            <text:p>0,898370921611786</text:p>
          </table:table-cell>
          <table:table-cell office:value-type="float" office:value="0.339438140392303" calcext:value-type="float">
            <text:p>0,3394381403923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0.961512744426727" calcext:value-type="float">
            <text:p>0,961512744426727</text:p>
          </table:table-cell>
          <table:table-cell office:value-type="float" office:value="0.596348106861115" calcext:value-type="float">
            <text:p>0,596348106861115</text:p>
          </table:table-cell>
          <table:table-cell office:value-type="float" office:value="0.970756888389587" calcext:value-type="float">
            <text:p>0,970756888389587</text:p>
          </table:table-cell>
          <table:table-cell office:value-type="float" office:value="0.332967281341553" calcext:value-type="float">
            <text:p>0,3329672813415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float" office:value="0.965142488479614" calcext:value-type="float">
            <text:p>0,965142488479614</text:p>
          </table:table-cell>
          <table:table-cell office:value-type="float" office:value="0.614823341369629" calcext:value-type="float">
            <text:p>0,614823341369629</text:p>
          </table:table-cell>
          <table:table-cell office:value-type="float" office:value="1.02236330509186" calcext:value-type="float">
            <text:p>1,02236330509186</text:p>
          </table:table-cell>
          <table:table-cell office:value-type="float" office:value="0.326308786869049" calcext:value-type="float">
            <text:p>0,326308786869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2" calcext:value-type="float">
            <text:p>182</text:p>
          </table:table-cell>
          <table:table-cell/>
        </table:table-row>
        <table:table-row table:style-name="ro1">
          <table:table-cell/>
          <table:table-cell office:value-type="float" office:value="0.969523370265961" calcext:value-type="float">
            <text:p>0,969523370265961</text:p>
          </table:table-cell>
          <table:table-cell office:value-type="float" office:value="0.644240617752075" calcext:value-type="float">
            <text:p>0,644240617752075</text:p>
          </table:table-cell>
          <table:table-cell office:value-type="float" office:value="1.0801717042923" calcext:value-type="float">
            <text:p>1,0801717042923</text:p>
          </table:table-cell>
          <table:table-cell office:value-type="float" office:value="0.338933825492859" calcext:value-type="float">
            <text:p>0,3389338254928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float" office:value="0.963684260845184" calcext:value-type="float">
            <text:p>0,963684260845184</text:p>
          </table:table-cell>
          <table:table-cell office:value-type="float" office:value="0.664808750152588" calcext:value-type="float">
            <text:p>0,664808750152588</text:p>
          </table:table-cell>
          <table:table-cell office:value-type="float" office:value="1.15043461322784" calcext:value-type="float">
            <text:p>1,15043461322784</text:p>
          </table:table-cell>
          <table:table-cell office:value-type="float" office:value="0.323977708816528" calcext:value-type="float">
            <text:p>0,32397770881652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float" office:value="0.978500664234161" calcext:value-type="float">
            <text:p>0,978500664234161</text:p>
          </table:table-cell>
          <table:table-cell office:value-type="float" office:value="0.676332950592041" calcext:value-type="float">
            <text:p>0,676332950592041</text:p>
          </table:table-cell>
          <table:table-cell office:value-type="float" office:value="1.23014771938324" calcext:value-type="float">
            <text:p>1,23014771938324</text:p>
          </table:table-cell>
          <table:table-cell office:value-type="float" office:value="0.32141375541687" calcext:value-type="float">
            <text:p>0,321413755416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float" office:value="0.9679936170578" calcext:value-type="float">
            <text:p>0,9679936170578</text:p>
          </table:table-cell>
          <table:table-cell office:value-type="float" office:value="0.698623180389404" calcext:value-type="float">
            <text:p>0,698623180389404</text:p>
          </table:table-cell>
          <table:table-cell office:value-type="float" office:value="1.31418609619141" calcext:value-type="float">
            <text:p>1,31418609619141</text:p>
          </table:table-cell>
          <table:table-cell office:value-type="float" office:value="0.321186423301697" calcext:value-type="float">
            <text:p>0,3211864233016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float" office:value="0.968976259231567" calcext:value-type="float">
            <text:p>0,968976259231567</text:p>
          </table:table-cell>
          <table:table-cell office:value-type="float" office:value="0.728484332561493" calcext:value-type="float">
            <text:p>0,728484332561493</text:p>
          </table:table-cell>
          <table:table-cell office:value-type="float" office:value="1.43596458435059" calcext:value-type="float">
            <text:p>1,43596458435059</text:p>
          </table:table-cell>
          <table:table-cell office:value-type="float" office:value="0.311475157737732" calcext:value-type="float">
            <text:p>0,311475157737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float" office:value="0.968944609165192" calcext:value-type="float">
            <text:p>0,968944609165192</text:p>
          </table:table-cell>
          <table:table-cell office:value-type="float" office:value="0.764248788356781" calcext:value-type="float">
            <text:p>0,764248788356781</text:p>
          </table:table-cell>
          <table:table-cell office:value-type="float" office:value="1.5527675151825" calcext:value-type="float">
            <text:p>1,5527675151825</text:p>
          </table:table-cell>
          <table:table-cell office:value-type="float" office:value="0.315131813287735" calcext:value-type="float">
            <text:p>0,3151318132877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float" office:value="1.00051331520081" calcext:value-type="float">
            <text:p>1,00051331520081</text:p>
          </table:table-cell>
          <table:table-cell office:value-type="float" office:value="0.795836329460144" calcext:value-type="float">
            <text:p>0,795836329460144</text:p>
          </table:table-cell>
          <table:table-cell office:value-type="float" office:value="1.71466207504272" calcext:value-type="float">
            <text:p>1,71466207504272</text:p>
          </table:table-cell>
          <table:table-cell office:value-type="float" office:value="0.322601526975632" calcext:value-type="float">
            <text:p>0,322601526975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float" office:value="1.00842654705048" calcext:value-type="float">
            <text:p>1,00842654705048</text:p>
          </table:table-cell>
          <table:table-cell office:value-type="float" office:value="0.840590357780456" calcext:value-type="float">
            <text:p>0,840590357780456</text:p>
          </table:table-cell>
          <table:table-cell office:value-type="float" office:value="1.87248396873474" calcext:value-type="float">
            <text:p>1,87248396873474</text:p>
          </table:table-cell>
          <table:table-cell office:value-type="float" office:value="0.31254455447197" calcext:value-type="float">
            <text:p>0,31254455447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float" office:value="0.990274667739868" calcext:value-type="float">
            <text:p>0,990274667739868</text:p>
          </table:table-cell>
          <table:table-cell office:value-type="float" office:value="0.847134530544281" calcext:value-type="float">
            <text:p>0,847134530544281</text:p>
          </table:table-cell>
          <table:table-cell office:value-type="float" office:value="2.10662817955017" calcext:value-type="float">
            <text:p>2,10662817955017</text:p>
          </table:table-cell>
          <table:table-cell office:value-type="float" office:value="0.312875956296921" calcext:value-type="float">
            <text:p>0,3128759562969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float" office:value="0.997038006782532" calcext:value-type="float">
            <text:p>0,997038006782532</text:p>
          </table:table-cell>
          <table:table-cell office:value-type="float" office:value="0.922548770904541" calcext:value-type="float">
            <text:p>0,922548770904541</text:p>
          </table:table-cell>
          <table:table-cell office:value-type="float" office:value="2.38885617256165" calcext:value-type="float">
            <text:p>2,38885617256165</text:p>
          </table:table-cell>
          <table:table-cell office:value-type="float" office:value="0.312013745307922" calcext:value-type="float">
            <text:p>0,312013745307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0.992218434810638" calcext:value-type="float">
            <text:p>0,992218434810638</text:p>
          </table:table-cell>
          <table:table-cell office:value-type="float" office:value="0.944604814052582" calcext:value-type="float">
            <text:p>0,944604814052582</text:p>
          </table:table-cell>
          <table:table-cell office:value-type="float" office:value="2.76269006729126" calcext:value-type="float">
            <text:p>2,76269006729126</text:p>
          </table:table-cell>
          <table:table-cell office:value-type="float" office:value="0.304263770580292" calcext:value-type="float">
            <text:p>0,30426377058029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float" office:value="1.00146496295929" calcext:value-type="float">
            <text:p>1,00146496295929</text:p>
          </table:table-cell>
          <table:table-cell office:value-type="float" office:value="1.01229906082153" calcext:value-type="float">
            <text:p>1,01229906082153</text:p>
          </table:table-cell>
          <table:table-cell office:value-type="float" office:value="3.41530013084412" calcext:value-type="float">
            <text:p>3,41530013084412</text:p>
          </table:table-cell>
          <table:table-cell office:value-type="float" office:value="0.304411232471466" calcext:value-type="float">
            <text:p>0,304411232471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float" office:value="1.03275465965271" calcext:value-type="float">
            <text:p>1,03275465965271</text:p>
          </table:table-cell>
          <table:table-cell office:value-type="float" office:value="1.07570338249207" calcext:value-type="float">
            <text:p>1,07570338249207</text:p>
          </table:table-cell>
          <table:table-cell office:value-type="float" office:value="3.97435164451599" calcext:value-type="float">
            <text:p>3,97435164451599</text:p>
          </table:table-cell>
          <table:table-cell office:value-type="float" office:value="0.32286137342453" calcext:value-type="float">
            <text:p>0,32286137342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float" office:value="1.02058875560761" calcext:value-type="float">
            <text:p>1,02058875560761</text:p>
          </table:table-cell>
          <table:table-cell office:value-type="float" office:value="1.14009165763855" calcext:value-type="float">
            <text:p>1,14009165763855</text:p>
          </table:table-cell>
          <table:table-cell office:value-type="float" office:value="3.96909403800964" calcext:value-type="float">
            <text:p>3,96909403800964</text:p>
          </table:table-cell>
          <table:table-cell office:value-type="float" office:value="0.298845797777176" calcext:value-type="float">
            <text:p>0,2988457977771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float" office:value="1.03830337524414" calcext:value-type="float">
            <text:p>1,03830337524414</text:p>
          </table:table-cell>
          <table:table-cell office:value-type="float" office:value="1.2103191614151" calcext:value-type="float">
            <text:p>1,2103191614151</text:p>
          </table:table-cell>
          <table:table-cell office:value-type="float" office:value="3.96022033691406" calcext:value-type="float">
            <text:p>3,96022033691406</text:p>
          </table:table-cell>
          <table:table-cell office:value-type="float" office:value="0.304069757461548" calcext:value-type="float">
            <text:p>0,3040697574615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.04277884960175" calcext:value-type="float">
            <text:p>1,04277884960175</text:p>
          </table:table-cell>
          <table:table-cell office:value-type="float" office:value="1.29169046878815" calcext:value-type="float">
            <text:p>1,29169046878815</text:p>
          </table:table-cell>
          <table:table-cell office:value-type="float" office:value="3.94538235664368" calcext:value-type="float">
            <text:p>3,94538235664368</text:p>
          </table:table-cell>
          <table:table-cell office:value-type="float" office:value="0.330185532569885" calcext:value-type="float">
            <text:p>0,3301855325698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float" office:value="1.05845546722412" calcext:value-type="float">
            <text:p>1,05845546722412</text:p>
          </table:table-cell>
          <table:table-cell office:value-type="float" office:value="1.4055278301239" calcext:value-type="float">
            <text:p>1,4055278301239</text:p>
          </table:table-cell>
          <table:table-cell office:value-type="float" office:value="3.93972206115723" calcext:value-type="float">
            <text:p>3,93972206115723</text:p>
          </table:table-cell>
          <table:table-cell office:value-type="float" office:value="0.313589453697205" calcext:value-type="float">
            <text:p>0,3135894536972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9" calcext:value-type="float">
            <text:p>199</text:p>
          </table:table-cell>
          <table:table-cell/>
        </table:table-row>
        <table:table-row table:style-name="ro1">
          <table:table-cell/>
          <table:table-cell office:value-type="float" office:value="1.05593991279602" calcext:value-type="float">
            <text:p>1,05593991279602</text:p>
          </table:table-cell>
          <table:table-cell office:value-type="float" office:value="1.52020108699799" calcext:value-type="float">
            <text:p>1,52020108699799</text:p>
          </table:table-cell>
          <table:table-cell office:value-type="float" office:value="3.96666812896729" calcext:value-type="float">
            <text:p>3,96666812896729</text:p>
          </table:table-cell>
          <table:table-cell office:value-type="float" office:value="0.294472575187683" calcext:value-type="float">
            <text:p>0,2944725751876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.07655346393585" calcext:value-type="float">
            <text:p>1,07655346393585</text:p>
          </table:table-cell>
          <table:table-cell office:value-type="float" office:value="1.65228092670441" calcext:value-type="float">
            <text:p>1,65228092670441</text:p>
          </table:table-cell>
          <table:table-cell office:value-type="float" office:value="3.9493408203125" calcext:value-type="float">
            <text:p>3,9493408203125</text:p>
          </table:table-cell>
          <table:table-cell office:value-type="float" office:value="0.310647308826447" calcext:value-type="float">
            <text:p>0,3106473088264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1" calcext:value-type="float">
            <text:p>201</text:p>
          </table:table-cell>
          <table:table-cell/>
        </table:table-row>
        <table:table-row table:style-name="ro1">
          <table:table-cell/>
          <table:table-cell office:value-type="float" office:value="1.09743928909302" calcext:value-type="float">
            <text:p>1,09743928909302</text:p>
          </table:table-cell>
          <table:table-cell office:value-type="float" office:value="1.85674679279327" calcext:value-type="float">
            <text:p>1,85674679279327</text:p>
          </table:table-cell>
          <table:table-cell office:value-type="float" office:value="3.96480822563171" calcext:value-type="float">
            <text:p>3,96480822563171</text:p>
          </table:table-cell>
          <table:table-cell office:value-type="float" office:value="0.323790401220322" calcext:value-type="float">
            <text:p>0,32379040122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1.09542977809906" calcext:value-type="float">
            <text:p>1,09542977809906</text:p>
          </table:table-cell>
          <table:table-cell office:value-type="float" office:value="2.05514574050903" calcext:value-type="float">
            <text:p>2,05514574050903</text:p>
          </table:table-cell>
          <table:table-cell office:value-type="float" office:value="3.95074486732483" calcext:value-type="float">
            <text:p>3,95074486732483</text:p>
          </table:table-cell>
          <table:table-cell office:value-type="float" office:value="0.309895604848862" calcext:value-type="float">
            <text:p>0,3098956048488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float" office:value="1.09876668453217" calcext:value-type="float">
            <text:p>1,09876668453217</text:p>
          </table:table-cell>
          <table:table-cell office:value-type="float" office:value="2.34029722213745" calcext:value-type="float">
            <text:p>2,34029722213745</text:p>
          </table:table-cell>
          <table:table-cell office:value-type="float" office:value="3.95299363136292" calcext:value-type="float">
            <text:p>3,95299363136292</text:p>
          </table:table-cell>
          <table:table-cell office:value-type="float" office:value="0.302601218223572" calcext:value-type="float">
            <text:p>0,30260121822357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4" calcext:value-type="float">
            <text:p>204</text:p>
          </table:table-cell>
          <table:table-cell/>
        </table:table-row>
        <table:table-row table:style-name="ro1">
          <table:table-cell/>
          <table:table-cell office:value-type="float" office:value="1.10718858242035" calcext:value-type="float">
            <text:p>1,10718858242035</text:p>
          </table:table-cell>
          <table:table-cell office:value-type="float" office:value="3.11346554756165" calcext:value-type="float">
            <text:p>3,11346554756165</text:p>
          </table:table-cell>
          <table:table-cell office:value-type="float" office:value="3.237065076828" calcext:value-type="float">
            <text:p>3,237065076828</text:p>
          </table:table-cell>
          <table:table-cell office:value-type="float" office:value="0.312023788690567" calcext:value-type="float">
            <text:p>0,3120237886905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float" office:value="1.15574765205383" calcext:value-type="float">
            <text:p>1,15574765205383</text:p>
          </table:table-cell>
          <table:table-cell office:value-type="float" office:value="3.10997843742371" calcext:value-type="float">
            <text:p>3,10997843742371</text:p>
          </table:table-cell>
          <table:table-cell office:value-type="float" office:value="2.74691700935364" calcext:value-type="float">
            <text:p>2,74691700935364</text:p>
          </table:table-cell>
          <table:table-cell office:value-type="float" office:value="0.310313701629639" calcext:value-type="float">
            <text:p>0,3103137016296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.13640916347504" calcext:value-type="float">
            <text:p>1,13640916347504</text:p>
          </table:table-cell>
          <table:table-cell office:value-type="float" office:value="3.67383098602295" calcext:value-type="float">
            <text:p>3,67383098602295</text:p>
          </table:table-cell>
          <table:table-cell office:value-type="float" office:value="2.41874575614929" calcext:value-type="float">
            <text:p>2,41874575614929</text:p>
          </table:table-cell>
          <table:table-cell office:value-type="float" office:value="0.305860877037048" calcext:value-type="float">
            <text:p>0,3058608770370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float" office:value="1.15283131599426" calcext:value-type="float">
            <text:p>1,15283131599426</text:p>
          </table:table-cell>
          <table:table-cell office:value-type="float" office:value="3.67161846160889" calcext:value-type="float">
            <text:p>3,67161846160889</text:p>
          </table:table-cell>
          <table:table-cell office:value-type="float" office:value="2.12602806091309" calcext:value-type="float">
            <text:p>2,12602806091309</text:p>
          </table:table-cell>
          <table:table-cell office:value-type="float" office:value="0.319282114505768" calcext:value-type="float">
            <text:p>0,3192821145057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8" calcext:value-type="float">
            <text:p>208</text:p>
          </table:table-cell>
          <table:table-cell/>
        </table:table-row>
        <table:table-row table:style-name="ro1">
          <table:table-cell/>
          <table:table-cell office:value-type="float" office:value="1.1668803691864" calcext:value-type="float">
            <text:p>1,1668803691864</text:p>
          </table:table-cell>
          <table:table-cell office:value-type="float" office:value="3.66380834579468" calcext:value-type="float">
            <text:p>3,66380834579468</text:p>
          </table:table-cell>
          <table:table-cell office:value-type="float" office:value="1.88591432571411" calcext:value-type="float">
            <text:p>1,88591432571411</text:p>
          </table:table-cell>
          <table:table-cell office:value-type="float" office:value="0.306792706251144" calcext:value-type="float">
            <text:p>0,3067927062511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9" calcext:value-type="float">
            <text:p>209</text:p>
          </table:table-cell>
          <table:table-cell/>
        </table:table-row>
        <table:table-row table:style-name="ro1">
          <table:table-cell/>
          <table:table-cell office:value-type="float" office:value="1.18371593952179" calcext:value-type="float">
            <text:p>1,18371593952179</text:p>
          </table:table-cell>
          <table:table-cell office:value-type="float" office:value="3.65850400924683" calcext:value-type="float">
            <text:p>3,65850400924683</text:p>
          </table:table-cell>
          <table:table-cell office:value-type="float" office:value="1.72855401039124" calcext:value-type="float">
            <text:p>1,72855401039124</text:p>
          </table:table-cell>
          <table:table-cell office:value-type="float" office:value="0.32834056019783" calcext:value-type="float">
            <text:p>0,328340560197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1.20496392250061" calcext:value-type="float">
            <text:p>1,20496392250061</text:p>
          </table:table-cell>
          <table:table-cell office:value-type="float" office:value="3.64185905456543" calcext:value-type="float">
            <text:p>3,64185905456543</text:p>
          </table:table-cell>
          <table:table-cell office:value-type="float" office:value="1.56462645530701" calcext:value-type="float">
            <text:p>1,56462645530701</text:p>
          </table:table-cell>
          <table:table-cell office:value-type="float" office:value="0.334094107151031" calcext:value-type="float">
            <text:p>0,3340941071510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1" calcext:value-type="float">
            <text:p>211</text:p>
          </table:table-cell>
          <table:table-cell/>
        </table:table-row>
        <table:table-row table:style-name="ro1">
          <table:table-cell/>
          <table:table-cell office:value-type="float" office:value="1.21425092220306" calcext:value-type="float">
            <text:p>1,21425092220306</text:p>
          </table:table-cell>
          <table:table-cell office:value-type="float" office:value="3.66691064834595" calcext:value-type="float">
            <text:p>3,66691064834595</text:p>
          </table:table-cell>
          <table:table-cell office:value-type="float" office:value="1.45585596561432" calcext:value-type="float">
            <text:p>1,45585596561432</text:p>
          </table:table-cell>
          <table:table-cell office:value-type="float" office:value="0.31876277923584" calcext:value-type="float">
            <text:p>0,31876277923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2" calcext:value-type="float">
            <text:p>212</text:p>
          </table:table-cell>
          <table:table-cell/>
        </table:table-row>
        <table:table-row table:style-name="ro1">
          <table:table-cell/>
          <table:table-cell office:value-type="float" office:value="1.23325383663178" calcext:value-type="float">
            <text:p>1,23325383663178</text:p>
          </table:table-cell>
          <table:table-cell office:value-type="float" office:value="3.66809701919556" calcext:value-type="float">
            <text:p>3,66809701919556</text:p>
          </table:table-cell>
          <table:table-cell office:value-type="float" office:value="1.33707332611084" calcext:value-type="float">
            <text:p>1,33707332611084</text:p>
          </table:table-cell>
          <table:table-cell office:value-type="float" office:value="0.314812541007996" calcext:value-type="float">
            <text:p>0,3148125410079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float" office:value="1.26060092449188" calcext:value-type="float">
            <text:p>1,26060092449188</text:p>
          </table:table-cell>
          <table:table-cell office:value-type="float" office:value="3.65840697288513" calcext:value-type="float">
            <text:p>3,65840697288513</text:p>
          </table:table-cell>
          <table:table-cell office:value-type="float" office:value="1.26799523830414" calcext:value-type="float">
            <text:p>1,26799523830414</text:p>
          </table:table-cell>
          <table:table-cell office:value-type="float" office:value="0.337040275335312" calcext:value-type="float">
            <text:p>0,33704027533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4" calcext:value-type="float">
            <text:p>214</text:p>
          </table:table-cell>
          <table:table-cell/>
        </table:table-row>
        <table:table-row table:style-name="ro1">
          <table:table-cell/>
          <table:table-cell office:value-type="float" office:value="1.28083109855652" calcext:value-type="float">
            <text:p>1,28083109855652</text:p>
          </table:table-cell>
          <table:table-cell office:value-type="float" office:value="3.6812789440155" calcext:value-type="float">
            <text:p>3,6812789440155</text:p>
          </table:table-cell>
          <table:table-cell office:value-type="float" office:value="1.18150699138641" calcext:value-type="float">
            <text:p>1,18150699138641</text:p>
          </table:table-cell>
          <table:table-cell office:value-type="float" office:value="0.311204761266708" calcext:value-type="float">
            <text:p>0,311204761266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float" office:value="1.30318474769592" calcext:value-type="float">
            <text:p>1,30318474769592</text:p>
          </table:table-cell>
          <table:table-cell office:value-type="float" office:value="3.67301106452942" calcext:value-type="float">
            <text:p>3,67301106452942</text:p>
          </table:table-cell>
          <table:table-cell office:value-type="float" office:value="1.11150169372559" calcext:value-type="float">
            <text:p>1,11150169372559</text:p>
          </table:table-cell>
          <table:table-cell office:value-type="float" office:value="0.317260146141052" calcext:value-type="float">
            <text:p>0,3172601461410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float" office:value="1.30022287368774" calcext:value-type="float">
            <text:p>1,30022287368774</text:p>
          </table:table-cell>
          <table:table-cell office:value-type="float" office:value="3.38985729217529" calcext:value-type="float">
            <text:p>3,38985729217529</text:p>
          </table:table-cell>
          <table:table-cell office:value-type="float" office:value="1.05685698986053" calcext:value-type="float">
            <text:p>1,05685698986053</text:p>
          </table:table-cell>
          <table:table-cell office:value-type="float" office:value="0.329393774271011" calcext:value-type="float">
            <text:p>0,3293937742710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float" office:value="1.32225906848907" calcext:value-type="float">
            <text:p>1,32225906848907</text:p>
          </table:table-cell>
          <table:table-cell office:value-type="float" office:value="2.85349178314209" calcext:value-type="float">
            <text:p>2,85349178314209</text:p>
          </table:table-cell>
          <table:table-cell office:value-type="float" office:value="1.00150620937347" calcext:value-type="float">
            <text:p>1,00150620937347</text:p>
          </table:table-cell>
          <table:table-cell office:value-type="float" office:value="0.326660215854645" calcext:value-type="float">
            <text:p>0,3266602158546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1.36316955089569" calcext:value-type="float">
            <text:p>1,36316955089569</text:p>
          </table:table-cell>
          <table:table-cell office:value-type="float" office:value="2.47428131103516" calcext:value-type="float">
            <text:p>2,47428131103516</text:p>
          </table:table-cell>
          <table:table-cell office:value-type="float" office:value="0.919010818004608" calcext:value-type="float">
            <text:p>0,919010818004608</text:p>
          </table:table-cell>
          <table:table-cell office:value-type="float" office:value="0.335018336772919" calcext:value-type="float">
            <text:p>0,3350183367729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9" calcext:value-type="float">
            <text:p>219</text:p>
          </table:table-cell>
          <table:table-cell/>
        </table:table-row>
        <table:table-row table:style-name="ro1">
          <table:table-cell/>
          <table:table-cell office:value-type="float" office:value="1.39298462867737" calcext:value-type="float">
            <text:p>1,39298462867737</text:p>
          </table:table-cell>
          <table:table-cell office:value-type="float" office:value="2.15836501121521" calcext:value-type="float">
            <text:p>2,15836501121521</text:p>
          </table:table-cell>
          <table:table-cell office:value-type="float" office:value="0.879959881305695" calcext:value-type="float">
            <text:p>0,879959881305695</text:p>
          </table:table-cell>
          <table:table-cell office:value-type="float" office:value="0.31123811006546" calcext:value-type="float">
            <text:p>0,311238110065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float" office:value="1.40288472175598" calcext:value-type="float">
            <text:p>1,40288472175598</text:p>
          </table:table-cell>
          <table:table-cell office:value-type="float" office:value="1.95356357097626" calcext:value-type="float">
            <text:p>1,95356357097626</text:p>
          </table:table-cell>
          <table:table-cell office:value-type="float" office:value="0.851609170436859" calcext:value-type="float">
            <text:p>0,851609170436859</text:p>
          </table:table-cell>
          <table:table-cell office:value-type="float" office:value="0.306209862232208" calcext:value-type="float">
            <text:p>0,3062098622322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1" calcext:value-type="float">
            <text:p>221</text:p>
          </table:table-cell>
          <table:table-cell/>
        </table:table-row>
        <table:table-row table:style-name="ro1">
          <table:table-cell/>
          <table:table-cell office:value-type="float" office:value="1.4356963634491" calcext:value-type="float">
            <text:p>1,4356963634491</text:p>
          </table:table-cell>
          <table:table-cell office:value-type="float" office:value="1.77596127986908" calcext:value-type="float">
            <text:p>1,77596127986908</text:p>
          </table:table-cell>
          <table:table-cell office:value-type="float" office:value="0.820506989955902" calcext:value-type="float">
            <text:p>0,820506989955902</text:p>
          </table:table-cell>
          <table:table-cell office:value-type="float" office:value="0.344207793474197" calcext:value-type="float">
            <text:p>0,344207793474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.43948233127594" calcext:value-type="float">
            <text:p>1,43948233127594</text:p>
          </table:table-cell>
          <table:table-cell office:value-type="float" office:value="1.59238505363464" calcext:value-type="float">
            <text:p>1,59238505363464</text:p>
          </table:table-cell>
          <table:table-cell office:value-type="float" office:value="0.765975534915924" calcext:value-type="float">
            <text:p>0,765975534915924</text:p>
          </table:table-cell>
          <table:table-cell office:value-type="float" office:value="0.323390275239944" calcext:value-type="float">
            <text:p>0,3233902752399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3" calcext:value-type="float">
            <text:p>223</text:p>
          </table:table-cell>
          <table:table-cell/>
        </table:table-row>
        <table:table-row table:style-name="ro1">
          <table:table-cell/>
          <table:table-cell office:value-type="float" office:value="1.49680948257446" calcext:value-type="float">
            <text:p>1,49680948257446</text:p>
          </table:table-cell>
          <table:table-cell office:value-type="float" office:value="1.46450090408325" calcext:value-type="float">
            <text:p>1,46450090408325</text:p>
          </table:table-cell>
          <table:table-cell office:value-type="float" office:value="0.7576984167099" calcext:value-type="float">
            <text:p>0,7576984167099</text:p>
          </table:table-cell>
          <table:table-cell office:value-type="float" office:value="0.350226879119873" calcext:value-type="float">
            <text:p>0,350226879119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float" office:value="1.51735877990723" calcext:value-type="float">
            <text:p>1,51735877990723</text:p>
          </table:table-cell>
          <table:table-cell office:value-type="float" office:value="1.37111103534698" calcext:value-type="float">
            <text:p>1,37111103534698</text:p>
          </table:table-cell>
          <table:table-cell office:value-type="float" office:value="0.726030945777893" calcext:value-type="float">
            <text:p>0,726030945777893</text:p>
          </table:table-cell>
          <table:table-cell office:value-type="float" office:value="0.330965369939804" calcext:value-type="float">
            <text:p>0,3309653699398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1.55614149570465" calcext:value-type="float">
            <text:p>1,55614149570465</text:p>
          </table:table-cell>
          <table:table-cell office:value-type="float" office:value="1.27092087268829" calcext:value-type="float">
            <text:p>1,27092087268829</text:p>
          </table:table-cell>
          <table:table-cell office:value-type="float" office:value="0.703949987888336" calcext:value-type="float">
            <text:p>0,703949987888336</text:p>
          </table:table-cell>
          <table:table-cell office:value-type="float" office:value="0.341058135032654" calcext:value-type="float">
            <text:p>0,341058135032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0.209373727440834" calcext:value-type="float">
            <text:p>0,209373727440834</text:p>
          </table:table-cell>
          <table:table-cell office:value-type="float" office:value="1.17300021648407" calcext:value-type="float">
            <text:p>1,17300021648407</text:p>
          </table:table-cell>
          <table:table-cell office:value-type="float" office:value="0.676583230495453" calcext:value-type="float">
            <text:p>0,676583230495453</text:p>
          </table:table-cell>
          <table:table-cell office:value-type="float" office:value="0.352188944816589" calcext:value-type="float">
            <text:p>0,352188944816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0.197191670536995" calcext:value-type="float">
            <text:p>0,197191670536995</text:p>
          </table:table-cell>
          <table:table-cell office:value-type="float" office:value="1.10852146148682" calcext:value-type="float">
            <text:p>1,10852146148682</text:p>
          </table:table-cell>
          <table:table-cell office:value-type="float" office:value="0.652475476264954" calcext:value-type="float">
            <text:p>0,652475476264954</text:p>
          </table:table-cell>
          <table:table-cell office:value-type="float" office:value="0.334218263626099" calcext:value-type="float">
            <text:p>0,3342182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0.188808634877205" calcext:value-type="float">
            <text:p>0,188808634877205</text:p>
          </table:table-cell>
          <table:table-cell office:value-type="float" office:value="1.04090094566345" calcext:value-type="float">
            <text:p>1,04090094566345</text:p>
          </table:table-cell>
          <table:table-cell office:value-type="float" office:value="0.636478781700134" calcext:value-type="float">
            <text:p>0,636478781700134</text:p>
          </table:table-cell>
          <table:table-cell office:value-type="float" office:value="0.355526328086853" calcext:value-type="float">
            <text:p>0,3555263280868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0.18081533908844" calcext:value-type="float">
            <text:p>0,18081533908844</text:p>
          </table:table-cell>
          <table:table-cell office:value-type="float" office:value="1.00166881084442" calcext:value-type="float">
            <text:p>1,00166881084442</text:p>
          </table:table-cell>
          <table:table-cell office:value-type="float" office:value="0.615866780281067" calcext:value-type="float">
            <text:p>0,615866780281067</text:p>
          </table:table-cell>
          <table:table-cell office:value-type="float" office:value="0.356705188751221" calcext:value-type="float">
            <text:p>0,3567051887512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0.17662325501442" calcext:value-type="float">
            <text:p>0,17662325501442</text:p>
          </table:table-cell>
          <table:table-cell office:value-type="float" office:value="0.942785799503326" calcext:value-type="float">
            <text:p>0,942785799503326</text:p>
          </table:table-cell>
          <table:table-cell office:value-type="float" office:value="0.599267303943634" calcext:value-type="float">
            <text:p>0,599267303943634</text:p>
          </table:table-cell>
          <table:table-cell office:value-type="float" office:value="0.358084708452225" calcext:value-type="float">
            <text:p>0,358084708452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1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0.181687161326408" calcext:value-type="float">
            <text:p>0,181687161326408</text:p>
          </table:table-cell>
          <table:table-cell office:value-type="float" office:value="0.90523487329483" calcext:value-type="float">
            <text:p>0,90523487329483</text:p>
          </table:table-cell>
          <table:table-cell office:value-type="float" office:value="0.583122432231903" calcext:value-type="float">
            <text:p>0,583122432231903</text:p>
          </table:table-cell>
          <table:table-cell office:value-type="float" office:value="0.363059401512146" calcext:value-type="float">
            <text:p>0,3630594015121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2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0.171976014971733" calcext:value-type="float">
            <text:p>0,171976014971733</text:p>
          </table:table-cell>
          <table:table-cell office:value-type="float" office:value="0.86557811498642" calcext:value-type="float">
            <text:p>0,86557811498642</text:p>
          </table:table-cell>
          <table:table-cell office:value-type="float" office:value="0.549902200698853" calcext:value-type="float">
            <text:p>0,549902200698853</text:p>
          </table:table-cell>
          <table:table-cell office:value-type="float" office:value="0.347760409116745" calcext:value-type="float">
            <text:p>0,3477604091167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0.156998082995415" calcext:value-type="float">
            <text:p>0,156998082995415</text:p>
          </table:table-cell>
          <table:table-cell office:value-type="float" office:value="0.823020458221435" calcext:value-type="float">
            <text:p>0,823020458221435</text:p>
          </table:table-cell>
          <table:table-cell office:value-type="float" office:value="0.529124975204468" calcext:value-type="float">
            <text:p>0,529124975204468</text:p>
          </table:table-cell>
          <table:table-cell office:value-type="float" office:value="0.357712775468826" calcext:value-type="float">
            <text:p>0,3577127754688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4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0.166130721569061" calcext:value-type="float">
            <text:p>0,166130721569061</text:p>
          </table:table-cell>
          <table:table-cell office:value-type="float" office:value="0.795031726360321" calcext:value-type="float">
            <text:p>0,795031726360321</text:p>
          </table:table-cell>
          <table:table-cell office:value-type="float" office:value="0.536291360855103" calcext:value-type="float">
            <text:p>0,536291360855103</text:p>
          </table:table-cell>
          <table:table-cell office:value-type="float" office:value="0.319237112998962" calcext:value-type="float">
            <text:p>0,319237112998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0.152142584323883" calcext:value-type="float">
            <text:p>0,152142584323883</text:p>
          </table:table-cell>
          <table:table-cell office:value-type="float" office:value="0.752045333385468" calcext:value-type="float">
            <text:p>0,752045333385468</text:p>
          </table:table-cell>
          <table:table-cell office:value-type="float" office:value="0.521734178066254" calcext:value-type="float">
            <text:p>0,521734178066254</text:p>
          </table:table-cell>
          <table:table-cell office:value-type="float" office:value="0.35626608133316" calcext:value-type="float">
            <text:p>0,356266081333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0.155207931995392" calcext:value-type="float">
            <text:p>0,155207931995392</text:p>
          </table:table-cell>
          <table:table-cell office:value-type="float" office:value="0.729671955108643" calcext:value-type="float">
            <text:p>0,729671955108643</text:p>
          </table:table-cell>
          <table:table-cell office:value-type="float" office:value="0.516198754310608" calcext:value-type="float">
            <text:p>0,516198754310608</text:p>
          </table:table-cell>
          <table:table-cell office:value-type="float" office:value="0.343441814184189" calcext:value-type="float">
            <text:p>0,3434418141841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0.1679917126894" calcext:value-type="float">
            <text:p>0,1679917126894</text:p>
          </table:table-cell>
          <table:table-cell office:value-type="float" office:value="0.709845364093781" calcext:value-type="float">
            <text:p>0,709845364093781</text:p>
          </table:table-cell>
          <table:table-cell office:value-type="float" office:value="0.50871354341507" calcext:value-type="float">
            <text:p>0,50871354341507</text:p>
          </table:table-cell>
          <table:table-cell office:value-type="float" office:value="0.328868269920349" calcext:value-type="float">
            <text:p>0,3288682699203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0.15780907869339" calcext:value-type="float">
            <text:p>0,15780907869339</text:p>
          </table:table-cell>
          <table:table-cell office:value-type="float" office:value="0.67067289352417" calcext:value-type="float">
            <text:p>0,67067289352417</text:p>
          </table:table-cell>
          <table:table-cell office:value-type="float" office:value="0.483315587043762" calcext:value-type="float">
            <text:p>0,483315587043762</text:p>
          </table:table-cell>
          <table:table-cell office:value-type="float" office:value="0.342358648777008" calcext:value-type="float">
            <text:p>0,3423586487770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office:value-type="float" office:value="0.151604756712913" calcext:value-type="float">
            <text:p>0,151604756712913</text:p>
          </table:table-cell>
          <table:table-cell office:value-type="float" office:value="0.649772346019745" calcext:value-type="float">
            <text:p>0,649772346019745</text:p>
          </table:table-cell>
          <table:table-cell office:value-type="float" office:value="0.487157553434372" calcext:value-type="float">
            <text:p>0,487157553434372</text:p>
          </table:table-cell>
          <table:table-cell office:value-type="float" office:value="0.32173627614975" calcext:value-type="float">
            <text:p>0,32173627614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628970742225647" calcext:value-type="float">
            <text:p>0,628970742225647</text:p>
          </table:table-cell>
          <table:table-cell office:value-type="float" office:value="0.449678331613541" calcext:value-type="float">
            <text:p>0,449678331613541</text:p>
          </table:table-cell>
          <table:table-cell office:value-type="float" office:value="0.326855808496475" calcext:value-type="float">
            <text:p>0,3268558084964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1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0.156165316700935" calcext:value-type="float">
            <text:p>0,156165316700935</text:p>
          </table:table-cell>
          <table:table-cell office:value-type="float" office:value="0.616528153419495" calcext:value-type="float">
            <text:p>0,616528153419495</text:p>
          </table:table-cell>
          <table:table-cell office:value-type="float" office:value="0.468052685260773" calcext:value-type="float">
            <text:p>0,468052685260773</text:p>
          </table:table-cell>
          <table:table-cell office:value-type="float" office:value="0.322926878929138" calcext:value-type="float">
            <text:p>0,3229268789291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2" calcext:value-type="float">
            <text:p>242</text:p>
          </table:table-cell>
          <table:table-cell/>
        </table:table-row>
        <table:table-row table:style-name="ro1">
          <table:table-cell/>
          <table:table-cell office:value-type="float" office:value="0.317895919084549" calcext:value-type="float">
            <text:p>0,317895919084549</text:p>
          </table:table-cell>
          <table:table-cell office:value-type="float" office:value="0.601197302341461" calcext:value-type="float">
            <text:p>0,601197302341461</text:p>
          </table:table-cell>
          <table:table-cell office:value-type="float" office:value="0.454852789640427" calcext:value-type="float">
            <text:p>0,454852789640427</text:p>
          </table:table-cell>
          <table:table-cell office:value-type="float" office:value="0.333701997995377" calcext:value-type="float">
            <text:p>0,333701997995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3" calcext:value-type="float">
            <text:p>243</text:p>
          </table:table-cell>
          <table:table-cell/>
        </table:table-row>
        <table:table-row table:style-name="ro1">
          <table:table-cell/>
          <table:table-cell office:value-type="float" office:value="0.335405915975571" calcext:value-type="float">
            <text:p>0,335405915975571</text:p>
          </table:table-cell>
          <table:table-cell office:value-type="float" office:value="0.589987099170685" calcext:value-type="float">
            <text:p>0,589987099170685</text:p>
          </table:table-cell>
          <table:table-cell office:value-type="float" office:value="0.435404449701309" calcext:value-type="float">
            <text:p>0,435404449701309</text:p>
          </table:table-cell>
          <table:table-cell office:value-type="float" office:value="0.323953658342361" calcext:value-type="float">
            <text:p>0,3239536583423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4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0.342675238847733" calcext:value-type="float">
            <text:p>0,342675238847733</text:p>
          </table:table-cell>
          <table:table-cell office:value-type="float" office:value="0.575867593288422" calcext:value-type="float">
            <text:p>0,575867593288422</text:p>
          </table:table-cell>
          <table:table-cell office:value-type="float" office:value="0.449589431285858" calcext:value-type="float">
            <text:p>0,449589431285858</text:p>
          </table:table-cell>
          <table:table-cell office:value-type="float" office:value="0.330747872591019" calcext:value-type="float">
            <text:p>0,3307478725910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0.339167535305023" calcext:value-type="float">
            <text:p>0,339167535305023</text:p>
          </table:table-cell>
          <table:table-cell office:value-type="float" office:value="0.565961241722107" calcext:value-type="float">
            <text:p>0,565961241722107</text:p>
          </table:table-cell>
          <table:table-cell office:value-type="float" office:value="0.431591391563415" calcext:value-type="float">
            <text:p>0,431591391563415</text:p>
          </table:table-cell>
          <table:table-cell office:value-type="float" office:value="0.333372473716736" calcext:value-type="float">
            <text:p>0,3333724737167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0.36235311627388" calcext:value-type="float">
            <text:p>0,36235311627388</text:p>
          </table:table-cell>
          <table:table-cell office:value-type="float" office:value="0.526359975337982" calcext:value-type="float">
            <text:p>0,526359975337982</text:p>
          </table:table-cell>
          <table:table-cell office:value-type="float" office:value="0.420625954866409" calcext:value-type="float">
            <text:p>0,420625954866409</text:p>
          </table:table-cell>
          <table:table-cell office:value-type="float" office:value="0.301700979471207" calcext:value-type="float">
            <text:p>0,3017009794712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float" office:value="0.337853312492371" calcext:value-type="float">
            <text:p>0,337853312492371</text:p>
          </table:table-cell>
          <table:table-cell office:value-type="float" office:value="0.501506924629211" calcext:value-type="float">
            <text:p>0,501506924629211</text:p>
          </table:table-cell>
          <table:table-cell office:value-type="float" office:value="0.408692240715027" calcext:value-type="float">
            <text:p>0,408692240715027</text:p>
          </table:table-cell>
          <table:table-cell office:value-type="float" office:value="0.324654638767242" calcext:value-type="float">
            <text:p>0,3246546387672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8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0.347996354103088" calcext:value-type="float">
            <text:p>0,347996354103088</text:p>
          </table:table-cell>
          <table:table-cell office:value-type="float" office:value="0.513202250003815" calcext:value-type="float">
            <text:p>0,513202250003815</text:p>
          </table:table-cell>
          <table:table-cell office:value-type="float" office:value="0.418570965528488" calcext:value-type="float">
            <text:p>0,418570965528488</text:p>
          </table:table-cell>
          <table:table-cell office:value-type="float" office:value="0.32293900847435" calcext:value-type="float">
            <text:p>0,322939008474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9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0.350534111261368" calcext:value-type="float">
            <text:p>0,350534111261368</text:p>
          </table:table-cell>
          <table:table-cell office:value-type="float" office:value="0.504279792308807" calcext:value-type="float">
            <text:p>0,504279792308807</text:p>
          </table:table-cell>
          <table:table-cell office:value-type="float" office:value="0.415817230939865" calcext:value-type="float">
            <text:p>0,415817230939865</text:p>
          </table:table-cell>
          <table:table-cell office:value-type="float" office:value="0.330792397260666" calcext:value-type="float">
            <text:p>0,3307923972606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0.339526057243347" calcext:value-type="float">
            <text:p>0,339526057243347</text:p>
          </table:table-cell>
          <table:table-cell office:value-type="float" office:value="0.494568139314652" calcext:value-type="float">
            <text:p>0,494568139314652</text:p>
          </table:table-cell>
          <table:table-cell office:value-type="float" office:value="0.402708053588867" calcext:value-type="float">
            <text:p>0,402708053588867</text:p>
          </table:table-cell>
          <table:table-cell office:value-type="float" office:value="0.31114250421524" calcext:value-type="float">
            <text:p>0,311142504215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3469200134277" calcext:value-type="float">
            <text:p>4,33469200134277</text:p>
          </table:table-cell>
          <table:table-cell office:value-type="float" office:value="4.34765672683716" calcext:value-type="float">
            <text:p>4,347656726837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1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0.34024304151535" calcext:value-type="float">
            <text:p>0,34024304151535</text:p>
          </table:table-cell>
          <table:table-cell office:value-type="float" office:value="0.493286579847336" calcext:value-type="float">
            <text:p>0,493286579847336</text:p>
          </table:table-cell>
          <table:table-cell office:value-type="float" office:value="0.38196611404419" calcext:value-type="float">
            <text:p>0,38196611404419</text:p>
          </table:table-cell>
          <table:table-cell office:value-type="float" office:value="0.30682110786438" calcext:value-type="float">
            <text:p>0,306821107864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5187110900879" calcext:value-type="float">
            <text:p>4,25187110900879</text:p>
          </table:table-cell>
          <table:table-cell office:value-type="float" office:value="4.28261184692383" calcext:value-type="float">
            <text:p>4,282611846923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0.350316494703293" calcext:value-type="float">
            <text:p>0,350316494703293</text:p>
          </table:table-cell>
          <table:table-cell office:value-type="float" office:value="0.454209625720978" calcext:value-type="float">
            <text:p>0,454209625720978</text:p>
          </table:table-cell>
          <table:table-cell office:value-type="float" office:value="0.388791650533676" calcext:value-type="float">
            <text:p>0,388791650533676</text:p>
          </table:table-cell>
          <table:table-cell office:value-type="float" office:value="0.304991453886032" calcext:value-type="float">
            <text:p>0,3049914538860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1258401870728" calcext:value-type="float">
            <text:p>4,21258401870728</text:p>
          </table:table-cell>
          <table:table-cell office:value-type="float" office:value="4.19990110397339" calcext:value-type="float">
            <text:p>4,199901103973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3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0.343687802553177" calcext:value-type="float">
            <text:p>0,343687802553177</text:p>
          </table:table-cell>
          <table:table-cell office:value-type="float" office:value="0.466046422719955" calcext:value-type="float">
            <text:p>0,466046422719955</text:p>
          </table:table-cell>
          <table:table-cell office:value-type="float" office:value="0.38819169998169" calcext:value-type="float">
            <text:p>0,38819169998169</text:p>
          </table:table-cell>
          <table:table-cell office:value-type="float" office:value="0.299238353967667" calcext:value-type="float">
            <text:p>0,2992383539676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15534591674805" calcext:value-type="float">
            <text:p>4,15534591674805</text:p>
          </table:table-cell>
          <table:table-cell office:value-type="float" office:value="4.14398956298828" calcext:value-type="float">
            <text:p>4,143989562988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0.344579607248306" calcext:value-type="float">
            <text:p>0,344579607248306</text:p>
          </table:table-cell>
          <table:table-cell office:value-type="float" office:value="0.454599231481552" calcext:value-type="float">
            <text:p>0,454599231481552</text:p>
          </table:table-cell>
          <table:table-cell office:value-type="float" office:value="0.366285771131515" calcext:value-type="float">
            <text:p>0,366285771131515</text:p>
          </table:table-cell>
          <table:table-cell office:value-type="float" office:value="0.309938132762909" calcext:value-type="float">
            <text:p>0,3099381327629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7408142089844" calcext:value-type="float">
            <text:p>4,07408142089844</text:p>
          </table:table-cell>
          <table:table-cell office:value-type="float" office:value="4.11344146728516" calcext:value-type="float">
            <text:p>4,113441467285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0.355766624212265" calcext:value-type="float">
            <text:p>0,355766624212265</text:p>
          </table:table-cell>
          <table:table-cell office:value-type="float" office:value="0.434530705213547" calcext:value-type="float">
            <text:p>0,434530705213547</text:p>
          </table:table-cell>
          <table:table-cell office:value-type="float" office:value="0.367309957742691" calcext:value-type="float">
            <text:p>0,367309957742691</text:p>
          </table:table-cell>
          <table:table-cell office:value-type="float" office:value="0.305070728063583" calcext:value-type="float">
            <text:p>0,3050707280635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2813148498535" calcext:value-type="float">
            <text:p>4,02813148498535</text:p>
          </table:table-cell>
          <table:table-cell office:value-type="float" office:value="4.04737377166748" calcext:value-type="float">
            <text:p>4,04737377166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0.344542145729065" calcext:value-type="float">
            <text:p>0,344542145729065</text:p>
          </table:table-cell>
          <table:table-cell office:value-type="float" office:value="0.439292430877686" calcext:value-type="float">
            <text:p>0,439292430877686</text:p>
          </table:table-cell>
          <table:table-cell office:value-type="float" office:value="0.368353992700577" calcext:value-type="float">
            <text:p>0,368353992700577</text:p>
          </table:table-cell>
          <table:table-cell office:value-type="float" office:value="0.299006074666977" calcext:value-type="float">
            <text:p>0,2990060746669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7788310050964" calcext:value-type="float">
            <text:p>3,97788310050964</text:p>
          </table:table-cell>
          <table:table-cell office:value-type="float" office:value="3.95983934402466" calcext:value-type="float">
            <text:p>3,959839344024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7" calcext:value-type="float">
            <text:p>257</text:p>
          </table:table-cell>
          <table:table-cell/>
        </table:table-row>
        <table:table-row table:style-name="ro1">
          <table:table-cell/>
          <table:table-cell office:value-type="float" office:value="0.332879602909088" calcext:value-type="float">
            <text:p>0,332879602909088</text:p>
          </table:table-cell>
          <table:table-cell office:value-type="float" office:value="0.415350586175919" calcext:value-type="float">
            <text:p>0,415350586175919</text:p>
          </table:table-cell>
          <table:table-cell office:value-type="float" office:value="0.358526825904846" calcext:value-type="float">
            <text:p>0,358526825904846</text:p>
          </table:table-cell>
          <table:table-cell office:value-type="float" office:value="0.301908314228058" calcext:value-type="float">
            <text:p>0,301908314228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4134402275085" calcext:value-type="float">
            <text:p>3,94134402275085</text:p>
          </table:table-cell>
          <table:table-cell office:value-type="float" office:value="3.93528985977173" calcext:value-type="float">
            <text:p>3,935289859771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office:value-type="float" office:value="0.336177051067352" calcext:value-type="float">
            <text:p>0,336177051067352</text:p>
          </table:table-cell>
          <table:table-cell office:value-type="float" office:value="0.424032986164093" calcext:value-type="float">
            <text:p>0,424032986164093</text:p>
          </table:table-cell>
          <table:table-cell office:value-type="float" office:value="0.36110931634903" calcext:value-type="float">
            <text:p>0,36110931634903</text:p>
          </table:table-cell>
          <table:table-cell office:value-type="float" office:value="0.311544716358185" calcext:value-type="float">
            <text:p>0,3115447163581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7830543518066" calcext:value-type="float">
            <text:p>3,87830543518066</text:p>
          </table:table-cell>
          <table:table-cell office:value-type="float" office:value="3.8980917930603" calcext:value-type="float">
            <text:p>3,89809179306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office:value-type="float" office:value="0.354488551616669" calcext:value-type="float">
            <text:p>0,354488551616669</text:p>
          </table:table-cell>
          <table:table-cell office:value-type="float" office:value="0.404732555150986" calcext:value-type="float">
            <text:p>0,404732555150986</text:p>
          </table:table-cell>
          <table:table-cell office:value-type="float" office:value="0.359221965074539" calcext:value-type="float">
            <text:p>0,359221965074539</text:p>
          </table:table-cell>
          <table:table-cell office:value-type="float" office:value="0.314720660448074" calcext:value-type="float">
            <text:p>0,3147206604480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3877730369568" calcext:value-type="float">
            <text:p>3,83877730369568</text:p>
          </table:table-cell>
          <table:table-cell office:value-type="float" office:value="3.85482430458069" calcext:value-type="float">
            <text:p>3,854824304580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0" calcext:value-type="float">
            <text:p>260</text:p>
          </table:table-cell>
          <table:table-cell/>
        </table:table-row>
        <table:table-row table:style-name="ro1">
          <table:table-cell/>
          <table:table-cell office:value-type="float" office:value="0.351271599531174" calcext:value-type="float">
            <text:p>0,351271599531174</text:p>
          </table:table-cell>
          <table:table-cell office:value-type="float" office:value="0.409320950508118" calcext:value-type="float">
            <text:p>0,409320950508118</text:p>
          </table:table-cell>
          <table:table-cell office:value-type="float" office:value="0.347811728715897" calcext:value-type="float">
            <text:p>0,347811728715897</text:p>
          </table:table-cell>
          <table:table-cell office:value-type="float" office:value="0.301766008138657" calcext:value-type="float">
            <text:p>0,3017660081386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8166818618774" calcext:value-type="float">
            <text:p>3,78166818618774</text:p>
          </table:table-cell>
          <table:table-cell office:value-type="float" office:value="3.79259586334229" calcext:value-type="float">
            <text:p>3,792595863342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float" office:value="0.323896110057831" calcext:value-type="float">
            <text:p>0,323896110057831</text:p>
          </table:table-cell>
          <table:table-cell office:value-type="float" office:value="0.393312752246857" calcext:value-type="float">
            <text:p>0,393312752246857</text:p>
          </table:table-cell>
          <table:table-cell office:value-type="float" office:value="0.35820859670639" calcext:value-type="float">
            <text:p>0,35820859670639</text:p>
          </table:table-cell>
          <table:table-cell office:value-type="float" office:value="0.325906544923782" calcext:value-type="float">
            <text:p>0,3259065449237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501540184021" calcext:value-type="float">
            <text:p>3,7501540184021</text:p>
          </table:table-cell>
          <table:table-cell office:value-type="float" office:value="3.75128889083862" calcext:value-type="float">
            <text:p>3,751288890838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2" calcext:value-type="float">
            <text:p>262</text:p>
          </table:table-cell>
          <table:table-cell/>
        </table:table-row>
        <table:table-row table:style-name="ro1">
          <table:table-cell/>
          <table:table-cell office:value-type="float" office:value="0.346928596496582" calcext:value-type="float">
            <text:p>0,346928596496582</text:p>
          </table:table-cell>
          <table:table-cell office:value-type="float" office:value="0.373405456542969" calcext:value-type="float">
            <text:p>0,373405456542969</text:p>
          </table:table-cell>
          <table:table-cell office:value-type="float" office:value="0.338673919439316" calcext:value-type="float">
            <text:p>0,338673919439316</text:p>
          </table:table-cell>
          <table:table-cell office:value-type="float" office:value="0.299227267503738" calcext:value-type="float">
            <text:p>0,2992272675037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2753167152405" calcext:value-type="float">
            <text:p>3,72753167152405</text:p>
          </table:table-cell>
          <table:table-cell office:value-type="float" office:value="3.74545049667358" calcext:value-type="float">
            <text:p>3,745450496673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3" calcext:value-type="float">
            <text:p>263</text:p>
          </table:table-cell>
          <table:table-cell/>
        </table:table-row>
        <table:table-row table:style-name="ro1">
          <table:table-cell/>
          <table:table-cell office:value-type="float" office:value="0.162396430969238" calcext:value-type="float">
            <text:p>0,162396430969238</text:p>
          </table:table-cell>
          <table:table-cell office:value-type="float" office:value="0.393593698740005" calcext:value-type="float">
            <text:p>0,393593698740005</text:p>
          </table:table-cell>
          <table:table-cell office:value-type="float" office:value="0.335638433694839" calcext:value-type="float">
            <text:p>0,335638433694839</text:p>
          </table:table-cell>
          <table:table-cell office:value-type="float" office:value="0.306301325559616" calcext:value-type="float">
            <text:p>0,306301325559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0509195327759" calcext:value-type="float">
            <text:p>3,70509195327759</text:p>
          </table:table-cell>
          <table:table-cell office:value-type="float" office:value="3.68321061134338" calcext:value-type="float">
            <text:p>3,683210611343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4" calcext:value-type="float">
            <text:p>264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373177289962769" calcext:value-type="float">
            <text:p>0,373177289962769</text:p>
          </table:table-cell>
          <table:table-cell office:value-type="float" office:value="0.332679450511932" calcext:value-type="float">
            <text:p>0,332679450511932</text:p>
          </table:table-cell>
          <table:table-cell office:value-type="float" office:value="0.31020975112915" calcext:value-type="float">
            <text:p>0,310209751129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3567495346069" calcext:value-type="float">
            <text:p>3,63567495346069</text:p>
          </table:table-cell>
          <table:table-cell office:value-type="float" office:value="3.65015459060669" calcext:value-type="float">
            <text:p>3,650154590606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5" calcext:value-type="float">
            <text:p>265</text:p>
          </table:table-cell>
          <table:table-cell/>
        </table:table-row>
        <table:table-row table:style-name="ro1">
          <table:table-cell/>
          <table:table-cell office:value-type="float" office:value="0.150885224342346" calcext:value-type="float">
            <text:p>0,150885224342346</text:p>
          </table:table-cell>
          <table:table-cell office:value-type="float" office:value="0.381464838981628" calcext:value-type="float">
            <text:p>0,381464838981628</text:p>
          </table:table-cell>
          <table:table-cell office:value-type="float" office:value="0.329021751880646" calcext:value-type="float">
            <text:p>0,329021751880646</text:p>
          </table:table-cell>
          <table:table-cell office:value-type="float" office:value="0.306197762489319" calcext:value-type="float">
            <text:p>0,30619776248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221118927002" calcext:value-type="float">
            <text:p>3,65221118927002</text:p>
          </table:table-cell>
          <table:table-cell office:value-type="float" office:value="3.62162113189697" calcext:value-type="float">
            <text:p>3,621621131896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office:value-type="float" office:value="0.150000005960464" calcext:value-type="float">
            <text:p>0,150000005960464</text:p>
          </table:table-cell>
          <table:table-cell office:value-type="float" office:value="0.375838249921799" calcext:value-type="float">
            <text:p>0,375838249921799</text:p>
          </table:table-cell>
          <table:table-cell office:value-type="float" office:value="0.328612118959427" calcext:value-type="float">
            <text:p>0,328612118959427</text:p>
          </table:table-cell>
          <table:table-cell office:value-type="float" office:value="0.309445947408676" calcext:value-type="float">
            <text:p>0,3094459474086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628719329834" calcext:value-type="float">
            <text:p>3,5628719329834</text:p>
          </table:table-cell>
          <table:table-cell office:value-type="float" office:value="3.56481909751892" calcext:value-type="float">
            <text:p>3,564819097518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7" calcext:value-type="float">
            <text:p>267</text:p>
          </table:table-cell>
          <table:table-cell/>
        </table:table-row>
        <table:table-row table:style-name="ro1">
          <table:table-cell/>
          <table:table-cell office:value-type="float" office:value="0.172305256128311" calcext:value-type="float">
            <text:p>0,172305256128311</text:p>
          </table:table-cell>
          <table:table-cell office:value-type="float" office:value="0.3616803586483" calcext:value-type="float">
            <text:p>0,3616803586483</text:p>
          </table:table-cell>
          <table:table-cell office:value-type="float" office:value="0.31745183467865" calcext:value-type="float">
            <text:p>0,31745183467865</text:p>
          </table:table-cell>
          <table:table-cell office:value-type="float" office:value="0.306156307458878" calcext:value-type="float">
            <text:p>0,3061563074588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5141091346741" calcext:value-type="float">
            <text:p>3,55141091346741</text:p>
          </table:table-cell>
          <table:table-cell office:value-type="float" office:value="3.54803848266602" calcext:value-type="float">
            <text:p>3,548038482666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8" calcext:value-type="float">
            <text:p>268</text:p>
          </table:table-cell>
          <table:table-cell/>
        </table:table-row>
        <table:table-row table:style-name="ro1">
          <table:table-cell/>
          <table:table-cell office:value-type="float" office:value="0.161924764513969" calcext:value-type="float">
            <text:p>0,161924764513969</text:p>
          </table:table-cell>
          <table:table-cell office:value-type="float" office:value="0.366388440132141" calcext:value-type="float">
            <text:p>0,366388440132141</text:p>
          </table:table-cell>
          <table:table-cell office:value-type="float" office:value="0.336027324199677" calcext:value-type="float">
            <text:p>0,336027324199677</text:p>
          </table:table-cell>
          <table:table-cell office:value-type="float" office:value="0.31903675198555" calcext:value-type="float">
            <text:p>0,3190367519855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0726938247681" calcext:value-type="float">
            <text:p>3,50726938247681</text:p>
          </table:table-cell>
          <table:table-cell office:value-type="float" office:value="3.50800156593323" calcext:value-type="float">
            <text:p>3,508001565933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9" calcext:value-type="float">
            <text:p>269</text:p>
          </table:table-cell>
          <table:table-cell/>
        </table:table-row>
        <table:table-row table:style-name="ro1">
          <table:table-cell/>
          <table:table-cell office:value-type="float" office:value="0.163242250680923" calcext:value-type="float">
            <text:p>0,163242250680923</text:p>
          </table:table-cell>
          <table:table-cell office:value-type="float" office:value="0.34982693195343" calcext:value-type="float">
            <text:p>0,34982693195343</text:p>
          </table:table-cell>
          <table:table-cell office:value-type="float" office:value="0.330810874700546" calcext:value-type="float">
            <text:p>0,330810874700546</text:p>
          </table:table-cell>
          <table:table-cell office:value-type="float" office:value="0.304404348134994" calcext:value-type="float">
            <text:p>0,3044043481349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8733568191528" calcext:value-type="float">
            <text:p>3,48733568191528</text:p>
          </table:table-cell>
          <table:table-cell office:value-type="float" office:value="3.47733640670776" calcext:value-type="float">
            <text:p>3,477336406707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0.172082707285881" calcext:value-type="float">
            <text:p>0,172082707285881</text:p>
          </table:table-cell>
          <table:table-cell office:value-type="float" office:value="0.341348528862" calcext:value-type="float">
            <text:p>0,341348528862</text:p>
          </table:table-cell>
          <table:table-cell office:value-type="float" office:value="0.307851493358612" calcext:value-type="float">
            <text:p>0,307851493358612</text:p>
          </table:table-cell>
          <table:table-cell office:value-type="float" office:value="0.306224495172501" calcext:value-type="float">
            <text:p>0,3062244951725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5562529563904" calcext:value-type="float">
            <text:p>3,45562529563904</text:p>
          </table:table-cell>
          <table:table-cell office:value-type="float" office:value="3.44509601593018" calcext:value-type="float">
            <text:p>3,445096015930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1" calcext:value-type="float">
            <text:p>271</text:p>
          </table:table-cell>
          <table:table-cell/>
        </table:table-row>
        <table:table-row table:style-name="ro1">
          <table:table-cell/>
          <table:table-cell office:value-type="float" office:value="0.165073171257973" calcext:value-type="float">
            <text:p>0,165073171257973</text:p>
          </table:table-cell>
          <table:table-cell office:value-type="float" office:value="0.330108970403671" calcext:value-type="float">
            <text:p>0,330108970403671</text:p>
          </table:table-cell>
          <table:table-cell office:value-type="float" office:value="0.29972979426384" calcext:value-type="float">
            <text:p>0,29972979426384</text:p>
          </table:table-cell>
          <table:table-cell office:value-type="float" office:value="0.308609783649445" calcext:value-type="float">
            <text:p>0,3086097836494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3178081512451" calcext:value-type="float">
            <text:p>3,43178081512451</text:p>
          </table:table-cell>
          <table:table-cell office:value-type="float" office:value="3.42453956604004" calcext:value-type="float">
            <text:p>3,424539566040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2" calcext:value-type="float">
            <text:p>272</text:p>
          </table:table-cell>
          <table:table-cell/>
        </table:table-row>
        <table:table-row table:style-name="ro1">
          <table:table-cell/>
          <table:table-cell office:value-type="float" office:value="0.162947714328766" calcext:value-type="float">
            <text:p>0,162947714328766</text:p>
          </table:table-cell>
          <table:table-cell office:value-type="float" office:value="0.342181771993637" calcext:value-type="float">
            <text:p>0,342181771993637</text:p>
          </table:table-cell>
          <table:table-cell office:value-type="float" office:value="0.301057010889053" calcext:value-type="float">
            <text:p>0,301057010889053</text:p>
          </table:table-cell>
          <table:table-cell office:value-type="float" office:value="0.331577003002167" calcext:value-type="float">
            <text:p>0,331577003002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9909148216248" calcext:value-type="float">
            <text:p>3,39909148216248</text:p>
          </table:table-cell>
          <table:table-cell office:value-type="float" office:value="3.4033088684082" calcext:value-type="float">
            <text:p>3,40330886840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3" calcext:value-type="float">
            <text:p>273</text:p>
          </table:table-cell>
          <table:table-cell/>
        </table:table-row>
        <table:table-row table:style-name="ro1">
          <table:table-cell/>
          <table:table-cell office:value-type="float" office:value="0.158428341150284" calcext:value-type="float">
            <text:p>0,158428341150284</text:p>
          </table:table-cell>
          <table:table-cell office:value-type="float" office:value="0.333277672529221" calcext:value-type="float">
            <text:p>0,333277672529221</text:p>
          </table:table-cell>
          <table:table-cell office:value-type="float" office:value="0.337057679891586" calcext:value-type="float">
            <text:p>0,337057679891586</text:p>
          </table:table-cell>
          <table:table-cell office:value-type="float" office:value="0.322521090507507" calcext:value-type="float">
            <text:p>0,3225210905075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8389277458191" calcext:value-type="float">
            <text:p>3,38389277458191</text:p>
          </table:table-cell>
          <table:table-cell office:value-type="float" office:value="3.38534331321716" calcext:value-type="float">
            <text:p>3,385343313217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4" calcext:value-type="float">
            <text:p>274</text:p>
          </table:table-cell>
          <table:table-cell/>
        </table:table-row>
        <table:table-row table:style-name="ro1">
          <table:table-cell/>
          <table:table-cell office:value-type="float" office:value="0.169514581561089" calcext:value-type="float">
            <text:p>0,169514581561089</text:p>
          </table:table-cell>
          <table:table-cell office:value-type="float" office:value="0.343391567468643" calcext:value-type="float">
            <text:p>0,343391567468643</text:p>
          </table:table-cell>
          <table:table-cell office:value-type="float" office:value="0.31777885556221" calcext:value-type="float">
            <text:p>0,31777885556221</text:p>
          </table:table-cell>
          <table:table-cell office:value-type="float" office:value="0.351258814334869" calcext:value-type="float">
            <text:p>0,3512588143348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970233917236" calcext:value-type="float">
            <text:p>3,36970233917236</text:p>
          </table:table-cell>
          <table:table-cell office:value-type="float" office:value="3.35938405990601" calcext:value-type="float">
            <text:p>3,359384059906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5" calcext:value-type="float">
            <text:p>275</text:p>
          </table:table-cell>
          <table:table-cell/>
        </table:table-row>
        <table:table-row table:style-name="ro1">
          <table:table-cell/>
          <table:table-cell office:value-type="float" office:value="0.189881727099419" calcext:value-type="float">
            <text:p>0,189881727099419</text:p>
          </table:table-cell>
          <table:table-cell office:value-type="float" office:value="0.338804185390472" calcext:value-type="float">
            <text:p>0,338804185390472</text:p>
          </table:table-cell>
          <table:table-cell office:value-type="float" office:value="0.306444227695465" calcext:value-type="float">
            <text:p>0,306444227695465</text:p>
          </table:table-cell>
          <table:table-cell office:value-type="float" office:value="0.370753616094589" calcext:value-type="float">
            <text:p>0,370753616094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3425235748291" calcext:value-type="float">
            <text:p>3,33425235748291</text:p>
          </table:table-cell>
          <table:table-cell office:value-type="float" office:value="3.3414158821106" calcext:value-type="float">
            <text:p>3,34141588211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6" calcext:value-type="float">
            <text:p>276</text:p>
          </table:table-cell>
          <table:table-cell/>
        </table:table-row>
        <table:table-row table:style-name="ro1">
          <table:table-cell/>
          <table:table-cell office:value-type="float" office:value="0.196666359901428" calcext:value-type="float">
            <text:p>0,196666359901428</text:p>
          </table:table-cell>
          <table:table-cell office:value-type="float" office:value="0.337965071201324" calcext:value-type="float">
            <text:p>0,337965071201324</text:p>
          </table:table-cell>
          <table:table-cell office:value-type="float" office:value="0.295284777879715" calcext:value-type="float">
            <text:p>0,295284777879715</text:p>
          </table:table-cell>
          <table:table-cell office:value-type="float" office:value="0.376931518316269" calcext:value-type="float">
            <text:p>0,3769315183162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12384796143" calcext:value-type="float">
            <text:p>3,31112384796143</text:p>
          </table:table-cell>
          <table:table-cell office:value-type="float" office:value="3.30254030227661" calcext:value-type="float">
            <text:p>3,302540302276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7" calcext:value-type="float">
            <text:p>277</text:p>
          </table:table-cell>
          <table:table-cell/>
        </table:table-row>
        <table:table-row table:style-name="ro1">
          <table:table-cell/>
          <table:table-cell office:value-type="float" office:value="0.195385634899139" calcext:value-type="float">
            <text:p>0,195385634899139</text:p>
          </table:table-cell>
          <table:table-cell office:value-type="float" office:value="0.330295234918594" calcext:value-type="float">
            <text:p>0,330295234918594</text:p>
          </table:table-cell>
          <table:table-cell office:value-type="float" office:value="0.291872292757034" calcext:value-type="float">
            <text:p>0,291872292757034</text:p>
          </table:table-cell>
          <table:table-cell office:value-type="float" office:value="0.406446367502212" calcext:value-type="float">
            <text:p>0,4064463675022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01109790802" calcext:value-type="float">
            <text:p>3,301109790802</text:p>
          </table:table-cell>
          <table:table-cell office:value-type="float" office:value="3.31208729743958" calcext:value-type="float">
            <text:p>3,312087297439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float" office:value="0.186976373195648" calcext:value-type="float">
            <text:p>0,186976373195648</text:p>
          </table:table-cell>
          <table:table-cell office:value-type="float" office:value="0.304013967514038" calcext:value-type="float">
            <text:p>0,304013967514038</text:p>
          </table:table-cell>
          <table:table-cell office:value-type="float" office:value="0.295754373073578" calcext:value-type="float">
            <text:p>0,295754373073578</text:p>
          </table:table-cell>
          <table:table-cell office:value-type="float" office:value="0.432304680347443" calcext:value-type="float">
            <text:p>0,4323046803474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323268890381" calcext:value-type="float">
            <text:p>3,28323268890381</text:p>
          </table:table-cell>
          <table:table-cell office:value-type="float" office:value="3.26955652236938" calcext:value-type="float">
            <text:p>3,269556522369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9" calcext:value-type="float">
            <text:p>279</text:p>
          </table:table-cell>
          <table:table-cell/>
        </table:table-row>
        <table:table-row table:style-name="ro1">
          <table:table-cell/>
          <table:table-cell office:value-type="float" office:value="1.62302982807159" calcext:value-type="float">
            <text:p>1,62302982807159</text:p>
          </table:table-cell>
          <table:table-cell office:value-type="float" office:value="0.3218734562397" calcext:value-type="float">
            <text:p>0,3218734562397</text:p>
          </table:table-cell>
          <table:table-cell office:value-type="float" office:value="0.317414373159409" calcext:value-type="float">
            <text:p>0,317414373159409</text:p>
          </table:table-cell>
          <table:table-cell office:value-type="float" office:value="0.448050707578659" calcext:value-type="float">
            <text:p>0,4480507075786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913405418396" calcext:value-type="float">
            <text:p>3,25913405418396</text:p>
          </table:table-cell>
          <table:table-cell office:value-type="float" office:value="3.26651883125305" calcext:value-type="float">
            <text:p>3,266518831253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0" calcext:value-type="float">
            <text:p>280</text:p>
          </table:table-cell>
          <table:table-cell/>
        </table:table-row>
        <table:table-row table:style-name="ro1">
          <table:table-cell/>
          <table:table-cell office:value-type="float" office:value="1.59235453605652" calcext:value-type="float">
            <text:p>1,59235453605652</text:p>
          </table:table-cell>
          <table:table-cell office:value-type="float" office:value="0.307446300983429" calcext:value-type="float">
            <text:p>0,307446300983429</text:p>
          </table:table-cell>
          <table:table-cell office:value-type="float" office:value="0.294238895177841" calcext:value-type="float">
            <text:p>0,294238895177841</text:p>
          </table:table-cell>
          <table:table-cell office:value-type="float" office:value="0.467094838619232" calcext:value-type="float">
            <text:p>0,4670948386192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577259063721" calcext:value-type="float">
            <text:p>3,25577259063721</text:p>
          </table:table-cell>
          <table:table-cell office:value-type="float" office:value="3.25303530693054" calcext:value-type="float">
            <text:p>3,253035306930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1" calcext:value-type="float">
            <text:p>281</text:p>
          </table:table-cell>
          <table:table-cell/>
        </table:table-row>
        <table:table-row table:style-name="ro1">
          <table:table-cell/>
          <table:table-cell office:value-type="float" office:value="1.62260031700134" calcext:value-type="float">
            <text:p>1,62260031700134</text:p>
          </table:table-cell>
          <table:table-cell office:value-type="float" office:value="0.309590816497803" calcext:value-type="float">
            <text:p>0,309590816497803</text:p>
          </table:table-cell>
          <table:table-cell office:value-type="float" office:value="0.289095103740692" calcext:value-type="float">
            <text:p>0,289095103740692</text:p>
          </table:table-cell>
          <table:table-cell office:value-type="float" office:value="0.496698617935181" calcext:value-type="float">
            <text:p>0,496698617935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810124397278" calcext:value-type="float">
            <text:p>3,23810124397278</text:p>
          </table:table-cell>
          <table:table-cell office:value-type="float" office:value="3.22099447250366" calcext:value-type="float">
            <text:p>3,220994472503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float" office:value="1.63152897357941" calcext:value-type="float">
            <text:p>1,63152897357941</text:p>
          </table:table-cell>
          <table:table-cell office:value-type="float" office:value="0.29791247844696" calcext:value-type="float">
            <text:p>0,29791247844696</text:p>
          </table:table-cell>
          <table:table-cell office:value-type="float" office:value="0.299661457538605" calcext:value-type="float">
            <text:p>0,299661457538605</text:p>
          </table:table-cell>
          <table:table-cell office:value-type="float" office:value="0.544555842876434" calcext:value-type="float">
            <text:p>0,544555842876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0512104034424" calcext:value-type="float">
            <text:p>3,20512104034424</text:p>
          </table:table-cell>
          <table:table-cell office:value-type="float" office:value="3.2203848361969" calcext:value-type="float">
            <text:p>3,22038483619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3" calcext:value-type="float">
            <text:p>283</text:p>
          </table:table-cell>
          <table:table-cell/>
        </table:table-row>
        <table:table-row table:style-name="ro1">
          <table:table-cell/>
          <table:table-cell office:value-type="float" office:value="1.64305210113525" calcext:value-type="float">
            <text:p>1,64305210113525</text:p>
          </table:table-cell>
          <table:table-cell office:value-type="float" office:value="0.307283192873001" calcext:value-type="float">
            <text:p>0,307283192873001</text:p>
          </table:table-cell>
          <table:table-cell office:value-type="float" office:value="0.311981469392776" calcext:value-type="float">
            <text:p>0,311981469392776</text:p>
          </table:table-cell>
          <table:table-cell office:value-type="float" office:value="0.561148643493652" calcext:value-type="float">
            <text:p>0,5611486434936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634533882141" calcext:value-type="float">
            <text:p>3,18634533882141</text:p>
          </table:table-cell>
          <table:table-cell office:value-type="float" office:value="3.21316957473755" calcext:value-type="float">
            <text:p>3,213169574737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table-cell office:value-type="float" office:value="1.65615510940552" calcext:value-type="float">
            <text:p>1,65615510940552</text:p>
          </table:table-cell>
          <table:table-cell office:value-type="float" office:value="0.309974163770676" calcext:value-type="float">
            <text:p>0,309974163770676</text:p>
          </table:table-cell>
          <table:table-cell office:value-type="float" office:value="0.283473700284958" calcext:value-type="float">
            <text:p>0,283473700284958</text:p>
          </table:table-cell>
          <table:table-cell office:value-type="float" office:value="0.594895720481873" calcext:value-type="float">
            <text:p>0,594895720481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809914588928" calcext:value-type="float">
            <text:p>3,18809914588928</text:p>
          </table:table-cell>
          <table:table-cell office:value-type="float" office:value="3.18217182159424" calcext:value-type="float">
            <text:p>3,182171821594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5" calcext:value-type="float">
            <text:p>285</text:p>
          </table:table-cell>
          <table:table-cell/>
        </table:table-row>
        <table:table-row table:style-name="ro1">
          <table:table-cell/>
          <table:table-cell office:value-type="float" office:value="0.194551691412926" calcext:value-type="float">
            <text:p>0,194551691412926</text:p>
          </table:table-cell>
          <table:table-cell office:value-type="float" office:value="0.182257980108261" calcext:value-type="float">
            <text:p>0,182257980108261</text:p>
          </table:table-cell>
          <table:table-cell office:value-type="float" office:value="0.170796975493431" calcext:value-type="float">
            <text:p>0,170796975493431</text:p>
          </table:table-cell>
          <table:table-cell office:value-type="float" office:value="0.162489295005798" calcext:value-type="float">
            <text:p>0,162489295005798</text:p>
          </table:table-cell>
          <table:table-cell office:value-type="float" office:value="0.17215895652771" calcext:value-type="float">
            <text:p>0,17215895652771</text:p>
          </table:table-cell>
          <table:table-cell office:value-type="float" office:value="0.19509644806385" calcext:value-type="float">
            <text:p>0,19509644806385</text:p>
          </table:table-cell>
          <table:table-cell office:value-type="float" office:value="0.180856555700302" calcext:value-type="float">
            <text:p>0,180856555700302</text:p>
          </table:table-cell>
          <table:table-cell office:value-type="float" office:value="0.190131619572639" calcext:value-type="float">
            <text:p>0,1901316195726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6" calcext:value-type="float">
            <text:p>286</text:p>
          </table:table-cell>
          <table:table-cell/>
        </table:table-row>
        <table:table-row table:style-name="ro1">
          <table:table-cell/>
          <table:table-cell office:value-type="float" office:value="0.1789980083704" calcext:value-type="float">
            <text:p>0,1789980083704</text:p>
          </table:table-cell>
          <table:table-cell office:value-type="float" office:value="0.176667407155037" calcext:value-type="float">
            <text:p>0,176667407155037</text:p>
          </table:table-cell>
          <table:table-cell office:value-type="float" office:value="0.171379864215851" calcext:value-type="float">
            <text:p>0,171379864215851</text:p>
          </table:table-cell>
          <table:table-cell office:value-type="float" office:value="0.192940562963486" calcext:value-type="float">
            <text:p>0,192940562963486</text:p>
          </table:table-cell>
          <table:table-cell office:value-type="float" office:value="0.173313111066818" calcext:value-type="float">
            <text:p>0,173313111066818</text:p>
          </table:table-cell>
          <table:table-cell office:value-type="float" office:value="0.187855914235115" calcext:value-type="float">
            <text:p>0,187855914235115</text:p>
          </table:table-cell>
          <table:table-cell office:value-type="float" office:value="0.179493248462677" calcext:value-type="float">
            <text:p>0,179493248462677</text:p>
          </table:table-cell>
          <table:table-cell office:value-type="float" office:value="0.180953025817871" calcext:value-type="float">
            <text:p>0,1809530258178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7" calcext:value-type="float">
            <text:p>287</text:p>
          </table:table-cell>
          <table:table-cell/>
        </table:table-row>
        <table:table-row table:style-name="ro1">
          <table:table-cell/>
          <table:table-cell office:value-type="float" office:value="0.159621492028236" calcext:value-type="float">
            <text:p>0,159621492028236</text:p>
          </table:table-cell>
          <table:table-cell office:value-type="float" office:value="0.190412029623985" calcext:value-type="float">
            <text:p>0,190412029623985</text:p>
          </table:table-cell>
          <table:table-cell office:value-type="float" office:value="0.180315777659416" calcext:value-type="float">
            <text:p>0,180315777659416</text:p>
          </table:table-cell>
          <table:table-cell office:value-type="float" office:value="0.18678306043148" calcext:value-type="float">
            <text:p>0,18678306043148</text:p>
          </table:table-cell>
          <table:table-cell office:value-type="float" office:value="0.170214533805847" calcext:value-type="float">
            <text:p>0,170214533805847</text:p>
          </table:table-cell>
          <table:table-cell office:value-type="float" office:value="0.199232965707779" calcext:value-type="float">
            <text:p>0,199232965707779</text:p>
          </table:table-cell>
          <table:table-cell office:value-type="float" office:value="0.17581744492054" calcext:value-type="float">
            <text:p>0,17581744492054</text:p>
          </table:table-cell>
          <table:table-cell office:value-type="float" office:value="0.180729806423187" calcext:value-type="float">
            <text:p>0,1807298064231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8" calcext:value-type="float">
            <text:p>288</text:p>
          </table:table-cell>
          <table:table-cell/>
        </table:table-row>
        <table:table-row table:style-name="ro1">
          <table:table-cell/>
          <table:table-cell office:value-type="float" office:value="0.166141718626022" calcext:value-type="float">
            <text:p>0,166141718626022</text:p>
          </table:table-cell>
          <table:table-cell office:value-type="float" office:value="0.185408934950829" calcext:value-type="float">
            <text:p>0,185408934950829</text:p>
          </table:table-cell>
          <table:table-cell office:value-type="float" office:value="0.183219492435455" calcext:value-type="float">
            <text:p>0,183219492435455</text:p>
          </table:table-cell>
          <table:table-cell office:value-type="float" office:value="0.17153787612915" calcext:value-type="float">
            <text:p>0,17153787612915</text:p>
          </table:table-cell>
          <table:table-cell office:value-type="float" office:value="0.196215510368347" calcext:value-type="float">
            <text:p>0,196215510368347</text:p>
          </table:table-cell>
          <table:table-cell office:value-type="float" office:value="0.179351434111595" calcext:value-type="float">
            <text:p>0,179351434111595</text:p>
          </table:table-cell>
          <table:table-cell office:value-type="float" office:value="0.168626248836517" calcext:value-type="float">
            <text:p>0,168626248836517</text:p>
          </table:table-cell>
          <table:table-cell office:value-type="float" office:value="0.170058727264404" calcext:value-type="float">
            <text:p>0,1700587272644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9" calcext:value-type="float">
            <text:p>289</text:p>
          </table:table-cell>
          <table:table-cell/>
        </table:table-row>
        <table:table-row table:style-name="ro1">
          <table:table-cell/>
          <table:table-cell office:value-type="float" office:value="0.178804725408554" calcext:value-type="float">
            <text:p>0,178804725408554</text:p>
          </table:table-cell>
          <table:table-cell office:value-type="float" office:value="0.202211737632751" calcext:value-type="float">
            <text:p>0,202211737632751</text:p>
          </table:table-cell>
          <table:table-cell office:value-type="float" office:value="0.194636449217796" calcext:value-type="float">
            <text:p>0,194636449217796</text:p>
          </table:table-cell>
          <table:table-cell office:value-type="float" office:value="0.190409958362579" calcext:value-type="float">
            <text:p>0,190409958362579</text:p>
          </table:table-cell>
          <table:table-cell office:value-type="float" office:value="0.206944510340691" calcext:value-type="float">
            <text:p>0,206944510340691</text:p>
          </table:table-cell>
          <table:table-cell office:value-type="float" office:value="0.181082189083099" calcext:value-type="float">
            <text:p>0,181082189083099</text:p>
          </table:table-cell>
          <table:table-cell office:value-type="float" office:value="0.185382708907127" calcext:value-type="float">
            <text:p>0,185382708907127</text:p>
          </table:table-cell>
          <table:table-cell office:value-type="float" office:value="0.182750180363655" calcext:value-type="float">
            <text:p>0,1827501803636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0" calcext:value-type="float">
            <text:p>290</text:p>
          </table:table-cell>
          <table:table-cell/>
        </table:table-row>
        <table:table-row table:style-name="ro1">
          <table:table-cell/>
          <table:table-cell office:value-type="float" office:value="1.71745324134827" calcext:value-type="float">
            <text:p>1,71745324134827</text:p>
          </table:table-cell>
          <table:table-cell office:value-type="float" office:value="0.295147508382797" calcext:value-type="float">
            <text:p>0,295147508382797</text:p>
          </table:table-cell>
          <table:table-cell office:value-type="float" office:value="0.2737857401371" calcext:value-type="float">
            <text:p>0,2737857401371</text:p>
          </table:table-cell>
          <table:table-cell office:value-type="float" office:value="1.07145619392395" calcext:value-type="float">
            <text:p>1,071456193923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449501991272" calcext:value-type="float">
            <text:p>3,13449501991272</text:p>
          </table:table-cell>
          <table:table-cell office:value-type="float" office:value="3.14825582504272" calcext:value-type="float">
            <text:p>3,148255825042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float" office:value="1.71437251567841" calcext:value-type="float">
            <text:p>1,71437251567841</text:p>
          </table:table-cell>
          <table:table-cell office:value-type="float" office:value="0.301797360181809" calcext:value-type="float">
            <text:p>0,301797360181809</text:p>
          </table:table-cell>
          <table:table-cell office:value-type="float" office:value="0.293017327785492" calcext:value-type="float">
            <text:p>0,293017327785492</text:p>
          </table:table-cell>
          <table:table-cell office:value-type="float" office:value="1.23648190498352" calcext:value-type="float">
            <text:p>1,236481904983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283944129944" calcext:value-type="float">
            <text:p>3,13283944129944</text:p>
          </table:table-cell>
          <table:table-cell office:value-type="float" office:value="3.120760679245" calcext:value-type="float">
            <text:p>3,1207606792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2" calcext:value-type="float">
            <text:p>292</text:p>
          </table:table-cell>
          <table:table-cell/>
        </table:table-row>
        <table:table-row table:style-name="ro1">
          <table:table-cell/>
          <table:table-cell office:value-type="float" office:value="1.72615945339203" calcext:value-type="float">
            <text:p>1,72615945339203</text:p>
          </table:table-cell>
          <table:table-cell office:value-type="float" office:value="0.312992721796036" calcext:value-type="float">
            <text:p>0,312992721796036</text:p>
          </table:table-cell>
          <table:table-cell office:value-type="float" office:value="0.267789721488953" calcext:value-type="float">
            <text:p>0,267789721488953</text:p>
          </table:table-cell>
          <table:table-cell office:value-type="float" office:value="1.46350157260895" calcext:value-type="float">
            <text:p>1,463501572608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34725189209" calcext:value-type="float">
            <text:p>3,13034725189209</text:p>
          </table:table-cell>
          <table:table-cell office:value-type="float" office:value="3.13033270835876" calcext:value-type="float">
            <text:p>3,130332708358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3" calcext:value-type="float">
            <text:p>293</text:p>
          </table:table-cell>
          <table:table-cell/>
        </table:table-row>
        <table:table-row table:style-name="ro1">
          <table:table-cell/>
          <table:table-cell office:value-type="float" office:value="1.72396898269653" calcext:value-type="float">
            <text:p>1,72396898269653</text:p>
          </table:table-cell>
          <table:table-cell office:value-type="float" office:value="0.280363887548447" calcext:value-type="float">
            <text:p>0,280363887548447</text:p>
          </table:table-cell>
          <table:table-cell office:value-type="float" office:value="0.291165143251419" calcext:value-type="float">
            <text:p>0,291165143251419</text:p>
          </table:table-cell>
          <table:table-cell office:value-type="float" office:value="1.77026665210724" calcext:value-type="float">
            <text:p>1,770266652107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505412101746" calcext:value-type="float">
            <text:p>3,12505412101746</text:p>
          </table:table-cell>
          <table:table-cell office:value-type="float" office:value="3.11995625495911" calcext:value-type="float">
            <text:p>3,119956254959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float" office:value="1.74018919467926" calcext:value-type="float">
            <text:p>1,74018919467926</text:p>
          </table:table-cell>
          <table:table-cell office:value-type="float" office:value="0.287582576274872" calcext:value-type="float">
            <text:p>0,287582576274872</text:p>
          </table:table-cell>
          <table:table-cell office:value-type="float" office:value="0.293098211288452" calcext:value-type="float">
            <text:p>0,293098211288452</text:p>
          </table:table-cell>
          <table:table-cell office:value-type="float" office:value="2.28760170936584" calcext:value-type="float">
            <text:p>2,28760170936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445092201233" calcext:value-type="float">
            <text:p>3,12445092201233</text:p>
          </table:table-cell>
          <table:table-cell office:value-type="float" office:value="3.12305855751038" calcext:value-type="float">
            <text:p>3,123058557510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5" calcext:value-type="float">
            <text:p>295</text:p>
          </table:table-cell>
          <table:table-cell/>
        </table:table-row>
        <table:table-row table:style-name="ro1">
          <table:table-cell/>
          <table:table-cell office:value-type="float" office:value="1.77836656570435" calcext:value-type="float">
            <text:p>1,77836656570435</text:p>
          </table:table-cell>
          <table:table-cell office:value-type="float" office:value="0.309967935085297" calcext:value-type="float">
            <text:p>0,309967935085297</text:p>
          </table:table-cell>
          <table:table-cell office:value-type="float" office:value="0.274238556623459" calcext:value-type="float">
            <text:p>0,274238556623459</text:p>
          </table:table-cell>
          <table:table-cell office:value-type="float" office:value="3.44410228729248" calcext:value-type="float">
            <text:p>3,444102287292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356236457825" calcext:value-type="float">
            <text:p>3,09356236457825</text:p>
          </table:table-cell>
          <table:table-cell office:value-type="float" office:value="3.09375190734863" calcext:value-type="float">
            <text:p>3,093751907348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float" office:value="1.77078783512115" calcext:value-type="float">
            <text:p>1,77078783512115</text:p>
          </table:table-cell>
          <table:table-cell office:value-type="float" office:value="0.313481897115707" calcext:value-type="float">
            <text:p>0,313481897115707</text:p>
          </table:table-cell>
          <table:table-cell office:value-type="float" office:value="0.280380219221115" calcext:value-type="float">
            <text:p>0,280380219221115</text:p>
          </table:table-cell>
          <table:table-cell office:value-type="float" office:value="4.00674629211426" calcext:value-type="float">
            <text:p>4,00674629211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28122901916" calcext:value-type="float">
            <text:p>3,11028122901916</text:p>
          </table:table-cell>
          <table:table-cell office:value-type="float" office:value="3.10943198204041" calcext:value-type="float">
            <text:p>3,109431982040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7" calcext:value-type="float">
            <text:p>297</text:p>
          </table:table-cell>
          <table:table-cell/>
        </table:table-row>
        <table:table-row table:style-name="ro1">
          <table:table-cell/>
          <table:table-cell office:value-type="float" office:value="2.45548009872437" calcext:value-type="float">
            <text:p>2,45548009872437</text:p>
          </table:table-cell>
          <table:table-cell office:value-type="float" office:value="0.295122712850571" calcext:value-type="float">
            <text:p>0,295122712850571</text:p>
          </table:table-cell>
          <table:table-cell office:value-type="float" office:value="0.287067651748657" calcext:value-type="float">
            <text:p>0,287067651748657</text:p>
          </table:table-cell>
          <table:table-cell office:value-type="float" office:value="4.0107479095459" calcext:value-type="float">
            <text:p>4,01074790954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42590045929" calcext:value-type="float">
            <text:p>3,1142590045929</text:p>
          </table:table-cell>
          <table:table-cell office:value-type="float" office:value="3.10339975357056" calcext:value-type="float">
            <text:p>3,103399753570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8" calcext:value-type="float">
            <text:p>298</text:p>
          </table:table-cell>
          <table:table-cell/>
        </table:table-row>
        <table:table-row table:style-name="ro1">
          <table:table-cell/>
          <table:table-cell office:value-type="float" office:value="2.47035527229309" calcext:value-type="float">
            <text:p>2,47035527229309</text:p>
          </table:table-cell>
          <table:table-cell office:value-type="float" office:value="0.27607598900795" calcext:value-type="float">
            <text:p>0,27607598900795</text:p>
          </table:table-cell>
          <table:table-cell office:value-type="float" office:value="0.274586051702499" calcext:value-type="float">
            <text:p>0,274586051702499</text:p>
          </table:table-cell>
          <table:table-cell office:value-type="float" office:value="4.01467800140381" calcext:value-type="float">
            <text:p>4,014678001403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734155654907" calcext:value-type="float">
            <text:p>3,07734155654907</text:p>
          </table:table-cell>
          <table:table-cell office:value-type="float" office:value="3.10253381729126" calcext:value-type="float">
            <text:p>3,102533817291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9" calcext:value-type="float">
            <text:p>299</text:p>
          </table:table-cell>
          <table:table-cell/>
        </table:table-row>
        <table:table-row table:style-name="ro1">
          <table:table-cell/>
          <table:table-cell office:value-type="float" office:value="2.51121997833252" calcext:value-type="float">
            <text:p>2,51121997833252</text:p>
          </table:table-cell>
          <table:table-cell office:value-type="float" office:value="0.271197140216827" calcext:value-type="float">
            <text:p>0,271197140216827</text:p>
          </table:table-cell>
          <table:table-cell office:value-type="float" office:value="0.289316803216934" calcext:value-type="float">
            <text:p>0,289316803216934</text:p>
          </table:table-cell>
          <table:table-cell office:value-type="float" office:value="4.02076101303101" calcext:value-type="float">
            <text:p>4,020761013031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465335845947" calcext:value-type="float">
            <text:p>3,10465335845947</text:p>
          </table:table-cell>
          <table:table-cell office:value-type="float" office:value="3.0988302230835" calcext:value-type="float">
            <text:p>3,09883022308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2.53177499771118" calcext:value-type="float">
            <text:p>2,53177499771118</text:p>
          </table:table-cell>
          <table:table-cell office:value-type="float" office:value="0.277951121330261" calcext:value-type="float">
            <text:p>0,277951121330261</text:p>
          </table:table-cell>
          <table:table-cell office:value-type="float" office:value="0.282670646905899" calcext:value-type="float">
            <text:p>0,282670646905899</text:p>
          </table:table-cell>
          <table:table-cell office:value-type="float" office:value="4.00573015213013" calcext:value-type="float">
            <text:p>4,005730152130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538986206055" calcext:value-type="float">
            <text:p>3,07538986206055</text:p>
          </table:table-cell>
          <table:table-cell office:value-type="float" office:value="3.09031319618225" calcext:value-type="float">
            <text:p>3,090313196182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office:value-type="float" office:value="2.54875993728638" calcext:value-type="float">
            <text:p>2,54875993728638</text:p>
          </table:table-cell>
          <table:table-cell office:value-type="float" office:value="0.286891222000122" calcext:value-type="float">
            <text:p>0,286891222000122</text:p>
          </table:table-cell>
          <table:table-cell office:value-type="float" office:value="0.286737412214279" calcext:value-type="float">
            <text:p>0,286737412214279</text:p>
          </table:table-cell>
          <table:table-cell office:value-type="float" office:value="4.02023839950562" calcext:value-type="float">
            <text:p>4,020238399505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946012496948" calcext:value-type="float">
            <text:p>3,09946012496948</text:p>
          </table:table-cell>
          <table:table-cell office:value-type="float" office:value="3.10209226608276" calcext:value-type="float">
            <text:p>3,102092266082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2" calcext:value-type="float">
            <text:p>302</text:p>
          </table:table-cell>
          <table:table-cell/>
        </table:table-row>
        <table:table-row table:style-name="ro1">
          <table:table-cell/>
          <table:table-cell office:value-type="float" office:value="2.57197427749634" calcext:value-type="float">
            <text:p>2,57197427749634</text:p>
          </table:table-cell>
          <table:table-cell office:value-type="float" office:value="0.289821773767471" calcext:value-type="float">
            <text:p>0,289821773767471</text:p>
          </table:table-cell>
          <table:table-cell office:value-type="float" office:value="0.285486370325088" calcext:value-type="float">
            <text:p>0,285486370325088</text:p>
          </table:table-cell>
          <table:table-cell office:value-type="float" office:value="4.03889846801758" calcext:value-type="float">
            <text:p>4,038898468017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6538772583" calcext:value-type="float">
            <text:p>3,1106538772583</text:p>
          </table:table-cell>
          <table:table-cell office:value-type="float" office:value="3.10194206237793" calcext:value-type="float">
            <text:p>3,101942062377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float" office:value="2.57605004310608" calcext:value-type="float">
            <text:p>2,57605004310608</text:p>
          </table:table-cell>
          <table:table-cell office:value-type="float" office:value="0.285814195871353" calcext:value-type="float">
            <text:p>0,285814195871353</text:p>
          </table:table-cell>
          <table:table-cell office:value-type="float" office:value="0.272218197584152" calcext:value-type="float">
            <text:p>0,272218197584152</text:p>
          </table:table-cell>
          <table:table-cell office:value-type="float" office:value="4.02350568771362" calcext:value-type="float">
            <text:p>4,023505687713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109709739685" calcext:value-type="float">
            <text:p>3,11109709739685</text:p>
          </table:table-cell>
          <table:table-cell office:value-type="float" office:value="3.09711074829102" calcext:value-type="float">
            <text:p>3,097110748291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4" calcext:value-type="float">
            <text:p>304</text:p>
          </table:table-cell>
          <table:table-cell/>
        </table:table-row>
        <table:table-row table:style-name="ro1">
          <table:table-cell/>
          <table:table-cell office:value-type="float" office:value="2.61664509773254" calcext:value-type="float">
            <text:p>2,61664509773254</text:p>
          </table:table-cell>
          <table:table-cell office:value-type="float" office:value="0.283460229635239" calcext:value-type="float">
            <text:p>0,283460229635239</text:p>
          </table:table-cell>
          <table:table-cell office:value-type="float" office:value="0.284981608390808" calcext:value-type="float">
            <text:p>0,284981608390808</text:p>
          </table:table-cell>
          <table:table-cell office:value-type="float" office:value="4.05836868286133" calcext:value-type="float">
            <text:p>4,0583686828613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82100868225" calcext:value-type="float">
            <text:p>3,11082100868225</text:p>
          </table:table-cell>
          <table:table-cell office:value-type="float" office:value="3.12635898590088" calcext:value-type="float">
            <text:p>3,126358985900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5" calcext:value-type="float">
            <text:p>305</text:p>
          </table:table-cell>
          <table:table-cell/>
        </table:table-row>
        <table:table-row table:style-name="ro1">
          <table:table-cell/>
          <table:table-cell office:value-type="float" office:value="2.6550612449646" calcext:value-type="float">
            <text:p>2,6550612449646</text:p>
          </table:table-cell>
          <table:table-cell office:value-type="float" office:value="0.275984436273575" calcext:value-type="float">
            <text:p>0,275984436273575</text:p>
          </table:table-cell>
          <table:table-cell office:value-type="float" office:value="0.277537316083908" calcext:value-type="float">
            <text:p>0,277537316083908</text:p>
          </table:table-cell>
          <table:table-cell office:value-type="float" office:value="3.75161981582642" calcext:value-type="float">
            <text:p>3,751619815826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642886161804" calcext:value-type="float">
            <text:p>3,10642886161804</text:p>
          </table:table-cell>
          <table:table-cell office:value-type="float" office:value="3.09676766395569" calcext:value-type="float">
            <text:p>3,096767663955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float" office:value="2.69008421897888" calcext:value-type="float">
            <text:p>2,69008421897888</text:p>
          </table:table-cell>
          <table:table-cell office:value-type="float" office:value="0.280761361122131" calcext:value-type="float">
            <text:p>0,280761361122131</text:p>
          </table:table-cell>
          <table:table-cell office:value-type="float" office:value="0.282890945672989" calcext:value-type="float">
            <text:p>0,282890945672989</text:p>
          </table:table-cell>
          <table:table-cell office:value-type="float" office:value="3.31117010116577" calcext:value-type="float">
            <text:p>3,311170101165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662602424622" calcext:value-type="float">
            <text:p>3,11662602424622</text:p>
          </table:table-cell>
          <table:table-cell office:value-type="float" office:value="3.13091564178467" calcext:value-type="float">
            <text:p>3,130915641784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7" calcext:value-type="float">
            <text:p>307</text:p>
          </table:table-cell>
          <table:table-cell/>
        </table:table-row>
        <table:table-row table:style-name="ro1">
          <table:table-cell/>
          <table:table-cell office:value-type="float" office:value="3.40766644477844" calcext:value-type="float">
            <text:p>3,40766644477844</text:p>
          </table:table-cell>
          <table:table-cell office:value-type="float" office:value="0.285464704036713" calcext:value-type="float">
            <text:p>0,285464704036713</text:p>
          </table:table-cell>
          <table:table-cell office:value-type="float" office:value="0.301385581493378" calcext:value-type="float">
            <text:p>0,301385581493378</text:p>
          </table:table-cell>
          <table:table-cell office:value-type="float" office:value="2.94119262695312" calcext:value-type="float">
            <text:p>2,9411926269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667107582092" calcext:value-type="float">
            <text:p>3,12667107582092</text:p>
          </table:table-cell>
          <table:table-cell office:value-type="float" office:value="3.11316323280334" calcext:value-type="float">
            <text:p>3,113163232803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8" calcext:value-type="float">
            <text:p>308</text:p>
          </table:table-cell>
          <table:table-cell/>
        </table:table-row>
        <table:table-row table:style-name="ro1">
          <table:table-cell/>
          <table:table-cell office:value-type="float" office:value="3.44718027114868" calcext:value-type="float">
            <text:p>3,44718027114868</text:p>
          </table:table-cell>
          <table:table-cell office:value-type="float" office:value="0.299757391214371" calcext:value-type="float">
            <text:p>0,299757391214371</text:p>
          </table:table-cell>
          <table:table-cell office:value-type="float" office:value="0.299443870782852" calcext:value-type="float">
            <text:p>0,299443870782852</text:p>
          </table:table-cell>
          <table:table-cell office:value-type="float" office:value="2.69521379470825" calcext:value-type="float">
            <text:p>2,695213794708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99074363708" calcext:value-type="float">
            <text:p>3,13099074363708</text:p>
          </table:table-cell>
          <table:table-cell office:value-type="float" office:value="3.13554859161377" calcext:value-type="float">
            <text:p>3,135548591613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9" calcext:value-type="float">
            <text:p>309</text:p>
          </table:table-cell>
          <table:table-cell/>
        </table:table-row>
        <table:table-row table:style-name="ro1">
          <table:table-cell/>
          <table:table-cell office:value-type="float" office:value="1.01210701465607" calcext:value-type="float">
            <text:p>1,01210701465607</text:p>
          </table:table-cell>
          <table:table-cell office:value-type="float" office:value="0.273328065872192" calcext:value-type="float">
            <text:p>0,273328065872192</text:p>
          </table:table-cell>
          <table:table-cell office:value-type="float" office:value="0.282131791114807" calcext:value-type="float">
            <text:p>0,282131791114807</text:p>
          </table:table-cell>
          <table:table-cell office:value-type="float" office:value="2.43811702728271" calcext:value-type="float">
            <text:p>2,438117027282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03516197205" calcext:value-type="float">
            <text:p>3,13003516197205</text:p>
          </table:table-cell>
          <table:table-cell office:value-type="float" office:value="3.15341973304749" calcext:value-type="float">
            <text:p>3,153419733047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office:value-type="float" office:value="0.991651773452759" calcext:value-type="float">
            <text:p>0,991651773452759</text:p>
          </table:table-cell>
          <table:table-cell office:value-type="float" office:value="0.290931612253189" calcext:value-type="float">
            <text:p>0,290931612253189</text:p>
          </table:table-cell>
          <table:table-cell office:value-type="float" office:value="0.29383048415184" calcext:value-type="float">
            <text:p>0,29383048415184</text:p>
          </table:table-cell>
          <table:table-cell office:value-type="float" office:value="2.24664855003357" calcext:value-type="float">
            <text:p>2,246648550033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5346479415894" calcext:value-type="float">
            <text:p>3,15346479415894</text:p>
          </table:table-cell>
          <table:table-cell office:value-type="float" office:value="3.1586697101593" calcext:value-type="float">
            <text:p>3,1586697101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1" calcext:value-type="float">
            <text:p>311</text:p>
          </table:table-cell>
          <table:table-cell/>
        </table:table-row>
        <table:table-row table:style-name="ro1">
          <table:table-cell/>
          <table:table-cell office:value-type="float" office:value="0.991249024868012" calcext:value-type="float">
            <text:p>0,991249024868012</text:p>
          </table:table-cell>
          <table:table-cell office:value-type="float" office:value="0.298518002033234" calcext:value-type="float">
            <text:p>0,298518002033234</text:p>
          </table:table-cell>
          <table:table-cell office:value-type="float" office:value="0.291298419237137" calcext:value-type="float">
            <text:p>0,291298419237137</text:p>
          </table:table-cell>
          <table:table-cell office:value-type="float" office:value="2.08250784873962" calcext:value-type="float">
            <text:p>2,08250784873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6920757293701" calcext:value-type="float">
            <text:p>3,16920757293701</text:p>
          </table:table-cell>
          <table:table-cell office:value-type="float" office:value="3.16489696502686" calcext:value-type="float">
            <text:p>3,16489696502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float" office:value="0.968993544578552" calcext:value-type="float">
            <text:p>0,968993544578552</text:p>
          </table:table-cell>
          <table:table-cell office:value-type="float" office:value="0.282268166542053" calcext:value-type="float">
            <text:p>0,282268166542053</text:p>
          </table:table-cell>
          <table:table-cell office:value-type="float" office:value="0.294017791748047" calcext:value-type="float">
            <text:p>0,294017791748047</text:p>
          </table:table-cell>
          <table:table-cell office:value-type="float" office:value="1.93158936500549" calcext:value-type="float">
            <text:p>1,931589365005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7937040328979" calcext:value-type="float">
            <text:p>3,17937040328979</text:p>
          </table:table-cell>
          <table:table-cell office:value-type="float" office:value="3.16900444030762" calcext:value-type="float">
            <text:p>3,169004440307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3" calcext:value-type="float">
            <text:p>313</text:p>
          </table:table-cell>
          <table:table-cell/>
        </table:table-row>
        <table:table-row table:style-name="ro1">
          <table:table-cell/>
          <table:table-cell office:value-type="float" office:value="0.966570854187012" calcext:value-type="float">
            <text:p>0,966570854187012</text:p>
          </table:table-cell>
          <table:table-cell office:value-type="float" office:value="0.28437551856041" calcext:value-type="float">
            <text:p>0,28437551856041</text:p>
          </table:table-cell>
          <table:table-cell office:value-type="float" office:value="0.303276419639587" calcext:value-type="float">
            <text:p>0,303276419639587</text:p>
          </table:table-cell>
          <table:table-cell office:value-type="float" office:value="1.80188965797424" calcext:value-type="float">
            <text:p>1,801889657974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050812721252" calcext:value-type="float">
            <text:p>3,19050812721252</text:p>
          </table:table-cell>
          <table:table-cell office:value-type="float" office:value="3.16466379165649" calcext:value-type="float">
            <text:p>3,164663791656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4" calcext:value-type="float">
            <text:p>314</text:p>
          </table:table-cell>
          <table:table-cell/>
        </table:table-row>
        <table:table-row table:style-name="ro1">
          <table:table-cell/>
          <table:table-cell office:value-type="float" office:value="0.974591612815857" calcext:value-type="float">
            <text:p>0,974591612815857</text:p>
          </table:table-cell>
          <table:table-cell office:value-type="float" office:value="0.279731065034866" calcext:value-type="float">
            <text:p>0,279731065034866</text:p>
          </table:table-cell>
          <table:table-cell office:value-type="float" office:value="0.302877962589264" calcext:value-type="float">
            <text:p>0,302877962589264</text:p>
          </table:table-cell>
          <table:table-cell office:value-type="float" office:value="1.68774235248566" calcext:value-type="float">
            <text:p>1,687742352485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16394329071" calcext:value-type="float">
            <text:p>3,1816394329071</text:p>
          </table:table-cell>
          <table:table-cell office:value-type="float" office:value="3.19848990440369" calcext:value-type="float">
            <text:p>3,198489904403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float" office:value="0.95932137966156" calcext:value-type="float">
            <text:p>0,95932137966156</text:p>
          </table:table-cell>
          <table:table-cell office:value-type="float" office:value="0.272350192070007" calcext:value-type="float">
            <text:p>0,272350192070007</text:p>
          </table:table-cell>
          <table:table-cell office:value-type="float" office:value="0.305487066507339" calcext:value-type="float">
            <text:p>0,305487066507339</text:p>
          </table:table-cell>
          <table:table-cell office:value-type="float" office:value="1.5992397069931" calcext:value-type="float">
            <text:p>1,59923970699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992828369141" calcext:value-type="float">
            <text:p>3,19992828369141</text:p>
          </table:table-cell>
          <table:table-cell office:value-type="float" office:value="3.20181155204773" calcext:value-type="float">
            <text:p>3,201811552047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6" calcext:value-type="float">
            <text:p>316</text:p>
          </table:table-cell>
          <table:table-cell/>
        </table:table-row>
        <table:table-row table:style-name="ro1">
          <table:table-cell/>
          <table:table-cell office:value-type="float" office:value="0.938722670078278" calcext:value-type="float">
            <text:p>0,938722670078278</text:p>
          </table:table-cell>
          <table:table-cell office:value-type="float" office:value="0.27892991900444" calcext:value-type="float">
            <text:p>0,27892991900444</text:p>
          </table:table-cell>
          <table:table-cell office:value-type="float" office:value="0.29261913895607" calcext:value-type="float">
            <text:p>0,29261913895607</text:p>
          </table:table-cell>
          <table:table-cell office:value-type="float" office:value="1.50759267807007" calcext:value-type="float">
            <text:p>1,507592678070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1615052223206" calcext:value-type="float">
            <text:p>3,21615052223206</text:p>
          </table:table-cell>
          <table:table-cell office:value-type="float" office:value="3.22094798088074" calcext:value-type="float">
            <text:p>3,220947980880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7" calcext:value-type="float">
            <text:p>317</text:p>
          </table:table-cell>
          <table:table-cell/>
        </table:table-row>
        <table:table-row table:style-name="ro1">
          <table:table-cell/>
          <table:table-cell office:value-type="float" office:value="0.965338051319122" calcext:value-type="float">
            <text:p>0,965338051319122</text:p>
          </table:table-cell>
          <table:table-cell office:value-type="float" office:value="0.279163926839828" calcext:value-type="float">
            <text:p>0,279163926839828</text:p>
          </table:table-cell>
          <table:table-cell office:value-type="float" office:value="0.314176648855209" calcext:value-type="float">
            <text:p>0,314176648855209</text:p>
          </table:table-cell>
          <table:table-cell office:value-type="float" office:value="1.44834887981415" calcext:value-type="float">
            <text:p>1,448348879814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277378082275" calcext:value-type="float">
            <text:p>3,23277378082275</text:p>
          </table:table-cell>
          <table:table-cell office:value-type="float" office:value="3.22246241569519" calcext:value-type="float">
            <text:p>3,222462415695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float" office:value="0.955316245555878" calcext:value-type="float">
            <text:p>0,955316245555878</text:p>
          </table:table-cell>
          <table:table-cell office:value-type="float" office:value="0.285100817680359" calcext:value-type="float">
            <text:p>0,285100817680359</text:p>
          </table:table-cell>
          <table:table-cell office:value-type="float" office:value="0.305104941129684" calcext:value-type="float">
            <text:p>0,305104941129684</text:p>
          </table:table-cell>
          <table:table-cell office:value-type="float" office:value="1.36142528057098" calcext:value-type="float">
            <text:p>1,361425280570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467954158783" calcext:value-type="float">
            <text:p>3,2467954158783</text:p>
          </table:table-cell>
          <table:table-cell office:value-type="float" office:value="3.23512434959412" calcext:value-type="float">
            <text:p>3,2351243495941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9" calcext:value-type="float">
            <text:p>319</text:p>
          </table:table-cell>
          <table:table-cell/>
        </table:table-row>
        <table:table-row table:style-name="ro1">
          <table:table-cell/>
          <table:table-cell office:value-type="float" office:value="0.984824180603027" calcext:value-type="float">
            <text:p>0,984824180603027</text:p>
          </table:table-cell>
          <table:table-cell office:value-type="float" office:value="0.266686230897903" calcext:value-type="float">
            <text:p>0,266686230897903</text:p>
          </table:table-cell>
          <table:table-cell office:value-type="float" office:value="0.310739666223526" calcext:value-type="float">
            <text:p>0,310739666223526</text:p>
          </table:table-cell>
          <table:table-cell office:value-type="float" office:value="1.31366050243378" calcext:value-type="float">
            <text:p>1,313660502433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6403737068176" calcext:value-type="float">
            <text:p>3,26403737068176</text:p>
          </table:table-cell>
          <table:table-cell office:value-type="float" office:value="3.26589179039001" calcext:value-type="float">
            <text:p>3,265891790390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float" office:value="0.997365593910217" calcext:value-type="float">
            <text:p>0,997365593910217</text:p>
          </table:table-cell>
          <table:table-cell office:value-type="float" office:value="0.294885039329529" calcext:value-type="float">
            <text:p>0,294885039329529</text:p>
          </table:table-cell>
          <table:table-cell office:value-type="float" office:value="0.307383865118027" calcext:value-type="float">
            <text:p>0,307383865118027</text:p>
          </table:table-cell>
          <table:table-cell office:value-type="float" office:value="1.25717854499817" calcext:value-type="float">
            <text:p>1,2571785449981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7600598335266" calcext:value-type="float">
            <text:p>3,27600598335266</text:p>
          </table:table-cell>
          <table:table-cell office:value-type="float" office:value="3.27090787887573" calcext:value-type="float">
            <text:p>3,27090787887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1" calcext:value-type="float">
            <text:p>321</text:p>
          </table:table-cell>
          <table:table-cell/>
        </table:table-row>
        <table:table-row table:style-name="ro1">
          <table:table-cell/>
          <table:table-cell office:value-type="float" office:value="2.06089377403259" calcext:value-type="float">
            <text:p>2,06089377403259</text:p>
          </table:table-cell>
          <table:table-cell office:value-type="float" office:value="0.285625457763672" calcext:value-type="float">
            <text:p>0,285625457763672</text:p>
          </table:table-cell>
          <table:table-cell office:value-type="float" office:value="0.308647602796555" calcext:value-type="float">
            <text:p>0,308647602796555</text:p>
          </table:table-cell>
          <table:table-cell office:value-type="float" office:value="1.21562945842743" calcext:value-type="float">
            <text:p>1,21562945842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84042263031" calcext:value-type="float">
            <text:p>3,2884042263031</text:p>
          </table:table-cell>
          <table:table-cell office:value-type="float" office:value="3.2892107963562" calcext:value-type="float">
            <text:p>3,28921079635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table-cell office:value-type="float" office:value="2.02296757698059" calcext:value-type="float">
            <text:p>2,02296757698059</text:p>
          </table:table-cell>
          <table:table-cell office:value-type="float" office:value="0.276627063751221" calcext:value-type="float">
            <text:p>0,276627063751221</text:p>
          </table:table-cell>
          <table:table-cell office:value-type="float" office:value="0.295222371816635" calcext:value-type="float">
            <text:p>0,295222371816635</text:p>
          </table:table-cell>
          <table:table-cell office:value-type="float" office:value="1.15162837505341" calcext:value-type="float">
            <text:p>1,15162837505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478666305542" calcext:value-type="float">
            <text:p>3,32478666305542</text:p>
          </table:table-cell>
          <table:table-cell office:value-type="float" office:value="3.3070981502533" calcext:value-type="float">
            <text:p>3,30709815025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3" calcext:value-type="float">
            <text:p>323</text:p>
          </table:table-cell>
          <table:table-cell/>
        </table:table-row>
        <table:table-row table:style-name="ro1">
          <table:table-cell/>
          <table:table-cell office:value-type="float" office:value="1.99391782283783" calcext:value-type="float">
            <text:p>1,99391782283783</text:p>
          </table:table-cell>
          <table:table-cell office:value-type="float" office:value="0.277961015701294" calcext:value-type="float">
            <text:p>0,277961015701294</text:p>
          </table:table-cell>
          <table:table-cell office:value-type="float" office:value="0.316810190677643" calcext:value-type="float">
            <text:p>0,316810190677643</text:p>
          </table:table-cell>
          <table:table-cell office:value-type="float" office:value="1.10453367233276" calcext:value-type="float">
            <text:p>1,104533672332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916617393494" calcext:value-type="float">
            <text:p>3,32916617393494</text:p>
          </table:table-cell>
          <table:table-cell office:value-type="float" office:value="3.3274884223938" calcext:value-type="float">
            <text:p>3,32748842239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4" calcext:value-type="float">
            <text:p>324</text:p>
          </table:table-cell>
          <table:table-cell/>
        </table:table-row>
        <table:table-row table:style-name="ro1">
          <table:table-cell/>
          <table:table-cell office:value-type="float" office:value="1.97282493114471" calcext:value-type="float">
            <text:p>1,97282493114471</text:p>
          </table:table-cell>
          <table:table-cell office:value-type="float" office:value="0.282654911279678" calcext:value-type="float">
            <text:p>0,282654911279678</text:p>
          </table:table-cell>
          <table:table-cell office:value-type="float" office:value="0.310029685497284" calcext:value-type="float">
            <text:p>0,310029685497284</text:p>
          </table:table-cell>
          <table:table-cell office:value-type="float" office:value="1.0715765953064" calcext:value-type="float">
            <text:p>1,07157659530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877083778381" calcext:value-type="float">
            <text:p>3,36877083778381</text:p>
          </table:table-cell>
          <table:table-cell office:value-type="float" office:value="3.35613989830017" calcext:value-type="float">
            <text:p>3,356139898300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5" calcext:value-type="float">
            <text:p>325</text:p>
          </table:table-cell>
          <table:table-cell/>
        </table:table-row>
        <table:table-row table:style-name="ro1">
          <table:table-cell/>
          <table:table-cell office:value-type="float" office:value="1.95503294467926" calcext:value-type="float">
            <text:p>1,95503294467926</text:p>
          </table:table-cell>
          <table:table-cell office:value-type="float" office:value="0.280472069978714" calcext:value-type="float">
            <text:p>0,280472069978714</text:p>
          </table:table-cell>
          <table:table-cell office:value-type="float" office:value="0.319942951202393" calcext:value-type="float">
            <text:p>0,319942951202393</text:p>
          </table:table-cell>
          <table:table-cell office:value-type="float" office:value="1.01591646671295" calcext:value-type="float">
            <text:p>1,015916466712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9701452255249" calcext:value-type="float">
            <text:p>4,9701452255249</text:p>
          </table:table-cell>
          <table:table-cell office:value-type="float" office:value="4.96214294433594" calcext:value-type="float">
            <text:p>4,962142944335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6" calcext:value-type="float">
            <text:p>326</text:p>
          </table:table-cell>
          <table:table-cell/>
        </table:table-row>
        <table:table-row table:style-name="ro1">
          <table:table-cell/>
          <table:table-cell office:value-type="float" office:value="1.92546653747559" calcext:value-type="float">
            <text:p>1,92546653747559</text:p>
          </table:table-cell>
          <table:table-cell office:value-type="float" office:value="0.278237998485565" calcext:value-type="float">
            <text:p>0,278237998485565</text:p>
          </table:table-cell>
          <table:table-cell office:value-type="float" office:value="0.296492248773575" calcext:value-type="float">
            <text:p>0,296492248773575</text:p>
          </table:table-cell>
          <table:table-cell office:value-type="float" office:value="1.01135158538818" calcext:value-type="float">
            <text:p>1,011351585388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78229951858521" calcext:value-type="float">
            <text:p>4,78229951858521</text:p>
          </table:table-cell>
          <table:table-cell office:value-type="float" office:value="4.79052829742432" calcext:value-type="float">
            <text:p>4,790528297424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office:value-type="float" office:value="1.89924275875092" calcext:value-type="float">
            <text:p>1,89924275875092</text:p>
          </table:table-cell>
          <table:table-cell office:value-type="float" office:value="0.302791118621826" calcext:value-type="float">
            <text:p>0,302791118621826</text:p>
          </table:table-cell>
          <table:table-cell office:value-type="float" office:value="0.322947472333908" calcext:value-type="float">
            <text:p>0,322947472333908</text:p>
          </table:table-cell>
          <table:table-cell office:value-type="float" office:value="0.969706177711487" calcext:value-type="float">
            <text:p>0,9697061777114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63253116607666" calcext:value-type="float">
            <text:p>4,63253116607666</text:p>
          </table:table-cell>
          <table:table-cell office:value-type="float" office:value="4.63625144958496" calcext:value-type="float">
            <text:p>4,636251449584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8" calcext:value-type="float">
            <text:p>328</text:p>
          </table:table-cell>
          <table:table-cell/>
        </table:table-row>
        <table:table-row table:style-name="ro1">
          <table:table-cell/>
          <table:table-cell office:value-type="float" office:value="1.91168820858002" calcext:value-type="float">
            <text:p>1,91168820858002</text:p>
          </table:table-cell>
          <table:table-cell office:value-type="float" office:value="0.316512197256088" calcext:value-type="float">
            <text:p>0,316512197256088</text:p>
          </table:table-cell>
          <table:table-cell office:value-type="float" office:value="0.3263900578022" calcext:value-type="float">
            <text:p>0,3263900578022</text:p>
          </table:table-cell>
          <table:table-cell office:value-type="float" office:value="0.948101878166199" calcext:value-type="float">
            <text:p>0,9481018781661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47250032424927" calcext:value-type="float">
            <text:p>4,47250032424927</text:p>
          </table:table-cell>
          <table:table-cell office:value-type="float" office:value="4.47758722305298" calcext:value-type="float">
            <text:p>4,477587223052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9" calcext:value-type="float">
            <text:p>329</text:p>
          </table:table-cell>
          <table:table-cell/>
        </table:table-row>
        <table:table-row table:style-name="ro1">
          <table:table-cell/>
          <table:table-cell office:value-type="float" office:value="1.88196265697479" calcext:value-type="float">
            <text:p>1,88196265697479</text:p>
          </table:table-cell>
          <table:table-cell office:value-type="float" office:value="0.28170707821846" calcext:value-type="float">
            <text:p>0,28170707821846</text:p>
          </table:table-cell>
          <table:table-cell office:value-type="float" office:value="0.306453257799149" calcext:value-type="float">
            <text:p>0,306453257799149</text:p>
          </table:table-cell>
          <table:table-cell office:value-type="float" office:value="0.904075145721436" calcext:value-type="float">
            <text:p>0,904075145721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457145690918" calcext:value-type="float">
            <text:p>4,3457145690918</text:p>
          </table:table-cell>
          <table:table-cell office:value-type="float" office:value="4.33774423599243" calcext:value-type="float">
            <text:p>4,337744235992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0" calcext:value-type="float">
            <text:p>330</text:p>
          </table:table-cell>
          <table:table-cell/>
        </table:table-row>
        <table:table-row table:style-name="ro1">
          <table:table-cell/>
          <table:table-cell office:value-type="float" office:value="1.8477885723114" calcext:value-type="float">
            <text:p>1,8477885723114</text:p>
          </table:table-cell>
          <table:table-cell office:value-type="float" office:value="0.319863945245743" calcext:value-type="float">
            <text:p>0,319863945245743</text:p>
          </table:table-cell>
          <table:table-cell office:value-type="float" office:value="0.316415131092072" calcext:value-type="float">
            <text:p>0,316415131092072</text:p>
          </table:table-cell>
          <table:table-cell office:value-type="float" office:value="0.885303854942322" calcext:value-type="float">
            <text:p>0,885303854942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0340013504028" calcext:value-type="float">
            <text:p>4,20340013504028</text:p>
          </table:table-cell>
          <table:table-cell office:value-type="float" office:value="4.22443437576294" calcext:value-type="float">
            <text:p>4,224434375762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1" calcext:value-type="float">
            <text:p>331</text:p>
          </table:table-cell>
          <table:table-cell/>
        </table:table-row>
        <table:table-row table:style-name="ro1">
          <table:table-cell/>
          <table:table-cell office:value-type="float" office:value="1.83943867683411" calcext:value-type="float">
            <text:p>1,83943867683411</text:p>
          </table:table-cell>
          <table:table-cell office:value-type="float" office:value="0.287585198879242" calcext:value-type="float">
            <text:p>0,287585198879242</text:p>
          </table:table-cell>
          <table:table-cell office:value-type="float" office:value="0.316725701093674" calcext:value-type="float">
            <text:p>0,316725701093674</text:p>
          </table:table-cell>
          <table:table-cell office:value-type="float" office:value="0.876292288303375" calcext:value-type="float">
            <text:p>0,8762922883033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9111213684082" calcext:value-type="float">
            <text:p>4,09111213684082</text:p>
          </table:table-cell>
          <table:table-cell office:value-type="float" office:value="4.08588171005249" calcext:value-type="float">
            <text:p>4,085881710052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float" office:value="1.82291257381439" calcext:value-type="float">
            <text:p>1,82291257381439</text:p>
          </table:table-cell>
          <table:table-cell office:value-type="float" office:value="0.292836397886276" calcext:value-type="float">
            <text:p>0,292836397886276</text:p>
          </table:table-cell>
          <table:table-cell office:value-type="float" office:value="0.340614557266235" calcext:value-type="float">
            <text:p>0,340614557266235</text:p>
          </table:table-cell>
          <table:table-cell office:value-type="float" office:value="0.843892872333527" calcext:value-type="float">
            <text:p>0,8438928723335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8651027679443" calcext:value-type="float">
            <text:p>3,98651027679443</text:p>
          </table:table-cell>
          <table:table-cell office:value-type="float" office:value="3.97359442710876" calcext:value-type="float">
            <text:p>3,973594427108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3" calcext:value-type="float">
            <text:p>333</text:p>
          </table:table-cell>
          <table:table-cell/>
        </table:table-row>
        <table:table-row table:style-name="ro1">
          <table:table-cell/>
          <table:table-cell office:value-type="float" office:value="1.7913738489151" calcext:value-type="float">
            <text:p>1,7913738489151</text:p>
          </table:table-cell>
          <table:table-cell office:value-type="float" office:value="0.309013813734055" calcext:value-type="float">
            <text:p>0,309013813734055</text:p>
          </table:table-cell>
          <table:table-cell office:value-type="float" office:value="0.352845191955566" calcext:value-type="float">
            <text:p>0,352845191955566</text:p>
          </table:table-cell>
          <table:table-cell office:value-type="float" office:value="0.831833243370056" calcext:value-type="float">
            <text:p>0,831833243370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6101102828979" calcext:value-type="float">
            <text:p>3,86101102828979</text:p>
          </table:table-cell>
          <table:table-cell office:value-type="float" office:value="3.88476371765137" calcext:value-type="float">
            <text:p>3,884763717651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4" calcext:value-type="float">
            <text:p>334</text:p>
          </table:table-cell>
          <table:table-cell/>
        </table:table-row>
        <table:table-row table:style-name="ro1">
          <table:table-cell/>
          <table:table-cell office:value-type="float" office:value="1.79816937446594" calcext:value-type="float">
            <text:p>1,79816937446594</text:p>
          </table:table-cell>
          <table:table-cell office:value-type="float" office:value="0.296084314584732" calcext:value-type="float">
            <text:p>0,296084314584732</text:p>
          </table:table-cell>
          <table:table-cell office:value-type="float" office:value="0.343814373016357" calcext:value-type="float">
            <text:p>0,343814373016357</text:p>
          </table:table-cell>
          <table:table-cell office:value-type="float" office:value="0.780031859874725" calcext:value-type="float">
            <text:p>0,7800318598747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7162837982178" calcext:value-type="float">
            <text:p>3,77162837982178</text:p>
          </table:table-cell>
          <table:table-cell office:value-type="float" office:value="3.77696800231934" calcext:value-type="float">
            <text:p>3,776968002319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5" calcext:value-type="float">
            <text:p>335</text:p>
          </table:table-cell>
          <table:table-cell/>
        </table:table-row>
        <table:table-row table:style-name="ro1">
          <table:table-cell/>
          <table:table-cell office:value-type="float" office:value="1.78109049797058" calcext:value-type="float">
            <text:p>1,78109049797058</text:p>
          </table:table-cell>
          <table:table-cell office:value-type="float" office:value="0.30616682767868" calcext:value-type="float">
            <text:p>0,30616682767868</text:p>
          </table:table-cell>
          <table:table-cell office:value-type="float" office:value="0.337827354669571" calcext:value-type="float">
            <text:p>0,337827354669571</text:p>
          </table:table-cell>
          <table:table-cell office:value-type="float" office:value="0.770784616470337" calcext:value-type="float">
            <text:p>0,7707846164703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878963470459" calcext:value-type="float">
            <text:p>3,65878963470459</text:p>
          </table:table-cell>
          <table:table-cell office:value-type="float" office:value="3.68535232543945" calcext:value-type="float">
            <text:p>3,685352325439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6" calcext:value-type="float">
            <text:p>336</text:p>
          </table:table-cell>
          <table:table-cell/>
        </table:table-row>
        <table:table-row table:style-name="ro1">
          <table:table-cell/>
          <table:table-cell office:value-type="float" office:value="1.75532793998718" calcext:value-type="float">
            <text:p>1,75532793998718</text:p>
          </table:table-cell>
          <table:table-cell office:value-type="float" office:value="0.299315124750137" calcext:value-type="float">
            <text:p>0,299315124750137</text:p>
          </table:table-cell>
          <table:table-cell office:value-type="float" office:value="0.348531156778336" calcext:value-type="float">
            <text:p>0,348531156778336</text:p>
          </table:table-cell>
          <table:table-cell office:value-type="float" office:value="0.757318615913391" calcext:value-type="float">
            <text:p>0,75731861591339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862295627594" calcext:value-type="float">
            <text:p>3,5862295627594</text:p>
          </table:table-cell>
          <table:table-cell office:value-type="float" office:value="3.57451844215393" calcext:value-type="float">
            <text:p>3,574518442153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7" calcext:value-type="float">
            <text:p>337</text:p>
          </table:table-cell>
          <table:table-cell/>
        </table:table-row>
        <table:table-row table:style-name="ro1">
          <table:table-cell/>
          <table:table-cell office:value-type="float" office:value="1.74547004699707" calcext:value-type="float">
            <text:p>1,74547004699707</text:p>
          </table:table-cell>
          <table:table-cell office:value-type="float" office:value="0.326754033565521" calcext:value-type="float">
            <text:p>0,326754033565521</text:p>
          </table:table-cell>
          <table:table-cell office:value-type="float" office:value="0.356116116046906" calcext:value-type="float">
            <text:p>0,356116116046906</text:p>
          </table:table-cell>
          <table:table-cell office:value-type="float" office:value="0.752918183803558" calcext:value-type="float">
            <text:p>0,7529181838035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9617910385132" calcext:value-type="float">
            <text:p>3,49617910385132</text:p>
          </table:table-cell>
          <table:table-cell office:value-type="float" office:value="3.50075531005859" calcext:value-type="float">
            <text:p>3,500755310058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8" calcext:value-type="float">
            <text:p>338</text:p>
          </table:table-cell>
          <table:table-cell/>
        </table:table-row>
        <table:table-row table:style-name="ro1">
          <table:table-cell/>
          <table:table-cell office:value-type="float" office:value="1.74666285514832" calcext:value-type="float">
            <text:p>1,74666285514832</text:p>
          </table:table-cell>
          <table:table-cell office:value-type="float" office:value="0.303849190473557" calcext:value-type="float">
            <text:p>0,303849190473557</text:p>
          </table:table-cell>
          <table:table-cell office:value-type="float" office:value="0.331237852573395" calcext:value-type="float">
            <text:p>0,331237852573395</text:p>
          </table:table-cell>
          <table:table-cell office:value-type="float" office:value="0.734934091567993" calcext:value-type="float">
            <text:p>0,7349340915679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1398978233337" calcext:value-type="float">
            <text:p>3,41398978233337</text:p>
          </table:table-cell>
          <table:table-cell office:value-type="float" office:value="3.42896723747253" calcext:value-type="float">
            <text:p>3,428967237472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9" calcext:value-type="float">
            <text:p>339</text:p>
          </table:table-cell>
          <table:table-cell/>
        </table:table-row>
        <table:table-row table:style-name="ro1">
          <table:table-cell/>
          <table:table-cell office:value-type="float" office:value="1.73521935939789" calcext:value-type="float">
            <text:p>1,73521935939789</text:p>
          </table:table-cell>
          <table:table-cell office:value-type="float" office:value="0.319252490997314" calcext:value-type="float">
            <text:p>0,319252490997314</text:p>
          </table:table-cell>
          <table:table-cell office:value-type="float" office:value="0.350921750068665" calcext:value-type="float">
            <text:p>0,350921750068665</text:p>
          </table:table-cell>
          <table:table-cell office:value-type="float" office:value="0.719372093677521" calcext:value-type="float">
            <text:p>0,7193720936775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5423040390015" calcext:value-type="float">
            <text:p>3,35423040390015</text:p>
          </table:table-cell>
          <table:table-cell office:value-type="float" office:value="3.34275197982788" calcext:value-type="float">
            <text:p>3,342751979827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float" office:value="1.70238959789276" calcext:value-type="float">
            <text:p>1,70238959789276</text:p>
          </table:table-cell>
          <table:table-cell office:value-type="float" office:value="0.324252992868423" calcext:value-type="float">
            <text:p>0,324252992868423</text:p>
          </table:table-cell>
          <table:table-cell office:value-type="float" office:value="0.370921492576599" calcext:value-type="float">
            <text:p>0,370921492576599</text:p>
          </table:table-cell>
          <table:table-cell office:value-type="float" office:value="0.690165579319" calcext:value-type="float">
            <text:p>0,69016557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32888793945" calcext:value-type="float">
            <text:p>3,31132888793945</text:p>
          </table:table-cell>
          <table:table-cell office:value-type="float" office:value="3.28993630409241" calcext:value-type="float">
            <text:p>3,289936304092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table-cell office:value-type="float" office:value="1.70450210571289" calcext:value-type="float">
            <text:p>1,70450210571289</text:p>
          </table:table-cell>
          <table:table-cell office:value-type="float" office:value="0.332264423370361" calcext:value-type="float">
            <text:p>0,332264423370361</text:p>
          </table:table-cell>
          <table:table-cell office:value-type="float" office:value="0.375979006290436" calcext:value-type="float">
            <text:p>0,375979006290436</text:p>
          </table:table-cell>
          <table:table-cell office:value-type="float" office:value="0.699934959411621" calcext:value-type="float">
            <text:p>0,6999349594116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067891120911" calcext:value-type="float">
            <text:p>3,36067891120911</text:p>
          </table:table-cell>
          <table:table-cell office:value-type="float" office:value="3.36183381080627" calcext:value-type="float">
            <text:p>3,36183381080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2" calcext:value-type="float">
            <text:p>342</text:p>
          </table:table-cell>
          <table:table-cell/>
        </table:table-row>
        <table:table-row table:style-name="ro1">
          <table:table-cell/>
          <table:table-cell office:value-type="float" office:value="1.69256913661957" calcext:value-type="float">
            <text:p>1,69256913661957</text:p>
          </table:table-cell>
          <table:table-cell office:value-type="float" office:value="0.317296504974365" calcext:value-type="float">
            <text:p>0,317296504974365</text:p>
          </table:table-cell>
          <table:table-cell office:value-type="float" office:value="0.375142812728882" calcext:value-type="float">
            <text:p>0,375142812728882</text:p>
          </table:table-cell>
          <table:table-cell office:value-type="float" office:value="0.681739568710327" calcext:value-type="float">
            <text:p>0,681739568710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3" calcext:value-type="float">
            <text:p>343</text:p>
          </table:table-cell>
          <table:table-cell/>
        </table:table-row>
        <table:table-row table:style-name="ro1">
          <table:table-cell/>
          <table:table-cell office:value-type="float" office:value="1.6821870803833" calcext:value-type="float">
            <text:p>1,6821870803833</text:p>
          </table:table-cell>
          <table:table-cell office:value-type="float" office:value="0.318847447633743" calcext:value-type="float">
            <text:p>0,318847447633743</text:p>
          </table:table-cell>
          <table:table-cell office:value-type="float" office:value="0.371771335601807" calcext:value-type="float">
            <text:p>0,371771335601807</text:p>
          </table:table-cell>
          <table:table-cell office:value-type="float" office:value="0.67586225271225" calcext:value-type="float">
            <text:p>0,67586225271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4" calcext:value-type="float">
            <text:p>344</text:p>
          </table:table-cell>
          <table:table-cell/>
        </table:table-row>
        <table:table-row table:style-name="ro1">
          <table:table-cell/>
          <table:table-cell office:value-type="float" office:value="1.64420020580292" calcext:value-type="float">
            <text:p>1,64420020580292</text:p>
          </table:table-cell>
          <table:table-cell office:value-type="float" office:value="0.331831008195877" calcext:value-type="float">
            <text:p>0,331831008195877</text:p>
          </table:table-cell>
          <table:table-cell office:value-type="float" office:value="0.396351873874664" calcext:value-type="float">
            <text:p>0,396351873874664</text:p>
          </table:table-cell>
          <table:table-cell office:value-type="float" office:value="0.650206565856934" calcext:value-type="float">
            <text:p>0,6502065658569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float" office:value="1.65405976772308" calcext:value-type="float">
            <text:p>1,65405976772308</text:p>
          </table:table-cell>
          <table:table-cell office:value-type="float" office:value="0.329789459705353" calcext:value-type="float">
            <text:p>0,329789459705353</text:p>
          </table:table-cell>
          <table:table-cell office:value-type="float" office:value="0.391202419996262" calcext:value-type="float">
            <text:p>0,391202419996262</text:p>
          </table:table-cell>
          <table:table-cell office:value-type="float" office:value="0.625919878482819" calcext:value-type="float">
            <text:p>0,6259198784828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6" calcext:value-type="float">
            <text:p>346</text:p>
          </table:table-cell>
          <table:table-cell/>
        </table:table-row>
        <table:table-row table:style-name="ro1">
          <table:table-cell/>
          <table:table-cell office:value-type="float" office:value="1.65060186386108" calcext:value-type="float">
            <text:p>1,65060186386108</text:p>
          </table:table-cell>
          <table:table-cell office:value-type="float" office:value="0.328867793083191" calcext:value-type="float">
            <text:p>0,328867793083191</text:p>
          </table:table-cell>
          <table:table-cell office:value-type="float" office:value="0.411939740180969" calcext:value-type="float">
            <text:p>0,411939740180969</text:p>
          </table:table-cell>
          <table:table-cell office:value-type="float" office:value="0.608805060386658" calcext:value-type="float">
            <text:p>0,6088050603866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7" calcext:value-type="float">
            <text:p>347</text:p>
          </table:table-cell>
          <table:table-cell/>
        </table:table-row>
        <table:table-row table:style-name="ro1">
          <table:table-cell/>
          <table:table-cell office:value-type="float" office:value="1.63456451892853" calcext:value-type="float">
            <text:p>1,63456451892853</text:p>
          </table:table-cell>
          <table:table-cell office:value-type="float" office:value="0.335574209690094" calcext:value-type="float">
            <text:p>0,335574209690094</text:p>
          </table:table-cell>
          <table:table-cell office:value-type="float" office:value="0.396399348974228" calcext:value-type="float">
            <text:p>0,396399348974228</text:p>
          </table:table-cell>
          <table:table-cell office:value-type="float" office:value="0.630381345748901" calcext:value-type="float">
            <text:p>0,6303813457489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 office:value-type="float" office:value="1.65490424633026" calcext:value-type="float">
            <text:p>1,65490424633026</text:p>
          </table:table-cell>
          <table:table-cell office:value-type="float" office:value="0.319524824619293" calcext:value-type="float">
            <text:p>0,319524824619293</text:p>
          </table:table-cell>
          <table:table-cell office:value-type="float" office:value="0.377637028694153" calcext:value-type="float">
            <text:p>0,377637028694153</text:p>
          </table:table-cell>
          <table:table-cell office:value-type="float" office:value="0.62594085931778" calcext:value-type="float">
            <text:p>0,62594085931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float" office:value="1.63562059402466" calcext:value-type="float">
            <text:p>1,63562059402466</text:p>
          </table:table-cell>
          <table:table-cell office:value-type="float" office:value="0.340030819177628" calcext:value-type="float">
            <text:p>0,340030819177628</text:p>
          </table:table-cell>
          <table:table-cell office:value-type="float" office:value="0.365947812795639" calcext:value-type="float">
            <text:p>0,365947812795639</text:p>
          </table:table-cell>
          <table:table-cell office:value-type="float" office:value="0.585436284542084" calcext:value-type="float">
            <text:p>0,5854362845420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1.60342693328857" calcext:value-type="float">
            <text:p>1,60342693328857</text:p>
          </table:table-cell>
          <table:table-cell office:value-type="float" office:value="0.348728746175766" calcext:value-type="float">
            <text:p>0,348728746175766</text:p>
          </table:table-cell>
          <table:table-cell office:value-type="float" office:value="0.348175823688507" calcext:value-type="float">
            <text:p>0,348175823688507</text:p>
          </table:table-cell>
          <table:table-cell office:value-type="float" office:value="0.611590087413788" calcext:value-type="float">
            <text:p>0,6115900874137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1" calcext:value-type="float">
            <text:p>351</text:p>
          </table:table-cell>
          <table:table-cell/>
        </table:table-row>
        <table:table-row table:style-name="ro1">
          <table:table-cell/>
          <table:table-cell office:value-type="float" office:value="1.60614466667175" calcext:value-type="float">
            <text:p>1,60614466667175</text:p>
          </table:table-cell>
          <table:table-cell office:value-type="float" office:value="0.362288624048233" calcext:value-type="float">
            <text:p>0,362288624048233</text:p>
          </table:table-cell>
          <table:table-cell office:value-type="float" office:value="0.345693588256836" calcext:value-type="float">
            <text:p>0,345693588256836</text:p>
          </table:table-cell>
          <table:table-cell office:value-type="float" office:value="0.586584985256195" calcext:value-type="float">
            <text:p>0,5865849852561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2" calcext:value-type="float">
            <text:p>352</text:p>
          </table:table-cell>
          <table:table-cell/>
        </table:table-row>
        <table:table-row table:style-name="ro1">
          <table:table-cell/>
          <table:table-cell office:value-type="float" office:value="1.60088324546814" calcext:value-type="float">
            <text:p>1,60088324546814</text:p>
          </table:table-cell>
          <table:table-cell office:value-type="float" office:value="0.353129178285599" calcext:value-type="float">
            <text:p>0,353129178285599</text:p>
          </table:table-cell>
          <table:table-cell office:value-type="float" office:value="0.374057769775391" calcext:value-type="float">
            <text:p>0,374057769775391</text:p>
          </table:table-cell>
          <table:table-cell office:value-type="float" office:value="0.568913221359253" calcext:value-type="float">
            <text:p>0,5689132213592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3" calcext:value-type="float">
            <text:p>353</text:p>
          </table:table-cell>
          <table:table-cell/>
        </table:table-row>
        <table:table-row table:style-name="ro1">
          <table:table-cell/>
          <table:table-cell office:value-type="float" office:value="1.60373616218567" calcext:value-type="float">
            <text:p>1,60373616218567</text:p>
          </table:table-cell>
          <table:table-cell office:value-type="float" office:value="0.356258004903793" calcext:value-type="float">
            <text:p>0,356258004903793</text:p>
          </table:table-cell>
          <table:table-cell office:value-type="float" office:value="0.341664612293243" calcext:value-type="float">
            <text:p>0,341664612293243</text:p>
          </table:table-cell>
          <table:table-cell office:value-type="float" office:value="0.563048243522644" calcext:value-type="float">
            <text:p>0,5630482435226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/>
        </table:table-row>
        <table:table-row table:style-name="ro1">
          <table:table-cell/>
          <table:table-cell office:value-type="float" office:value="1.57966947555542" calcext:value-type="float">
            <text:p>1,57966947555542</text:p>
          </table:table-cell>
          <table:table-cell office:value-type="float" office:value="0.348302811384201" calcext:value-type="float">
            <text:p>0,348302811384201</text:p>
          </table:table-cell>
          <table:table-cell office:value-type="float" office:value="0.346817910671234" calcext:value-type="float">
            <text:p>0,346817910671234</text:p>
          </table:table-cell>
          <table:table-cell office:value-type="float" office:value="0.553680300712585" calcext:value-type="float">
            <text:p>0,5536803007125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5" calcext:value-type="float">
            <text:p>355</text:p>
          </table:table-cell>
          <table:table-cell/>
        </table:table-row>
        <table:table-row table:style-name="ro1">
          <table:table-cell/>
          <table:table-cell office:value-type="float" office:value="1.59968090057373" calcext:value-type="float">
            <text:p>1,59968090057373</text:p>
          </table:table-cell>
          <table:table-cell office:value-type="float" office:value="0.345862120389938" calcext:value-type="float">
            <text:p>0,345862120389938</text:p>
          </table:table-cell>
          <table:table-cell office:value-type="float" office:value="0.329563945531845" calcext:value-type="float">
            <text:p>0,329563945531845</text:p>
          </table:table-cell>
          <table:table-cell office:value-type="float" office:value="0.561417758464813" calcext:value-type="float">
            <text:p>0,5614177584648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float" office:value="0.298908025026321" calcext:value-type="float">
            <text:p>0,298908025026321</text:p>
          </table:table-cell>
          <table:table-cell office:value-type="float" office:value="0.296141028404236" calcext:value-type="float">
            <text:p>0,296141028404236</text:p>
          </table:table-cell>
          <table:table-cell office:value-type="float" office:value="0.290436685085297" calcext:value-type="float">
            <text:p>0,290436685085297</text:p>
          </table:table-cell>
          <table:table-cell office:value-type="float" office:value="0.279358476400375" calcext:value-type="float">
            <text:p>0,279358476400375</text:p>
          </table:table-cell>
          <table:table-cell office:value-type="float" office:value="0.318714648485184" calcext:value-type="float">
            <text:p>0,318714648485184</text:p>
          </table:table-cell>
          <table:table-cell office:value-type="float" office:value="0.317087262868881" calcext:value-type="float">
            <text:p>0,317087262868881</text:p>
          </table:table-cell>
          <table:table-cell office:value-type="float" office:value="0.284897327423096" calcext:value-type="float">
            <text:p>0,284897327423096</text:p>
          </table:table-cell>
          <table:table-cell office:value-type="float" office:value="0.278223633766174" calcext:value-type="float">
            <text:p>0,2782236337661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7" calcext:value-type="float">
            <text:p>357</text:p>
          </table:table-cell>
          <table:table-cell/>
        </table:table-row>
        <table:table-row table:style-name="ro1">
          <table:table-cell/>
          <table:table-cell office:value-type="float" office:value="0.305085390806198" calcext:value-type="float">
            <text:p>0,305085390806198</text:p>
          </table:table-cell>
          <table:table-cell office:value-type="float" office:value="0.282964736223221" calcext:value-type="float">
            <text:p>0,282964736223221</text:p>
          </table:table-cell>
          <table:table-cell office:value-type="float" office:value="0.290194541215897" calcext:value-type="float">
            <text:p>0,290194541215897</text:p>
          </table:table-cell>
          <table:table-cell office:value-type="float" office:value="0.287327229976654" calcext:value-type="float">
            <text:p>0,287327229976654</text:p>
          </table:table-cell>
          <table:table-cell office:value-type="float" office:value="0.291000038385391" calcext:value-type="float">
            <text:p>0,291000038385391</text:p>
          </table:table-cell>
          <table:table-cell office:value-type="float" office:value="0.296567112207413" calcext:value-type="float">
            <text:p>0,296567112207413</text:p>
          </table:table-cell>
          <table:table-cell office:value-type="float" office:value="0.300984919071197" calcext:value-type="float">
            <text:p>0,300984919071197</text:p>
          </table:table-cell>
          <table:table-cell office:value-type="float" office:value="0.290484040975571" calcext:value-type="float">
            <text:p>0,2904840409755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8" calcext:value-type="float">
            <text:p>358</text:p>
          </table:table-cell>
          <table:table-cell/>
        </table:table-row>
        <table:table-row table:style-name="ro1">
          <table:table-cell/>
          <table:table-cell office:value-type="float" office:value="0.289736866950989" calcext:value-type="float">
            <text:p>0,289736866950989</text:p>
          </table:table-cell>
          <table:table-cell office:value-type="float" office:value="0.283249974250793" calcext:value-type="float">
            <text:p>0,283249974250793</text:p>
          </table:table-cell>
          <table:table-cell office:value-type="float" office:value="0.297544151544571" calcext:value-type="float">
            <text:p>0,297544151544571</text:p>
          </table:table-cell>
          <table:table-cell office:value-type="float" office:value="0.281093001365662" calcext:value-type="float">
            <text:p>0,281093001365662</text:p>
          </table:table-cell>
          <table:table-cell office:value-type="float" office:value="0.287114173173904" calcext:value-type="float">
            <text:p>0,287114173173904</text:p>
          </table:table-cell>
          <table:table-cell office:value-type="float" office:value="0.287881553173065" calcext:value-type="float">
            <text:p>0,287881553173065</text:p>
          </table:table-cell>
          <table:table-cell office:value-type="float" office:value="0.306482374668121" calcext:value-type="float">
            <text:p>0,306482374668121</text:p>
          </table:table-cell>
          <table:table-cell office:value-type="float" office:value="0.285368293523788" calcext:value-type="float">
            <text:p>0,2853682935237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9" calcext:value-type="float">
            <text:p>359</text:p>
          </table:table-cell>
          <table:table-cell/>
        </table:table-row>
        <table:table-row table:style-name="ro1">
          <table:table-cell/>
          <table:table-cell office:value-type="float" office:value="1.55707347393036" calcext:value-type="float">
            <text:p>1,55707347393036</text:p>
          </table:table-cell>
          <table:table-cell office:value-type="float" office:value="0.411312609910965" calcext:value-type="float">
            <text:p>0,411312609910965</text:p>
          </table:table-cell>
          <table:table-cell office:value-type="float" office:value="0.316808611154556" calcext:value-type="float">
            <text:p>0,316808611154556</text:p>
          </table:table-cell>
          <table:table-cell office:value-type="float" office:value="0.523814141750336" calcext:value-type="float">
            <text:p>0,52381414175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0" calcext:value-type="float">
            <text:p>360</text:p>
          </table:table-cell>
          <table:table-cell/>
        </table:table-row>
        <table:table-row table:style-name="ro1">
          <table:table-cell/>
          <table:table-cell office:value-type="float" office:value="1.57717335224152" calcext:value-type="float">
            <text:p>1,57717335224152</text:p>
          </table:table-cell>
          <table:table-cell office:value-type="float" office:value="0.402678966522217" calcext:value-type="float">
            <text:p>0,402678966522217</text:p>
          </table:table-cell>
          <table:table-cell office:value-type="float" office:value="0.314323842525482" calcext:value-type="float">
            <text:p>0,314323842525482</text:p>
          </table:table-cell>
          <table:table-cell office:value-type="float" office:value="0.520510256290436" calcext:value-type="float">
            <text:p>0,520510256290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1" calcext:value-type="float">
            <text:p>361</text:p>
          </table:table-cell>
          <table:table-cell/>
        </table:table-row>
        <table:table-row table:style-name="ro1">
          <table:table-cell/>
          <table:table-cell office:value-type="float" office:value="1.58263611793518" calcext:value-type="float">
            <text:p>1,58263611793518</text:p>
          </table:table-cell>
          <table:table-cell office:value-type="float" office:value="0.409232169389725" calcext:value-type="float">
            <text:p>0,409232169389725</text:p>
          </table:table-cell>
          <table:table-cell office:value-type="float" office:value="0.31629553437233" calcext:value-type="float">
            <text:p>0,31629553437233</text:p>
          </table:table-cell>
          <table:table-cell office:value-type="float" office:value="0.512618243694305" calcext:value-type="float">
            <text:p>0,5126182436943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2" calcext:value-type="float">
            <text:p>362</text:p>
          </table:table-cell>
          <table:table-cell/>
        </table:table-row>
        <table:table-row table:style-name="ro1">
          <table:table-cell/>
          <table:table-cell office:value-type="float" office:value="1.57625675201416" calcext:value-type="float">
            <text:p>1,57625675201416</text:p>
          </table:table-cell>
          <table:table-cell office:value-type="float" office:value="0.406720817089081" calcext:value-type="float">
            <text:p>0,406720817089081</text:p>
          </table:table-cell>
          <table:table-cell office:value-type="float" office:value="0.334113240242004" calcext:value-type="float">
            <text:p>0,334113240242004</text:p>
          </table:table-cell>
          <table:table-cell office:value-type="float" office:value="0.517248809337616" calcext:value-type="float">
            <text:p>0,517248809337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3" calcext:value-type="float">
            <text:p>363</text:p>
          </table:table-cell>
          <table:table-cell/>
        </table:table-row>
        <table:table-row table:style-name="ro1">
          <table:table-cell/>
          <table:table-cell office:value-type="float" office:value="1.57845008373261" calcext:value-type="float">
            <text:p>1,57845008373261</text:p>
          </table:table-cell>
          <table:table-cell office:value-type="float" office:value="0.423616290092468" calcext:value-type="float">
            <text:p>0,423616290092468</text:p>
          </table:table-cell>
          <table:table-cell office:value-type="float" office:value="0.312729746103287" calcext:value-type="float">
            <text:p>0,312729746103287</text:p>
          </table:table-cell>
          <table:table-cell office:value-type="float" office:value="0.507635712623596" calcext:value-type="float">
            <text:p>0,507635712623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float" office:value="1.57555770874023" calcext:value-type="float">
            <text:p>1,57555770874023</text:p>
          </table:table-cell>
          <table:table-cell office:value-type="float" office:value="0.43459489941597" calcext:value-type="float">
            <text:p>0,43459489941597</text:p>
          </table:table-cell>
          <table:table-cell office:value-type="float" office:value="0.306665271520615" calcext:value-type="float">
            <text:p>0,306665271520615</text:p>
          </table:table-cell>
          <table:table-cell office:value-type="float" office:value="0.517495512962341" calcext:value-type="float">
            <text:p>0,517495512962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office:value-type="float" office:value="1.56720185279846" calcext:value-type="float">
            <text:p>1,56720185279846</text:p>
          </table:table-cell>
          <table:table-cell office:value-type="float" office:value="0.431133419275284" calcext:value-type="float">
            <text:p>0,431133419275284</text:p>
          </table:table-cell>
          <table:table-cell office:value-type="float" office:value="0.295828998088837" calcext:value-type="float">
            <text:p>0,295828998088837</text:p>
          </table:table-cell>
          <table:table-cell office:value-type="float" office:value="0.486536502838135" calcext:value-type="float">
            <text:p>0,4865365028381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6" calcext:value-type="float">
            <text:p>366</text:p>
          </table:table-cell>
          <table:table-cell/>
        </table:table-row>
        <table:table-row table:style-name="ro1">
          <table:table-cell/>
          <table:table-cell office:value-type="float" office:value="1.55818712711334" calcext:value-type="float">
            <text:p>1,55818712711334</text:p>
          </table:table-cell>
          <table:table-cell office:value-type="float" office:value="0.444088846445084" calcext:value-type="float">
            <text:p>0,444088846445084</text:p>
          </table:table-cell>
          <table:table-cell office:value-type="float" office:value="0.289716362953186" calcext:value-type="float">
            <text:p>0,289716362953186</text:p>
          </table:table-cell>
          <table:table-cell office:value-type="float" office:value="0.500832796096802" calcext:value-type="float">
            <text:p>0,500832796096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7" calcext:value-type="float">
            <text:p>367</text:p>
          </table:table-cell>
          <table:table-cell/>
        </table:table-row>
        <table:table-row table:style-name="ro1">
          <table:table-cell/>
          <table:table-cell office:value-type="float" office:value="1.59200668334961" calcext:value-type="float">
            <text:p>1,59200668334961</text:p>
          </table:table-cell>
          <table:table-cell office:value-type="float" office:value="0.443173319101334" calcext:value-type="float">
            <text:p>0,443173319101334</text:p>
          </table:table-cell>
          <table:table-cell office:value-type="float" office:value="0.301314145326614" calcext:value-type="float">
            <text:p>0,301314145326614</text:p>
          </table:table-cell>
          <table:table-cell office:value-type="float" office:value="0.489025235176086" calcext:value-type="float">
            <text:p>0,489025235176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8" calcext:value-type="float">
            <text:p>368</text:p>
          </table:table-cell>
          <table:table-cell/>
        </table:table-row>
        <table:table-row table:style-name="ro1">
          <table:table-cell/>
          <table:table-cell office:value-type="float" office:value="1.58102166652679" calcext:value-type="float">
            <text:p>1,58102166652679</text:p>
          </table:table-cell>
          <table:table-cell office:value-type="float" office:value="0.44950133562088" calcext:value-type="float">
            <text:p>0,44950133562088</text:p>
          </table:table-cell>
          <table:table-cell office:value-type="float" office:value="0.308240532875061" calcext:value-type="float">
            <text:p>0,308240532875061</text:p>
          </table:table-cell>
          <table:table-cell office:value-type="float" office:value="0.496407747268677" calcext:value-type="float">
            <text:p>0,4964077472686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9" calcext:value-type="float">
            <text:p>369</text:p>
          </table:table-cell>
          <table:table-cell/>
        </table:table-row>
        <table:table-row table:style-name="ro1">
          <table:table-cell/>
          <table:table-cell office:value-type="float" office:value="1.57487940788269" calcext:value-type="float">
            <text:p>1,57487940788269</text:p>
          </table:table-cell>
          <table:table-cell office:value-type="float" office:value="0.45178285241127" calcext:value-type="float">
            <text:p>0,45178285241127</text:p>
          </table:table-cell>
          <table:table-cell office:value-type="float" office:value="0.309225708246231" calcext:value-type="float">
            <text:p>0,309225708246231</text:p>
          </table:table-cell>
          <table:table-cell office:value-type="float" office:value="0.491693407297134" calcext:value-type="float">
            <text:p>0,4916934072971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0" calcext:value-type="float">
            <text:p>370</text:p>
          </table:table-cell>
          <table:table-cell/>
        </table:table-row>
        <table:table-row table:style-name="ro1">
          <table:table-cell/>
          <table:table-cell office:value-type="float" office:value="1.58877825737" calcext:value-type="float">
            <text:p>1,58877825737</text:p>
          </table:table-cell>
          <table:table-cell office:value-type="float" office:value="0.485985666513443" calcext:value-type="float">
            <text:p>0,485985666513443</text:p>
          </table:table-cell>
          <table:table-cell office:value-type="float" office:value="0.295067429542542" calcext:value-type="float">
            <text:p>0,295067429542542</text:p>
          </table:table-cell>
          <table:table-cell office:value-type="float" office:value="0.465552419424057" calcext:value-type="float">
            <text:p>0,4655524194240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1" calcext:value-type="float">
            <text:p>371</text:p>
          </table:table-cell>
          <table:table-cell/>
        </table:table-row>
        <table:table-row table:style-name="ro1">
          <table:table-cell/>
          <table:table-cell office:value-type="float" office:value="1.57511973381042" calcext:value-type="float">
            <text:p>1,57511973381042</text:p>
          </table:table-cell>
          <table:table-cell office:value-type="float" office:value="0.486095100641251" calcext:value-type="float">
            <text:p>0,486095100641251</text:p>
          </table:table-cell>
          <table:table-cell office:value-type="float" office:value="0.299040704965591" calcext:value-type="float">
            <text:p>0,299040704965591</text:p>
          </table:table-cell>
          <table:table-cell office:value-type="float" office:value="0.471198111772537" calcext:value-type="float">
            <text:p>0,4711981117725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2" calcext:value-type="float">
            <text:p>372</text:p>
          </table:table-cell>
          <table:table-cell/>
        </table:table-row>
        <table:table-row table:style-name="ro1">
          <table:table-cell/>
          <table:table-cell office:value-type="float" office:value="1.57027685642242" calcext:value-type="float">
            <text:p>1,57027685642242</text:p>
          </table:table-cell>
          <table:table-cell office:value-type="float" office:value="0.506607115268707" calcext:value-type="float">
            <text:p>0,506607115268707</text:p>
          </table:table-cell>
          <table:table-cell office:value-type="float" office:value="0.290979474782944" calcext:value-type="float">
            <text:p>0,290979474782944</text:p>
          </table:table-cell>
          <table:table-cell office:value-type="float" office:value="0.474332511425018" calcext:value-type="float">
            <text:p>0,4743325114250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3" calcext:value-type="float">
            <text:p>373</text:p>
          </table:table-cell>
          <table:table-cell/>
        </table:table-row>
        <table:table-row table:style-name="ro1">
          <table:table-cell/>
          <table:table-cell office:value-type="float" office:value="1.58618974685669" calcext:value-type="float">
            <text:p>1,58618974685669</text:p>
          </table:table-cell>
          <table:table-cell office:value-type="float" office:value="0.500895440578461" calcext:value-type="float">
            <text:p>0,500895440578461</text:p>
          </table:table-cell>
          <table:table-cell office:value-type="float" office:value="0.297278851270676" calcext:value-type="float">
            <text:p>0,297278851270676</text:p>
          </table:table-cell>
          <table:table-cell office:value-type="float" office:value="0.454375207424164" calcext:value-type="float">
            <text:p>0,454375207424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4" calcext:value-type="float">
            <text:p>374</text:p>
          </table:table-cell>
          <table:table-cell/>
        </table:table-row>
        <table:table-row table:style-name="ro1">
          <table:table-cell/>
          <table:table-cell office:value-type="float" office:value="1.5718184709549" calcext:value-type="float">
            <text:p>1,5718184709549</text:p>
          </table:table-cell>
          <table:table-cell office:value-type="float" office:value="0.526762366294861" calcext:value-type="float">
            <text:p>0,526762366294861</text:p>
          </table:table-cell>
          <table:table-cell office:value-type="float" office:value="0.282736957073212" calcext:value-type="float">
            <text:p>0,282736957073212</text:p>
          </table:table-cell>
          <table:table-cell office:value-type="float" office:value="0.467969298362732" calcext:value-type="float">
            <text:p>0,467969298362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5" calcext:value-type="float">
            <text:p>375</text:p>
          </table:table-cell>
          <table:table-cell/>
        </table:table-row>
        <table:table-row table:style-name="ro1">
          <table:table-cell/>
          <table:table-cell office:value-type="float" office:value="1.58914494514465" calcext:value-type="float">
            <text:p>1,58914494514465</text:p>
          </table:table-cell>
          <table:table-cell office:value-type="float" office:value="0.538946330547333" calcext:value-type="float">
            <text:p>0,538946330547333</text:p>
          </table:table-cell>
          <table:table-cell office:value-type="float" office:value="0.26678055524826" calcext:value-type="float">
            <text:p>0,26678055524826</text:p>
          </table:table-cell>
          <table:table-cell office:value-type="float" office:value="0.260414153337479" calcext:value-type="float">
            <text:p>0,2604141533374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6" calcext:value-type="float">
            <text:p>376</text:p>
          </table:table-cell>
          <table:table-cell/>
        </table:table-row>
        <table:table-row table:style-name="ro1">
          <table:table-cell/>
          <table:table-cell office:value-type="float" office:value="1.61548805236816" calcext:value-type="float">
            <text:p>1,61548805236816</text:p>
          </table:table-cell>
          <table:table-cell office:value-type="float" office:value="0.548869431018829" calcext:value-type="float">
            <text:p>0,548869431018829</text:p>
          </table:table-cell>
          <table:table-cell office:value-type="float" office:value="0.279053717851639" calcext:value-type="float">
            <text:p>0,279053717851639</text:p>
          </table:table-cell>
          <table:table-cell office:value-type="float" office:value="0.463426262140274" calcext:value-type="float">
            <text:p>0,4634262621402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7" calcext:value-type="float">
            <text:p>377</text:p>
          </table:table-cell>
          <table:table-cell/>
        </table:table-row>
        <table:table-row table:style-name="ro1">
          <table:table-cell/>
          <table:table-cell office:value-type="float" office:value="1.58774983882904" calcext:value-type="float">
            <text:p>1,58774983882904</text:p>
          </table:table-cell>
          <table:table-cell office:value-type="float" office:value="0.566631197929382" calcext:value-type="float">
            <text:p>0,566631197929382</text:p>
          </table:table-cell>
          <table:table-cell office:value-type="float" office:value="0.271303236484528" calcext:value-type="float">
            <text:p>0,271303236484528</text:p>
          </table:table-cell>
          <table:table-cell office:value-type="float" office:value="0.44221106171608" calcext:value-type="float">
            <text:p>0,442211061716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8" calcext:value-type="float">
            <text:p>378</text:p>
          </table:table-cell>
          <table:table-cell/>
        </table:table-row>
        <table:table-row table:style-name="ro1">
          <table:table-cell/>
          <table:table-cell office:value-type="float" office:value="1.58673775196075" calcext:value-type="float">
            <text:p>1,58673775196075</text:p>
          </table:table-cell>
          <table:table-cell office:value-type="float" office:value="0.574115872383118" calcext:value-type="float">
            <text:p>0,574115872383118</text:p>
          </table:table-cell>
          <table:table-cell office:value-type="float" office:value="0.274323344230652" calcext:value-type="float">
            <text:p>0,274323344230652</text:p>
          </table:table-cell>
          <table:table-cell office:value-type="float" office:value="0.451405763626099" calcext:value-type="float">
            <text:p>0,4514057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9" calcext:value-type="float">
            <text:p>379</text:p>
          </table:table-cell>
          <table:table-cell/>
        </table:table-row>
        <table:table-row table:style-name="ro1">
          <table:table-cell/>
          <table:table-cell office:value-type="float" office:value="1.60215044021606" calcext:value-type="float">
            <text:p>1,60215044021606</text:p>
          </table:table-cell>
          <table:table-cell office:value-type="float" office:value="0.605615794658661" calcext:value-type="float">
            <text:p>0,605615794658661</text:p>
          </table:table-cell>
          <table:table-cell office:value-type="float" office:value="0.275702834129333" calcext:value-type="float">
            <text:p>0,275702834129333</text:p>
          </table:table-cell>
          <table:table-cell office:value-type="float" office:value="0.443956464529038" calcext:value-type="float">
            <text:p>0,4439564645290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0" calcext:value-type="float">
            <text:p>380</text:p>
          </table:table-cell>
          <table:table-cell/>
        </table:table-row>
        <table:table-row table:style-name="ro1">
          <table:table-cell/>
          <table:table-cell office:value-type="float" office:value="1.60681939125061" calcext:value-type="float">
            <text:p>1,60681939125061</text:p>
          </table:table-cell>
          <table:table-cell office:value-type="float" office:value="0.609663307666779" calcext:value-type="float">
            <text:p>0,609663307666779</text:p>
          </table:table-cell>
          <table:table-cell office:value-type="float" office:value="0.278849750757217" calcext:value-type="float">
            <text:p>0,278849750757217</text:p>
          </table:table-cell>
          <table:table-cell office:value-type="float" office:value="0.448694407939911" calcext:value-type="float">
            <text:p>0,4486944079399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1" calcext:value-type="float">
            <text:p>381</text:p>
          </table:table-cell>
          <table:table-cell/>
        </table:table-row>
        <table:table-row table:style-name="ro1">
          <table:table-cell/>
          <table:table-cell office:value-type="float" office:value="1.62096035480499" calcext:value-type="float">
            <text:p>1,62096035480499</text:p>
          </table:table-cell>
          <table:table-cell office:value-type="float" office:value="0.605656802654266" calcext:value-type="float">
            <text:p>0,605656802654266</text:p>
          </table:table-cell>
          <table:table-cell office:value-type="float" office:value="0.265298217535019" calcext:value-type="float">
            <text:p>0,265298217535019</text:p>
          </table:table-cell>
          <table:table-cell office:value-type="float" office:value="0.456114619970322" calcext:value-type="float">
            <text:p>0,45611461997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2" calcext:value-type="float">
            <text:p>382</text:p>
          </table:table-cell>
          <table:table-cell/>
        </table:table-row>
        <table:table-row table:style-name="ro1">
          <table:table-cell/>
          <table:table-cell office:value-type="float" office:value="1.63804948329926" calcext:value-type="float">
            <text:p>1,63804948329926</text:p>
          </table:table-cell>
          <table:table-cell office:value-type="float" office:value="0.613327205181122" calcext:value-type="float">
            <text:p>0,613327205181122</text:p>
          </table:table-cell>
          <table:table-cell office:value-type="float" office:value="0.279213011264801" calcext:value-type="float">
            <text:p>0,279213011264801</text:p>
          </table:table-cell>
          <table:table-cell office:value-type="float" office:value="0.443884760141373" calcext:value-type="float">
            <text:p>0,4438847601413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office:value-type="float" office:value="1.63129842281342" calcext:value-type="float">
            <text:p>1,63129842281342</text:p>
          </table:table-cell>
          <table:table-cell office:value-type="float" office:value="0.603942096233368" calcext:value-type="float">
            <text:p>0,603942096233368</text:p>
          </table:table-cell>
          <table:table-cell office:value-type="float" office:value="0.270792126655579" calcext:value-type="float">
            <text:p>0,270792126655579</text:p>
          </table:table-cell>
          <table:table-cell office:value-type="float" office:value="0.447949826717377" calcext:value-type="float">
            <text:p>0,447949826717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4" calcext:value-type="float">
            <text:p>384</text:p>
          </table:table-cell>
          <table:table-cell/>
        </table:table-row>
        <table:table-row table:style-name="ro1">
          <table:table-cell/>
          <table:table-cell office:value-type="float" office:value="1.65304338932037" calcext:value-type="float">
            <text:p>1,65304338932037</text:p>
          </table:table-cell>
          <table:table-cell office:value-type="float" office:value="0.622345685958862" calcext:value-type="float">
            <text:p>0,622345685958862</text:p>
          </table:table-cell>
          <table:table-cell office:value-type="float" office:value="0.272797465324402" calcext:value-type="float">
            <text:p>0,272797465324402</text:p>
          </table:table-cell>
          <table:table-cell office:value-type="float" office:value="0.441358536481857" calcext:value-type="float">
            <text:p>0,4413585364818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5" calcext:value-type="float">
            <text:p>385</text:p>
          </table:table-cell>
          <table:table-cell/>
        </table:table-row>
        <table:table-row table:style-name="ro1">
          <table:table-cell/>
          <table:table-cell office:value-type="float" office:value="1.65608501434326" calcext:value-type="float">
            <text:p>1,65608501434326</text:p>
          </table:table-cell>
          <table:table-cell office:value-type="float" office:value="0.610919296741486" calcext:value-type="float">
            <text:p>0,610919296741486</text:p>
          </table:table-cell>
          <table:table-cell office:value-type="float" office:value="0.266393899917603" calcext:value-type="float">
            <text:p>0,266393899917603</text:p>
          </table:table-cell>
          <table:table-cell office:value-type="float" office:value="0.428774952888489" calcext:value-type="float">
            <text:p>0,428774952888489</text:p>
          </table:table-cell>
          <table:table-cell office:value-type="float" office:value="0.467007517814636" calcext:value-type="float">
            <text:p>0,467007517814636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6" calcext:value-type="float">
            <text:p>386</text:p>
          </table:table-cell>
          <table:table-cell/>
        </table:table-row>
        <table:table-row table:style-name="ro1">
          <table:table-cell/>
          <table:table-cell office:value-type="float" office:value="1.64307975769043" calcext:value-type="float">
            <text:p>1,64307975769043</text:p>
          </table:table-cell>
          <table:table-cell office:value-type="float" office:value="0.606784403324127" calcext:value-type="float">
            <text:p>0,606784403324127</text:p>
          </table:table-cell>
          <table:table-cell office:value-type="float" office:value="0.266604989767075" calcext:value-type="float">
            <text:p>0,266604989767075</text:p>
          </table:table-cell>
          <table:table-cell office:value-type="float" office:value="0.438213676214218" calcext:value-type="float">
            <text:p>0,438213676214218</text:p>
          </table:table-cell>
          <table:table-cell office:value-type="float" office:value="0.459086656570435" calcext:value-type="float">
            <text:p>0,459086656570435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7" calcext:value-type="float">
            <text:p>387</text:p>
          </table:table-cell>
          <table:table-cell/>
        </table:table-row>
        <table:table-row table:style-name="ro1">
          <table:table-cell/>
          <table:table-cell office:value-type="float" office:value="1.66936993598938" calcext:value-type="float">
            <text:p>1,66936993598938</text:p>
          </table:table-cell>
          <table:table-cell office:value-type="float" office:value="0.600206196308136" calcext:value-type="float">
            <text:p>0,600206196308136</text:p>
          </table:table-cell>
          <table:table-cell office:value-type="float" office:value="0.262145161628723" calcext:value-type="float">
            <text:p>0,262145161628723</text:p>
          </table:table-cell>
          <table:table-cell office:value-type="float" office:value="0.43870359659195" calcext:value-type="float">
            <text:p>0,43870359659195</text:p>
          </table:table-cell>
          <table:table-cell office:value-type="float" office:value="0.423241168260574" calcext:value-type="float">
            <text:p>0,423241168260574</text:p>
          </table:table-cell>
          <table:table-cell office:value-type="float" office:value="11.9646186828613" calcext:value-type="float">
            <text:p>11,9646186828613</text:p>
          </table:table-cell>
          <table:table-cell office:value-type="float" office:value="11.9670391082764" calcext:value-type="float">
            <text:p>11,9670391082764</text:p>
          </table:table-cell>
          <table:table-cell office:value-type="float" office:value="11.9673204421997" calcext:value-type="float">
            <text:p>11,96732044219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8" calcext:value-type="float">
            <text:p>388</text:p>
          </table:table-cell>
          <table:table-cell/>
        </table:table-row>
        <table:table-row table:style-name="ro1">
          <table:table-cell/>
          <table:table-cell office:value-type="float" office:value="1.70387327671051" calcext:value-type="float">
            <text:p>1,70387327671051</text:p>
          </table:table-cell>
          <table:table-cell office:value-type="float" office:value="0.607150375843048" calcext:value-type="float">
            <text:p>0,607150375843048</text:p>
          </table:table-cell>
          <table:table-cell office:value-type="float" office:value="0.258409529924393" calcext:value-type="float">
            <text:p>0,258409529924393</text:p>
          </table:table-cell>
          <table:table-cell office:value-type="float" office:value="0.430077314376831" calcext:value-type="float">
            <text:p>0,430077314376831</text:p>
          </table:table-cell>
          <table:table-cell office:value-type="float" office:value="0.433366447687149" calcext:value-type="float">
            <text:p>0,433366447687149</text:p>
          </table:table-cell>
          <table:table-cell office:value-type="float" office:value="11.9323663711548" calcext:value-type="float">
            <text:p>11,9323663711548</text:p>
          </table:table-cell>
          <table:table-cell office:value-type="float" office:value="11.9287662506104" calcext:value-type="float">
            <text:p>11,9287662506104</text:p>
          </table:table-cell>
          <table:table-cell office:value-type="float" office:value="11.9274673461914" calcext:value-type="float">
            <text:p>11,92746734619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9" calcext:value-type="float">
            <text:p>389</text:p>
          </table:table-cell>
          <table:table-cell/>
        </table:table-row>
        <table:table-row table:style-name="ro1">
          <table:table-cell/>
          <table:table-cell office:value-type="float" office:value="1.70520567893982" calcext:value-type="float">
            <text:p>1,70520567893982</text:p>
          </table:table-cell>
          <table:table-cell office:value-type="float" office:value="0.582513153553009" calcext:value-type="float">
            <text:p>0,582513153553009</text:p>
          </table:table-cell>
          <table:table-cell office:value-type="float" office:value="0.255371242761612" calcext:value-type="float">
            <text:p>0,255371242761612</text:p>
          </table:table-cell>
          <table:table-cell office:value-type="float" office:value="0.42839789390564" calcext:value-type="float">
            <text:p>0,42839789390564</text:p>
          </table:table-cell>
          <table:table-cell office:value-type="float" office:value="0.413955211639404" calcext:value-type="float">
            <text:p>0,413955211639404</text:p>
          </table:table-cell>
          <table:table-cell office:value-type="float" office:value="11.8945446014404" calcext:value-type="float">
            <text:p>11,8945446014404</text:p>
          </table:table-cell>
          <table:table-cell office:value-type="float" office:value="11.8959493637085" calcext:value-type="float">
            <text:p>11,8959493637085</text:p>
          </table:table-cell>
          <table:table-cell office:value-type="float" office:value="11.8869342803955" calcext:value-type="float">
            <text:p>11,8869342803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0" calcext:value-type="float">
            <text:p>390</text:p>
          </table:table-cell>
          <table:table-cell/>
        </table:table-row>
        <table:table-row table:style-name="ro1">
          <table:table-cell/>
          <table:table-cell office:value-type="float" office:value="1.71036005020142" calcext:value-type="float">
            <text:p>1,71036005020142</text:p>
          </table:table-cell>
          <table:table-cell office:value-type="float" office:value="0.599648892879486" calcext:value-type="float">
            <text:p>0,599648892879486</text:p>
          </table:table-cell>
          <table:table-cell office:value-type="float" office:value="0.274365305900574" calcext:value-type="float">
            <text:p>0,274365305900574</text:p>
          </table:table-cell>
          <table:table-cell office:value-type="float" office:value="0.428684502840042" calcext:value-type="float">
            <text:p>0,428684502840042</text:p>
          </table:table-cell>
          <table:table-cell office:value-type="float" office:value="0.391071051359177" calcext:value-type="float">
            <text:p>0,391071051359177</text:p>
          </table:table-cell>
          <table:table-cell office:value-type="float" office:value="11.8639764785767" calcext:value-type="float">
            <text:p>11,8639764785767</text:p>
          </table:table-cell>
          <table:table-cell office:value-type="float" office:value="11.8474493026733" calcext:value-type="float">
            <text:p>11,8474493026733</text:p>
          </table:table-cell>
          <table:table-cell office:value-type="float" office:value="11.8665199279785" calcext:value-type="float">
            <text:p>11,86651992797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float" office:value="1.69998776912689" calcext:value-type="float">
            <text:p>1,69998776912689</text:p>
          </table:table-cell>
          <table:table-cell office:value-type="float" office:value="0.587698578834534" calcext:value-type="float">
            <text:p>0,587698578834534</text:p>
          </table:table-cell>
          <table:table-cell office:value-type="float" office:value="0.270475149154663" calcext:value-type="float">
            <text:p>0,270475149154663</text:p>
          </table:table-cell>
          <table:table-cell office:value-type="float" office:value="0.438478976488113" calcext:value-type="float">
            <text:p>0,438478976488113</text:p>
          </table:table-cell>
          <table:table-cell office:value-type="float" office:value="0.409762173891068" calcext:value-type="float">
            <text:p>0,409762173891068</text:p>
          </table:table-cell>
          <table:table-cell office:value-type="float" office:value="11.8633756637573" calcext:value-type="float">
            <text:p>11,8633756637573</text:p>
          </table:table-cell>
          <table:table-cell office:value-type="float" office:value="11.8493413925171" calcext:value-type="float">
            <text:p>11,8493413925171</text:p>
          </table:table-cell>
          <table:table-cell office:value-type="float" office:value="11.8470182418823" calcext:value-type="float">
            <text:p>11,84701824188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2" calcext:value-type="float">
            <text:p>392</text:p>
          </table:table-cell>
          <table:table-cell/>
        </table:table-row>
        <table:table-row table:style-name="ro1">
          <table:table-cell/>
          <table:table-cell office:value-type="float" office:value="1.72898483276367" calcext:value-type="float">
            <text:p>1,72898483276367</text:p>
          </table:table-cell>
          <table:table-cell office:value-type="float" office:value="0.584221422672272" calcext:value-type="float">
            <text:p>0,584221422672272</text:p>
          </table:table-cell>
          <table:table-cell office:value-type="float" office:value="0.26259508728981" calcext:value-type="float">
            <text:p>0,26259508728981</text:p>
          </table:table-cell>
          <table:table-cell office:value-type="float" office:value="0.434927016496658" calcext:value-type="float">
            <text:p>0,434927016496658</text:p>
          </table:table-cell>
          <table:table-cell office:value-type="float" office:value="0.402048200368881" calcext:value-type="float">
            <text:p>0,402048200368881</text:p>
          </table:table-cell>
          <table:table-cell office:value-type="float" office:value="11.8065547943115" calcext:value-type="float">
            <text:p>11,8065547943115</text:p>
          </table:table-cell>
          <table:table-cell office:value-type="float" office:value="11.8329830169678" calcext:value-type="float">
            <text:p>11,8329830169678</text:p>
          </table:table-cell>
          <table:table-cell office:value-type="float" office:value="11.8278312683105" calcext:value-type="float">
            <text:p>11,82783126831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3" calcext:value-type="float">
            <text:p>393</text:p>
          </table:table-cell>
          <table:table-cell/>
        </table:table-row>
        <table:table-row table:style-name="ro1">
          <table:table-cell/>
          <table:table-cell office:value-type="float" office:value="1.73209357261658" calcext:value-type="float">
            <text:p>1,73209357261658</text:p>
          </table:table-cell>
          <table:table-cell office:value-type="float" office:value="0.564433693885803" calcext:value-type="float">
            <text:p>0,564433693885803</text:p>
          </table:table-cell>
          <table:table-cell office:value-type="float" office:value="0.261196285486221" calcext:value-type="float">
            <text:p>0,261196285486221</text:p>
          </table:table-cell>
          <table:table-cell office:value-type="float" office:value="0.420232355594635" calcext:value-type="float">
            <text:p>0,420232355594635</text:p>
          </table:table-cell>
          <table:table-cell office:value-type="float" office:value="0.396534293889999" calcext:value-type="float">
            <text:p>0,396534293889999</text:p>
          </table:table-cell>
          <table:table-cell office:value-type="float" office:value="11.7916507720947" calcext:value-type="float">
            <text:p>11,7916507720947</text:p>
          </table:table-cell>
          <table:table-cell office:value-type="float" office:value="11.7985324859619" calcext:value-type="float">
            <text:p>11,7985324859619</text:p>
          </table:table-cell>
          <table:table-cell office:value-type="float" office:value="11.8053874969482" calcext:value-type="float">
            <text:p>11,80538749694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4" calcext:value-type="float">
            <text:p>394</text:p>
          </table:table-cell>
          <table:table-cell/>
        </table:table-row>
        <table:table-row table:style-name="ro1">
          <table:table-cell/>
          <table:table-cell office:value-type="float" office:value="1.74791836738586" calcext:value-type="float">
            <text:p>1,74791836738586</text:p>
          </table:table-cell>
          <table:table-cell office:value-type="float" office:value="0.58582216501236" calcext:value-type="float">
            <text:p>0,58582216501236</text:p>
          </table:table-cell>
          <table:table-cell office:value-type="float" office:value="0.270065695047379" calcext:value-type="float">
            <text:p>0,270065695047379</text:p>
          </table:table-cell>
          <table:table-cell office:value-type="float" office:value="0.42604723572731" calcext:value-type="float">
            <text:p>0,42604723572731</text:p>
          </table:table-cell>
          <table:table-cell office:value-type="float" office:value="0.406138271093369" calcext:value-type="float">
            <text:p>0,406138271093369</text:p>
          </table:table-cell>
          <table:table-cell office:value-type="float" office:value="11.8080968856812" calcext:value-type="float">
            <text:p>11,8080968856812</text:p>
          </table:table-cell>
          <table:table-cell office:value-type="float" office:value="11.7871379852295" calcext:value-type="float">
            <text:p>11,7871379852295</text:p>
          </table:table-cell>
          <table:table-cell office:value-type="float" office:value="11.7887411117554" calcext:value-type="float">
            <text:p>11,78874111175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5" calcext:value-type="float">
            <text:p>395</text:p>
          </table:table-cell>
          <table:table-cell/>
        </table:table-row>
        <table:table-row table:style-name="ro1">
          <table:table-cell/>
          <table:table-cell office:value-type="float" office:value="1.76553404331207" calcext:value-type="float">
            <text:p>1,76553404331207</text:p>
          </table:table-cell>
          <table:table-cell office:value-type="float" office:value="0.578154861927033" calcext:value-type="float">
            <text:p>0,578154861927033</text:p>
          </table:table-cell>
          <table:table-cell office:value-type="float" office:value="0.282035350799561" calcext:value-type="float">
            <text:p>0,282035350799561</text:p>
          </table:table-cell>
          <table:table-cell office:value-type="float" office:value="0.421078085899353" calcext:value-type="float">
            <text:p>0,421078085899353</text:p>
          </table:table-cell>
          <table:table-cell office:value-type="float" office:value="0.398774206638336" calcext:value-type="float">
            <text:p>0,398774206638336</text:p>
          </table:table-cell>
          <table:table-cell office:value-type="float" office:value="11.7790861129761" calcext:value-type="float">
            <text:p>11,7790861129761</text:p>
          </table:table-cell>
          <table:table-cell office:value-type="float" office:value="11.7741317749023" calcext:value-type="float">
            <text:p>11,7741317749023</text:p>
          </table:table-cell>
          <table:table-cell office:value-type="float" office:value="11.7842597961426" calcext:value-type="float">
            <text:p>11,7842597961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6" calcext:value-type="float">
            <text:p>396</text:p>
          </table:table-cell>
          <table:table-cell/>
        </table:table-row>
        <table:table-row table:style-name="ro1">
          <table:table-cell/>
          <table:table-cell office:value-type="float" office:value="1.7670818567276" calcext:value-type="float">
            <text:p>1,7670818567276</text:p>
          </table:table-cell>
          <table:table-cell office:value-type="float" office:value="0.566948175430298" calcext:value-type="float">
            <text:p>0,566948175430298</text:p>
          </table:table-cell>
          <table:table-cell office:value-type="float" office:value="0.269538253545761" calcext:value-type="float">
            <text:p>0,269538253545761</text:p>
          </table:table-cell>
          <table:table-cell office:value-type="float" office:value="0.443721950054169" calcext:value-type="float">
            <text:p>0,443721950054169</text:p>
          </table:table-cell>
          <table:table-cell office:value-type="float" office:value="0.393532991409302" calcext:value-type="float">
            <text:p>0,393532991409302</text:p>
          </table:table-cell>
          <table:table-cell office:value-type="float" office:value="11.7527942657471" calcext:value-type="float">
            <text:p>11,7527942657471</text:p>
          </table:table-cell>
          <table:table-cell office:value-type="float" office:value="11.7571258544922" calcext:value-type="float">
            <text:p>11,7571258544922</text:p>
          </table:table-cell>
          <table:table-cell office:value-type="float" office:value="11.7773132324219" calcext:value-type="float">
            <text:p>11,7773132324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7" calcext:value-type="float">
            <text:p>397</text:p>
          </table:table-cell>
          <table:table-cell/>
        </table:table-row>
        <table:table-row table:style-name="ro1">
          <table:table-cell/>
          <table:table-cell office:value-type="float" office:value="1.7844899892807" calcext:value-type="float">
            <text:p>1,7844899892807</text:p>
          </table:table-cell>
          <table:table-cell office:value-type="float" office:value="0.578762888908386" calcext:value-type="float">
            <text:p>0,578762888908386</text:p>
          </table:table-cell>
          <table:table-cell office:value-type="float" office:value="0.267225503921509" calcext:value-type="float">
            <text:p>0,267225503921509</text:p>
          </table:table-cell>
          <table:table-cell office:value-type="float" office:value="0.429894775152206" calcext:value-type="float">
            <text:p>0,429894775152206</text:p>
          </table:table-cell>
          <table:table-cell office:value-type="float" office:value="0.389698922634125" calcext:value-type="float">
            <text:p>0,389698922634125</text:p>
          </table:table-cell>
          <table:table-cell office:value-type="float" office:value="11.7448253631592" calcext:value-type="float">
            <text:p>11,7448253631592</text:p>
          </table:table-cell>
          <table:table-cell office:value-type="float" office:value="11.7746887207031" calcext:value-type="float">
            <text:p>11,7746887207031</text:p>
          </table:table-cell>
          <table:table-cell office:value-type="float" office:value="11.7608079910278" calcext:value-type="float">
            <text:p>11,76080799102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8" calcext:value-type="float">
            <text:p>398</text:p>
          </table:table-cell>
          <table:table-cell/>
        </table:table-row>
        <table:table-row table:style-name="ro1">
          <table:table-cell/>
          <table:table-cell office:value-type="float" office:value="1.82342982292175" calcext:value-type="float">
            <text:p>1,82342982292175</text:p>
          </table:table-cell>
          <table:table-cell office:value-type="float" office:value="0.563071250915527" calcext:value-type="float">
            <text:p>0,563071250915527</text:p>
          </table:table-cell>
          <table:table-cell office:value-type="float" office:value="0.252697497606277" calcext:value-type="float">
            <text:p>0,252697497606277</text:p>
          </table:table-cell>
          <table:table-cell office:value-type="float" office:value="0.435876697301865" calcext:value-type="float">
            <text:p>0,435876697301865</text:p>
          </table:table-cell>
          <table:table-cell office:value-type="float" office:value="0.401486754417419" calcext:value-type="float">
            <text:p>0,401486754417419</text:p>
          </table:table-cell>
          <table:table-cell office:value-type="float" office:value="11.7618932723999" calcext:value-type="float">
            <text:p>11,7618932723999</text:p>
          </table:table-cell>
          <table:table-cell office:value-type="float" office:value="11.7643671035767" calcext:value-type="float">
            <text:p>11,7643671035767</text:p>
          </table:table-cell>
          <table:table-cell office:value-type="float" office:value="11.7603797912598" calcext:value-type="float">
            <text:p>11,76037979125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9" calcext:value-type="float">
            <text:p>399</text:p>
          </table:table-cell>
          <table:table-cell/>
        </table:table-row>
        <table:table-row table:style-name="ro1">
          <table:table-cell/>
          <table:table-cell office:value-type="float" office:value="0.249199032783508" calcext:value-type="float">
            <text:p>0,249199032783508</text:p>
          </table:table-cell>
          <table:table-cell office:value-type="float" office:value="0.568998515605927" calcext:value-type="float">
            <text:p>0,568998515605927</text:p>
          </table:table-cell>
          <table:table-cell office:value-type="float" office:value="0.274921208620071" calcext:value-type="float">
            <text:p>0,274921208620071</text:p>
          </table:table-cell>
          <table:table-cell office:value-type="float" office:value="0.441387712955475" calcext:value-type="float">
            <text:p>0,441387712955475</text:p>
          </table:table-cell>
          <table:table-cell office:value-type="float" office:value="0.397867053747177" calcext:value-type="float">
            <text:p>0,397867053747177</text:p>
          </table:table-cell>
          <table:table-cell office:value-type="float" office:value="11.7531671524048" calcext:value-type="float">
            <text:p>11,7531671524048</text:p>
          </table:table-cell>
          <table:table-cell office:value-type="float" office:value="11.7473373413086" calcext:value-type="float">
            <text:p>11,7473373413086</text:p>
          </table:table-cell>
          <table:table-cell office:value-type="float" office:value="11.7585802078247" calcext:value-type="float">
            <text:p>11,7585802078247</text:p>
          </table:table-cell>
          <table:table-cell table:number-columns-repeated="14"/>
          <table:table-cell table:style-name="ce2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 table:number-rows-repeated="10480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0:13:26.2274130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9:54:11.883969217</meta:creation-date>
    <dc:date>2020-09-19T10:57:30.266742712</dc:date>
    <meta:editing-duration>PT36M1S</meta:editing-duration>
    <meta:editing-cycles>3</meta:editing-cycles>
    <meta:generator>LibreOffice/6.0.7.3$Linux_X86_64 LibreOffice_project/00m0$Build-3</meta:generator>
    <meta:document-statistic meta:table-count="1" meta:cell-count="410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81cm" svg:height="17.054cm" xlink:href=".." xlink:type="simple" chart:class="chart:line" chart:style-name="ch1">
        <chart:plot-area chart:style-name="ch2" table:cell-range-address="Foglio1.B1:Foglio1.B400" svg:x="0.629cm" svg:y="0.341cm" svg:width="30.223cm" svg:height="16.372cm">
          <chartooo:coordinate-region svg:x="1.356cm" svg:y="0.462cm" svg:width="29.496cm" svg:height="15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400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4527979493141">
                <text:p>0.214527979493141</text:p>
                <draw:g>
                  <svg:desc>Foglio1.B1:Foglio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54133892059">
                <text:p>1.2405413389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66534996033">
                <text:p>1.2056653499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01068687439">
                <text:p>1.1901068687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196986198425">
                <text:p>1.201969861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3652954102">
                <text:p>1.1835365295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81520557404">
                <text:p>1.1958152055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7146396637">
                <text:p>1.19671463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914900302887">
                <text:p>1.209149003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01921749115">
                <text:p>1.240192174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553667545319">
                <text:p>1.25553667545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159928798676">
                <text:p>1.6515992879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684096813202">
                <text:p>1.6068409681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714140415192">
                <text:p>1.5771414041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415618419647">
                <text:p>1.55415618419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166663646698">
                <text:p>1.5316666364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30766201019">
                <text:p>1.5433076620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847735881805">
                <text:p>1.478477358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25496578217">
                <text:p>1.47425496578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438646316528">
                <text:p>1.46438646316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093430995941">
                <text:p>1.43093430995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412449836731">
                <text:p>1.40412449836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787614345551">
                <text:p>1.39787614345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077845096588">
                <text:p>1.3607784509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267198085785">
                <text:p>1.35267198085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957816123962">
                <text:p>1.32957816123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71591758728">
                <text:p>1.317159175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814339637756">
                <text:p>1.2881433963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48880386353">
                <text:p>1.30248880386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867650985718">
                <text:p>1.2786765098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233850002289">
                <text:p>1.2823385000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81460857391">
                <text:p>1.2468146085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30052947998">
                <text:p>1.222300529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91062164307">
                <text:p>1.2199106216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234427928925">
                <text:p>1.2223442792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778667926788">
                <text:p>1.20778667926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632923603058">
                <text:p>1.19632923603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792546749115">
                <text:p>1.1779254674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52809381485">
                <text:p>1.165280938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446851730347">
                <text:p>1.1744685173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517363071442">
                <text:p>1.18517363071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4152189493179">
                <text:p>0.27415218949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8786610364914">
                <text:p>0.29878661036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029541969299">
                <text:p>0.29802954196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537858963013">
                <text:p>1.14537858963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298666477203">
                <text:p>1.13298666477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9985408783">
                <text:p>1.1549985408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25355625153">
                <text:p>1.1022535562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4752779007">
                <text:p>1.1354752779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243762493134">
                <text:p>1.0924376249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3834114075">
                <text:p>1.10393834114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29267120361">
                <text:p>1.08729267120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24527263641">
                <text:p>1.08824527263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9807026386261">
                <text:p>1.0980702638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77931022644">
                <text:p>1.0977931022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292221069336">
                <text:p>1.09292221069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628059387207">
                <text:p>1.07628059387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192408084869">
                <text:p>0.95819240808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8451409339905">
                <text:p>0.93845140933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679819107056">
                <text:p>1.08679819107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78471279144">
                <text:p>1.2447847127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607408046722">
                <text:p>1.4960740804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73478794098">
                <text:p>1.59473478794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468208789825">
                <text:p>1.6046820878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291015148163">
                <text:p>1.61291015148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333847999573">
                <text:p>1.60333847999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058429479599">
                <text:p>1.605842947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78466415405">
                <text:p>1.5957846641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518763542175">
                <text:p>1.62518763542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90370750427">
                <text:p>1.5949037075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773242473602">
                <text:p>1.5977324247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548638343811">
                <text:p>1.61548638343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816430091858">
                <text:p>1.61816430091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456142902374">
                <text:p>1.6245614290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087129592896">
                <text:p>1.6308712959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920104503632">
                <text:p>1.63920104503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293853521347">
                <text:p>1.6293853521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284265995026">
                <text:p>1.63284265995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834048271179">
                <text:p>1.62834048271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980615139008">
                <text:p>1.6398061513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882052898407">
                <text:p>1.63882052898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502739906311">
                <text:p>1.64502739906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20277261734">
                <text:p>1.652027726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140305995941">
                <text:p>1.6614030599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017948627472">
                <text:p>1.6701794862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696511745453">
                <text:p>1.676965117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957423210144">
                <text:p>1.69957423210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84081459045">
                <text:p>1.69284081459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119666099548">
                <text:p>1.71119666099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2375094890594">
                <text:p>1.7237509489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279846668243">
                <text:p>1.7227984666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962723255157">
                <text:p>1.74962723255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5074863433838">
                <text:p>1.7507486343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850638628006">
                <text:p>1.785063862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8641784191132">
                <text:p>1.7864178419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22541809082">
                <text:p>1.822254180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79030418396">
                <text:p>1.8179030418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236050605774">
                <text:p>1.83236050605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74513339996">
                <text:p>1.84674513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546319484711">
                <text:p>1.805463194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391756534576">
                <text:p>1.7639175653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85137939453">
                <text:p>1.71485137939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406702041626">
                <text:p>1.67406702041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991738319397">
                <text:p>1.62991738319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758877754211">
                <text:p>1.59758877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4861536026">
                <text:p>1.564861536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450263500214">
                <text:p>1.5245026350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805138587952">
                <text:p>1.5180513858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72629737854">
                <text:p>1.4772629737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3575615286827">
                <text:p>0.183575615286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8843269348145">
                <text:p>0.168843269348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782194852829">
                <text:p>0.178782194852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501861333847">
                <text:p>0.179501861333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767474591732">
                <text:p>0.18767474591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53631877899">
                <text:p>1.32953631877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348862171173">
                <text:p>1.29348862171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64923286438">
                <text:p>1.3064923286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496374607086">
                <text:p>1.26496374607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523962497711">
                <text:p>1.23523962497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413196086884">
                <text:p>1.204131960868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234870910645">
                <text:p>1.20234870910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242942333221">
                <text:p>1.19242942333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522606372833">
                <text:p>1.2052260637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891681194305">
                <text:p>1.17891681194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1254901886">
                <text:p>1.14891254901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67939662933">
                <text:p>1.1516793966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57682800293">
                <text:p>1.1275768280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284541130066">
                <text:p>1.12284541130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977377414703">
                <text:p>1.08977377414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048187732697">
                <text:p>1.09048187732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75659179688">
                <text:p>1.0817565917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342136859894">
                <text:p>1.063421368598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9717206955">
                <text:p>1.0529717206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85810136795">
                <text:p>1.0385810136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613805770874">
                <text:p>1.0361380577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79974937439">
                <text:p>1.0279974937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461647033691">
                <text:p>1.03461647033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184439659119">
                <text:p>1.01184439659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7237586975">
                <text:p>1.01597237586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1579990387">
                <text:p>1.0011579990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7086186409">
                <text:p>0.9977086186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2470622062683">
                <text:p>0.99247062206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101308345795">
                <text:p>0.983101308345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059266090393">
                <text:p>0.98005926609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5050508975983">
                <text:p>0.975050508975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5661346912384">
                <text:p>0.965661346912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3634440898895">
                <text:p>0.95363444089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3163692951202">
                <text:p>0.943163692951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6807672977448">
                <text:p>0.95680767297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7638511657715">
                <text:p>0.947638511657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1950500011444">
                <text:p>0.94195050001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763550758362">
                <text:p>0.934763550758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49665129184723">
                <text:p>0.949665129184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38920116425">
                <text:p>0.941838920116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593626022339">
                <text:p>0.938593626022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2333877086639">
                <text:p>0.94233387708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06383228302">
                <text:p>0.9206383228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6840295791626">
                <text:p>0.936840295791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9582118988037">
                <text:p>0.929582118988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508287191391">
                <text:p>0.91508287191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1851933002472">
                <text:p>0.921851933002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147933006287">
                <text:p>0.931147933006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4587905406952">
                <text:p>0.924587905406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464678287506">
                <text:p>0.9124646782875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789372444153">
                <text:p>0.933789372444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7547991275787">
                <text:p>0.927547991275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444554328918">
                <text:p>0.90144455432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975562572479">
                <text:p>0.9119755625724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9389486312866">
                <text:p>0.91938948631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78427362442">
                <text:p>0.917784273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000901222229">
                <text:p>0.93000090122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2428667545319">
                <text:p>0.92242866754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2162413597107">
                <text:p>0.922162413597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280970573425">
                <text:p>0.931280970573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3918416500092">
                <text:p>0.933918416500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8672780990601">
                <text:p>0.938672780990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832990169525">
                <text:p>0.93483299016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46868896484375">
                <text:p>0.946868896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6921119689941">
                <text:p>0.936921119689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12744426727">
                <text:p>0.96151274442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42488479614">
                <text:p>0.9651424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523370265961">
                <text:p>0.969523370265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3684260845184">
                <text:p>0.96368426084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500664234161">
                <text:p>0.978500664234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79936170578">
                <text:p>0.9679936170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8976259231567">
                <text:p>0.96897625923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8944609165192">
                <text:p>0.968944609165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51331520081">
                <text:p>1.0005133152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842654705048">
                <text:p>1.00842654705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274667739868">
                <text:p>0.990274667739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038006782532">
                <text:p>0.99703800678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218434810638">
                <text:p>0.9922184348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146496295929">
                <text:p>1.0014649629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75465965271">
                <text:p>1.03275465965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058875560761">
                <text:p>1.02058875560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830337524414">
                <text:p>1.03830337524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277884960175">
                <text:p>1.0427788496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845546722412">
                <text:p>1.05845546722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93991279602">
                <text:p>1.05593991279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7655346393585">
                <text:p>1.07655346393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743928909302">
                <text:p>1.0974392890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542977809906">
                <text:p>1.0954297780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76668453217">
                <text:p>1.09876668453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18858242035">
                <text:p>1.10718858242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74765205383">
                <text:p>1.15574765205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640916347504">
                <text:p>1.13640916347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283131599426">
                <text:p>1.15283131599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68803691864">
                <text:p>1.1668803691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371593952179">
                <text:p>1.18371593952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96392250061">
                <text:p>1.2049639225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425092220306">
                <text:p>1.21425092220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325383663178">
                <text:p>1.2332538366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060092449188">
                <text:p>1.26060092449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083109855652">
                <text:p>1.28083109855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318474769592">
                <text:p>1.3031847476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022287368774">
                <text:p>1.30022287368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2225906848907">
                <text:p>1.32225906848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316955089569">
                <text:p>1.36316955089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298462867737">
                <text:p>1.39298462867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288472175598">
                <text:p>1.40288472175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6963634491">
                <text:p>1.4356963634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948233127594">
                <text:p>1.43948233127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680948257446">
                <text:p>1.4968094825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735877990723">
                <text:p>1.51735877990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614149570465">
                <text:p>1.5561414957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9373727440834">
                <text:p>0.209373727440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191670536995">
                <text:p>0.197191670536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8808634877205">
                <text:p>0.188808634877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081533908844">
                <text:p>0.18081533908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662325501442">
                <text:p>0.17662325501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687161326408">
                <text:p>0.181687161326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976014971733">
                <text:p>0.17197601497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6998082995415">
                <text:p>0.156998082995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130721569061">
                <text:p>0.166130721569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142584323883">
                <text:p>0.152142584323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207931995392">
                <text:p>0.155207931995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9917126894">
                <text:p>0.1679917126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780907869339">
                <text:p>0.15780907869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1604756712913">
                <text:p>0.151604756712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165316700935">
                <text:p>0.156165316700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7895919084549">
                <text:p>0.31789591908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405915975571">
                <text:p>0.335405915975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2675238847733">
                <text:p>0.34267523884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9167535305023">
                <text:p>0.339167535305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235311627388">
                <text:p>0.3623531162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53312492371">
                <text:p>0.337853312492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7996354103088">
                <text:p>0.347996354103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534111261368">
                <text:p>0.350534111261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9526057243347">
                <text:p>0.339526057243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024304151535">
                <text:p>0.34024304151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0316494703293">
                <text:p>0.350316494703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687802553177">
                <text:p>0.3436878025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4579607248306">
                <text:p>0.344579607248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5766624212265">
                <text:p>0.355766624212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4542145729065">
                <text:p>0.344542145729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2879602909088">
                <text:p>0.332879602909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6177051067352">
                <text:p>0.336177051067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4488551616669">
                <text:p>0.354488551616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1271599531174">
                <text:p>0.351271599531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3896110057831">
                <text:p>0.323896110057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6928596496582">
                <text:p>0.34692859649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396430969238">
                <text:p>0.162396430969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0885224342346">
                <text:p>0.150885224342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2305256128311">
                <text:p>0.172305256128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1924764513969">
                <text:p>0.16192476451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3242250680923">
                <text:p>0.163242250680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2082707285881">
                <text:p>0.172082707285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073171257973">
                <text:p>0.16507317125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947714328766">
                <text:p>0.162947714328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28341150284">
                <text:p>0.158428341150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9514581561089">
                <text:p>0.169514581561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9881727099419">
                <text:p>0.189881727099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666359901428">
                <text:p>0.196666359901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5385634899139">
                <text:p>0.195385634899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6976373195648">
                <text:p>0.186976373195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302982807159">
                <text:p>1.62302982807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9235453605652">
                <text:p>1.592354536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2260031700134">
                <text:p>1.62260031700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152897357941">
                <text:p>1.63152897357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4305210113525">
                <text:p>1.64305210113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5615510940552">
                <text:p>1.6561551094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4551691412926">
                <text:p>0.194551691412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89980083704">
                <text:p>0.178998008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21492028236">
                <text:p>0.159621492028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6141718626022">
                <text:p>0.166141718626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8804725408554">
                <text:p>0.178804725408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1745324134827">
                <text:p>1.717453241348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1437251567841">
                <text:p>1.7143725156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615945339203">
                <text:p>1.72615945339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2396898269653">
                <text:p>1.72396898269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4018919467926">
                <text:p>1.74018919467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836656570435">
                <text:p>1.77836656570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078783512115">
                <text:p>1.77078783512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5548009872437">
                <text:p>2.45548009872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035527229309">
                <text:p>2.4703552722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1121997833252">
                <text:p>2.51121997833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3177499771118">
                <text:p>2.531774997711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4875993728638">
                <text:p>2.5487599372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97427749634">
                <text:p>2.5719742774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605004310608">
                <text:p>2.5760500431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664509773254">
                <text:p>2.61664509773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50612449646">
                <text:p>2.6550612449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9008421897888">
                <text:p>2.690084218978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0766644477844">
                <text:p>3.40766644477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44718027114868">
                <text:p>3.44718027114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210701465607">
                <text:p>1.01210701465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1651773452759">
                <text:p>0.991651773452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1249024868012">
                <text:p>0.991249024868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8993544578552">
                <text:p>0.96899354457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66570854187012">
                <text:p>0.966570854187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591612815857">
                <text:p>0.9745916128158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932137966156">
                <text:p>0.95932137966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8722670078278">
                <text:p>0.938722670078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5338051319122">
                <text:p>0.9653380513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5316245555878">
                <text:p>0.955316245555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4824180603027">
                <text:p>0.984824180603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7365593910217">
                <text:p>0.997365593910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6089377403259">
                <text:p>2.06089377403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2296757698059">
                <text:p>2.02296757698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391782283783">
                <text:p>1.99391782283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282493114471">
                <text:p>1.97282493114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503294467926">
                <text:p>1.95503294467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546653747559">
                <text:p>1.92546653747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24275875092">
                <text:p>1.89924275875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168820858002">
                <text:p>1.91168820858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196265697479">
                <text:p>1.88196265697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77885723114">
                <text:p>1.8477885723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943867683411">
                <text:p>1.83943867683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2291257381439">
                <text:p>1.82291257381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913738489151">
                <text:p>1.7913738489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816937446594">
                <text:p>1.798169374465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109049797058">
                <text:p>1.7810904979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532793998718">
                <text:p>1.75532793998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547004699707">
                <text:p>1.745470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666285514832">
                <text:p>1.74666285514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521935939789">
                <text:p>1.73521935939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238959789276">
                <text:p>1.70238959789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450210571289">
                <text:p>1.70450210571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256913661957">
                <text:p>1.69256913661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821870803833">
                <text:p>1.68218708038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4420020580292">
                <text:p>1.64420020580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5405976772308">
                <text:p>1.65405976772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5060186386108">
                <text:p>1.65060186386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456451892853">
                <text:p>1.63456451892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5490424633026">
                <text:p>1.65490424633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562059402466">
                <text:p>1.63562059402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0342693328857">
                <text:p>1.60342693328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614466667175">
                <text:p>1.6061446666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88324546814">
                <text:p>1.60088324546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373616218567">
                <text:p>1.60373616218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966947555542">
                <text:p>1.57966947555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9968090057373">
                <text:p>1.59968090057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8908025026321">
                <text:p>0.298908025026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085390806198">
                <text:p>0.305085390806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89736866950989">
                <text:p>0.2897368669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707347393036">
                <text:p>1.5570734739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717335224152">
                <text:p>1.57717335224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263611793518">
                <text:p>1.58263611793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625675201416">
                <text:p>1.57625675201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845008373261">
                <text:p>1.57845008373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55770874023">
                <text:p>1.575557708740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720185279846">
                <text:p>1.56720185279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818712711334">
                <text:p>1.55818712711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9200668334961">
                <text:p>1.592006683349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102166652679">
                <text:p>1.58102166652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487940788269">
                <text:p>1.57487940788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877825737">
                <text:p>1.5887782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511973381042">
                <text:p>1.5751197338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027685642242">
                <text:p>1.57027685642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618974685669">
                <text:p>1.58618974685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18184709549">
                <text:p>1.5718184709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914494514465">
                <text:p>1.58914494514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1548805236816">
                <text:p>1.61548805236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774983882904">
                <text:p>1.58774983882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673775196075">
                <text:p>1.5867377519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0215044021606">
                <text:p>1.602150440216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0681939125061">
                <text:p>1.606819391250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096035480499">
                <text:p>1.62096035480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3804948329926">
                <text:p>1.63804948329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29842281342">
                <text:p>1.63129842281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5304338932037">
                <text:p>1.65304338932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5608501434326">
                <text:p>1.65608501434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07975769043">
                <text:p>1.64307975769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6936993598938">
                <text:p>1.66936993598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0387327671051">
                <text:p>1.70387327671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520567893982">
                <text:p>1.7052056789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36005020142">
                <text:p>1.71036005020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998776912689">
                <text:p>1.69998776912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2898483276367">
                <text:p>1.728984832763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209357261658">
                <text:p>1.73209357261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4791836738586">
                <text:p>1.74791836738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553404331207">
                <text:p>1.76553404331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670818567276">
                <text:p>1.7670818567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44899892807">
                <text:p>1.7844899892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2342982292175">
                <text:p>1.82342982292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9199032783508">
                <text:p>0.24919903278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246cm" svg:height="17.568cm" xlink:href=".." xlink:type="simple" chart:class="chart:line" chart:column-mapping="0" chart:style-name="ch1">
        <chart:plot-area chart:style-name="ch2" table:cell-range-address="Foglio1.X1:Foglio1.X400 Foglio1.C1:Foglio1.C400" chart:data-source-has-labels="column" svg:x="0.624cm" svg:y="0.351cm" svg:width="29.998cm" svg:height="16.866cm">
          <chartooo:coordinate-region svg:x="1.351cm" svg:y="0.472cm" svg:width="29.271cm" svg:height="15.74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C1:Foglio1.C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578363358974457">
                <text:p>0.578363358974457</text:p>
                <draw:g>
                  <svg:desc>Foglio1.C1:Foglio1.C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224565505981">
                <text:p>0.576224565505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9428632259369">
                <text:p>0.55942863225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5454542636871">
                <text:p>0.565454542636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3776135444641">
                <text:p>0.5637761354446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0959279537201">
                <text:p>0.560959279537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015275478363">
                <text:p>0.545015275478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8519670963287">
                <text:p>0.548519670963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768781662">
                <text:p>0.555747687816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307237148285">
                <text:p>0.57630723714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2657952308655">
                <text:p>0.562657952308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4184844493866">
                <text:p>0.564184844493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2925200462341">
                <text:p>0.582925200462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9718072414398">
                <text:p>0.559718072414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5593073368073">
                <text:p>0.555593073368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51682138443">
                <text:p>0.56151682138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488395690918">
                <text:p>0.55488395690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4518511295319">
                <text:p>0.564518511295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684850692749">
                <text:p>0.5768485069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7826519012451">
                <text:p>0.55782651901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7727098464966">
                <text:p>0.5577270984649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1700820922852">
                <text:p>0.5617008209228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3920786380768">
                <text:p>0.573920786380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7420780658722">
                <text:p>0.5674207806587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4315965175629">
                <text:p>0.5743159651756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193722248077">
                <text:p>0.555193722248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2288572788239">
                <text:p>0.572288572788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68868982791901">
                <text:p>0.268868982791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4796965122223">
                <text:p>0.584796965122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1612050533295">
                <text:p>0.581612050533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3202719688416">
                <text:p>0.583202719688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48907327652">
                <text:p>0.582489073276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536133766174">
                <text:p>0.598536133766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10410094261169">
                <text:p>0.6104100942611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1851215362549">
                <text:p>0.611851215362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677709579468">
                <text:p>0.620677709579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6597473621368">
                <text:p>0.6165974736213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6867125034332">
                <text:p>0.616867125034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8845293521881">
                <text:p>0.608845293521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2048437595367">
                <text:p>0.6220484375953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6977264881134">
                <text:p>0.6269772648811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7906388044357">
                <text:p>0.2779063880443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141282081604">
                <text:p>0.301412820816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1600505113602">
                <text:p>0.2816005051136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8333489894867">
                <text:p>0.6483334898948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3168013095856">
                <text:p>0.663168013095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8270001411438">
                <text:p>0.6582700014114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7853126525879">
                <text:p>0.657853126525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6565587520599">
                <text:p>0.676565587520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521763801575">
                <text:p>0.691521763801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396491765976">
                <text:p>0.67396491765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7026312351227">
                <text:p>0.697026312351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03568279743195">
                <text:p>0.7035682797431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7068274021149">
                <text:p>0.6970682740211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20079183578491">
                <text:p>0.7200791835784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53372764587">
                <text:p>0.714653372764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19436347484589">
                <text:p>0.7194363474845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7964420318604">
                <text:p>0.7079644203186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0187344551086">
                <text:p>0.6801873445510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8291568756104">
                <text:p>0.668291568756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70343518257141">
                <text:p>0.670343518257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187394142151">
                <text:p>0.6531873941421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7485513687134">
                <text:p>0.627485513687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1847023963928">
                <text:p>0.6318470239639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218043327331">
                <text:p>0.6152180433273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4518513679504">
                <text:p>0.62451851367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442042350769">
                <text:p>0.6104420423507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0458571910858">
                <text:p>0.5904585719108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9571018218994">
                <text:p>0.569571018218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5498719215393">
                <text:p>0.5554987192153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608550786972">
                <text:p>0.5760855078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3985466957092">
                <text:p>0.5639854669570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3047339916229">
                <text:p>0.5730473399162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3706238269806">
                <text:p>0.5437062382698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7741692066193">
                <text:p>0.5677416920661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9159049987793">
                <text:p>0.5491590499877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54121434688568">
                <text:p>0.554121434688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574671268463">
                <text:p>0.526574671268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4158179759979">
                <text:p>0.52415817975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609749317169">
                <text:p>0.5196097493171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2435307502747">
                <text:p>0.5224353075027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15361189842224">
                <text:p>0.5153611898422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8263697624207">
                <text:p>0.51826369762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07958233356476">
                <text:p>0.507958233356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326418876648">
                <text:p>0.503264188766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4225829839706">
                <text:p>0.4942258298397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16656398773">
                <text:p>0.5095166563987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4703054428101">
                <text:p>0.4947030544281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72460001707077">
                <text:p>0.472460001707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4155016541481">
                <text:p>0.441550165414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2565091848373">
                <text:p>0.4025650918483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9636406898499">
                <text:p>0.379636406898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5111876726151">
                <text:p>0.3451118767261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0352584123611">
                <text:p>0.3203525841236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553503990173">
                <text:p>0.3095535039901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6167631149292">
                <text:p>0.2761676311492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82526761293411">
                <text:p>0.282526761293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3764233589172">
                <text:p>0.293764233589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590584278107">
                <text:p>0.290590584278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6544719934463">
                <text:p>0.2765447199344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4731596708298">
                <text:p>0.2847315967082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57202672958">
                <text:p>0.2824572026729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86158472299576">
                <text:p>0.2861584722995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8755795955658">
                <text:p>0.287557959556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84102231264114">
                <text:p>0.2841022312641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90988922119141">
                <text:p>0.2909889221191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8480389714241">
                <text:p>0.28480389714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874219417572">
                <text:p>0.27874219417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7667135000229">
                <text:p>0.277667135000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9640793800354">
                <text:p>0.2796407938003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001916050911">
                <text:p>0.190019160509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118427157402">
                <text:p>0.171184271574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6824262142181">
                <text:p>0.1868242621421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147839546204">
                <text:p>0.179147839546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5601487755775">
                <text:p>0.1856014877557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1632839441299">
                <text:p>0.2516328394412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7953932285309">
                <text:p>0.26795393228530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2216359376907">
                <text:p>0.262216359376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2063205242157">
                <text:p>0.2620632052421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9620697498322">
                <text:p>0.2896206974983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85005807876587">
                <text:p>0.285005807876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8808623552322">
                <text:p>0.2788086235523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215763926506">
                <text:p>0.27215763926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2719116210937">
                <text:p>0.3027191162109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6019752025604">
                <text:p>0.2760197520256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83925622701645">
                <text:p>0.2839256227016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91264235973358">
                <text:p>0.2912642359733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6108762025833">
                <text:p>0.2861087620258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140914440155">
                <text:p>0.2814091444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4733752012253">
                <text:p>0.2747337520122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025009393692">
                <text:p>0.2820250093936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1665077209473">
                <text:p>0.291665077209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9946556687355">
                <text:p>0.299465566873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95029044151306">
                <text:p>0.2950290441513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78824180364609">
                <text:p>0.2788241803646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5035471916199">
                <text:p>0.305035471916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655070066452">
                <text:p>0.286550700664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2258014678955">
                <text:p>0.3022580146789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23515623807907">
                <text:p>0.3235156238079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42873442173">
                <text:p>0.30428734421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1335533857346">
                <text:p>0.311335533857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6024094820023">
                <text:p>0.316024094820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8549355268478">
                <text:p>0.3285493552684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3698917627335">
                <text:p>0.3136989176273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0826102495193">
                <text:p>0.30082610249519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6976487636566">
                <text:p>0.316976487636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06383728981018">
                <text:p>0.3063837289810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7231446504593">
                <text:p>0.31723144650459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37280690670013">
                <text:p>0.33728069067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7860742807388">
                <text:p>0.3278607428073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6576412916184">
                <text:p>0.35657641291618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1975072622299">
                <text:p>0.3319750726222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34050387144089">
                <text:p>0.3340503871440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320582389832">
                <text:p>0.3453205823898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336035490036">
                <text:p>0.353360354900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48798245191574">
                <text:p>0.34879824519157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65815281867981">
                <text:p>0.3658152818679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8184337615967">
                <text:p>0.3581843376159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86609435081482">
                <text:p>0.386609435081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70748966932297">
                <text:p>0.370748966932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431788444519">
                <text:p>0.374317884445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88261675834656">
                <text:p>0.3882616758346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8618927001953">
                <text:p>0.4086189270019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1918083429337">
                <text:p>0.4019180834293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01582837104797">
                <text:p>0.4015828371047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44939881563187">
                <text:p>0.4449398815631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9744154214859">
                <text:p>0.42974415421485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46253418922424">
                <text:p>0.4462534189224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511583566666">
                <text:p>0.4475115835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7122197151184">
                <text:p>0.4671221971511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62636888027191">
                <text:p>0.462636888027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79212671518326">
                <text:p>0.4792126715183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1196790933609">
                <text:p>0.4811967909336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7314254045486">
                <text:p>0.487314254045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9293595552444">
                <text:p>0.4992935955524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7040174007416">
                <text:p>0.537040174007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65074300766">
                <text:p>0.534650743007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6286036968231">
                <text:p>0.55628603696823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3489863872528">
                <text:p>0.5534898638725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0962121486664">
                <text:p>0.5809621214866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6348106861115">
                <text:p>0.5963481068611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4823341369629">
                <text:p>0.6148233413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40617752075">
                <text:p>0.6442406177520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4808750152588">
                <text:p>0.6648087501525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6332950592041">
                <text:p>0.6763329505920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8623180389404">
                <text:p>0.6986231803894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8484332561493">
                <text:p>0.72848433256149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4248788356781">
                <text:p>0.7642487883567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5836329460144">
                <text:p>0.7958363294601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0590357780456">
                <text:p>0.8405903577804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7134530544281">
                <text:p>0.8471345305442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22548770904541">
                <text:p>0.9225487709045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44604814052582">
                <text:p>0.944604814052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1229906082153">
                <text:p>1.012299060821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07570338249207">
                <text:p>1.075703382492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4009165763855">
                <text:p>1.140091657638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103191614151">
                <text:p>1.2103191614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9169046878815">
                <text:p>1.29169046878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4055278301239">
                <text:p>1.40552783012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2020108699799">
                <text:p>1.520201086997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65228092670441">
                <text:p>1.652280926704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85674679279327">
                <text:p>1.8567467927932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05514574050903">
                <text:p>2.055145740509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34029722213745">
                <text:p>2.34029722213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11346554756165">
                <text:p>3.113465547561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.10997843742371">
                <text:p>3.109978437423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67383098602295">
                <text:p>3.67383098602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67161846160889">
                <text:p>3.671618461608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66380834579468">
                <text:p>3.663808345794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5850400924683">
                <text:p>3.658504009246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.64185905456543">
                <text:p>3.641859054565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66691064834595">
                <text:p>3.666910648345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66809701919556">
                <text:p>3.668097019195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65840697288513">
                <text:p>3.6584069728851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6812789440155">
                <text:p>3.6812789440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67301106452942">
                <text:p>3.6730110645294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38985729217529">
                <text:p>3.389857292175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85349178314209">
                <text:p>2.853491783142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47428131103516">
                <text:p>2.47428131103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5836501121521">
                <text:p>2.158365011215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95356357097626">
                <text:p>1.953563570976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77596127986908">
                <text:p>1.775961279869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9238505363464">
                <text:p>1.5923850536346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46450090408325">
                <text:p>1.464500904083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37111103534698">
                <text:p>1.371111035346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27092087268829">
                <text:p>1.27092087268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300021648407">
                <text:p>1.173000216484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0852146148682">
                <text:p>1.1085214614868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04090094566345">
                <text:p>1.040900945663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00166881084442">
                <text:p>1.001668810844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42785799503326">
                <text:p>0.9427857995033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0523487329483">
                <text:p>0.9052348732948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6557811498642">
                <text:p>0.865578114986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23020458221435">
                <text:p>0.8230204582214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95031726360321">
                <text:p>0.7950317263603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2045333385468">
                <text:p>0.7520453333854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29671955108643">
                <text:p>0.72967195510864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9845364093781">
                <text:p>0.7098453640937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067289352417">
                <text:p>0.670672893524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9772346019745">
                <text:p>0.6497723460197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8970742225647">
                <text:p>0.6289707422256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6528153419495">
                <text:p>0.6165281534194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197302341461">
                <text:p>0.601197302341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9987099170685">
                <text:p>0.5899870991706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5867593288422">
                <text:p>0.57586759328842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65961241722107">
                <text:p>0.5659612417221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6359975337982">
                <text:p>0.52635997533798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506924629211">
                <text:p>0.5015069246292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3202250003815">
                <text:p>0.513202250003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04279792308807">
                <text:p>0.504279792308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4568139314652">
                <text:p>0.4945681393146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3286579847336">
                <text:p>0.4932865798473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4209625720978">
                <text:p>0.4542096257209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66046422719955">
                <text:p>0.4660464227199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54599231481552">
                <text:p>0.4545992314815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34530705213547">
                <text:p>0.43453070521354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9292430877686">
                <text:p>0.4392924308776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5350586175919">
                <text:p>0.4153505861759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24032986164093">
                <text:p>0.4240329861640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4732555150986">
                <text:p>0.4047325551509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09320950508118">
                <text:p>0.4093209505081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93312752246857">
                <text:p>0.3933127522468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73405456542969">
                <text:p>0.3734054565429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93593698740005">
                <text:p>0.3935936987400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73177289962769">
                <text:p>0.3731772899627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81464838981628">
                <text:p>0.381464838981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75838249921799">
                <text:p>0.3758382499217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16803586483">
                <text:p>0.361680358648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6388440132141">
                <text:p>0.3663884401321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82693195343">
                <text:p>0.349826931953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41348528862">
                <text:p>0.3413485288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30108970403671">
                <text:p>0.33010897040367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42181771993637">
                <text:p>0.3421817719936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3277672529221">
                <text:p>0.3332776725292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3391567468643">
                <text:p>0.34339156746864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38804185390472">
                <text:p>0.33880418539047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37965071201324">
                <text:p>0.3379650712013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30295234918594">
                <text:p>0.330295234918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04013967514038">
                <text:p>0.3040139675140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218734562397">
                <text:p>0.32187345623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07446300983429">
                <text:p>0.3074463009834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09590816497803">
                <text:p>0.30959081649780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791247844696">
                <text:p>0.29791247844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07283192873001">
                <text:p>0.30728319287300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09974163770676">
                <text:p>0.3099741637706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2257980108261">
                <text:p>0.182257980108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6667407155037">
                <text:p>0.1766674071550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0412029623985">
                <text:p>0.1904120296239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5408934950829">
                <text:p>0.1854089349508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2211737632751">
                <text:p>0.20221173763275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5147508382797">
                <text:p>0.2951475083827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1797360181809">
                <text:p>0.30179736018180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12992721796036">
                <text:p>0.3129927217960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0363887548447">
                <text:p>0.28036388754844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87582576274872">
                <text:p>0.2875825762748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09967935085297">
                <text:p>0.3099679350852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13481897115707">
                <text:p>0.3134818971157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5122712850571">
                <text:p>0.2951227128505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607598900795">
                <text:p>0.276075989007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1197140216827">
                <text:p>0.2711971402168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77951121330261">
                <text:p>0.2779511213302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891222000122">
                <text:p>0.2868912220001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9821773767471">
                <text:p>0.28982177376747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85814195871353">
                <text:p>0.28581419587135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3460229635239">
                <text:p>0.2834602296352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5984436273575">
                <text:p>0.27598443627357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0761361122131">
                <text:p>0.2807613611221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85464704036713">
                <text:p>0.28546470403671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757391214371">
                <text:p>0.2997573912143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3328065872192">
                <text:p>0.273328065872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0931612253189">
                <text:p>0.2909316122531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8518002033234">
                <text:p>0.2985180020332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2268166542053">
                <text:p>0.2822681665420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28437551856041">
                <text:p>0.284375518560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9731065034866">
                <text:p>0.2797310650348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272350192070007">
                <text:p>0.27235019207000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7892991900444">
                <text:p>0.278929919004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279163926839828">
                <text:p>0.279163926839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285100817680359">
                <text:p>0.2851008176803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66686230897903">
                <text:p>0.266686230897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4885039329529">
                <text:p>0.29488503932952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285625457763672">
                <text:p>0.2856254577636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76627063751221">
                <text:p>0.27662706375122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277961015701294">
                <text:p>0.277961015701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82654911279678">
                <text:p>0.282654911279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80472069978714">
                <text:p>0.2804720699787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78237998485565">
                <text:p>0.2782379984855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02791118621826">
                <text:p>0.30279111862182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16512197256088">
                <text:p>0.3165121972560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170707821846">
                <text:p>0.28170707821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9863945245743">
                <text:p>0.319863945245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287585198879242">
                <text:p>0.2875851988792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292836397886276">
                <text:p>0.2928363978862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09013813734055">
                <text:p>0.3090138137340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296084314584732">
                <text:p>0.2960843145847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0616682767868">
                <text:p>0.3061668276786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299315124750137">
                <text:p>0.2993151247501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26754033565521">
                <text:p>0.32675403356552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03849190473557">
                <text:p>0.3038491904735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19252490997314">
                <text:p>0.3192524909973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24252992868423">
                <text:p>0.32425299286842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32264423370361">
                <text:p>0.3322644233703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7296504974365">
                <text:p>0.3172965049743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18847447633743">
                <text:p>0.3188474476337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31831008195877">
                <text:p>0.33183100819587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29789459705353">
                <text:p>0.32978945970535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867793083191">
                <text:p>0.32886779308319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35574209690094">
                <text:p>0.3355742096900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19524824619293">
                <text:p>0.3195248246192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0030819177628">
                <text:p>0.34003081917762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728746175766">
                <text:p>0.34872874617576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288624048233">
                <text:p>0.3622886240482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53129178285599">
                <text:p>0.3531291782855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56258004903793">
                <text:p>0.35625800490379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8302811384201">
                <text:p>0.34830281138420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45862120389938">
                <text:p>0.3458621203899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6141028404236">
                <text:p>0.29614102840423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2964736223221">
                <text:p>0.2829647362232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3249974250793">
                <text:p>0.2832499742507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411312609910965">
                <text:p>0.41131260991096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402678966522217">
                <text:p>0.4026789665222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09232169389725">
                <text:p>0.4092321693897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06720817089081">
                <text:p>0.4067208170890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423616290092468">
                <text:p>0.4236162900924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3459489941597">
                <text:p>0.4345948994159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31133419275284">
                <text:p>0.4311334192752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44088846445084">
                <text:p>0.4440888464450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43173319101334">
                <text:p>0.44317331910133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4950133562088">
                <text:p>0.449501335620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178285241127">
                <text:p>0.4517828524112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5985666513443">
                <text:p>0.4859856665134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86095100641251">
                <text:p>0.4860951006412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6607115268707">
                <text:p>0.5066071152687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00895440578461">
                <text:p>0.50089544057846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26762366294861">
                <text:p>0.5267623662948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38946330547333">
                <text:p>0.538946330547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8869431018829">
                <text:p>0.5488694310188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66631197929382">
                <text:p>0.5666311979293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4115872383118">
                <text:p>0.574115872383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5615794658661">
                <text:p>0.6056157946586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663307666779">
                <text:p>0.60966330766677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5656802654266">
                <text:p>0.6056568026542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3327205181122">
                <text:p>0.6133272051811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3942096233368">
                <text:p>0.60394209623336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22345685958862">
                <text:p>0.6223456859588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10919296741486">
                <text:p>0.6109192967414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6784403324127">
                <text:p>0.606784403324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0206196308136">
                <text:p>0.60020619630813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07150375843048">
                <text:p>0.6071503758430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82513153553009">
                <text:p>0.58251315355300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99648892879486">
                <text:p>0.5996488928794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87698578834534">
                <text:p>0.5876985788345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84221422672272">
                <text:p>0.58422142267227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64433693885803">
                <text:p>0.56443369388580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8582216501236">
                <text:p>0.585822165012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78154861927033">
                <text:p>0.5781548619270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66948175430298">
                <text:p>0.56694817543029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78762888908386">
                <text:p>0.5787628889083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63071250915527">
                <text:p>0.5630712509155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68998515605927">
                <text:p>0.56899851560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136cm" svg:height="17.513cm" xlink:href=".." xlink:type="simple" chart:class="chart:line" chart:column-mapping="0" chart:style-name="ch1">
        <chart:plot-area chart:style-name="ch2" table:cell-range-address="Foglio1.X1:Foglio1.X400 Foglio1.D1:Foglio1.D400" chart:data-source-has-labels="column" svg:x="0.622cm" svg:y="0.35cm" svg:width="29.892cm" svg:height="16.813cm">
          <chartooo:coordinate-region svg:x="1.349cm" svg:y="0.471cm" svg:width="29.165cm" svg:height="15.69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D1:Foglio1.D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861434817314">
                <text:p>0.242861434817314</text:p>
                <draw:g>
                  <svg:desc>Foglio1.D1:Foglio1.D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5308111906052">
                <text:p>0.265308111906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2704929113388">
                <text:p>0.272704929113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4525433778763">
                <text:p>0.274525433778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4889523983">
                <text:p>0.26548895239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3740429878235">
                <text:p>0.25374042987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7058750391007">
                <text:p>0.277058750391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277599096298">
                <text:p>0.260277599096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0065296888351">
                <text:p>0.250065296888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553997993469">
                <text:p>0.2665539979934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3085762262344">
                <text:p>0.25308576226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097687125206">
                <text:p>0.27097687125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2661408185959">
                <text:p>0.282661408185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8512606620789">
                <text:p>0.268512606620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2565106153488">
                <text:p>0.262565106153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432755231857">
                <text:p>0.292432755231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59095847606659">
                <text:p>0.25909584760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29289150238">
                <text:p>0.268129289150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2742480039597">
                <text:p>0.2727424800395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5507748126984">
                <text:p>0.275507748126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3923993110657">
                <text:p>0.2739239931106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79113799333572">
                <text:p>0.2791137993335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592733383179">
                <text:p>0.299592733383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1132718324661">
                <text:p>0.291132718324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0203511714935">
                <text:p>0.290203511714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74258762598038">
                <text:p>0.2742587625980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173120737076">
                <text:p>0.3011731207370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7398517131805">
                <text:p>0.2873985171318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6158363819122">
                <text:p>0.306158363819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4357647895813">
                <text:p>0.3043576478958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6502381563187">
                <text:p>0.29650238156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632945895195">
                <text:p>0.306329458951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9152265787125">
                <text:p>0.319152265787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523788452148">
                <text:p>0.2935237884521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9896072149277">
                <text:p>0.3198960721492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3667833805084">
                <text:p>0.313667833805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0283541679382">
                <text:p>0.3102835416793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29083776474">
                <text:p>0.322290837764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1203371286392">
                <text:p>0.331203371286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0691138505936">
                <text:p>0.320691138505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646585941315">
                <text:p>0.343646585941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392497062683">
                <text:p>0.287392497062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9553433656693">
                <text:p>0.2895534336566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61129617691">
                <text:p>0.2976112961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43351483345">
                <text:p>0.358433514833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2680554389954">
                <text:p>0.3626805543899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0404530763626">
                <text:p>0.3504045307636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0172907114029">
                <text:p>0.3501729071140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7645412683487">
                <text:p>0.367645412683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2873395681381">
                <text:p>0.3728733956813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9664202928543">
                <text:p>0.3896642029285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0095839500427">
                <text:p>0.3800958395004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5885169506073">
                <text:p>0.3958851695060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4031376838684">
                <text:p>0.4240313768386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3987228870392">
                <text:p>0.403987228870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5680220127106">
                <text:p>0.4256802201271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545897006988">
                <text:p>0.423545897006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4197494983673">
                <text:p>0.424197494983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106565952301">
                <text:p>0.451065659523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1113641262054">
                <text:p>0.4511136412620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5107262134552">
                <text:p>0.4651072621345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1837133169174">
                <text:p>0.471837133169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72814500331879">
                <text:p>0.472814500331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04079151154">
                <text:p>0.5077040791511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6710807085037">
                <text:p>0.496710807085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084223270416">
                <text:p>0.523084223270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69979429245">
                <text:p>0.525699794292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258574962616">
                <text:p>0.522585749626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9866118431091">
                <text:p>0.509866118431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871469974518">
                <text:p>0.5108714699745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2059211730957">
                <text:p>0.512059211730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565223455429">
                <text:p>0.48956522345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920074224472">
                <text:p>0.51920074224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04936397075653">
                <text:p>0.504936397075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5902866125107">
                <text:p>0.495902866125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237699985504">
                <text:p>0.491237699985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1461992263794">
                <text:p>0.4914619922637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1513738632202">
                <text:p>0.4815137386322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69251811504364">
                <text:p>0.469251811504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5812455415726">
                <text:p>0.4858124554157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550745844841">
                <text:p>0.485507458448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7045992612839">
                <text:p>0.467045992612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3509877920151">
                <text:p>0.4735098779201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2604720592499">
                <text:p>0.4426047205924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8421221971512">
                <text:p>0.4984212219715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539833188057">
                <text:p>0.475398331880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70694124698639">
                <text:p>0.4706941246986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57354933023453">
                <text:p>0.4573549330234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52256232500076">
                <text:p>0.452256232500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29974269867">
                <text:p>0.4547299742698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48471784591675">
                <text:p>0.448471784591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8798477649689">
                <text:p>0.4487984776496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52542573213577">
                <text:p>0.4525425732135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46362853050232">
                <text:p>0.4463628530502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5950847864151">
                <text:p>0.4595084786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48551833629608">
                <text:p>0.4485518336296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97150087357">
                <text:p>0.4495971500873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3202048540115">
                <text:p>0.443202048540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61143285036087">
                <text:p>0.46114328503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6694493293762">
                <text:p>0.4466944932937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74401921033859">
                <text:p>0.4744019210338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0635155439377">
                <text:p>0.46063515543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48558151721954">
                <text:p>0.448558151721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7724084854126">
                <text:p>0.4677240848541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6089431643486">
                <text:p>0.460894316434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8992845416069">
                <text:p>0.489928454160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2375521659851">
                <text:p>0.4623755216598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0271457433701">
                <text:p>0.4502714574337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353555440903">
                <text:p>0.439353555440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458397269249">
                <text:p>0.454583972692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3395132422447">
                <text:p>0.183395132422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621032714844">
                <text:p>0.1756210327148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978553533554">
                <text:p>0.1819785535335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949268758297">
                <text:p>0.189492687582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3374017477036">
                <text:p>0.183374017477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2455888986587">
                <text:p>0.4724558889865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9440897703171">
                <text:p>0.4794408977031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0849324464798">
                <text:p>0.4508493244647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57886755466461">
                <text:p>0.4578867554664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8661694526672">
                <text:p>0.4386616945266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3767437934876">
                <text:p>0.4337674379348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2879904508591">
                <text:p>0.4228799045085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44859683513641">
                <text:p>0.444859683513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759529709816">
                <text:p>0.41759529709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6326900720596">
                <text:p>0.4263269007205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798534989357">
                <text:p>0.417985349893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8098598718643">
                <text:p>0.4180985987186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0212943553925">
                <text:p>0.400212943553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10939663648605">
                <text:p>0.41093966364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0478312969208">
                <text:p>0.3904783129692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246378421783">
                <text:p>0.3912463784217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990027666092">
                <text:p>0.3879900276660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9619579911232">
                <text:p>0.396195799112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3198082447052">
                <text:p>0.383198082447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7605954408646">
                <text:p>0.367605954408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0681265592575">
                <text:p>0.3606812655925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58262896537781">
                <text:p>0.358262896537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52587878704071">
                <text:p>0.3525878787040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6176598072052">
                <text:p>0.361765980720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71549278497696">
                <text:p>0.371549278497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7087334394455">
                <text:p>0.3670873343944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54019105434418">
                <text:p>0.354019105434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53202939033508">
                <text:p>0.3532029390335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68424654006958">
                <text:p>0.3684246540069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68878155946732">
                <text:p>0.3688781559467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6963028907776">
                <text:p>0.366963028907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9970580339432">
                <text:p>0.3799705803394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09535020589829">
                <text:p>0.4095350205898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94060730934143">
                <text:p>0.394060730934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3022397756576">
                <text:p>0.383022397756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380534529686">
                <text:p>0.4038053452968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65884745121">
                <text:p>0.396588474512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1018600463867">
                <text:p>0.4210186004638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11027431488037">
                <text:p>0.4110274314880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9156988859177">
                <text:p>0.4291569888591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5427844524384">
                <text:p>0.4354278445243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52287614345551">
                <text:p>0.4522876143455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55247014760971">
                <text:p>0.4552470147609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58111524581909">
                <text:p>0.4581115245819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031807899475">
                <text:p>0.49703180789947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0215162038803">
                <text:p>0.4802151620388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5051721334457">
                <text:p>0.485051721334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2027502059937">
                <text:p>0.5120275020599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2019989490509">
                <text:p>0.5201998949050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8076987266541">
                <text:p>0.5480769872665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4492583274841">
                <text:p>0.5644925832748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3578059673309">
                <text:p>0.5735780596733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95649540424347">
                <text:p>0.59564954042434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95575213432312">
                <text:p>0.595575213432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2901906967163">
                <text:p>0.6329019069671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386007785797">
                <text:p>0.6293860077857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5481815338135">
                <text:p>0.65548181533813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874781131744">
                <text:p>0.6888747811317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3225861787796">
                <text:p>0.732258617877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49554753303528">
                <text:p>0.7495547533035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4202544689178">
                <text:p>0.754202544689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1705658435822">
                <text:p>0.80170565843582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25055778026581">
                <text:p>0.8250557780265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87766122817993">
                <text:p>0.887766122817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8370921611786">
                <text:p>0.8983709216117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70756888389587">
                <text:p>0.97075688838958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2236330509186">
                <text:p>1.022363305091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801717042923">
                <text:p>1.08017170429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5043461322784">
                <text:p>1.150434613227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23014771938324">
                <text:p>1.2301477193832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31418609619141">
                <text:p>1.314186096191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43596458435059">
                <text:p>1.435964584350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527675151825">
                <text:p>1.55276751518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71466207504272">
                <text:p>1.714662075042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87248396873474">
                <text:p>1.872483968734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10662817955017">
                <text:p>2.1066281795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8885617256165">
                <text:p>2.388856172561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6269006729126">
                <text:p>2.7626900672912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41530013084412">
                <text:p>3.415300130844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7435164451599">
                <text:p>3.974351644515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6909403800964">
                <text:p>3.969094038009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.96022033691406">
                <text:p>3.9602203369140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4538235664368">
                <text:p>3.945382356643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93972206115723">
                <text:p>3.939722061157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6666812896729">
                <text:p>3.9666681289672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.9493408203125">
                <text:p>3.949340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.96480822563171">
                <text:p>3.964808225631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.95074486732483">
                <text:p>3.9507448673248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.95299363136292">
                <text:p>3.952993631362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237065076828">
                <text:p>3.2370650768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74691700935364">
                <text:p>2.746917009353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41874575614929">
                <text:p>2.418745756149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12602806091309">
                <text:p>2.126028060913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88591432571411">
                <text:p>1.88591432571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2855401039124">
                <text:p>1.728554010391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462645530701">
                <text:p>1.564626455307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45585596561432">
                <text:p>1.455855965614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33707332611084">
                <text:p>1.3370733261108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26799523830414">
                <text:p>1.267995238304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8150699138641">
                <text:p>1.18150699138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1150169372559">
                <text:p>1.111501693725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5685698986053">
                <text:p>1.056856989860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0150620937347">
                <text:p>1.0015062093734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19010818004608">
                <text:p>0.9190108180046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79959881305695">
                <text:p>0.879959881305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1609170436859">
                <text:p>0.85160917043685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20506989955902">
                <text:p>0.8205069899559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5975534915924">
                <text:p>0.7659755349159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576984167099">
                <text:p>0.75769841670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26030945777893">
                <text:p>0.7260309457778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3949987888336">
                <text:p>0.7039499878883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6583230495453">
                <text:p>0.67658323049545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52475476264954">
                <text:p>0.65247547626495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36478781700134">
                <text:p>0.6364787817001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5866780281067">
                <text:p>0.61586678028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9267303943634">
                <text:p>0.5992673039436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3122432231903">
                <text:p>0.58312243223190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902200698853">
                <text:p>0.5499022006988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9124975204468">
                <text:p>0.5291249752044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36291360855103">
                <text:p>0.5362913608551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1734178066254">
                <text:p>0.5217341780662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16198754310608">
                <text:p>0.5161987543106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871354341507">
                <text:p>0.508713543415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3315587043762">
                <text:p>0.4833155870437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7157553434372">
                <text:p>0.4871575534343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49678331613541">
                <text:p>0.44967833161354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8052685260773">
                <text:p>0.4680526852607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4852789640427">
                <text:p>0.45485278964042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35404449701309">
                <text:p>0.4354044497013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49589431285858">
                <text:p>0.4495894312858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31591391563415">
                <text:p>0.43159139156341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20625954866409">
                <text:p>0.4206259548664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08692240715027">
                <text:p>0.4086922407150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18570965528488">
                <text:p>0.4185709655284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15817230939865">
                <text:p>0.4158172309398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02708053588867">
                <text:p>0.4027080535888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8196611404419">
                <text:p>0.381966114044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88791650533676">
                <text:p>0.38879165053367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8819169998169">
                <text:p>0.388191699981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6285771131515">
                <text:p>0.366285771131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67309957742691">
                <text:p>0.36730995774269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68353992700577">
                <text:p>0.3683539927005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58526825904846">
                <text:p>0.3585268259048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10931634903">
                <text:p>0.36110931634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59221965074539">
                <text:p>0.35922196507453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7811728715897">
                <text:p>0.3478117287158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820859670639">
                <text:p>0.358208596706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8673919439316">
                <text:p>0.33867391943931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35638433694839">
                <text:p>0.3356384336948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32679450511932">
                <text:p>0.3326794505119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29021751880646">
                <text:p>0.32902175188064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8612118959427">
                <text:p>0.328612118959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1745183467865">
                <text:p>0.317451834678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36027324199677">
                <text:p>0.3360273241996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0810874700546">
                <text:p>0.3308108747005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7851493358612">
                <text:p>0.3078514933586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9972979426384">
                <text:p>0.299729794263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01057010889053">
                <text:p>0.30105701088905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7057679891586">
                <text:p>0.3370576798915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1777885556221">
                <text:p>0.3177788555622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06444227695465">
                <text:p>0.3064442276954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95284777879715">
                <text:p>0.2952847778797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91872292757034">
                <text:p>0.2918722927570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95754373073578">
                <text:p>0.2957543730735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17414373159409">
                <text:p>0.3174143731594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94238895177841">
                <text:p>0.2942388951778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89095103740692">
                <text:p>0.2890951037406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9661457538605">
                <text:p>0.29966145753860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11981469392776">
                <text:p>0.3119814693927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3473700284958">
                <text:p>0.2834737002849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0796975493431">
                <text:p>0.1707969754934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1379864215851">
                <text:p>0.17137986421585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0315777659416">
                <text:p>0.1803157776594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219492435455">
                <text:p>0.1832194924354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4636449217796">
                <text:p>0.1946364492177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737857401371">
                <text:p>0.273785740137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93017327785492">
                <text:p>0.2930173277854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67789721488953">
                <text:p>0.26778972148895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1165143251419">
                <text:p>0.29116514325141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3098211288452">
                <text:p>0.293098211288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74238556623459">
                <text:p>0.27423855662345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80380219221115">
                <text:p>0.2803802192211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87067651748657">
                <text:p>0.28706765174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4586051702499">
                <text:p>0.274586051702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89316803216934">
                <text:p>0.2893168032169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82670646905899">
                <text:p>0.2826706469058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737412214279">
                <text:p>0.28673741221427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5486370325088">
                <text:p>0.2854863703250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72218197584152">
                <text:p>0.272218197584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4981608390808">
                <text:p>0.2849816083908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7537316083908">
                <text:p>0.2775373160839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2890945672989">
                <text:p>0.28289094567298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01385581493378">
                <text:p>0.3013855814933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443870782852">
                <text:p>0.2994438707828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82131791114807">
                <text:p>0.2821317911148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383048415184">
                <text:p>0.2938304841518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1298419237137">
                <text:p>0.2912984192371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94017791748047">
                <text:p>0.29401779174804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03276419639587">
                <text:p>0.30327641963958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02877962589264">
                <text:p>0.302877962589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05487066507339">
                <text:p>0.30548706650733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9261913895607">
                <text:p>0.292619138956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14176648855209">
                <text:p>0.31417664885520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05104941129684">
                <text:p>0.3051049411296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10739666223526">
                <text:p>0.3107396662235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07383865118027">
                <text:p>0.30738386511802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08647602796555">
                <text:p>0.3086476027965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95222371816635">
                <text:p>0.2952223718166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16810190677643">
                <text:p>0.31681019067764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10029685497284">
                <text:p>0.3100296854972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19942951202393">
                <text:p>0.31994295120239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96492248773575">
                <text:p>0.2964922487735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2947472333908">
                <text:p>0.3229474723339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263900578022">
                <text:p>0.32639005780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06453257799149">
                <text:p>0.30645325779914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6415131092072">
                <text:p>0.3164151310920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16725701093674">
                <text:p>0.31672570109367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0614557266235">
                <text:p>0.340614557266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52845191955566">
                <text:p>0.3528451919555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43814373016357">
                <text:p>0.34381437301635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37827354669571">
                <text:p>0.3378273546695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48531156778336">
                <text:p>0.3485311567783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56116116046906">
                <text:p>0.3561161160469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31237852573395">
                <text:p>0.3312378525733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0921750068665">
                <text:p>0.3509217500686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0921492576599">
                <text:p>0.3709214925765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75979006290436">
                <text:p>0.3759790062904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75142812728882">
                <text:p>0.37514281272888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71771335601807">
                <text:p>0.3717713356018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6351873874664">
                <text:p>0.39635187387466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91202419996262">
                <text:p>0.3912024199962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411939740180969">
                <text:p>0.4119397401809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96399348974228">
                <text:p>0.3963993489742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77637028694153">
                <text:p>0.3776370286941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947812795639">
                <text:p>0.3659478127956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175823688507">
                <text:p>0.3481758236885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45693588256836">
                <text:p>0.3456935882568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74057769775391">
                <text:p>0.37405776977539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41664612293243">
                <text:p>0.3416646122932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6817910671234">
                <text:p>0.3468179106712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29563945531845">
                <text:p>0.32956394553184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0436685085297">
                <text:p>0.29043668508529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0194541215897">
                <text:p>0.2901945412158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97544151544571">
                <text:p>0.297544151544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16808611154556">
                <text:p>0.3168086111545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14323842525482">
                <text:p>0.3143238425254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1629553437233">
                <text:p>0.316295534372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34113240242004">
                <text:p>0.33411324024200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12729746103287">
                <text:p>0.31272974610328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06665271520615">
                <text:p>0.306665271520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5828998088837">
                <text:p>0.29582899808883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289716362953186">
                <text:p>0.28971636295318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01314145326614">
                <text:p>0.30131414532661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08240532875061">
                <text:p>0.3082405328750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09225708246231">
                <text:p>0.3092257082462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5067429542542">
                <text:p>0.29506742954254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299040704965591">
                <text:p>0.29904070496559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0979474782944">
                <text:p>0.2909794747829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297278851270676">
                <text:p>0.2972788512706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82736957073212">
                <text:p>0.2827369570732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678055524826">
                <text:p>0.2667805552482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279053717851639">
                <text:p>0.27905371785163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271303236484528">
                <text:p>0.27130323648452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274323344230652">
                <text:p>0.274323344230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75702834129333">
                <text:p>0.2757028341293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78849750757217">
                <text:p>0.27884975075721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65298217535019">
                <text:p>0.2652982175350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279213011264801">
                <text:p>0.27921301126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70792126655579">
                <text:p>0.27079212665557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272797465324402">
                <text:p>0.2727974653244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66393899917603">
                <text:p>0.2663938999176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66604989767075">
                <text:p>0.2666049897670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62145161628723">
                <text:p>0.2621451616287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58409529924393">
                <text:p>0.25840952992439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55371242761612">
                <text:p>0.2553712427616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74365305900574">
                <text:p>0.2743653059005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6259508728981">
                <text:p>0.262595087289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61196285486221">
                <text:p>0.26119628548622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70065695047379">
                <text:p>0.2700656950473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82035350799561">
                <text:p>0.2820353507995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69538253545761">
                <text:p>0.26953825354576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67225503921509">
                <text:p>0.26722550392150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52697497606277">
                <text:p>0.252697497606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74921208620071">
                <text:p>0.27492120862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06cm" svg:height="17.272cm" xlink:href=".." xlink:type="simple" chart:class="chart:line" chart:column-mapping="0" chart:style-name="ch1">
        <chart:plot-area chart:style-name="ch2" table:cell-range-address="Foglio1.X1:Foglio1.X400 Foglio1.E1:Foglio1.E400" chart:data-source-has-labels="column" svg:x="0.614cm" svg:y="0.345cm" svg:width="29.478cm" svg:height="16.582cm">
          <chartooo:coordinate-region svg:x="1.341cm" svg:y="0.466cm" svg:width="28.751cm" svg:height="15.45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1:Foglio1.E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449738562107086">
                <text:p>0.449738562107086</text:p>
                <draw:g>
                  <svg:desc>Foglio1.E1:Foglio1.E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6292767524719">
                <text:p>0.436292767524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4909900426865">
                <text:p>0.444909900426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7215836048126">
                <text:p>0.4672158360481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258563280106">
                <text:p>0.433258563280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8085505962372">
                <text:p>0.428085505962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6627397537231">
                <text:p>0.426627397537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6218192577362">
                <text:p>0.446218192577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4523245096207">
                <text:p>0.444523245096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385559082031">
                <text:p>0.437385559082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7957028150559">
                <text:p>0.427957028150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4033324718475">
                <text:p>0.444033324718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2729552984238">
                <text:p>0.452729552984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5705652236939">
                <text:p>0.445705652236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7656253576279">
                <text:p>0.437656253576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9510395526886">
                <text:p>0.4495103955268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062153100967">
                <text:p>0.4340621531009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498549938202">
                <text:p>0.420498549938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5685535669327">
                <text:p>0.445685535669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089665055275">
                <text:p>0.450896650552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8195199966431">
                <text:p>0.4681951999664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58660155534744">
                <text:p>0.458660155534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64977234601975">
                <text:p>0.4649772346019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8359748125076">
                <text:p>0.458359748125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9230542182922">
                <text:p>0.459230542182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1518129110336">
                <text:p>0.4715181291103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585490465164">
                <text:p>0.4755854904651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4084278345108">
                <text:p>0.484084278345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61588859558106">
                <text:p>0.4615888595581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700779676437">
                <text:p>0.4237007796764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25685495138168">
                <text:p>0.4256854951381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9647127389908">
                <text:p>0.419647127389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1973556280136">
                <text:p>0.4219735562801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4630213975906">
                <text:p>0.404630213975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218691945076">
                <text:p>0.38218691945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6794030666351">
                <text:p>0.3867940306663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0278557538986">
                <text:p>0.3802785575389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7281287908554">
                <text:p>0.3672812879085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481878519058">
                <text:p>0.370481878519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5030020475388">
                <text:p>0.3650300204753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4964364767075">
                <text:p>0.3349643647670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436485290527">
                <text:p>0.2874364852905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76274740695953">
                <text:p>0.2762747406959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138184309006">
                <text:p>0.297138184309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8028002977371">
                <text:p>0.3180280029773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88466930389404">
                <text:p>0.2884669303894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862745642662">
                <text:p>0.30862745642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8126449584961">
                <text:p>0.3081264495849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4684698581696">
                <text:p>0.304684698581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2630344629288">
                <text:p>0.2926303446292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3072551488876">
                <text:p>0.2930725514888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632441163063">
                <text:p>0.28632441163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83703118562698">
                <text:p>0.283703118562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81427979469299">
                <text:p>0.2814279794692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0323464870453">
                <text:p>0.2603234648704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9203305244446">
                <text:p>0.2692033052444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2396951913834">
                <text:p>0.2723969519138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23310983181">
                <text:p>0.26233109831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58559852838516">
                <text:p>0.2585598528385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501212477684">
                <text:p>0.255012124776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49667540192604">
                <text:p>0.2496675401926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3672057986259">
                <text:p>0.2436720579862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0119140148163">
                <text:p>0.2601191401481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0087052583694">
                <text:p>0.2500870525836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7475970983505">
                <text:p>0.2274759709835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5004067420959">
                <text:p>0.2350040674209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0334342718124">
                <text:p>0.2603343427181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22105890512466">
                <text:p>0.222105890512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19505071640015">
                <text:p>0.219505071640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3656361699104">
                <text:p>0.233656361699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0763504505157">
                <text:p>0.2207635045051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467651367187">
                <text:p>0.2324676513671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17958554625511">
                <text:p>0.2179585546255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269185423851">
                <text:p>0.232691854238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03085407614708">
                <text:p>0.2030854076147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3855510354042">
                <text:p>0.2238555103540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2778856754303">
                <text:p>0.227788567543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4144870638847">
                <text:p>0.2141448706388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2682986855507">
                <text:p>0.202682986855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143938601017">
                <text:p>0.211439386010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523087739944">
                <text:p>0.2345230877399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22827032208443">
                <text:p>0.2228270322084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2822999358177">
                <text:p>0.2328229993581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8001618981361">
                <text:p>0.2180016189813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11243748664856">
                <text:p>0.2112437486648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9397996068001">
                <text:p>0.199397996068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22271233797073">
                <text:p>0.2222712337970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3769033551216">
                <text:p>0.2137690335512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16925352811813">
                <text:p>0.2169253528118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912275075912">
                <text:p>0.2049122750759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0572327971458">
                <text:p>0.2305723279714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06295624375343">
                <text:p>0.2062956243753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3329091668129">
                <text:p>0.2133290916681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7303350567818">
                <text:p>0.2173033505678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06174269318581">
                <text:p>0.206174269318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442241549492">
                <text:p>0.2234422415494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2048197388649">
                <text:p>0.2020481973886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7253064513206">
                <text:p>0.227253064513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2190508842468">
                <text:p>0.2121905088424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620163559914">
                <text:p>0.2026201635599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0281197428703">
                <text:p>0.190281197428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1380858421326">
                <text:p>0.191380858421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5477932691574">
                <text:p>0.19547793269157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5214757919312">
                <text:p>0.1852147579193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0216403007507">
                <text:p>0.2102164030075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8001797795296">
                <text:p>0.218001797795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6791346669197">
                <text:p>0.2167913466691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13738784193993">
                <text:p>0.2137387841939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87736764550209">
                <text:p>0.1877367645502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396593928337">
                <text:p>0.2133965939283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1316390633583">
                <text:p>0.181316390633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2945674061775">
                <text:p>0.1929456740617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89645814896">
                <text:p>0.170889645814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006993770599">
                <text:p>0.1790069937705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631187081337">
                <text:p>0.186311870813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987921476364">
                <text:p>0.2089879214763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2320109605789">
                <text:p>0.222320109605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37195277214">
                <text:p>0.223371952772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094584584236">
                <text:p>0.224094584584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979380965233">
                <text:p>0.2299793809652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7696727514267">
                <text:p>0.24769672751426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2949653863907">
                <text:p>0.2229496538639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7430626749992">
                <text:p>0.2274306267499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8418329954147">
                <text:p>0.2184183299541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4906617999077">
                <text:p>0.2149066179990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2094377279282">
                <text:p>0.2320943772792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7412611246109">
                <text:p>0.227412611246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9348570108414">
                <text:p>0.229348570108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5652695894241">
                <text:p>0.255652695894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2784664034843">
                <text:p>0.2427846640348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2909247279167">
                <text:p>0.232909247279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6796110868454">
                <text:p>0.2367961108684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0983352065086">
                <text:p>0.240983352065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4827728271484">
                <text:p>0.26482772827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0693112611771">
                <text:p>0.250693112611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1918385028839">
                <text:p>0.2419183850288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499102115631">
                <text:p>0.2664991021156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057935714722">
                <text:p>0.2500579357147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2647321224213">
                <text:p>0.2726473212242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6121804714203">
                <text:p>0.266121804714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2689243555069">
                <text:p>0.2826892435550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7981573343277">
                <text:p>0.2798157334327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1103163957596">
                <text:p>0.2811031639575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924342632294">
                <text:p>0.2699243426322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2662510871887">
                <text:p>0.2826625108718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85698682069778">
                <text:p>0.2856986820697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87497639656067">
                <text:p>0.2874976396560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306980609894">
                <text:p>0.295306980609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8873195648193">
                <text:p>0.288873195648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2363028526306">
                <text:p>0.31236302852630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8500120639801">
                <text:p>0.2985001206398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7711412906647">
                <text:p>0.3177114129066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8492809534073">
                <text:p>0.3084928095340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481342315674">
                <text:p>0.3264813423156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3859581947327">
                <text:p>0.3138595819473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6044609546661">
                <text:p>0.3360446095466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55167269706726">
                <text:p>0.3551672697067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426139831543">
                <text:p>0.354261398315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57967704534531">
                <text:p>0.3579677045345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792725563049">
                <text:p>0.36779272556304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1819972991943">
                <text:p>0.3718199729919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7032369375229">
                <text:p>0.377032369375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76279443502426">
                <text:p>0.376279443502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64966064691544">
                <text:p>0.3649660646915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9635353088379">
                <text:p>0.35963535308837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121351480484">
                <text:p>0.351213514804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387379407883">
                <text:p>0.3723873794078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0092639923096">
                <text:p>0.3600926399230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8036795854568">
                <text:p>0.348036795854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6755554676056">
                <text:p>0.356755554676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0589821338654">
                <text:p>0.340589821338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252677321434">
                <text:p>0.332526773214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50026190280914">
                <text:p>0.35002619028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41291815042496">
                <text:p>0.3412918150424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38612854480743">
                <text:p>0.3386128544807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21350872516632">
                <text:p>0.3213508725166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26104342937469">
                <text:p>0.32610434293746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18459749221802">
                <text:p>0.3184597492218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8180422782898">
                <text:p>0.3381804227828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9438140392303">
                <text:p>0.3394381403923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967281341553">
                <text:p>0.33296728134155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26308786869049">
                <text:p>0.3263087868690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8933825492859">
                <text:p>0.3389338254928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977708816528">
                <text:p>0.3239777088165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141375541687">
                <text:p>0.32141375541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21186423301697">
                <text:p>0.3211864233016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1475157737732">
                <text:p>0.3114751577377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31813287735">
                <text:p>0.3151318132877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22601526975632">
                <text:p>0.322601526975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254455447197">
                <text:p>0.312544554471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12875956296921">
                <text:p>0.3128759562969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2013745307922">
                <text:p>0.3120137453079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63770580292">
                <text:p>0.304263770580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4411232471466">
                <text:p>0.304411232471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2286137342453">
                <text:p>0.3228613734245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8845797777176">
                <text:p>0.298845797777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04069757461548">
                <text:p>0.30406975746154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30185532569885">
                <text:p>0.3301855325698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13589453697205">
                <text:p>0.313589453697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4472575187683">
                <text:p>0.2944725751876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0647308826447">
                <text:p>0.3106473088264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23790401220322">
                <text:p>0.32379040122032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9895604848862">
                <text:p>0.3098956048488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02601218223572">
                <text:p>0.302601218223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12023788690567">
                <text:p>0.31202378869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10313701629639">
                <text:p>0.3103137016296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05860877037048">
                <text:p>0.30586087703704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9282114505768">
                <text:p>0.3192821145057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06792706251144">
                <text:p>0.3067927062511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834056019783">
                <text:p>0.328340560197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4094107151031">
                <text:p>0.3340941071510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876277923584">
                <text:p>0.318762779235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14812541007996">
                <text:p>0.314812541007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7040275335312">
                <text:p>0.3370402753353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11204761266708">
                <text:p>0.3112047612667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17260146141052">
                <text:p>0.3172601461410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9393774271011">
                <text:p>0.3293937742710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26660215854645">
                <text:p>0.3266602158546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5018336772919">
                <text:p>0.335018336772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1123811006546">
                <text:p>0.311238110065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06209862232208">
                <text:p>0.3062098622322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44207793474197">
                <text:p>0.3442077934741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23390275239944">
                <text:p>0.3233902752399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50226879119873">
                <text:p>0.35022687911987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30965369939804">
                <text:p>0.3309653699398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41058135032654">
                <text:p>0.3410581350326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52188944816589">
                <text:p>0.3521889448165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34218263626099">
                <text:p>0.3342182636260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55526328086853">
                <text:p>0.355526328086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56705188751221">
                <text:p>0.3567051887512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58084708452225">
                <text:p>0.35808470845222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63059401512146">
                <text:p>0.3630594015121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47760409116745">
                <text:p>0.3477604091167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57712775468826">
                <text:p>0.3577127754688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19237112998962">
                <text:p>0.3192371129989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626608133316">
                <text:p>0.35626608133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43441814184189">
                <text:p>0.34344181418418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28868269920349">
                <text:p>0.3288682699203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42358648777008">
                <text:p>0.3423586487770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2173627614975">
                <text:p>0.3217362761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26855808496475">
                <text:p>0.3268558084964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22926878929138">
                <text:p>0.3229268789291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33701997995377">
                <text:p>0.333701997995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23953658342361">
                <text:p>0.3239536583423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30747872591019">
                <text:p>0.33074787259101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33372473716736">
                <text:p>0.3333724737167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01700979471207">
                <text:p>0.301700979471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4654638767242">
                <text:p>0.3246546387672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2293900847435">
                <text:p>0.32293900847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30792397260666">
                <text:p>0.3307923972606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1114250421524">
                <text:p>0.31114250421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0682110786438">
                <text:p>0.3068211078643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04991453886032">
                <text:p>0.3049914538860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99238353967667">
                <text:p>0.29923835396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09938132762909">
                <text:p>0.309938132762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5070728063583">
                <text:p>0.3050707280635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99006074666977">
                <text:p>0.2990060746669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01908314228058">
                <text:p>0.30190831422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11544716358185">
                <text:p>0.3115447163581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14720660448074">
                <text:p>0.3147206604480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01766008138657">
                <text:p>0.30176600813865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25906544923782">
                <text:p>0.3259065449237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99227267503738">
                <text:p>0.2992272675037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6301325559616">
                <text:p>0.3063013255596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1020975112915">
                <text:p>0.3102097511291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06197762489319">
                <text:p>0.3061977624893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09445947408676">
                <text:p>0.30944594740867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6156307458878">
                <text:p>0.3061563074588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03675198555">
                <text:p>0.319036751985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4404348134994">
                <text:p>0.30440434813499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6224495172501">
                <text:p>0.3062244951725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08609783649445">
                <text:p>0.30860978364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31577003002167">
                <text:p>0.3315770030021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22521090507507">
                <text:p>0.3225210905075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51258814334869">
                <text:p>0.35125881433486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70753616094589">
                <text:p>0.3707536160945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76931518316269">
                <text:p>0.3769315183162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06446367502212">
                <text:p>0.40644636750221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2304680347443">
                <text:p>0.4323046803474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050707578659">
                <text:p>0.4480507075786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67094838619232">
                <text:p>0.4670948386192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6698617935181">
                <text:p>0.4966986179351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44555842876434">
                <text:p>0.54455584287643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1148643493652">
                <text:p>0.5611486434936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4895720481873">
                <text:p>0.59489572048187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62489295005798">
                <text:p>0.1624892950057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92940562963486">
                <text:p>0.1929405629634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8306043148">
                <text:p>0.18678306043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153787612915">
                <text:p>0.171537876129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0409958362579">
                <text:p>0.1904099583625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07145619392395">
                <text:p>1.071456193923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23648190498352">
                <text:p>1.2364819049835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46350157260895">
                <text:p>1.463501572608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77026665210724">
                <text:p>1.770266652107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28760170936584">
                <text:p>2.287601709365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44410228729248">
                <text:p>3.444102287292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00674629211426">
                <text:p>4.006746292114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0107479095459">
                <text:p>4.010747909545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01467800140381">
                <text:p>4.014678001403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02076101303101">
                <text:p>4.020761013031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00573015213013">
                <text:p>4.005730152130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02023839950562">
                <text:p>4.02023839950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03889846801758">
                <text:p>4.0388984680175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02350568771362">
                <text:p>4.023505687713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05836868286133">
                <text:p>4.0583686828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5161981582642">
                <text:p>3.7516198158264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31117010116577">
                <text:p>3.311170101165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.94119262695312">
                <text:p>2.9411926269531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.69521379470825">
                <text:p>2.695213794708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43811702728271">
                <text:p>2.438117027282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.24664855003357">
                <text:p>2.2466485500335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.08250784873962">
                <text:p>2.082507848739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93158936500549">
                <text:p>1.931589365005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80188965797424">
                <text:p>1.801889657974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68774235248566">
                <text:p>1.687742352485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992397069931">
                <text:p>1.5992397069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0759267807007">
                <text:p>1.50759267807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44834887981415">
                <text:p>1.448348879814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36142528057098">
                <text:p>1.36142528057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31366050243378">
                <text:p>1.3136605024337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25717854499817">
                <text:p>1.257178544998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21562945842743">
                <text:p>1.215629458427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5162837505341">
                <text:p>1.1516283750534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0453367233276">
                <text:p>1.1045336723327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0715765953064">
                <text:p>1.0715765953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01591646671295">
                <text:p>1.0159164667129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01135158538818">
                <text:p>1.011351585388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69706177711487">
                <text:p>0.96970617771148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48101878166199">
                <text:p>0.9481018781661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04075145721436">
                <text:p>0.9040751457214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85303854942322">
                <text:p>0.8853038549423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76292288303375">
                <text:p>0.876292288303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43892872333527">
                <text:p>0.8438928723335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31833243370056">
                <text:p>0.8318332433700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0031859874725">
                <text:p>0.7800318598747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70784616470337">
                <text:p>0.7707846164703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57318615913391">
                <text:p>0.7573186159133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52918183803558">
                <text:p>0.7529181838035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4934091567993">
                <text:p>0.7349340915679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9372093677521">
                <text:p>0.7193720936775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90165579319">
                <text:p>0.6901655793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99934959411621">
                <text:p>0.69993495941162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81739568710327">
                <text:p>0.68173956871032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7586225271225">
                <text:p>0.675862252712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50206565856934">
                <text:p>0.6502065658569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25919878482819">
                <text:p>0.6259198784828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8805060386658">
                <text:p>0.6088050603866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30381345748901">
                <text:p>0.63038134574890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2594085931778">
                <text:p>0.62594085931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85436284542084">
                <text:p>0.58543628454208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11590087413788">
                <text:p>0.6115900874137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86584985256195">
                <text:p>0.58658498525619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8913221359253">
                <text:p>0.5689132213592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63048243522644">
                <text:p>0.5630482435226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53680300712585">
                <text:p>0.55368030071258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61417758464813">
                <text:p>0.5614177584648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79358476400375">
                <text:p>0.27935847640037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7327229976654">
                <text:p>0.28732722997665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1093001365662">
                <text:p>0.2810930013656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23814141750336">
                <text:p>0.52381414175033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20510256290436">
                <text:p>0.52051025629043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12618243694305">
                <text:p>0.5126182436943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7248809337616">
                <text:p>0.5172488093376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07635712623596">
                <text:p>0.5076357126235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7495512962341">
                <text:p>0.51749551296234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86536502838135">
                <text:p>0.4865365028381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00832796096802">
                <text:p>0.50083279609680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89025235176086">
                <text:p>0.4890252351760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96407747268677">
                <text:p>0.4964077472686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91693407297134">
                <text:p>0.49169340729713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65552419424057">
                <text:p>0.4655524194240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71198111772537">
                <text:p>0.4711981117725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474332511425018">
                <text:p>0.4743325114250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54375207424164">
                <text:p>0.4543752074241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67969298362732">
                <text:p>0.46796929836273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0414153337479">
                <text:p>0.26041415333747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63426262140274">
                <text:p>0.46342626214027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4221106171608">
                <text:p>0.4422110617160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51405763626099">
                <text:p>0.4514057636260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43956464529038">
                <text:p>0.44395646452903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48694407939911">
                <text:p>0.44869440793991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56114619970322">
                <text:p>0.45611461997032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43884760141373">
                <text:p>0.4438847601413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447949826717377">
                <text:p>0.44794982671737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1358536481857">
                <text:p>0.4413585364818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28774952888489">
                <text:p>0.42877495288848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38213676214218">
                <text:p>0.438213676214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3870359659195">
                <text:p>0.4387035965919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0077314376831">
                <text:p>0.4300773143768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39789390564">
                <text:p>0.428397893905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28684502840042">
                <text:p>0.4286845028400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38478976488113">
                <text:p>0.43847897648811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34927016496658">
                <text:p>0.43492701649665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20232355594635">
                <text:p>0.4202323555946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604723572731">
                <text:p>0.4260472357273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1078085899353">
                <text:p>0.4210780858993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443721950054169">
                <text:p>0.4437219500541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429894775152206">
                <text:p>0.42989477515220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35876697301865">
                <text:p>0.435876697301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387712955475">
                <text:p>0.441387712955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653cm" svg:height="17.242cm" xlink:href=".." xlink:type="simple" chart:class="chart:line" chart:column-mapping="0" chart:style-name="ch1">
        <chart:plot-area chart:style-name="ch2" table:cell-range-address="Foglio1.X1:Foglio1.X400 Foglio1.F1:Foglio1.F400" chart:data-source-has-labels="column" svg:x="0.613cm" svg:y="0.344cm" svg:width="29.427cm" svg:height="16.554cm">
          <chartooo:coordinate-region svg:x="1.234cm" svg:y="0.465cm" svg:width="28.806cm" svg:height="15.431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F1:Foglio1.F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22085624933243">
                <text:p>0.222085624933243</text:p>
                <draw:g>
                  <svg:desc>Foglio1.F1:Foglio1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0036126375198">
                <text:p>0.4000361263751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2372311353684">
                <text:p>0.422372311353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4386758804321">
                <text:p>0.40438675880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9135410785675">
                <text:p>0.399135410785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03613042831">
                <text:p>0.402703613042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7367140054703">
                <text:p>0.407367140054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2930389642715">
                <text:p>0.422930389642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0974055528641">
                <text:p>0.41097405552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5826759338379">
                <text:p>0.455826759338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80782747269">
                <text:p>0.469480782747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69397354126">
                <text:p>11.9169397354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05176544189">
                <text:p>11.95051765441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146973371506">
                <text:p>0.2811469733715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4691910743713">
                <text:p>0.304691910743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4272273778915">
                <text:p>0.2942722737789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6671562194824">
                <text:p>6.666715621948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6592254638672">
                <text:p>6.765922546386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053497314453">
                <text:p>7.040534973144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5252094268799">
                <text:p>7.35252094268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9809627532959">
                <text:p>7.698096275329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7129192352295">
                <text:p>8.071291923522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997856140137">
                <text:p>8.479978561401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5731163024902">
                <text:p>8.957311630249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708583831787">
                <text:p>9.4670858383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4620914459229">
                <text:p>6.74620914459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585083007813">
                <text:p>6.715850830078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2480869293213">
                <text:p>6.724808692932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8110704421997">
                <text:p>6.681107044219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5117311477661">
                <text:p>6.651173114776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4394187927246">
                <text:p>6.643941879272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1774063110352">
                <text:p>6.61774063110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60304021835327">
                <text:p>6.603040218353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8990287780762">
                <text:p>6.589902877807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8267831802368">
                <text:p>6.58267831802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7764768600464">
                <text:p>6.577647686004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864462852478">
                <text:p>6.58644628524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74747848511">
                <text:p>6.56274747848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4929351806641">
                <text:p>6.549293518066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5163526535034">
                <text:p>6.5516352653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4195261001587">
                <text:p>6.541952610015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5944490432739">
                <text:p>6.559444904327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518627166748">
                <text:p>6.55518627166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871820449829">
                <text:p>6.558718204498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7333087921143">
                <text:p>6.57333087921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4607057571411">
                <text:p>6.546070575714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7647943496704">
                <text:p>6.576479434967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295965194702">
                <text:p>6.582959651947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58338117599487">
                <text:p>6.583381175994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6061577796936">
                <text:p>6.6061577796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19647598267">
                <text:p>6.605196475982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9492354393005">
                <text:p>0.179492354393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7931949496269">
                <text:p>0.177931949496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9683104157448">
                <text:p>0.179683104157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3343172073364">
                <text:p>0.1833431720733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8640723228455">
                <text:p>0.178640723228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10140991211">
                <text:p>6.739101409912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6436281204224">
                <text:p>6.764362812042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79711294174194">
                <text:p>6.79711294174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2252979278564">
                <text:p>6.822529792785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5570192337036">
                <text:p>6.855701923370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809799194336">
                <text:p>6.898097991943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257493019104">
                <text:p>6.9257493019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346235275269">
                <text:p>6.963462352752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1522493362427">
                <text:p>7.015224933624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215895652771">
                <text:p>0.17215895652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313111066818">
                <text:p>0.17331311106681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0214533805847">
                <text:p>0.1702145338058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6215510368347">
                <text:p>0.196215510368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6944510340691">
                <text:p>0.206944510340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8714648485184">
                <text:p>0.31871464848518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1000038385391">
                <text:p>0.29100003838539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114173173904">
                <text:p>0.2871141731739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67007517814636">
                <text:p>0.46700751781463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59086656570435">
                <text:p>0.4590866565704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23241168260574">
                <text:p>0.4232411682605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3366447687149">
                <text:p>0.4333664476871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13955211639404">
                <text:p>0.413955211639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91071051359177">
                <text:p>0.3910710513591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09762173891068">
                <text:p>0.40976217389106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02048200368881">
                <text:p>0.4020482003688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96534293889999">
                <text:p>0.3965342938899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06138271093369">
                <text:p>0.4061382710933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98774206638336">
                <text:p>0.39877420663833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93532991409302">
                <text:p>0.39353299140930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89698922634125">
                <text:p>0.3896989226341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01486754417419">
                <text:p>0.4014867544174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7867053747177">
                <text:p>0.39786705374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17cm" svg:height="16.97cm" xlink:href=".." xlink:type="simple" chart:class="chart:line" chart:column-mapping="0" chart:style-name="ch1">
        <chart:plot-area chart:style-name="ch2" table:cell-range-address="Foglio1.X1:Foglio1.X400 Foglio1.G1:Foglio1.G400" chart:data-source-has-labels="column" svg:x="0.603cm" svg:y="0.339cm" svg:width="28.964cm" svg:height="16.292cm">
          <chartooo:coordinate-region svg:x="1.224cm" svg:y="0.46cm" svg:width="28.343cm" svg:height="15.16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G1:Foglio1.G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4898716211319">
                <text:p>0.234898716211319</text:p>
                <draw:g>
                  <svg:desc>Foglio1.G1:Foglio1.G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507762908936">
                <text:p>11.7507762908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48007774353">
                <text:p>11.748007774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53837203979">
                <text:p>11.76538372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731790542603">
                <text:p>11.7731790542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932014465332">
                <text:p>11.79320144653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83467483521">
                <text:p>11.80834674835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19803237915">
                <text:p>11.819803237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30454826355">
                <text:p>11.830454826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591575622559">
                <text:p>11.85915756225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782043457031">
                <text:p>11.8782043457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042072296143">
                <text:p>11.90420722961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438714981079">
                <text:p>11.943871498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94285356998444">
                <text:p>0.2942853569984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5256942510605">
                <text:p>0.2952569425106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21004986763">
                <text:p>0.30321004986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904411315918">
                <text:p>6.69044113159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5714063644409">
                <text:p>6.75714063644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616546630859">
                <text:p>7.0461654663085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981609344482">
                <text:p>7.33981609344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8087291717529">
                <text:p>7.68087291717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6040096282959">
                <text:p>8.06040096282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888660430908">
                <text:p>8.478886604309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4290351867676">
                <text:p>8.942903518676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919918060303">
                <text:p>9.469199180603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6848888397217">
                <text:p>6.768488883972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66409683228">
                <text:p>6.719664096832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0197725296021">
                <text:p>6.701977252960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7015504837036">
                <text:p>6.670155048370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6702842712402">
                <text:p>6.66702842712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3755178451538">
                <text:p>6.63755178451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2289953231812">
                <text:p>6.622899532318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5973334312439">
                <text:p>6.59733343124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9955024719238">
                <text:p>6.59955024719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7866334915161">
                <text:p>6.57866334915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6856870651245">
                <text:p>6.56856870651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6134462356567">
                <text:p>6.561344623565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24155426025">
                <text:p>6.562241554260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6067800521851">
                <text:p>6.560678005218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4154586791992">
                <text:p>6.54154586791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5803346633911">
                <text:p>6.5580334663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4339075088501">
                <text:p>6.543390750885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213308334351">
                <text:p>6.552133083343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137348175049">
                <text:p>6.551373481750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4465293884277">
                <text:p>6.544652938842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7574510574341">
                <text:p>6.57574510574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9227848052979">
                <text:p>6.592278480529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367300033569">
                <text:p>6.583673000335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60548114776611">
                <text:p>6.605481147766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58080768585205">
                <text:p>6.580807685852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37719726563">
                <text:p>6.605377197265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7490701675415">
                <text:p>0.187490701675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0135359764099">
                <text:p>0.1901353597640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121384501457">
                <text:p>0.19112138450145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123260140419">
                <text:p>0.18123260140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041416764259">
                <text:p>0.187041416764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53580856323">
                <text:p>6.739535808563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5874948501587">
                <text:p>6.758749485015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80588531494141">
                <text:p>6.805885314941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3307456970215">
                <text:p>6.83307456970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380815505981">
                <text:p>6.86380815505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120006561279">
                <text:p>6.89120006561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1294193267822">
                <text:p>6.912941932678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455335617065">
                <text:p>6.964553356170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2121686935425">
                <text:p>7.02121686935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9509644806385">
                <text:p>0.1950964480638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7855914235115">
                <text:p>0.1878559142351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9232965707779">
                <text:p>0.1992329657077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9351434111595">
                <text:p>0.179351434111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082189083099">
                <text:p>0.18108218908309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7087262868881">
                <text:p>0.3170872628688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6567112207413">
                <text:p>0.2965671122074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881553173065">
                <text:p>0.2878815531730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46186828613">
                <text:p>11.96461868286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323663711548">
                <text:p>11.93236637115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45446014404">
                <text:p>11.8945446014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639764785767">
                <text:p>11.86397647857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633756637573">
                <text:p>11.8633756637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065547943115">
                <text:p>11.8065547943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16507720947">
                <text:p>11.7916507720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8080968856812">
                <text:p>11.80809688568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90861129761">
                <text:p>11.77908611297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27942657471">
                <text:p>11.75279426574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448253631592">
                <text:p>11.74482536315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18932723999">
                <text:p>11.7618932723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531671524048">
                <text:p>11.7531671524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884cm" svg:height="16.809cm" xlink:href=".." xlink:type="simple" chart:class="chart:line" chart:style-name="ch1">
        <chart:plot-area chart:style-name="ch2" table:cell-range-address="Foglio1.X1:Foglio1.X400 Foglio1.H1:Foglio1.H501" chart:data-source-has-labels="column" svg:x="0.597cm" svg:y="0.336cm" svg:width="28.69cm" svg:height="16.137cm">
          <chartooo:coordinate-region svg:x="1.218cm" svg:y="0.457cm" svg:width="28.069cm" svg:height="15.01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H1:Foglio1.H501" chart:class="chart:line"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089718580246">
                <text:p>0.242089718580246</text:p>
                <draw:g>
                  <svg:desc>Foglio1.H1:Foglio1.H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339286804199">
                <text:p>11.73392868041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574253082275">
                <text:p>11.7574253082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26123428345">
                <text:p>11.76261234283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508544921875">
                <text:p>11.75085449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781162261963">
                <text:p>11.7781162261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23309707642">
                <text:p>11.80233097076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098936080933">
                <text:p>11.80989360809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45157623291">
                <text:p>11.845157623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468647003174">
                <text:p>11.84686470031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889379501343">
                <text:p>11.8889379501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85056686401">
                <text:p>11.91850566864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29113769531">
                <text:p>11.95291137695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23505783081">
                <text:p>11.9923505783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615739941597">
                <text:p>0.286157399415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2407006025314">
                <text:p>0.2924070060253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2667478322983">
                <text:p>0.2926674783229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8668956756592">
                <text:p>0.1986689567565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079075217247">
                <text:p>0.1807907521724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441999912262">
                <text:p>0.174419999122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1807914972305">
                <text:p>0.1718079149723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2805791497231">
                <text:p>0.1828057914972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33469200134277">
                <text:p>4.3346920013427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25187110900879">
                <text:p>4.251871109008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21258401870728">
                <text:p>4.212584018707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15534591674805">
                <text:p>4.1553459167480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07408142089844">
                <text:p>4.0740814208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02813148498535">
                <text:p>4.028131484985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97788310050964">
                <text:p>3.977883100509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94134402275085">
                <text:p>3.9413440227508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87830543518066">
                <text:p>3.878305435180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83877730369568">
                <text:p>3.8387773036956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78166818618774">
                <text:p>3.781668186187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7501540184021">
                <text:p>3.750154018402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72753167152405">
                <text:p>3.727531671524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70509195327759">
                <text:p>3.705091953277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63567495346069">
                <text:p>3.635674953460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65221118927002">
                <text:p>3.6522111892700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5628719329834">
                <text:p>3.56287193298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55141091346741">
                <text:p>3.5514109134674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50726938247681">
                <text:p>3.507269382476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48733568191528">
                <text:p>3.4873356819152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45562529563904">
                <text:p>3.4556252956390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43178081512451">
                <text:p>3.4317808151245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39909148216248">
                <text:p>3.3990914821624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38389277458191">
                <text:p>3.383892774581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36970233917236">
                <text:p>3.369702339172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33425235748291">
                <text:p>3.334252357482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31112384796143">
                <text:p>3.3111238479614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301109790802">
                <text:p>3.30110979080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28323268890381">
                <text:p>3.283232688903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25913405418396">
                <text:p>3.2591340541839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25577259063721">
                <text:p>3.2557725906372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.23810124397278">
                <text:p>3.2381012439727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.20512104034424">
                <text:p>3.205121040344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.18634533882141">
                <text:p>3.1863453388214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.18809914588928">
                <text:p>3.188099145889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0856555700302">
                <text:p>0.18085655570030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9493248462677">
                <text:p>0.17949324846267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581744492054">
                <text:p>0.1758174449205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68626248836517">
                <text:p>0.1686262488365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5382708907127">
                <text:p>0.18538270890712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.13449501991272">
                <text:p>3.1344950199127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.13283944129944">
                <text:p>3.1328394412994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.13034725189209">
                <text:p>3.130347251892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.12505412101746">
                <text:p>3.1250541210174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.12445092201233">
                <text:p>3.124450922012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09356236457825">
                <text:p>3.09356236457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.11028122901916">
                <text:p>3.1102812290191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.1142590045929">
                <text:p>3.11425900459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.07734155654907">
                <text:p>3.077341556549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0465335845947">
                <text:p>3.1046533584594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.07538986206055">
                <text:p>3.075389862060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.09946012496948">
                <text:p>3.099460124969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.1106538772583">
                <text:p>3.110653877258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.11109709739685">
                <text:p>3.111097097396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.11082100868225">
                <text:p>3.110821008682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10642886161804">
                <text:p>3.106428861618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11662602424622">
                <text:p>3.116626024246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.12667107582092">
                <text:p>3.1266710758209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.13099074363708">
                <text:p>3.130990743637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13003516197205">
                <text:p>3.130035161972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.15346479415894">
                <text:p>3.153464794158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.16920757293701">
                <text:p>3.169207572937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.17937040328979">
                <text:p>3.1793704032897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.19050812721252">
                <text:p>3.1905081272125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.1816394329071">
                <text:p>3.181639432907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.19992828369141">
                <text:p>3.199928283691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.21615052223206">
                <text:p>3.216150522232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.23277378082275">
                <text:p>3.2327737808227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.2467954158783">
                <text:p>3.24679541587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26403737068176">
                <text:p>3.2640373706817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.27600598335266">
                <text:p>3.2760059833526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.2884042263031">
                <text:p>3.288404226303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.32478666305542">
                <text:p>3.3247866630554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.32916617393494">
                <text:p>3.329166173934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.36877083778381">
                <text:p>3.368770837783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9701452255249">
                <text:p>4.97014522552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78229951858521">
                <text:p>4.7822995185852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63253116607666">
                <text:p>4.6325311660766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47250032424927">
                <text:p>4.472500324249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3457145690918">
                <text:p>4.345714569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20340013504028">
                <text:p>4.203400135040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09111213684082">
                <text:p>4.0911121368408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.98651027679443">
                <text:p>3.9865102767944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.86101102828979">
                <text:p>3.8610110282897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.77162837982178">
                <text:p>3.7716283798217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.65878963470459">
                <text:p>3.6587896347045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.5862295627594">
                <text:p>3.586229562759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.49617910385132">
                <text:p>3.496179103851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.41398978233337">
                <text:p>3.413989782333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35423040390015">
                <text:p>3.3542304039001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.31132888793945">
                <text:p>3.3113288879394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.36067891120911">
                <text:p>3.3606789112091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4897327423096">
                <text:p>0.28489732742309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00984919071197">
                <text:p>0.3009849190711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6482374668121">
                <text:p>0.3064823746681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70391082764">
                <text:p>11.967039108276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287662506104">
                <text:p>11.92876625061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59493637085">
                <text:p>11.895949363708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474493026733">
                <text:p>11.847449302673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493413925171">
                <text:p>11.849341392517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329830169678">
                <text:p>11.832983016967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85324859619">
                <text:p>11.798532485961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7871379852295">
                <text:p>11.787137985229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41317749023">
                <text:p>11.774131774902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71258544922">
                <text:p>11.757125854492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746887207031">
                <text:p>11.774688720703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43671035767">
                <text:p>11.76436710357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473373413086">
                <text:p>11.7473373413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